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90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ce" table:style-name="ta1">
        <table:shapes>
          <draw:frame draw:z-index="0" draw:style-name="gr1" draw:text-style-name="P1" svg:width="424.8pt" svg:height="366.75pt" svg:x="438.75pt" svg:y="3pt">
            <draw:object draw:notify-on-update-of-ranges="trace.E1:trace.E1 trace.E2:trace.E487 trace.F1:trace.F1 trace.F2:trace.F4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hdg</text:p>
          </table:table-cell>
          <table:table-cell office:value-type="string" calcext:value-type="string">
            <text:p>m_y</text:p>
          </table:table-cell>
          <table:table-cell office:value-type="string" calcext:value-type="string">
            <text:p>m_x</text:p>
          </table:table-cell>
        </table:table-row>
        <table:table-row table:style-name="ro1">
          <table:table-cell office:value-type="float" office:value="1603462862.09" calcext:value-type="float">
            <text:p>1603462862.09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0" calcext:value-type="float">
            <text:p>0</text:p>
          </table:table-cell>
          <table:table-cell office:value-type="float" office:value="43.0834431317" calcext:value-type="float">
            <text:p>43.0834431317</text:p>
          </table:table-cell>
          <table:table-cell office:value-type="float" office:value="34.3562011719" calcext:value-type="float">
            <text:p>34.3562011719</text:p>
          </table:table-cell>
          <table:table-cell office:value-type="float" office:value="32.1313476562" calcext:value-type="float">
            <text:p>32.1313476562</text:p>
          </table:table-cell>
        </table:table-row>
        <table:table-row table:style-name="ro1">
          <table:table-cell office:value-type="float" office:value="1603462862.15" calcext:value-type="float">
            <text:p>1603462862.15</text:p>
          </table:table-cell>
          <table:table-cell office:value-type="float" office:value="0.139404296875" calcext:value-type="float">
            <text:p>0.139404296875</text:p>
          </table:table-cell>
          <table:table-cell office:value-type="float" office:value="0" calcext:value-type="float">
            <text:p>0</text:p>
          </table:table-cell>
          <table:table-cell office:value-type="float" office:value="43.5255333011" calcext:value-type="float">
            <text:p>43.5255333011</text:p>
          </table:table-cell>
          <table:table-cell office:value-type="float" office:value="32.4122314453" calcext:value-type="float">
            <text:p>32.4122314453</text:p>
          </table:table-cell>
          <table:table-cell office:value-type="float" office:value="30.7855224609" calcext:value-type="float">
            <text:p>30.7855224609</text:p>
          </table:table-cell>
        </table:table-row>
        <table:table-row table:style-name="ro1">
          <table:table-cell office:value-type="float" office:value="1603462862.21" calcext:value-type="float">
            <text:p>1603462862.21</text:p>
          </table:table-cell>
          <table:table-cell office:value-type="float" office:value="-0.0341796875" calcext:value-type="float">
            <text:p>-0.0341796875</text:p>
          </table:table-cell>
          <table:table-cell office:value-type="float" office:value="1" calcext:value-type="float">
            <text:p>1</text:p>
          </table:table-cell>
          <table:table-cell office:value-type="float" office:value="44.3023504957" calcext:value-type="float">
            <text:p>44.3023504957</text:p>
          </table:table-cell>
          <table:table-cell office:value-type="float" office:value="30.3187255859" calcext:value-type="float">
            <text:p>30.3187255859</text:p>
          </table:table-cell>
          <table:table-cell office:value-type="float" office:value="29.5892333984" calcext:value-type="float">
            <text:p>29.5892333984</text:p>
          </table:table-cell>
        </table:table-row>
        <table:table-row table:style-name="ro1">
          <table:table-cell office:value-type="float" office:value="1603462862.26" calcext:value-type="float">
            <text:p>1603462862.26</text:p>
          </table:table-cell>
          <table:table-cell office:value-type="float" office:value="-0.1083984375" calcext:value-type="float">
            <text:p>-0.1083984375</text:p>
          </table:table-cell>
          <table:table-cell office:value-type="float" office:value="2" calcext:value-type="float">
            <text:p>2</text:p>
          </table:table-cell>
          <table:table-cell office:value-type="float" office:value="42.9448865503" calcext:value-type="float">
            <text:p>42.9448865503</text:p>
          </table:table-cell>
          <table:table-cell office:value-type="float" office:value="32.1131591797" calcext:value-type="float">
            <text:p>32.1131591797</text:p>
          </table:table-cell>
          <table:table-cell office:value-type="float" office:value="29.8883056641" calcext:value-type="float">
            <text:p>29.8883056641</text:p>
          </table:table-cell>
        </table:table-row>
        <table:table-row table:style-name="ro1">
          <table:table-cell office:value-type="float" office:value="1603462862.31" calcext:value-type="float">
            <text:p>1603462862.31</text:p>
          </table:table-cell>
          <table:table-cell office:value-type="float" office:value="0.04931640625" calcext:value-type="float">
            <text:p>0.04931640625</text:p>
          </table:table-cell>
          <table:table-cell office:value-type="float" office:value="3" calcext:value-type="float">
            <text:p>3</text:p>
          </table:table-cell>
          <table:table-cell office:value-type="float" office:value="45.7009449527" calcext:value-type="float">
            <text:p>45.7009449527</text:p>
          </table:table-cell>
          <table:table-cell office:value-type="float" office:value="30.9168701172" calcext:value-type="float">
            <text:p>30.9168701172</text:p>
          </table:table-cell>
          <table:table-cell office:value-type="float" office:value="31.6827392578" calcext:value-type="float">
            <text:p>31.6827392578</text:p>
          </table:table-cell>
        </table:table-row>
        <table:table-row table:style-name="ro1">
          <table:table-cell office:value-type="float" office:value="1603462862.37" calcext:value-type="float">
            <text:p>1603462862.37</text:p>
          </table:table-cell>
          <table:table-cell office:value-type="float" office:value="-0.012939453125" calcext:value-type="float">
            <text:p>-0.012939453125</text:p>
          </table:table-cell>
          <table:table-cell office:value-type="float" office:value="5" calcext:value-type="float">
            <text:p>5</text:p>
          </table:table-cell>
          <table:table-cell office:value-type="float" office:value="48.3874611471" calcext:value-type="float">
            <text:p>48.3874611471</text:p>
          </table:table-cell>
          <table:table-cell office:value-type="float" office:value="27.4775390625" calcext:value-type="float">
            <text:p>27.4775390625</text:p>
          </table:table-cell>
          <table:table-cell office:value-type="float" office:value="30.9350585938" calcext:value-type="float">
            <text:p>30.9350585938</text:p>
          </table:table-cell>
        </table:table-row>
        <table:table-row table:style-name="ro1">
          <table:table-cell office:value-type="float" office:value="1603462862.42" calcext:value-type="float">
            <text:p>1603462862.42</text:p>
          </table:table-cell>
          <table:table-cell office:value-type="float" office:value="0.126953125" calcext:value-type="float">
            <text:p>0.126953125</text:p>
          </table:table-cell>
          <table:table-cell office:value-type="float" office:value="5" calcext:value-type="float">
            <text:p>5</text:p>
          </table:table-cell>
          <table:table-cell office:value-type="float" office:value="52.2361671217" calcext:value-type="float">
            <text:p>52.2361671217</text:p>
          </table:table-cell>
          <table:table-cell office:value-type="float" office:value="26.28125" calcext:value-type="float">
            <text:p>26.28125</text:p>
          </table:table-cell>
          <table:table-cell office:value-type="float" office:value="33.92578125" calcext:value-type="float">
            <text:p>33.92578125</text:p>
          </table:table-cell>
        </table:table-row>
        <table:table-row table:style-name="ro1">
          <table:table-cell office:value-type="float" office:value="1603462862.48" calcext:value-type="float">
            <text:p>1603462862.48</text:p>
          </table:table-cell>
          <table:table-cell office:value-type="float" office:value="0.10791015625" calcext:value-type="float">
            <text:p>0.10791015625</text:p>
          </table:table-cell>
          <table:table-cell office:value-type="float" office:value="7" calcext:value-type="float">
            <text:p>7</text:p>
          </table:table-cell>
          <table:table-cell office:value-type="float" office:value="51.071178746" calcext:value-type="float">
            <text:p>51.071178746</text:p>
          </table:table-cell>
          <table:table-cell office:value-type="float" office:value="25.8326416016" calcext:value-type="float">
            <text:p>25.8326416016</text:p>
          </table:table-cell>
          <table:table-cell office:value-type="float" office:value="31.9818115234" calcext:value-type="float">
            <text:p>31.9818115234</text:p>
          </table:table-cell>
        </table:table-row>
        <table:table-row table:style-name="ro1">
          <table:table-cell office:value-type="float" office:value="1603462862.53" calcext:value-type="float">
            <text:p>1603462862.53</text:p>
          </table:table-cell>
          <table:table-cell office:value-type="float" office:value="-0.15478515625" calcext:value-type="float">
            <text:p>-0.15478515625</text:p>
          </table:table-cell>
          <table:table-cell office:value-type="float" office:value="8" calcext:value-type="float">
            <text:p>8</text:p>
          </table:table-cell>
          <table:table-cell office:value-type="float" office:value="55.7779799811" calcext:value-type="float">
            <text:p>55.7779799811</text:p>
          </table:table-cell>
          <table:table-cell office:value-type="float" office:value="23.888671875" calcext:value-type="float">
            <text:p>23.888671875</text:p>
          </table:table-cell>
          <table:table-cell office:value-type="float" office:value="35.1220703125" calcext:value-type="float">
            <text:p>35.1220703125</text:p>
          </table:table-cell>
        </table:table-row>
        <table:table-row table:style-name="ro1">
          <table:table-cell office:value-type="float" office:value="1603462862.58" calcext:value-type="float">
            <text:p>1603462862.58</text:p>
          </table:table-cell>
          <table:table-cell office:value-type="float" office:value="0.178466796875" calcext:value-type="float">
            <text:p>0.178466796875</text:p>
          </table:table-cell>
          <table:table-cell office:value-type="float" office:value="9" calcext:value-type="float">
            <text:p>9</text:p>
          </table:table-cell>
          <table:table-cell office:value-type="float" office:value="55.3996988769" calcext:value-type="float">
            <text:p>55.3996988769</text:p>
          </table:table-cell>
          <table:table-cell office:value-type="float" office:value="22.9914550781" calcext:value-type="float">
            <text:p>22.9914550781</text:p>
          </table:table-cell>
          <table:table-cell office:value-type="float" office:value="33.3276367188" calcext:value-type="float">
            <text:p>33.3276367188</text:p>
          </table:table-cell>
        </table:table-row>
        <table:table-row table:style-name="ro1">
          <table:table-cell office:value-type="float" office:value="1603462862.64" calcext:value-type="float">
            <text:p>1603462862.64</text:p>
          </table:table-cell>
          <table:table-cell office:value-type="float" office:value="-0.226806640625" calcext:value-type="float">
            <text:p>-0.226806640625</text:p>
          </table:table-cell>
          <table:table-cell office:value-type="float" office:value="10" calcext:value-type="float">
            <text:p>10</text:p>
          </table:table-cell>
          <table:table-cell office:value-type="float" office:value="60.0857966614" calcext:value-type="float">
            <text:p>60.0857966614</text:p>
          </table:table-cell>
          <table:table-cell office:value-type="float" office:value="18.0567626953" calcext:value-type="float">
            <text:p>18.0567626953</text:p>
          </table:table-cell>
          <table:table-cell office:value-type="float" office:value="31.3836669922" calcext:value-type="float">
            <text:p>31.3836669922</text:p>
          </table:table-cell>
        </table:table-row>
        <table:table-row table:style-name="ro1">
          <table:table-cell office:value-type="float" office:value="1603462862.69" calcext:value-type="float">
            <text:p>1603462862.69</text:p>
          </table:table-cell>
          <table:table-cell office:value-type="float" office:value="-0.064697265625" calcext:value-type="float">
            <text:p>-0.064697265625</text:p>
          </table:table-cell>
          <table:table-cell office:value-type="float" office:value="11" calcext:value-type="float">
            <text:p>11</text:p>
          </table:table-cell>
          <table:table-cell office:value-type="float" office:value="62.3019482165" calcext:value-type="float">
            <text:p>62.3019482165</text:p>
          </table:table-cell>
          <table:table-cell office:value-type="float" office:value="16.7109375" calcext:value-type="float">
            <text:p>16.7109375</text:p>
          </table:table-cell>
          <table:table-cell office:value-type="float" office:value="31.8322753906" calcext:value-type="float">
            <text:p>31.8322753906</text:p>
          </table:table-cell>
        </table:table-row>
        <table:table-row table:style-name="ro1">
          <table:table-cell office:value-type="float" office:value="1603462862.75" calcext:value-type="float">
            <text:p>1603462862.75</text:p>
          </table:table-cell>
          <table:table-cell office:value-type="float" office:value="-0.18994140625" calcext:value-type="float">
            <text:p>-0.18994140625</text:p>
          </table:table-cell>
          <table:table-cell office:value-type="float" office:value="12" calcext:value-type="float">
            <text:p>12</text:p>
          </table:table-cell>
          <table:table-cell office:value-type="float" office:value="64.4525688357" calcext:value-type="float">
            <text:p>64.4525688357</text:p>
          </table:table-cell>
          <table:table-cell office:value-type="float" office:value="15.2155761719" calcext:value-type="float">
            <text:p>15.2155761719</text:p>
          </table:table-cell>
          <table:table-cell office:value-type="float" office:value="31.8322753906" calcext:value-type="float">
            <text:p>31.8322753906</text:p>
          </table:table-cell>
        </table:table-row>
        <table:table-row table:style-name="ro1">
          <table:table-cell office:value-type="float" office:value="1603462862.8" calcext:value-type="float">
            <text:p>1603462862.8</text:p>
          </table:table-cell>
          <table:table-cell office:value-type="float" office:value="-0.27978515625" calcext:value-type="float">
            <text:p>-0.27978515625</text:p>
          </table:table-cell>
          <table:table-cell office:value-type="float" office:value="14" calcext:value-type="float">
            <text:p>14</text:p>
          </table:table-cell>
          <table:table-cell office:value-type="float" office:value="65.1826309341" calcext:value-type="float">
            <text:p>65.1826309341</text:p>
          </table:table-cell>
          <table:table-cell office:value-type="float" office:value="15.0660400391" calcext:value-type="float">
            <text:p>15.0660400391</text:p>
          </table:table-cell>
          <table:table-cell office:value-type="float" office:value="32.5799560547" calcext:value-type="float">
            <text:p>32.5799560547</text:p>
          </table:table-cell>
        </table:table-row>
        <table:table-row table:style-name="ro1">
          <table:table-cell office:value-type="float" office:value="1603462862.86" calcext:value-type="float">
            <text:p>1603462862.86</text:p>
          </table:table-cell>
          <table:table-cell office:value-type="float" office:value="0.099365234375" calcext:value-type="float">
            <text:p>0.099365234375</text:p>
          </table:table-cell>
          <table:table-cell office:value-type="float" office:value="15" calcext:value-type="float">
            <text:p>15</text:p>
          </table:table-cell>
          <table:table-cell office:value-type="float" office:value="68.5396536626" calcext:value-type="float">
            <text:p>68.5396536626</text:p>
          </table:table-cell>
          <table:table-cell office:value-type="float" office:value="11.92578125" calcext:value-type="float">
            <text:p>11.92578125</text:p>
          </table:table-cell>
          <table:table-cell office:value-type="float" office:value="30.3369140625" calcext:value-type="float">
            <text:p>30.3369140625</text:p>
          </table:table-cell>
        </table:table-row>
        <table:table-row table:style-name="ro1">
          <table:table-cell office:value-type="float" office:value="1603462862.91" calcext:value-type="float">
            <text:p>1603462862.91</text:p>
          </table:table-cell>
          <table:table-cell office:value-type="float" office:value="0.009765625" calcext:value-type="float">
            <text:p>0.009765625</text:p>
          </table:table-cell>
          <table:table-cell office:value-type="float" office:value="15" calcext:value-type="float">
            <text:p>15</text:p>
          </table:table-cell>
          <table:table-cell office:value-type="float" office:value="65.7193284525" calcext:value-type="float">
            <text:p>65.7193284525</text:p>
          </table:table-cell>
          <table:table-cell office:value-type="float" office:value="12.6734619141" calcext:value-type="float">
            <text:p>12.6734619141</text:p>
          </table:table-cell>
          <table:table-cell office:value-type="float" office:value="28.0938720703" calcext:value-type="float">
            <text:p>28.0938720703</text:p>
          </table:table-cell>
        </table:table-row>
        <table:table-row table:style-name="ro1">
          <table:table-cell office:value-type="float" office:value="1603462862.97" calcext:value-type="float">
            <text:p>1603462862.97</text:p>
          </table:table-cell>
          <table:table-cell office:value-type="float" office:value="0.236572265625" calcext:value-type="float">
            <text:p>0.236572265625</text:p>
          </table:table-cell>
          <table:table-cell office:value-type="float" office:value="17" calcext:value-type="float">
            <text:p>17</text:p>
          </table:table-cell>
          <table:table-cell office:value-type="float" office:value="74.5207180991" calcext:value-type="float">
            <text:p>74.5207180991</text:p>
          </table:table-cell>
          <table:table-cell office:value-type="float" office:value="7.73876953125" calcext:value-type="float">
            <text:p>7.73876953125</text:p>
          </table:table-cell>
          <table:table-cell office:value-type="float" office:value="27.9443359375" calcext:value-type="float">
            <text:p>27.9443359375</text:p>
          </table:table-cell>
        </table:table-row>
        <table:table-row table:style-name="ro1">
          <table:table-cell office:value-type="float" office:value="1603462863.02" calcext:value-type="float">
            <text:p>1603462863.02</text:p>
          </table:table-cell>
          <table:table-cell office:value-type="float" office:value="-0.052490234375" calcext:value-type="float">
            <text:p>-0.052490234375</text:p>
          </table:table-cell>
          <table:table-cell office:value-type="float" office:value="18" calcext:value-type="float">
            <text:p>18</text:p>
          </table:table-cell>
          <table:table-cell office:value-type="float" office:value="73.070231291" calcext:value-type="float">
            <text:p>73.070231291</text:p>
          </table:table-cell>
          <table:table-cell office:value-type="float" office:value="8.18737792969" calcext:value-type="float">
            <text:p>8.18737792969</text:p>
          </table:table-cell>
          <table:table-cell office:value-type="float" office:value="26.8975830078" calcext:value-type="float">
            <text:p>26.8975830078</text:p>
          </table:table-cell>
        </table:table-row>
        <table:table-row table:style-name="ro1">
          <table:table-cell office:value-type="float" office:value="1603462863.07" calcext:value-type="float">
            <text:p>1603462863.07</text:p>
          </table:table-cell>
          <table:table-cell office:value-type="float" office:value="-0.255615234375" calcext:value-type="float">
            <text:p>-0.255615234375</text:p>
          </table:table-cell>
          <table:table-cell office:value-type="float" office:value="19" calcext:value-type="float">
            <text:p>19</text:p>
          </table:table-cell>
          <table:table-cell office:value-type="float" office:value="72.8152185032" calcext:value-type="float">
            <text:p>72.8152185032</text:p>
          </table:table-cell>
          <table:table-cell office:value-type="float" office:value="7.43969726562" calcext:value-type="float">
            <text:p>7.43969726562</text:p>
          </table:table-cell>
          <table:table-cell office:value-type="float" office:value="24.0563964844" calcext:value-type="float">
            <text:p>24.0563964844</text:p>
          </table:table-cell>
        </table:table-row>
        <table:table-row table:style-name="ro1">
          <table:table-cell office:value-type="float" office:value="1603462863.13" calcext:value-type="float">
            <text:p>1603462863.13</text:p>
          </table:table-cell>
          <table:table-cell office:value-type="float" office:value="0.001708984375" calcext:value-type="float">
            <text:p>0.001708984375</text:p>
          </table:table-cell>
          <table:table-cell office:value-type="float" office:value="21" calcext:value-type="float">
            <text:p>21</text:p>
          </table:table-cell>
          <table:table-cell office:value-type="float" office:value="73.622673167" calcext:value-type="float">
            <text:p>73.622673167</text:p>
          </table:table-cell>
          <table:table-cell office:value-type="float" office:value="6.54248046875" calcext:value-type="float">
            <text:p>6.54248046875</text:p>
          </table:table-cell>
          <table:table-cell office:value-type="float" office:value="22.2619628906" calcext:value-type="float">
            <text:p>22.2619628906</text:p>
          </table:table-cell>
        </table:table-row>
        <table:table-row table:style-name="ro1">
          <table:table-cell office:value-type="float" office:value="1603462863.18" calcext:value-type="float">
            <text:p>1603462863.18</text:p>
          </table:table-cell>
          <table:table-cell office:value-type="float" office:value="0.1533203125" calcext:value-type="float">
            <text:p>0.1533203125</text:p>
          </table:table-cell>
          <table:table-cell office:value-type="float" office:value="23" calcext:value-type="float">
            <text:p>23</text:p>
          </table:table-cell>
          <table:table-cell office:value-type="float" office:value="74.5146489242" calcext:value-type="float">
            <text:p>74.5146489242</text:p>
          </table:table-cell>
          <table:table-cell office:value-type="float" office:value="5.79479980469" calcext:value-type="float">
            <text:p>5.79479980469</text:p>
          </table:table-cell>
          <table:table-cell office:value-type="float" office:value="20.9161376953" calcext:value-type="float">
            <text:p>20.9161376953</text:p>
          </table:table-cell>
        </table:table-row>
        <table:table-row table:style-name="ro1">
          <table:table-cell office:value-type="float" office:value="1603462863.23" calcext:value-type="float">
            <text:p>1603462863.23</text:p>
          </table:table-cell>
          <table:table-cell office:value-type="float" office:value="-0.1318359375" calcext:value-type="float">
            <text:p>-0.1318359375</text:p>
          </table:table-cell>
          <table:table-cell office:value-type="float" office:value="23" calcext:value-type="float">
            <text:p>23</text:p>
          </table:table-cell>
          <table:table-cell office:value-type="float" office:value="79.9611443194" calcext:value-type="float">
            <text:p>79.9611443194</text:p>
          </table:table-cell>
          <table:table-cell office:value-type="float" office:value="3.25268554688" calcext:value-type="float">
            <text:p>3.25268554688</text:p>
          </table:table-cell>
          <table:table-cell office:value-type="float" office:value="18.3740234375" calcext:value-type="float">
            <text:p>18.3740234375</text:p>
          </table:table-cell>
        </table:table-row>
        <table:table-row table:style-name="ro1">
          <table:table-cell office:value-type="float" office:value="1603462863.28" calcext:value-type="float">
            <text:p>1603462863.28</text:p>
          </table:table-cell>
          <table:table-cell office:value-type="float" office:value="-0.4892578125" calcext:value-type="float">
            <text:p>-0.4892578125</text:p>
          </table:table-cell>
          <table:table-cell office:value-type="float" office:value="25" calcext:value-type="float">
            <text:p>25</text:p>
          </table:table-cell>
          <table:table-cell office:value-type="float" office:value="74.7159500579" calcext:value-type="float">
            <text:p>74.7159500579</text:p>
          </table:table-cell>
          <table:table-cell office:value-type="float" office:value="4.44897460938" calcext:value-type="float">
            <text:p>4.44897460938</text:p>
          </table:table-cell>
          <table:table-cell office:value-type="float" office:value="16.2805175781" calcext:value-type="float">
            <text:p>16.2805175781</text:p>
          </table:table-cell>
        </table:table-row>
        <table:table-row table:style-name="ro1">
          <table:table-cell office:value-type="float" office:value="1603462863.34" calcext:value-type="float">
            <text:p>1603462863.34</text:p>
          </table:table-cell>
          <table:table-cell office:value-type="float" office:value="0.030517578125" calcext:value-type="float">
            <text:p>0.030517578125</text:p>
          </table:table-cell>
          <table:table-cell office:value-type="float" office:value="27" calcext:value-type="float">
            <text:p>27</text:p>
          </table:table-cell>
          <table:table-cell office:value-type="float" office:value="75.4015047968" calcext:value-type="float">
            <text:p>75.4015047968</text:p>
          </table:table-cell>
          <table:table-cell office:value-type="float" office:value="3.85083007812" calcext:value-type="float">
            <text:p>3.85083007812</text:p>
          </table:table-cell>
          <table:table-cell office:value-type="float" office:value="14.78515625" calcext:value-type="float">
            <text:p>14.78515625</text:p>
          </table:table-cell>
        </table:table-row>
        <table:table-row table:style-name="ro1">
          <table:table-cell office:value-type="float" office:value="1603462863.39" calcext:value-type="float">
            <text:p>1603462863.39</text:p>
          </table:table-cell>
          <table:table-cell office:value-type="float" office:value="-0.050537109375" calcext:value-type="float">
            <text:p>-0.050537109375</text:p>
          </table:table-cell>
          <table:table-cell office:value-type="float" office:value="28" calcext:value-type="float">
            <text:p>28</text:p>
          </table:table-cell>
          <table:table-cell office:value-type="float" office:value="70.0931332578" calcext:value-type="float">
            <text:p>70.0931332578</text:p>
          </table:table-cell>
          <table:table-cell office:value-type="float" office:value="4.00036621094" calcext:value-type="float">
            <text:p>4.00036621094</text:p>
          </table:table-cell>
          <table:table-cell office:value-type="float" office:value="11.0467529297" calcext:value-type="float">
            <text:p>11.0467529297</text:p>
          </table:table-cell>
        </table:table-row>
        <table:table-row table:style-name="ro1">
          <table:table-cell office:value-type="float" office:value="1603462863.45" calcext:value-type="float">
            <text:p>1603462863.45</text:p>
          </table:table-cell>
          <table:table-cell office:value-type="float" office:value="0.307373046875" calcext:value-type="float">
            <text:p>0.307373046875</text:p>
          </table:table-cell>
          <table:table-cell office:value-type="float" office:value="29" calcext:value-type="float">
            <text:p>29</text:p>
          </table:table-cell>
          <table:table-cell office:value-type="float" office:value="66.5947532976" calcext:value-type="float">
            <text:p>66.5947532976</text:p>
          </table:table-cell>
          <table:table-cell office:value-type="float" office:value="3.5517578125" calcext:value-type="float">
            <text:p>3.5517578125</text:p>
          </table:table-cell>
          <table:table-cell office:value-type="float" office:value="8.20556640625" calcext:value-type="float">
            <text:p>8.20556640625</text:p>
          </table:table-cell>
        </table:table-row>
        <table:table-row table:style-name="ro1">
          <table:table-cell office:value-type="float" office:value="1603462863.5" calcext:value-type="float">
            <text:p>1603462863.5</text:p>
          </table:table-cell>
          <table:table-cell office:value-type="float" office:value="-0.35205078125" calcext:value-type="float">
            <text:p>-0.35205078125</text:p>
          </table:table-cell>
          <table:table-cell office:value-type="float" office:value="31" calcext:value-type="float">
            <text:p>31</text:p>
          </table:table-cell>
          <table:table-cell office:value-type="float" office:value="56.4378454951" calcext:value-type="float">
            <text:p>56.4378454951</text:p>
          </table:table-cell>
          <table:table-cell office:value-type="float" office:value="5.04711914062" calcext:value-type="float">
            <text:p>5.04711914062</text:p>
          </table:table-cell>
          <table:table-cell office:value-type="float" office:value="7.607421875" calcext:value-type="float">
            <text:p>7.607421875</text:p>
          </table:table-cell>
        </table:table-row>
        <table:table-row table:style-name="ro1">
          <table:table-cell office:value-type="float" office:value="1603462863.56" calcext:value-type="float">
            <text:p>1603462863.56</text:p>
          </table:table-cell>
          <table:table-cell office:value-type="float" office:value="-0.02978515625" calcext:value-type="float">
            <text:p>-0.02978515625</text:p>
          </table:table-cell>
          <table:table-cell office:value-type="float" office:value="32" calcext:value-type="float">
            <text:p>32</text:p>
          </table:table-cell>
          <table:table-cell office:value-type="float" office:value="46.0960621265" calcext:value-type="float">
            <text:p>46.0960621265</text:p>
          </table:table-cell>
          <table:table-cell office:value-type="float" office:value="4.29943847656" calcext:value-type="float">
            <text:p>4.29943847656</text:p>
          </table:table-cell>
          <table:table-cell office:value-type="float" office:value="4.46716308594" calcext:value-type="float">
            <text:p>4.46716308594</text:p>
          </table:table-cell>
        </table:table-row>
        <table:table-row table:style-name="ro1">
          <table:table-cell office:value-type="float" office:value="1603462863.61" calcext:value-type="float">
            <text:p>1603462863.61</text:p>
          </table:table-cell>
          <table:table-cell office:value-type="float" office:value="-0.307861328125" calcext:value-type="float">
            <text:p>-0.307861328125</text:p>
          </table:table-cell>
          <table:table-cell office:value-type="float" office:value="33" calcext:value-type="float">
            <text:p>33</text:p>
          </table:table-cell>
          <table:table-cell office:value-type="float" office:value="36.4811388743" calcext:value-type="float">
            <text:p>36.4811388743</text:p>
          </table:table-cell>
          <table:table-cell office:value-type="float" office:value="6.24340820312" calcext:value-type="float">
            <text:p>6.24340820312</text:p>
          </table:table-cell>
          <table:table-cell office:value-type="float" office:value="4.61669921875" calcext:value-type="float">
            <text:p>4.61669921875</text:p>
          </table:table-cell>
        </table:table-row>
        <table:table-row table:style-name="ro1">
          <table:table-cell office:value-type="float" office:value="1603462863.66" calcext:value-type="float">
            <text:p>1603462863.66</text:p>
          </table:table-cell>
          <table:table-cell office:value-type="float" office:value="-0.002197265625" calcext:value-type="float">
            <text:p>-0.002197265625</text:p>
          </table:table-cell>
          <table:table-cell office:value-type="float" office:value="35" calcext:value-type="float">
            <text:p>35</text:p>
          </table:table-cell>
          <table:table-cell office:value-type="float" office:value="14.6430921848" calcext:value-type="float">
            <text:p>14.6430921848</text:p>
          </table:table-cell>
          <table:table-cell office:value-type="float" office:value="9.08459472656" calcext:value-type="float">
            <text:p>9.08459472656</text:p>
          </table:table-cell>
          <table:table-cell office:value-type="float" office:value="2.37365722656" calcext:value-type="float">
            <text:p>2.37365722656</text:p>
          </table:table-cell>
        </table:table-row>
        <table:table-row table:style-name="ro1">
          <table:table-cell office:value-type="float" office:value="1603462863.72" calcext:value-type="float">
            <text:p>1603462863.72</text:p>
          </table:table-cell>
          <table:table-cell office:value-type="float" office:value="-0.013916015625" calcext:value-type="float">
            <text:p>-0.013916015625</text:p>
          </table:table-cell>
          <table:table-cell office:value-type="float" office:value="35" calcext:value-type="float">
            <text:p>35</text:p>
          </table:table-cell>
          <table:table-cell office:value-type="float" office:value="9.86931975339" calcext:value-type="float">
            <text:p>9.86931975339</text:p>
          </table:table-cell>
          <table:table-cell office:value-type="float" office:value="8.48645019531" calcext:value-type="float">
            <text:p>8.48645019531</text:p>
          </table:table-cell>
          <table:table-cell office:value-type="float" office:value="1.47644042969" calcext:value-type="float">
            <text:p>1.47644042969</text:p>
          </table:table-cell>
        </table:table-row>
        <table:table-row table:style-name="ro1">
          <table:table-cell office:value-type="float" office:value="1603462863.77" calcext:value-type="float">
            <text:p>1603462863.77</text:p>
          </table:table-cell>
          <table:table-cell office:value-type="float" office:value="-0.178466796875" calcext:value-type="float">
            <text:p>-0.178466796875</text:p>
          </table:table-cell>
          <table:table-cell office:value-type="float" office:value="37" calcext:value-type="float">
            <text:p>37</text:p>
          </table:table-cell>
          <table:table-cell office:value-type="float" office:value="357.101557084" calcext:value-type="float">
            <text:p>357.101557084</text:p>
          </table:table-cell>
          <table:table-cell office:value-type="float" office:value="9.23413085938" calcext:value-type="float">
            <text:p>9.23413085938</text:p>
          </table:table-cell>
          <table:table-cell office:value-type="float" office:value="-0.467529296875" calcext:value-type="float">
            <text:p>-0.467529296875</text:p>
          </table:table-cell>
        </table:table-row>
        <table:table-row table:style-name="ro1">
          <table:table-cell office:value-type="float" office:value="1603462863.82" calcext:value-type="float">
            <text:p>1603462863.82</text:p>
          </table:table-cell>
          <table:table-cell office:value-type="float" office:value="-0.137939453125" calcext:value-type="float">
            <text:p>-0.137939453125</text:p>
          </table:table-cell>
          <table:table-cell office:value-type="float" office:value="38" calcext:value-type="float">
            <text:p>38</text:p>
          </table:table-cell>
          <table:table-cell office:value-type="float" office:value="350.785529705" calcext:value-type="float">
            <text:p>350.785529705</text:p>
          </table:table-cell>
          <table:table-cell office:value-type="float" office:value="11.1781005859" calcext:value-type="float">
            <text:p>11.1781005859</text:p>
          </table:table-cell>
          <table:table-cell office:value-type="float" office:value="-1.81335449219" calcext:value-type="float">
            <text:p>-1.81335449219</text:p>
          </table:table-cell>
        </table:table-row>
        <table:table-row table:style-name="ro1">
          <table:table-cell office:value-type="float" office:value="1603462863.88" calcext:value-type="float">
            <text:p>1603462863.88</text:p>
          </table:table-cell>
          <table:table-cell office:value-type="float" office:value="0.061767578125" calcext:value-type="float">
            <text:p>0.061767578125</text:p>
          </table:table-cell>
          <table:table-cell office:value-type="float" office:value="39" calcext:value-type="float">
            <text:p>39</text:p>
          </table:table-cell>
          <table:table-cell office:value-type="float" office:value="348.99069506" calcext:value-type="float">
            <text:p>348.99069506</text:p>
          </table:table-cell>
          <table:table-cell office:value-type="float" office:value="11.6267089844" calcext:value-type="float">
            <text:p>11.6267089844</text:p>
          </table:table-cell>
          <table:table-cell office:value-type="float" office:value="-2.26196289062" calcext:value-type="float">
            <text:p>-2.26196289062</text:p>
          </table:table-cell>
        </table:table-row>
        <table:table-row table:style-name="ro1">
          <table:table-cell office:value-type="float" office:value="1603462863.93" calcext:value-type="float">
            <text:p>1603462863.93</text:p>
          </table:table-cell>
          <table:table-cell office:value-type="float" office:value="0.025146484375" calcext:value-type="float">
            <text:p>0.025146484375</text:p>
          </table:table-cell>
          <table:table-cell office:value-type="float" office:value="39" calcext:value-type="float">
            <text:p>39</text:p>
          </table:table-cell>
          <table:table-cell office:value-type="float" office:value="342.091077682" calcext:value-type="float">
            <text:p>342.091077682</text:p>
          </table:table-cell>
          <table:table-cell office:value-type="float" office:value="11.6267089844" calcext:value-type="float">
            <text:p>11.6267089844</text:p>
          </table:table-cell>
          <table:table-cell office:value-type="float" office:value="-3.75732421875" calcext:value-type="float">
            <text:p>-3.75732421875</text:p>
          </table:table-cell>
        </table:table-row>
        <table:table-row table:style-name="ro1">
          <table:table-cell office:value-type="float" office:value="1603462863.98" calcext:value-type="float">
            <text:p>1603462863.98</text:p>
          </table:table-cell>
          <table:table-cell office:value-type="float" office:value="-0.05224609375" calcext:value-type="float">
            <text:p>-0.05224609375</text:p>
          </table:table-cell>
          <table:table-cell office:value-type="float" office:value="40" calcext:value-type="float">
            <text:p>40</text:p>
          </table:table-cell>
          <table:table-cell office:value-type="float" office:value="348.270447946" calcext:value-type="float">
            <text:p>348.270447946</text:p>
          </table:table-cell>
          <table:table-cell office:value-type="float" office:value="15.2155761719" calcext:value-type="float">
            <text:p>15.2155761719</text:p>
          </table:table-cell>
          <table:table-cell office:value-type="float" office:value="-3.1591796875" calcext:value-type="float">
            <text:p>-3.1591796875</text:p>
          </table:table-cell>
        </table:table-row>
        <table:table-row table:style-name="ro1">
          <table:table-cell office:value-type="float" office:value="1603462864.04" calcext:value-type="float">
            <text:p>1603462864.04</text:p>
          </table:table-cell>
          <table:table-cell office:value-type="float" office:value="0.175537109375" calcext:value-type="float">
            <text:p>0.175537109375</text:p>
          </table:table-cell>
          <table:table-cell office:value-type="float" office:value="41" calcext:value-type="float">
            <text:p>41</text:p>
          </table:table-cell>
          <table:table-cell office:value-type="float" office:value="341.978950963" calcext:value-type="float">
            <text:p>341.978950963</text:p>
          </table:table-cell>
          <table:table-cell office:value-type="float" office:value="14.7669677734" calcext:value-type="float">
            <text:p>14.7669677734</text:p>
          </table:table-cell>
          <table:table-cell office:value-type="float" office:value="-4.80407714844" calcext:value-type="float">
            <text:p>-4.80407714844</text:p>
          </table:table-cell>
        </table:table-row>
        <table:table-row table:style-name="ro1">
          <table:table-cell office:value-type="float" office:value="1603462864.09" calcext:value-type="float">
            <text:p>1603462864.09</text:p>
          </table:table-cell>
          <table:table-cell office:value-type="float" office:value="-0.044189453125" calcext:value-type="float">
            <text:p>-0.044189453125</text:p>
          </table:table-cell>
          <table:table-cell office:value-type="float" office:value="42" calcext:value-type="float">
            <text:p>42</text:p>
          </table:table-cell>
          <table:table-cell office:value-type="float" office:value="344.601197672" calcext:value-type="float">
            <text:p>344.601197672</text:p>
          </table:table-cell>
          <table:table-cell office:value-type="float" office:value="15.8137207031" calcext:value-type="float">
            <text:p>15.8137207031</text:p>
          </table:table-cell>
          <table:table-cell office:value-type="float" office:value="-4.35546875" calcext:value-type="float">
            <text:p>-4.35546875</text:p>
          </table:table-cell>
        </table:table-row>
        <table:table-row table:style-name="ro1">
          <table:table-cell office:value-type="float" office:value="1603462864.14" calcext:value-type="float">
            <text:p>1603462864.14</text:p>
          </table:table-cell>
          <table:table-cell office:value-type="float" office:value="-0.034423828125" calcext:value-type="float">
            <text:p>-0.034423828125</text:p>
          </table:table-cell>
          <table:table-cell office:value-type="float" office:value="42" calcext:value-type="float">
            <text:p>42</text:p>
          </table:table-cell>
          <table:table-cell office:value-type="float" office:value="347.544005535" calcext:value-type="float">
            <text:p>347.544005535</text:p>
          </table:table-cell>
          <table:table-cell office:value-type="float" office:value="17.0100097656" calcext:value-type="float">
            <text:p>17.0100097656</text:p>
          </table:table-cell>
          <table:table-cell office:value-type="float" office:value="-3.75732421875" calcext:value-type="float">
            <text:p>-3.75732421875</text:p>
          </table:table-cell>
        </table:table-row>
        <table:table-row table:style-name="ro1">
          <table:table-cell office:value-type="float" office:value="1603462864.2" calcext:value-type="float">
            <text:p>1603462864.2</text:p>
          </table:table-cell>
          <table:table-cell office:value-type="float" office:value="-0.05126953125" calcext:value-type="float">
            <text:p>-0.05126953125</text:p>
          </table:table-cell>
          <table:table-cell office:value-type="float" office:value="43" calcext:value-type="float">
            <text:p>43</text:p>
          </table:table-cell>
          <table:table-cell office:value-type="float" office:value="337.496140612" calcext:value-type="float">
            <text:p>337.496140612</text:p>
          </table:table-cell>
          <table:table-cell office:value-type="float" office:value="17.0100097656" calcext:value-type="float">
            <text:p>17.0100097656</text:p>
          </table:table-cell>
          <table:table-cell office:value-type="float" office:value="-7.04711914062" calcext:value-type="float">
            <text:p>-7.04711914062</text:p>
          </table:table-cell>
        </table:table-row>
        <table:table-row table:style-name="ro1">
          <table:table-cell office:value-type="float" office:value="1603462864.25" calcext:value-type="float">
            <text:p>1603462864.25</text:p>
          </table:table-cell>
          <table:table-cell office:value-type="float" office:value="-0.069091796875" calcext:value-type="float">
            <text:p>-0.069091796875</text:p>
          </table:table-cell>
          <table:table-cell office:value-type="float" office:value="43" calcext:value-type="float">
            <text:p>43</text:p>
          </table:table-cell>
          <table:table-cell office:value-type="float" office:value="339.884777546" calcext:value-type="float">
            <text:p>339.884777546</text:p>
          </table:table-cell>
          <table:table-cell office:value-type="float" office:value="17.6081542969" calcext:value-type="float">
            <text:p>17.6081542969</text:p>
          </table:table-cell>
          <table:table-cell office:value-type="float" office:value="-6.44897460938" calcext:value-type="float">
            <text:p>-6.44897460938</text:p>
          </table:table-cell>
        </table:table-row>
        <table:table-row table:style-name="ro1">
          <table:table-cell office:value-type="float" office:value="1603462864.3" calcext:value-type="float">
            <text:p>1603462864.3</text:p>
          </table:table-cell>
          <table:table-cell office:value-type="float" office:value="-0.126220703125" calcext:value-type="float">
            <text:p>-0.126220703125</text:p>
          </table:table-cell>
          <table:table-cell office:value-type="float" office:value="44" calcext:value-type="float">
            <text:p>44</text:p>
          </table:table-cell>
          <table:table-cell office:value-type="float" office:value="346.195537106" calcext:value-type="float">
            <text:p>346.195537106</text:p>
          </table:table-cell>
          <table:table-cell office:value-type="float" office:value="19.5521240234" calcext:value-type="float">
            <text:p>19.5521240234</text:p>
          </table:table-cell>
          <table:table-cell office:value-type="float" office:value="-4.80407714844" calcext:value-type="float">
            <text:p>-4.80407714844</text:p>
          </table:table-cell>
        </table:table-row>
        <table:table-row table:style-name="ro1">
          <table:table-cell office:value-type="float" office:value="1603462864.36" calcext:value-type="float">
            <text:p>1603462864.36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44" calcext:value-type="float">
            <text:p>44</text:p>
          </table:table-cell>
          <table:table-cell office:value-type="float" office:value="341.093073813" calcext:value-type="float">
            <text:p>341.093073813</text:p>
          </table:table-cell>
          <table:table-cell office:value-type="float" office:value="19.7016601562" calcext:value-type="float">
            <text:p>19.7016601562</text:p>
          </table:table-cell>
          <table:table-cell office:value-type="float" office:value="-6.748046875" calcext:value-type="float">
            <text:p>-6.748046875</text:p>
          </table:table-cell>
        </table:table-row>
        <table:table-row table:style-name="ro1">
          <table:table-cell office:value-type="float" office:value="1603462864.41" calcext:value-type="float">
            <text:p>1603462864.41</text:p>
          </table:table-cell>
          <table:table-cell office:value-type="float" office:value="-0.119384765625" calcext:value-type="float">
            <text:p>-0.119384765625</text:p>
          </table:table-cell>
          <table:table-cell office:value-type="float" office:value="45" calcext:value-type="float">
            <text:p>45</text:p>
          </table:table-cell>
          <table:table-cell office:value-type="float" office:value="338.965923756" calcext:value-type="float">
            <text:p>338.965923756</text:p>
          </table:table-cell>
          <table:table-cell office:value-type="float" office:value="19.103515625" calcext:value-type="float">
            <text:p>19.103515625</text:p>
          </table:table-cell>
          <table:table-cell office:value-type="float" office:value="-7.34619140625" calcext:value-type="float">
            <text:p>-7.34619140625</text:p>
          </table:table-cell>
        </table:table-row>
        <table:table-row table:style-name="ro1">
          <table:table-cell office:value-type="float" office:value="1603462864.46" calcext:value-type="float">
            <text:p>1603462864.46</text:p>
          </table:table-cell>
          <table:table-cell office:value-type="float" office:value="-0.060302734375" calcext:value-type="float">
            <text:p>-0.060302734375</text:p>
          </table:table-cell>
          <table:table-cell office:value-type="float" office:value="45" calcext:value-type="float">
            <text:p>45</text:p>
          </table:table-cell>
          <table:table-cell office:value-type="float" office:value="342.878502415" calcext:value-type="float">
            <text:p>342.878502415</text:p>
          </table:table-cell>
          <table:table-cell office:value-type="float" office:value="20.4493408203" calcext:value-type="float">
            <text:p>20.4493408203</text:p>
          </table:table-cell>
          <table:table-cell office:value-type="float" office:value="-6.29943847656" calcext:value-type="float">
            <text:p>-6.29943847656</text:p>
          </table:table-cell>
        </table:table-row>
        <table:table-row table:style-name="ro1">
          <table:table-cell office:value-type="float" office:value="1603462864.52" calcext:value-type="float">
            <text:p>1603462864.52</text:p>
          </table:table-cell>
          <table:table-cell office:value-type="float" office:value="-0.05078125" calcext:value-type="float">
            <text:p>-0.05078125</text:p>
          </table:table-cell>
          <table:table-cell office:value-type="float" office:value="45" calcext:value-type="float">
            <text:p>45</text:p>
          </table:table-cell>
          <table:table-cell office:value-type="float" office:value="340.855449784" calcext:value-type="float">
            <text:p>340.855449784</text:p>
          </table:table-cell>
          <table:table-cell office:value-type="float" office:value="20.2998046875" calcext:value-type="float">
            <text:p>20.2998046875</text:p>
          </table:table-cell>
          <table:table-cell office:value-type="float" office:value="-7.04711914062" calcext:value-type="float">
            <text:p>-7.04711914062</text:p>
          </table:table-cell>
        </table:table-row>
        <table:table-row table:style-name="ro1">
          <table:table-cell office:value-type="float" office:value="1603462864.57" calcext:value-type="float">
            <text:p>1603462864.57</text:p>
          </table:table-cell>
          <table:table-cell office:value-type="float" office:value="-0.02197265625" calcext:value-type="float">
            <text:p>-0.02197265625</text:p>
          </table:table-cell>
          <table:table-cell office:value-type="float" office:value="46" calcext:value-type="float">
            <text:p>46</text:p>
          </table:table-cell>
          <table:table-cell office:value-type="float" office:value="343.558498874" calcext:value-type="float">
            <text:p>343.558498874</text:p>
          </table:table-cell>
          <table:table-cell office:value-type="float" office:value="21.3465576172" calcext:value-type="float">
            <text:p>21.3465576172</text:p>
          </table:table-cell>
          <table:table-cell office:value-type="float" office:value="-6.29943847656" calcext:value-type="float">
            <text:p>-6.29943847656</text:p>
          </table:table-cell>
        </table:table-row>
        <table:table-row table:style-name="ro1">
          <table:table-cell office:value-type="float" office:value="1603462864.63" calcext:value-type="float">
            <text:p>1603462864.63</text:p>
          </table:table-cell>
          <table:table-cell office:value-type="float" office:value="-0.0576171875" calcext:value-type="float">
            <text:p>-0.0576171875</text:p>
          </table:table-cell>
          <table:table-cell office:value-type="float" office:value="46" calcext:value-type="float">
            <text:p>46</text:p>
          </table:table-cell>
          <table:table-cell office:value-type="float" office:value="347.747711869" calcext:value-type="float">
            <text:p>347.747711869</text:p>
          </table:table-cell>
          <table:table-cell office:value-type="float" office:value="24.1877441406" calcext:value-type="float">
            <text:p>24.1877441406</text:p>
          </table:table-cell>
          <table:table-cell office:value-type="float" office:value="-5.25268554688" calcext:value-type="float">
            <text:p>-5.25268554688</text:p>
          </table:table-cell>
        </table:table-row>
        <table:table-row table:style-name="ro1">
          <table:table-cell office:value-type="float" office:value="1603462864.68" calcext:value-type="float">
            <text:p>1603462864.68</text:p>
          </table:table-cell>
          <table:table-cell office:value-type="float" office:value="-0.090576171875" calcext:value-type="float">
            <text:p>-0.090576171875</text:p>
          </table:table-cell>
          <table:table-cell office:value-type="float" office:value="47" calcext:value-type="float">
            <text:p>47</text:p>
          </table:table-cell>
          <table:table-cell office:value-type="float" office:value="340.444865221" calcext:value-type="float">
            <text:p>340.444865221</text:p>
          </table:table-cell>
          <table:table-cell office:value-type="float" office:value="21.9447021484" calcext:value-type="float">
            <text:p>21.9447021484</text:p>
          </table:table-cell>
          <table:table-cell office:value-type="float" office:value="-7.79479980469" calcext:value-type="float">
            <text:p>-7.79479980469</text:p>
          </table:table-cell>
        </table:table-row>
        <table:table-row table:style-name="ro1">
          <table:table-cell office:value-type="float" office:value="1603462864.73" calcext:value-type="float">
            <text:p>1603462864.73</text:p>
          </table:table-cell>
          <table:table-cell office:value-type="float" office:value="-0.07373046875" calcext:value-type="float">
            <text:p>-0.07373046875</text:p>
          </table:table-cell>
          <table:table-cell office:value-type="float" office:value="47" calcext:value-type="float">
            <text:p>47</text:p>
          </table:table-cell>
          <table:table-cell office:value-type="float" office:value="340.093204413" calcext:value-type="float">
            <text:p>340.093204413</text:p>
          </table:table-cell>
          <table:table-cell office:value-type="float" office:value="23.5895996094" calcext:value-type="float">
            <text:p>23.5895996094</text:p>
          </table:table-cell>
          <table:table-cell office:value-type="float" office:value="-8.54248046875" calcext:value-type="float">
            <text:p>-8.54248046875</text:p>
          </table:table-cell>
        </table:table-row>
        <table:table-row table:style-name="ro1">
          <table:table-cell office:value-type="float" office:value="1603462864.79" calcext:value-type="float">
            <text:p>1603462864.79</text:p>
          </table:table-cell>
          <table:table-cell office:value-type="float" office:value="0.03564453125" calcext:value-type="float">
            <text:p>0.03564453125</text:p>
          </table:table-cell>
          <table:table-cell office:value-type="float" office:value="48" calcext:value-type="float">
            <text:p>48</text:p>
          </table:table-cell>
          <table:table-cell office:value-type="float" office:value="344.484273728" calcext:value-type="float">
            <text:p>344.484273728</text:p>
          </table:table-cell>
          <table:table-cell office:value-type="float" office:value="25.3840332031" calcext:value-type="float">
            <text:p>25.3840332031</text:p>
          </table:table-cell>
          <table:table-cell office:value-type="float" office:value="-7.04711914062" calcext:value-type="float">
            <text:p>-7.04711914062</text:p>
          </table:table-cell>
        </table:table-row>
        <table:table-row table:style-name="ro1">
          <table:table-cell office:value-type="float" office:value="1603462864.84" calcext:value-type="float">
            <text:p>1603462864.84</text:p>
          </table:table-cell>
          <table:table-cell office:value-type="float" office:value="-0.057861328125" calcext:value-type="float">
            <text:p>-0.057861328125</text:p>
          </table:table-cell>
          <table:table-cell office:value-type="float" office:value="49" calcext:value-type="float">
            <text:p>49</text:p>
          </table:table-cell>
          <table:table-cell office:value-type="float" office:value="345.213760458" calcext:value-type="float">
            <text:p>345.213760458</text:p>
          </table:table-cell>
          <table:table-cell office:value-type="float" office:value="26.1317138672" calcext:value-type="float">
            <text:p>26.1317138672</text:p>
          </table:table-cell>
          <table:table-cell office:value-type="float" office:value="-6.89758300781" calcext:value-type="float">
            <text:p>-6.89758300781</text:p>
          </table:table-cell>
        </table:table-row>
        <table:table-row table:style-name="ro1">
          <table:table-cell office:value-type="float" office:value="1603462864.9" calcext:value-type="float">
            <text:p>1603462864.9</text:p>
          </table:table-cell>
          <table:table-cell office:value-type="float" office:value="-0.01611328125" calcext:value-type="float">
            <text:p>-0.01611328125</text:p>
          </table:table-cell>
          <table:table-cell office:value-type="float" office:value="50" calcext:value-type="float">
            <text:p>50</text:p>
          </table:table-cell>
          <table:table-cell office:value-type="float" office:value="347.451307987" calcext:value-type="float">
            <text:p>347.451307987</text:p>
          </table:table-cell>
          <table:table-cell office:value-type="float" office:value="28.9729003906" calcext:value-type="float">
            <text:p>28.9729003906</text:p>
          </table:table-cell>
          <table:table-cell office:value-type="float" office:value="-6.44897460938" calcext:value-type="float">
            <text:p>-6.44897460938</text:p>
          </table:table-cell>
        </table:table-row>
        <table:table-row table:style-name="ro1">
          <table:table-cell office:value-type="float" office:value="1603462864.95" calcext:value-type="float">
            <text:p>1603462864.95</text:p>
          </table:table-cell>
          <table:table-cell office:value-type="float" office:value="0.0146484375" calcext:value-type="float">
            <text:p>0.0146484375</text:p>
          </table:table-cell>
          <table:table-cell office:value-type="float" office:value="51" calcext:value-type="float">
            <text:p>51</text:p>
          </table:table-cell>
          <table:table-cell office:value-type="float" office:value="345.566123531" calcext:value-type="float">
            <text:p>345.566123531</text:p>
          </table:table-cell>
          <table:table-cell office:value-type="float" office:value="29.1224365234" calcext:value-type="float">
            <text:p>29.1224365234</text:p>
          </table:table-cell>
          <table:table-cell office:value-type="float" office:value="-7.49572753906" calcext:value-type="float">
            <text:p>-7.49572753906</text:p>
          </table:table-cell>
        </table:table-row>
        <table:table-row table:style-name="ro1">
          <table:table-cell office:value-type="float" office:value="1603462865.01" calcext:value-type="float">
            <text:p>1603462865.01</text:p>
          </table:table-cell>
          <table:table-cell office:value-type="float" office:value="-0.074462890625" calcext:value-type="float">
            <text:p>-0.074462890625</text:p>
          </table:table-cell>
          <table:table-cell office:value-type="float" office:value="52" calcext:value-type="float">
            <text:p>52</text:p>
          </table:table-cell>
          <table:table-cell office:value-type="float" office:value="346.595778378" calcext:value-type="float">
            <text:p>346.595778378</text:p>
          </table:table-cell>
          <table:table-cell office:value-type="float" office:value="29.5710449219" calcext:value-type="float">
            <text:p>29.5710449219</text:p>
          </table:table-cell>
          <table:table-cell office:value-type="float" office:value="-7.04711914062" calcext:value-type="float">
            <text:p>-7.04711914062</text:p>
          </table:table-cell>
        </table:table-row>
        <table:table-row table:style-name="ro1">
          <table:table-cell office:value-type="float" office:value="1603462865.06" calcext:value-type="float">
            <text:p>1603462865.06</text:p>
          </table:table-cell>
          <table:table-cell office:value-type="float" office:value="0.14501953125" calcext:value-type="float">
            <text:p>0.14501953125</text:p>
          </table:table-cell>
          <table:table-cell office:value-type="float" office:value="52" calcext:value-type="float">
            <text:p>52</text:p>
          </table:table-cell>
          <table:table-cell office:value-type="float" office:value="349.932740868" calcext:value-type="float">
            <text:p>349.932740868</text:p>
          </table:table-cell>
          <table:table-cell office:value-type="float" office:value="32.1131591797" calcext:value-type="float">
            <text:p>32.1131591797</text:p>
          </table:table-cell>
          <table:table-cell office:value-type="float" office:value="-5.70129394531" calcext:value-type="float">
            <text:p>-5.70129394531</text:p>
          </table:table-cell>
        </table:table-row>
        <table:table-row table:style-name="ro1">
          <table:table-cell office:value-type="float" office:value="1603462865.11" calcext:value-type="float">
            <text:p>1603462865.11</text:p>
          </table:table-cell>
          <table:table-cell office:value-type="float" office:value="0.00634765625" calcext:value-type="float">
            <text:p>0.00634765625</text:p>
          </table:table-cell>
          <table:table-cell office:value-type="float" office:value="54" calcext:value-type="float">
            <text:p>54</text:p>
          </table:table-cell>
          <table:table-cell office:value-type="float" office:value="351.578515922" calcext:value-type="float">
            <text:p>351.578515922</text:p>
          </table:table-cell>
          <table:table-cell office:value-type="float" office:value="33.458984375" calcext:value-type="float">
            <text:p>33.458984375</text:p>
          </table:table-cell>
          <table:table-cell office:value-type="float" office:value="-4.95361328125" calcext:value-type="float">
            <text:p>-4.95361328125</text:p>
          </table:table-cell>
        </table:table-row>
        <table:table-row table:style-name="ro1">
          <table:table-cell office:value-type="float" office:value="1603462865.17" calcext:value-type="float">
            <text:p>1603462865.17</text:p>
          </table:table-cell>
          <table:table-cell office:value-type="float" office:value="0.198974609375" calcext:value-type="float">
            <text:p>0.198974609375</text:p>
          </table:table-cell>
          <table:table-cell office:value-type="float" office:value="55" calcext:value-type="float">
            <text:p>55</text:p>
          </table:table-cell>
          <table:table-cell office:value-type="float" office:value="355.046422561" calcext:value-type="float">
            <text:p>355.046422561</text:p>
          </table:table-cell>
          <table:table-cell office:value-type="float" office:value="36.4497070312" calcext:value-type="float">
            <text:p>36.4497070312</text:p>
          </table:table-cell>
          <table:table-cell office:value-type="float" office:value="-3.1591796875" calcext:value-type="float">
            <text:p>-3.1591796875</text:p>
          </table:table-cell>
        </table:table-row>
        <table:table-row table:style-name="ro1">
          <table:table-cell office:value-type="float" office:value="1603462865.22" calcext:value-type="float">
            <text:p>1603462865.22</text:p>
          </table:table-cell>
          <table:table-cell office:value-type="float" office:value="-0.2265625" calcext:value-type="float">
            <text:p>-0.2265625</text:p>
          </table:table-cell>
          <table:table-cell office:value-type="float" office:value="56" calcext:value-type="float">
            <text:p>56</text:p>
          </table:table-cell>
          <table:table-cell office:value-type="float" office:value="356.723396047" calcext:value-type="float">
            <text:p>356.723396047</text:p>
          </table:table-cell>
          <table:table-cell office:value-type="float" office:value="36.8983154297" calcext:value-type="float">
            <text:p>36.8983154297</text:p>
          </table:table-cell>
          <table:table-cell office:value-type="float" office:value="-2.11242675781" calcext:value-type="float">
            <text:p>-2.11242675781</text:p>
          </table:table-cell>
        </table:table-row>
        <table:table-row table:style-name="ro1">
          <table:table-cell office:value-type="float" office:value="1603462865.27" calcext:value-type="float">
            <text:p>1603462865.27</text:p>
          </table:table-cell>
          <table:table-cell office:value-type="float" office:value="0.007080078125" calcext:value-type="float">
            <text:p>0.007080078125</text:p>
          </table:table-cell>
          <table:table-cell office:value-type="float" office:value="58" calcext:value-type="float">
            <text:p>58</text:p>
          </table:table-cell>
          <table:table-cell office:value-type="float" office:value="358.187119048" calcext:value-type="float">
            <text:p>358.187119048</text:p>
          </table:table-cell>
          <table:table-cell office:value-type="float" office:value="38.3936767578" calcext:value-type="float">
            <text:p>38.3936767578</text:p>
          </table:table-cell>
          <table:table-cell office:value-type="float" office:value="-1.21520996094" calcext:value-type="float">
            <text:p>-1.21520996094</text:p>
          </table:table-cell>
        </table:table-row>
        <table:table-row table:style-name="ro1">
          <table:table-cell office:value-type="float" office:value="1603462865.33" calcext:value-type="float">
            <text:p>1603462865.33</text:p>
          </table:table-cell>
          <table:table-cell office:value-type="float" office:value="-0.233642578125" calcext:value-type="float">
            <text:p>-0.233642578125</text:p>
          </table:table-cell>
          <table:table-cell office:value-type="float" office:value="60" calcext:value-type="float">
            <text:p>60</text:p>
          </table:table-cell>
          <table:table-cell office:value-type="float" office:value="359.31565527" calcext:value-type="float">
            <text:p>359.31565527</text:p>
          </table:table-cell>
          <table:table-cell office:value-type="float" office:value="39.1413574219" calcext:value-type="float">
            <text:p>39.1413574219</text:p>
          </table:table-cell>
          <table:table-cell office:value-type="float" office:value="-0.467529296875" calcext:value-type="float">
            <text:p>-0.467529296875</text:p>
          </table:table-cell>
        </table:table-row>
        <table:table-row table:style-name="ro1">
          <table:table-cell office:value-type="float" office:value="1603462865.38" calcext:value-type="float">
            <text:p>1603462865.38</text:p>
          </table:table-cell>
          <table:table-cell office:value-type="float" office:value="0.03955078125" calcext:value-type="float">
            <text:p>0.03955078125</text:p>
          </table:table-cell>
          <table:table-cell office:value-type="float" office:value="61" calcext:value-type="float">
            <text:p>61</text:p>
          </table:table-cell>
          <table:table-cell office:value-type="float" office:value="5.3796970591" calcext:value-type="float">
            <text:p>5.3796970591</text:p>
          </table:table-cell>
          <table:table-cell office:value-type="float" office:value="41.0853271484" calcext:value-type="float">
            <text:p>41.0853271484</text:p>
          </table:table-cell>
          <table:table-cell office:value-type="float" office:value="3.86901855469" calcext:value-type="float">
            <text:p>3.86901855469</text:p>
          </table:table-cell>
        </table:table-row>
        <table:table-row table:style-name="ro1">
          <table:table-cell office:value-type="float" office:value="1603462865.44" calcext:value-type="float">
            <text:p>1603462865.44</text:p>
          </table:table-cell>
          <table:table-cell office:value-type="float" office:value="0.46435546875" calcext:value-type="float">
            <text:p>0.46435546875</text:p>
          </table:table-cell>
          <table:table-cell office:value-type="float" office:value="63" calcext:value-type="float">
            <text:p>63</text:p>
          </table:table-cell>
          <table:table-cell office:value-type="float" office:value="6.04061551281" calcext:value-type="float">
            <text:p>6.04061551281</text:p>
          </table:table-cell>
          <table:table-cell office:value-type="float" office:value="43.6274414062" calcext:value-type="float">
            <text:p>43.6274414062</text:p>
          </table:table-cell>
          <table:table-cell office:value-type="float" office:value="4.61669921875" calcext:value-type="float">
            <text:p>4.61669921875</text:p>
          </table:table-cell>
        </table:table-row>
        <table:table-row table:style-name="ro1">
          <table:table-cell office:value-type="float" office:value="1603462865.49" calcext:value-type="float">
            <text:p>1603462865.49</text:p>
          </table:table-cell>
          <table:table-cell office:value-type="float" office:value="0.107177734375" calcext:value-type="float">
            <text:p>0.107177734375</text:p>
          </table:table-cell>
          <table:table-cell office:value-type="float" office:value="65" calcext:value-type="float">
            <text:p>65</text:p>
          </table:table-cell>
          <table:table-cell office:value-type="float" office:value="9.60976620256" calcext:value-type="float">
            <text:p>9.60976620256</text:p>
          </table:table-cell>
          <table:table-cell office:value-type="float" office:value="42.2816162109" calcext:value-type="float">
            <text:p>42.2816162109</text:p>
          </table:table-cell>
          <table:table-cell office:value-type="float" office:value="7.15881347656" calcext:value-type="float">
            <text:p>7.15881347656</text:p>
          </table:table-cell>
        </table:table-row>
        <table:table-row table:style-name="ro1">
          <table:table-cell office:value-type="float" office:value="1603462865.54" calcext:value-type="float">
            <text:p>1603462865.54</text:p>
          </table:table-cell>
          <table:table-cell office:value-type="float" office:value="0.136474609375" calcext:value-type="float">
            <text:p>0.136474609375</text:p>
          </table:table-cell>
          <table:table-cell office:value-type="float" office:value="65" calcext:value-type="float">
            <text:p>65</text:p>
          </table:table-cell>
          <table:table-cell office:value-type="float" office:value="10.3414628487" calcext:value-type="float">
            <text:p>10.3414628487</text:p>
          </table:table-cell>
          <table:table-cell office:value-type="float" office:value="43.3283691406" calcext:value-type="float">
            <text:p>43.3283691406</text:p>
          </table:table-cell>
          <table:table-cell office:value-type="float" office:value="7.90649414062" calcext:value-type="float">
            <text:p>7.90649414062</text:p>
          </table:table-cell>
        </table:table-row>
        <table:table-row table:style-name="ro1">
          <table:table-cell office:value-type="float" office:value="1603462865.6" calcext:value-type="float">
            <text:p>1603462865.6</text:p>
          </table:table-cell>
          <table:table-cell office:value-type="float" office:value="0.246826171875" calcext:value-type="float">
            <text:p>0.246826171875</text:p>
          </table:table-cell>
          <table:table-cell office:value-type="float" office:value="67" calcext:value-type="float">
            <text:p>67</text:p>
          </table:table-cell>
          <table:table-cell office:value-type="float" office:value="17.2388899982" calcext:value-type="float">
            <text:p>17.2388899982</text:p>
          </table:table-cell>
          <table:table-cell office:value-type="float" office:value="45.7209472656" calcext:value-type="float">
            <text:p>45.7209472656</text:p>
          </table:table-cell>
          <table:table-cell office:value-type="float" office:value="14.1870117188" calcext:value-type="float">
            <text:p>14.1870117188</text:p>
          </table:table-cell>
        </table:table-row>
        <table:table-row table:style-name="ro1">
          <table:table-cell office:value-type="float" office:value="1603462865.65" calcext:value-type="float">
            <text:p>1603462865.65</text:p>
          </table:table-cell>
          <table:table-cell office:value-type="float" office:value="-0.048095703125" calcext:value-type="float">
            <text:p>-0.048095703125</text:p>
          </table:table-cell>
          <table:table-cell office:value-type="float" office:value="69" calcext:value-type="float">
            <text:p>69</text:p>
          </table:table-cell>
          <table:table-cell office:value-type="float" office:value="16.4509033931" calcext:value-type="float">
            <text:p>16.4509033931</text:p>
          </table:table-cell>
          <table:table-cell office:value-type="float" office:value="46.0200195312" calcext:value-type="float">
            <text:p>46.0200195312</text:p>
          </table:table-cell>
          <table:table-cell office:value-type="float" office:value="13.5888671875" calcext:value-type="float">
            <text:p>13.5888671875</text:p>
          </table:table-cell>
        </table:table-row>
        <table:table-row table:style-name="ro1">
          <table:table-cell office:value-type="float" office:value="1603462865.7" calcext:value-type="float">
            <text:p>1603462865.7</text:p>
          </table:table-cell>
          <table:table-cell office:value-type="float" office:value="-0.166015625" calcext:value-type="float">
            <text:p>-0.166015625</text:p>
          </table:table-cell>
          <table:table-cell office:value-type="float" office:value="71" calcext:value-type="float">
            <text:p>71</text:p>
          </table:table-cell>
          <table:table-cell office:value-type="float" office:value="19.5355746583" calcext:value-type="float">
            <text:p>19.5355746583</text:p>
          </table:table-cell>
          <table:table-cell office:value-type="float" office:value="43.7769775391" calcext:value-type="float">
            <text:p>43.7769775391</text:p>
          </table:table-cell>
          <table:table-cell office:value-type="float" office:value="15.5328369141" calcext:value-type="float">
            <text:p>15.5328369141</text:p>
          </table:table-cell>
        </table:table-row>
        <table:table-row table:style-name="ro1">
          <table:table-cell office:value-type="float" office:value="1603462865.76" calcext:value-type="float">
            <text:p>1603462865.76</text:p>
          </table:table-cell>
          <table:table-cell office:value-type="float" office:value="-0.1845703125" calcext:value-type="float">
            <text:p>-0.1845703125</text:p>
          </table:table-cell>
          <table:table-cell office:value-type="float" office:value="72" calcext:value-type="float">
            <text:p>72</text:p>
          </table:table-cell>
          <table:table-cell office:value-type="float" office:value="25.0924481498" calcext:value-type="float">
            <text:p>25.0924481498</text:p>
          </table:table-cell>
          <table:table-cell office:value-type="float" office:value="42.4311523438" calcext:value-type="float">
            <text:p>42.4311523438</text:p>
          </table:table-cell>
          <table:table-cell office:value-type="float" office:value="19.8693847656" calcext:value-type="float">
            <text:p>19.8693847656</text:p>
          </table:table-cell>
        </table:table-row>
        <table:table-row table:style-name="ro1">
          <table:table-cell office:value-type="float" office:value="1603462865.81" calcext:value-type="float">
            <text:p>1603462865.81</text:p>
          </table:table-cell>
          <table:table-cell office:value-type="float" office:value="-0.0419921875" calcext:value-type="float">
            <text:p>-0.0419921875</text:p>
          </table:table-cell>
          <table:table-cell office:value-type="float" office:value="73" calcext:value-type="float">
            <text:p>73</text:p>
          </table:table-cell>
          <table:table-cell office:value-type="float" office:value="25.7275048004" calcext:value-type="float">
            <text:p>25.7275048004</text:p>
          </table:table-cell>
          <table:table-cell office:value-type="float" office:value="41.2348632812" calcext:value-type="float">
            <text:p>41.2348632812</text:p>
          </table:table-cell>
          <table:table-cell office:value-type="float" office:value="19.8693847656" calcext:value-type="float">
            <text:p>19.8693847656</text:p>
          </table:table-cell>
        </table:table-row>
        <table:table-row table:style-name="ro1">
          <table:table-cell office:value-type="float" office:value="1603462865.86" calcext:value-type="float">
            <text:p>1603462865.86</text:p>
          </table:table-cell>
          <table:table-cell office:value-type="float" office:value="-0.06640625" calcext:value-type="float">
            <text:p>-0.06640625</text:p>
          </table:table-cell>
          <table:table-cell office:value-type="float" office:value="74" calcext:value-type="float">
            <text:p>74</text:p>
          </table:table-cell>
          <table:table-cell office:value-type="float" office:value="29.8818419501" calcext:value-type="float">
            <text:p>29.8818419501</text:p>
          </table:table-cell>
          <table:table-cell office:value-type="float" office:value="41.0853271484" calcext:value-type="float">
            <text:p>41.0853271484</text:p>
          </table:table-cell>
          <table:table-cell office:value-type="float" office:value="23.6077880859" calcext:value-type="float">
            <text:p>23.6077880859</text:p>
          </table:table-cell>
        </table:table-row>
        <table:table-row table:style-name="ro1">
          <table:table-cell office:value-type="float" office:value="1603462865.92" calcext:value-type="float">
            <text:p>1603462865.92</text:p>
          </table:table-cell>
          <table:table-cell office:value-type="float" office:value="-0.001708984375" calcext:value-type="float">
            <text:p>-0.001708984375</text:p>
          </table:table-cell>
          <table:table-cell office:value-type="float" office:value="75" calcext:value-type="float">
            <text:p>75</text:p>
          </table:table-cell>
          <table:table-cell office:value-type="float" office:value="29.7473004556" calcext:value-type="float">
            <text:p>29.7473004556</text:p>
          </table:table-cell>
          <table:table-cell office:value-type="float" office:value="40.7862548828" calcext:value-type="float">
            <text:p>40.7862548828</text:p>
          </table:table-cell>
          <table:table-cell office:value-type="float" office:value="23.3087158203" calcext:value-type="float">
            <text:p>23.3087158203</text:p>
          </table:table-cell>
        </table:table-row>
        <table:table-row table:style-name="ro1">
          <table:table-cell office:value-type="float" office:value="1603462865.97" calcext:value-type="float">
            <text:p>1603462865.97</text:p>
          </table:table-cell>
          <table:table-cell office:value-type="float" office:value="-0.211669921875" calcext:value-type="float">
            <text:p>-0.211669921875</text:p>
          </table:table-cell>
          <table:table-cell office:value-type="float" office:value="77" calcext:value-type="float">
            <text:p>77</text:p>
          </table:table-cell>
          <table:table-cell office:value-type="float" office:value="34.5989319272" calcext:value-type="float">
            <text:p>34.5989319272</text:p>
          </table:table-cell>
          <table:table-cell office:value-type="float" office:value="38.9918212891" calcext:value-type="float">
            <text:p>38.9918212891</text:p>
          </table:table-cell>
          <table:table-cell office:value-type="float" office:value="26.8975830078" calcext:value-type="float">
            <text:p>26.8975830078</text:p>
          </table:table-cell>
        </table:table-row>
        <table:table-row table:style-name="ro1">
          <table:table-cell office:value-type="float" office:value="1603462866.03" calcext:value-type="float">
            <text:p>1603462866.03</text:p>
          </table:table-cell>
          <table:table-cell office:value-type="float" office:value="0.096923828125" calcext:value-type="float">
            <text:p>0.096923828125</text:p>
          </table:table-cell>
          <table:table-cell office:value-type="float" office:value="77" calcext:value-type="float">
            <text:p>77</text:p>
          </table:table-cell>
          <table:table-cell office:value-type="float" office:value="37.6700867072" calcext:value-type="float">
            <text:p>37.6700867072</text:p>
          </table:table-cell>
          <table:table-cell office:value-type="float" office:value="36.0010986328" calcext:value-type="float">
            <text:p>36.0010986328</text:p>
          </table:table-cell>
          <table:table-cell office:value-type="float" office:value="27.7947998047" calcext:value-type="float">
            <text:p>27.7947998047</text:p>
          </table:table-cell>
        </table:table-row>
        <table:table-row table:style-name="ro1">
          <table:table-cell office:value-type="float" office:value="1603462866.08" calcext:value-type="float">
            <text:p>1603462866.08</text:p>
          </table:table-cell>
          <table:table-cell office:value-type="float" office:value="0.17822265625" calcext:value-type="float">
            <text:p>0.17822265625</text:p>
          </table:table-cell>
          <table:table-cell office:value-type="float" office:value="79" calcext:value-type="float">
            <text:p>79</text:p>
          </table:table-cell>
          <table:table-cell office:value-type="float" office:value="39.0081009115" calcext:value-type="float">
            <text:p>39.0081009115</text:p>
          </table:table-cell>
          <table:table-cell office:value-type="float" office:value="36.8983154297" calcext:value-type="float">
            <text:p>36.8983154297</text:p>
          </table:table-cell>
          <table:table-cell office:value-type="float" office:value="29.8883056641" calcext:value-type="float">
            <text:p>29.8883056641</text:p>
          </table:table-cell>
        </table:table-row>
        <table:table-row table:style-name="ro1">
          <table:table-cell office:value-type="float" office:value="1603462866.13" calcext:value-type="float">
            <text:p>1603462866.13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79" calcext:value-type="float">
            <text:p>79</text:p>
          </table:table-cell>
          <table:table-cell office:value-type="float" office:value="41.0450308733" calcext:value-type="float">
            <text:p>41.0450308733</text:p>
          </table:table-cell>
          <table:table-cell office:value-type="float" office:value="35.7020263672" calcext:value-type="float">
            <text:p>35.7020263672</text:p>
          </table:table-cell>
          <table:table-cell office:value-type="float" office:value="31.0845947266" calcext:value-type="float">
            <text:p>31.0845947266</text:p>
          </table:table-cell>
        </table:table-row>
        <table:table-row table:style-name="ro1">
          <table:table-cell office:value-type="float" office:value="1603462866.18" calcext:value-type="float">
            <text:p>1603462866.18</text:p>
          </table:table-cell>
          <table:table-cell office:value-type="float" office:value="-0.0966796875" calcext:value-type="float">
            <text:p>-0.0966796875</text:p>
          </table:table-cell>
          <table:table-cell office:value-type="float" office:value="81" calcext:value-type="float">
            <text:p>81</text:p>
          </table:table-cell>
          <table:table-cell office:value-type="float" office:value="41.4611857376" calcext:value-type="float">
            <text:p>41.4611857376</text:p>
          </table:table-cell>
          <table:table-cell office:value-type="float" office:value="34.5057373047" calcext:value-type="float">
            <text:p>34.5057373047</text:p>
          </table:table-cell>
          <table:table-cell office:value-type="float" office:value="30.4864501953" calcext:value-type="float">
            <text:p>30.4864501953</text:p>
          </table:table-cell>
        </table:table-row>
        <table:table-row table:style-name="ro1">
          <table:table-cell office:value-type="float" office:value="1603462866.24" calcext:value-type="float">
            <text:p>1603462866.24</text:p>
          </table:table-cell>
          <table:table-cell office:value-type="float" office:value="-0.00634765625" calcext:value-type="float">
            <text:p>-0.00634765625</text:p>
          </table:table-cell>
          <table:table-cell office:value-type="float" office:value="81" calcext:value-type="float">
            <text:p>81</text:p>
          </table:table-cell>
          <table:table-cell office:value-type="float" office:value="44.3386637223" calcext:value-type="float">
            <text:p>44.3386637223</text:p>
          </table:table-cell>
          <table:table-cell office:value-type="float" office:value="31.9636230469" calcext:value-type="float">
            <text:p>31.9636230469</text:p>
          </table:table-cell>
          <table:table-cell office:value-type="float" office:value="31.2341308594" calcext:value-type="float">
            <text:p>31.2341308594</text:p>
          </table:table-cell>
        </table:table-row>
        <table:table-row table:style-name="ro1">
          <table:table-cell office:value-type="float" office:value="1603462866.29" calcext:value-type="float">
            <text:p>1603462866.29</text:p>
          </table:table-cell>
          <table:table-cell office:value-type="float" office:value="-0.062255859375" calcext:value-type="float">
            <text:p>-0.062255859375</text:p>
          </table:table-cell>
          <table:table-cell office:value-type="float" office:value="82" calcext:value-type="float">
            <text:p>82</text:p>
          </table:table-cell>
          <table:table-cell office:value-type="float" office:value="45.4334512728" calcext:value-type="float">
            <text:p>45.4334512728</text:p>
          </table:table-cell>
          <table:table-cell office:value-type="float" office:value="30.6177978516" calcext:value-type="float">
            <text:p>30.6177978516</text:p>
          </table:table-cell>
          <table:table-cell office:value-type="float" office:value="31.0845947266" calcext:value-type="float">
            <text:p>31.0845947266</text:p>
          </table:table-cell>
        </table:table-row>
        <table:table-row table:style-name="ro1">
          <table:table-cell office:value-type="float" office:value="1603462866.34" calcext:value-type="float">
            <text:p>1603462866.34</text:p>
          </table:table-cell>
          <table:table-cell office:value-type="float" office:value="-0.02294921875" calcext:value-type="float">
            <text:p>-0.02294921875</text:p>
          </table:table-cell>
          <table:table-cell office:value-type="float" office:value="82" calcext:value-type="float">
            <text:p>82</text:p>
          </table:table-cell>
          <table:table-cell office:value-type="float" office:value="45.1535135656" calcext:value-type="float">
            <text:p>45.1535135656</text:p>
          </table:table-cell>
          <table:table-cell office:value-type="float" office:value="31.2159423828" calcext:value-type="float">
            <text:p>31.2159423828</text:p>
          </table:table-cell>
          <table:table-cell office:value-type="float" office:value="31.3836669922" calcext:value-type="float">
            <text:p>31.3836669922</text:p>
          </table:table-cell>
        </table:table-row>
        <table:table-row table:style-name="ro1">
          <table:table-cell office:value-type="float" office:value="1603462866.4" calcext:value-type="float">
            <text:p>1603462866.4</text:p>
          </table:table-cell>
          <table:table-cell office:value-type="float" office:value="0.045654296875" calcext:value-type="float">
            <text:p>0.045654296875</text:p>
          </table:table-cell>
          <table:table-cell office:value-type="float" office:value="84" calcext:value-type="float">
            <text:p>84</text:p>
          </table:table-cell>
          <table:table-cell office:value-type="float" office:value="47.109013689" calcext:value-type="float">
            <text:p>47.109013689</text:p>
          </table:table-cell>
          <table:table-cell office:value-type="float" office:value="29.5710449219" calcext:value-type="float">
            <text:p>29.5710449219</text:p>
          </table:table-cell>
          <table:table-cell office:value-type="float" office:value="31.8322753906" calcext:value-type="float">
            <text:p>31.8322753906</text:p>
          </table:table-cell>
        </table:table-row>
        <table:table-row table:style-name="ro1">
          <table:table-cell office:value-type="float" office:value="1603462866.45" calcext:value-type="float">
            <text:p>1603462866.45</text:p>
          </table:table-cell>
          <table:table-cell office:value-type="float" office:value="-0.068115234375" calcext:value-type="float">
            <text:p>-0.068115234375</text:p>
          </table:table-cell>
          <table:table-cell office:value-type="float" office:value="84" calcext:value-type="float">
            <text:p>84</text:p>
          </table:table-cell>
          <table:table-cell office:value-type="float" office:value="47.9589561045" calcext:value-type="float">
            <text:p>47.9589561045</text:p>
          </table:table-cell>
          <table:table-cell office:value-type="float" office:value="28.9729003906" calcext:value-type="float">
            <text:p>28.9729003906</text:p>
          </table:table-cell>
          <table:table-cell office:value-type="float" office:value="32.1313476562" calcext:value-type="float">
            <text:p>32.1313476562</text:p>
          </table:table-cell>
        </table:table-row>
        <table:table-row table:style-name="ro1">
          <table:table-cell office:value-type="float" office:value="1603462866.51" calcext:value-type="float">
            <text:p>1603462866.51</text:p>
          </table:table-cell>
          <table:table-cell office:value-type="float" office:value="-0.02685546875" calcext:value-type="float">
            <text:p>-0.02685546875</text:p>
          </table:table-cell>
          <table:table-cell office:value-type="float" office:value="85" calcext:value-type="float">
            <text:p>85</text:p>
          </table:table-cell>
          <table:table-cell office:value-type="float" office:value="48.319631874" calcext:value-type="float">
            <text:p>48.319631874</text:p>
          </table:table-cell>
          <table:table-cell office:value-type="float" office:value="28.0756835938" calcext:value-type="float">
            <text:p>28.0756835938</text:p>
          </table:table-cell>
          <table:table-cell office:value-type="float" office:value="31.533203125" calcext:value-type="float">
            <text:p>31.533203125</text:p>
          </table:table-cell>
        </table:table-row>
        <table:table-row table:style-name="ro1">
          <table:table-cell office:value-type="float" office:value="1603462866.56" calcext:value-type="float">
            <text:p>1603462866.56</text:p>
          </table:table-cell>
          <table:table-cell office:value-type="float" office:value="0.092529296875" calcext:value-type="float">
            <text:p>0.092529296875</text:p>
          </table:table-cell>
          <table:table-cell office:value-type="float" office:value="85" calcext:value-type="float">
            <text:p>85</text:p>
          </table:table-cell>
          <table:table-cell office:value-type="float" office:value="49.6796579804" calcext:value-type="float">
            <text:p>49.6796579804</text:p>
          </table:table-cell>
          <table:table-cell office:value-type="float" office:value="27.7766113281" calcext:value-type="float">
            <text:p>27.7766113281</text:p>
          </table:table-cell>
          <table:table-cell office:value-type="float" office:value="32.7294921875" calcext:value-type="float">
            <text:p>32.7294921875</text:p>
          </table:table-cell>
        </table:table-row>
        <table:table-row table:style-name="ro1">
          <table:table-cell office:value-type="float" office:value="1603462866.61" calcext:value-type="float">
            <text:p>1603462866.61</text:p>
          </table:table-cell>
          <table:table-cell office:value-type="float" office:value="-0.244140625" calcext:value-type="float">
            <text:p>-0.244140625</text:p>
          </table:table-cell>
          <table:table-cell office:value-type="float" office:value="86" calcext:value-type="float">
            <text:p>86</text:p>
          </table:table-cell>
          <table:table-cell office:value-type="float" office:value="50.7187580556" calcext:value-type="float">
            <text:p>50.7187580556</text:p>
          </table:table-cell>
          <table:table-cell office:value-type="float" office:value="27.6270751953" calcext:value-type="float">
            <text:p>27.6270751953</text:p>
          </table:table-cell>
          <table:table-cell office:value-type="float" office:value="33.7762451172" calcext:value-type="float">
            <text:p>33.7762451172</text:p>
          </table:table-cell>
        </table:table-row>
        <table:table-row table:style-name="ro1">
          <table:table-cell office:value-type="float" office:value="1603462866.67" calcext:value-type="float">
            <text:p>1603462866.67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86" calcext:value-type="float">
            <text:p>86</text:p>
          </table:table-cell>
          <table:table-cell office:value-type="float" office:value="50.7484123329" calcext:value-type="float">
            <text:p>50.7484123329</text:p>
          </table:table-cell>
          <table:table-cell office:value-type="float" office:value="26.1317138672" calcext:value-type="float">
            <text:p>26.1317138672</text:p>
          </table:table-cell>
          <table:table-cell office:value-type="float" office:value="31.9818115234" calcext:value-type="float">
            <text:p>31.9818115234</text:p>
          </table:table-cell>
        </table:table-row>
        <table:table-row table:style-name="ro1">
          <table:table-cell office:value-type="float" office:value="1603462866.72" calcext:value-type="float">
            <text:p>1603462866.72</text:p>
          </table:table-cell>
          <table:table-cell office:value-type="float" office:value="-0.066162109375" calcext:value-type="float">
            <text:p>-0.066162109375</text:p>
          </table:table-cell>
          <table:table-cell office:value-type="float" office:value="87" calcext:value-type="float">
            <text:p>87</text:p>
          </table:table-cell>
          <table:table-cell office:value-type="float" office:value="51.5661922458" calcext:value-type="float">
            <text:p>51.5661922458</text:p>
          </table:table-cell>
          <table:table-cell office:value-type="float" office:value="24.7858886719" calcext:value-type="float">
            <text:p>24.7858886719</text:p>
          </table:table-cell>
          <table:table-cell office:value-type="float" office:value="31.2341308594" calcext:value-type="float">
            <text:p>31.2341308594</text:p>
          </table:table-cell>
        </table:table-row>
        <table:table-row table:style-name="ro1">
          <table:table-cell office:value-type="float" office:value="1603462866.77" calcext:value-type="float">
            <text:p>1603462866.77</text:p>
          </table:table-cell>
          <table:table-cell office:value-type="float" office:value="-0.095947265625" calcext:value-type="float">
            <text:p>-0.095947265625</text:p>
          </table:table-cell>
          <table:table-cell office:value-type="float" office:value="87" calcext:value-type="float">
            <text:p>87</text:p>
          </table:table-cell>
          <table:table-cell office:value-type="float" office:value="55.5642973321" calcext:value-type="float">
            <text:p>55.5642973321</text:p>
          </table:table-cell>
          <table:table-cell office:value-type="float" office:value="22.5428466797" calcext:value-type="float">
            <text:p>22.5428466797</text:p>
          </table:table-cell>
          <table:table-cell office:value-type="float" office:value="32.8790283203" calcext:value-type="float">
            <text:p>32.8790283203</text:p>
          </table:table-cell>
        </table:table-row>
        <table:table-row table:style-name="ro1">
          <table:table-cell office:value-type="float" office:value="1603462866.83" calcext:value-type="float">
            <text:p>1603462866.83</text:p>
          </table:table-cell>
          <table:table-cell office:value-type="float" office:value="-0.074462890625" calcext:value-type="float">
            <text:p>-0.074462890625</text:p>
          </table:table-cell>
          <table:table-cell office:value-type="float" office:value="87" calcext:value-type="float">
            <text:p>87</text:p>
          </table:table-cell>
          <table:table-cell office:value-type="float" office:value="53.9213340686" calcext:value-type="float">
            <text:p>53.9213340686</text:p>
          </table:table-cell>
          <table:table-cell office:value-type="float" office:value="23.7391357422" calcext:value-type="float">
            <text:p>23.7391357422</text:p>
          </table:table-cell>
          <table:table-cell office:value-type="float" office:value="32.5799560547" calcext:value-type="float">
            <text:p>32.5799560547</text:p>
          </table:table-cell>
        </table:table-row>
        <table:table-row table:style-name="ro1">
          <table:table-cell office:value-type="float" office:value="1603462866.88" calcext:value-type="float">
            <text:p>1603462866.88</text:p>
          </table:table-cell>
          <table:table-cell office:value-type="float" office:value="0.181640625" calcext:value-type="float">
            <text:p>0.181640625</text:p>
          </table:table-cell>
          <table:table-cell office:value-type="float" office:value="87" calcext:value-type="float">
            <text:p>87</text:p>
          </table:table-cell>
          <table:table-cell office:value-type="float" office:value="53.8484519788" calcext:value-type="float">
            <text:p>53.8484519788</text:p>
          </table:table-cell>
          <table:table-cell office:value-type="float" office:value="24.7858886719" calcext:value-type="float">
            <text:p>24.7858886719</text:p>
          </table:table-cell>
          <table:table-cell office:value-type="float" office:value="33.92578125" calcext:value-type="float">
            <text:p>33.92578125</text:p>
          </table:table-cell>
        </table:table-row>
        <table:table-row table:style-name="ro1">
          <table:table-cell office:value-type="float" office:value="1603462866.94" calcext:value-type="float">
            <text:p>1603462866.94</text:p>
          </table:table-cell>
          <table:table-cell office:value-type="float" office:value="-0.0244140625" calcext:value-type="float">
            <text:p>-0.0244140625</text:p>
          </table:table-cell>
          <table:table-cell office:value-type="float" office:value="88" calcext:value-type="float">
            <text:p>88</text:p>
          </table:table-cell>
          <table:table-cell office:value-type="float" office:value="54.9131464112" calcext:value-type="float">
            <text:p>54.9131464112</text:p>
          </table:table-cell>
          <table:table-cell office:value-type="float" office:value="22.9914550781" calcext:value-type="float">
            <text:p>22.9914550781</text:p>
          </table:table-cell>
          <table:table-cell office:value-type="float" office:value="32.7294921875" calcext:value-type="float">
            <text:p>32.7294921875</text:p>
          </table:table-cell>
        </table:table-row>
        <table:table-row table:style-name="ro1">
          <table:table-cell office:value-type="float" office:value="1603462866.99" calcext:value-type="float">
            <text:p>1603462866.99</text:p>
          </table:table-cell>
          <table:table-cell office:value-type="float" office:value="-0.08203125" calcext:value-type="float">
            <text:p>-0.08203125</text:p>
          </table:table-cell>
          <table:table-cell office:value-type="float" office:value="88" calcext:value-type="float">
            <text:p>88</text:p>
          </table:table-cell>
          <table:table-cell office:value-type="float" office:value="55.1261900103" calcext:value-type="float">
            <text:p>55.1261900103</text:p>
          </table:table-cell>
          <table:table-cell office:value-type="float" office:value="22.3933105469" calcext:value-type="float">
            <text:p>22.3933105469</text:p>
          </table:table-cell>
          <table:table-cell office:value-type="float" office:value="32.1313476562" calcext:value-type="float">
            <text:p>32.1313476562</text:p>
          </table:table-cell>
        </table:table-row>
        <table:table-row table:style-name="ro1">
          <table:table-cell office:value-type="float" office:value="1603462867.04" calcext:value-type="float">
            <text:p>1603462867.04</text:p>
          </table:table-cell>
          <table:table-cell office:value-type="float" office:value="0.045166015625" calcext:value-type="float">
            <text:p>0.045166015625</text:p>
          </table:table-cell>
          <table:table-cell office:value-type="float" office:value="88" calcext:value-type="float">
            <text:p>88</text:p>
          </table:table-cell>
          <table:table-cell office:value-type="float" office:value="56.4058253856" calcext:value-type="float">
            <text:p>56.4058253856</text:p>
          </table:table-cell>
          <table:table-cell office:value-type="float" office:value="20.4493408203" calcext:value-type="float">
            <text:p>20.4493408203</text:p>
          </table:table-cell>
          <table:table-cell office:value-type="float" office:value="30.7855224609" calcext:value-type="float">
            <text:p>30.7855224609</text:p>
          </table:table-cell>
        </table:table-row>
        <table:table-row table:style-name="ro1">
          <table:table-cell office:value-type="float" office:value="1603462867.1" calcext:value-type="float">
            <text:p>1603462867.1</text:p>
          </table:table-cell>
          <table:table-cell office:value-type="float" office:value="-0.159912109375" calcext:value-type="float">
            <text:p>-0.159912109375</text:p>
          </table:table-cell>
          <table:table-cell office:value-type="float" office:value="89" calcext:value-type="float">
            <text:p>89</text:p>
          </table:table-cell>
          <table:table-cell office:value-type="float" office:value="58.1915796424" calcext:value-type="float">
            <text:p>58.1915796424</text:p>
          </table:table-cell>
          <table:table-cell office:value-type="float" office:value="20.2998046875" calcext:value-type="float">
            <text:p>20.2998046875</text:p>
          </table:table-cell>
          <table:table-cell office:value-type="float" office:value="32.7294921875" calcext:value-type="float">
            <text:p>32.7294921875</text:p>
          </table:table-cell>
        </table:table-row>
        <table:table-row table:style-name="ro1">
          <table:table-cell office:value-type="float" office:value="1603462867.15" calcext:value-type="float">
            <text:p>1603462867.15</text:p>
          </table:table-cell>
          <table:table-cell office:value-type="float" office:value="-0.0791015625" calcext:value-type="float">
            <text:p>-0.0791015625</text:p>
          </table:table-cell>
          <table:table-cell office:value-type="float" office:value="90" calcext:value-type="float">
            <text:p>90</text:p>
          </table:table-cell>
          <table:table-cell office:value-type="float" office:value="59.1086095084" calcext:value-type="float">
            <text:p>59.1086095084</text:p>
          </table:table-cell>
          <table:table-cell office:value-type="float" office:value="19.4025878906" calcext:value-type="float">
            <text:p>19.4025878906</text:p>
          </table:table-cell>
          <table:table-cell office:value-type="float" office:value="32.4304199219" calcext:value-type="float">
            <text:p>32.4304199219</text:p>
          </table:table-cell>
        </table:table-row>
        <table:table-row table:style-name="ro1">
          <table:table-cell office:value-type="float" office:value="1603462867.2" calcext:value-type="float">
            <text:p>1603462867.2</text:p>
          </table:table-cell>
          <table:table-cell office:value-type="float" office:value="0.08056640625" calcext:value-type="float">
            <text:p>0.08056640625</text:p>
          </table:table-cell>
          <table:table-cell office:value-type="float" office:value="91" calcext:value-type="float">
            <text:p>91</text:p>
          </table:table-cell>
          <table:table-cell office:value-type="float" office:value="59.478790012" calcext:value-type="float">
            <text:p>59.478790012</text:p>
          </table:table-cell>
          <table:table-cell office:value-type="float" office:value="20.0007324219" calcext:value-type="float">
            <text:p>20.0007324219</text:p>
          </table:table-cell>
          <table:table-cell office:value-type="float" office:value="33.92578125" calcext:value-type="float">
            <text:p>33.92578125</text:p>
          </table:table-cell>
        </table:table-row>
        <table:table-row table:style-name="ro1">
          <table:table-cell office:value-type="float" office:value="1603462867.26" calcext:value-type="float">
            <text:p>1603462867.26</text:p>
          </table:table-cell>
          <table:table-cell office:value-type="float" office:value="-0.138427734375" calcext:value-type="float">
            <text:p>-0.138427734375</text:p>
          </table:table-cell>
          <table:table-cell office:value-type="float" office:value="91" calcext:value-type="float">
            <text:p>91</text:p>
          </table:table-cell>
          <table:table-cell office:value-type="float" office:value="60.5879910988" calcext:value-type="float">
            <text:p>60.5879910988</text:p>
          </table:table-cell>
          <table:table-cell office:value-type="float" office:value="17.6081542969" calcext:value-type="float">
            <text:p>17.6081542969</text:p>
          </table:table-cell>
          <table:table-cell office:value-type="float" office:value="31.2341308594" calcext:value-type="float">
            <text:p>31.2341308594</text:p>
          </table:table-cell>
        </table:table-row>
        <table:table-row table:style-name="ro1">
          <table:table-cell office:value-type="float" office:value="1603462867.32" calcext:value-type="float">
            <text:p>1603462867.32</text:p>
          </table:table-cell>
          <table:table-cell office:value-type="float" office:value="-0.1904296875" calcext:value-type="float">
            <text:p>-0.1904296875</text:p>
          </table:table-cell>
          <table:table-cell office:value-type="float" office:value="93" calcext:value-type="float">
            <text:p>93</text:p>
          </table:table-cell>
          <table:table-cell office:value-type="float" office:value="61.15204864" calcext:value-type="float">
            <text:p>61.15204864</text:p>
          </table:table-cell>
          <table:table-cell office:value-type="float" office:value="16.7109375" calcext:value-type="float">
            <text:p>16.7109375</text:p>
          </table:table-cell>
          <table:table-cell office:value-type="float" office:value="30.3369140625" calcext:value-type="float">
            <text:p>30.3369140625</text:p>
          </table:table-cell>
        </table:table-row>
        <table:table-row table:style-name="ro1">
          <table:table-cell office:value-type="float" office:value="1603462867.37" calcext:value-type="float">
            <text:p>1603462867.37</text:p>
          </table:table-cell>
          <table:table-cell office:value-type="float" office:value="-0.241455078125" calcext:value-type="float">
            <text:p>-0.241455078125</text:p>
          </table:table-cell>
          <table:table-cell office:value-type="float" office:value="94" calcext:value-type="float">
            <text:p>94</text:p>
          </table:table-cell>
          <table:table-cell office:value-type="float" office:value="65.4957918618" calcext:value-type="float">
            <text:p>65.4957918618</text:p>
          </table:table-cell>
          <table:table-cell office:value-type="float" office:value="14.1688232422" calcext:value-type="float">
            <text:p>14.1688232422</text:p>
          </table:table-cell>
          <table:table-cell office:value-type="float" office:value="31.0845947266" calcext:value-type="float">
            <text:p>31.0845947266</text:p>
          </table:table-cell>
        </table:table-row>
        <table:table-row table:style-name="ro1">
          <table:table-cell office:value-type="float" office:value="1603462867.42" calcext:value-type="float">
            <text:p>1603462867.42</text:p>
          </table:table-cell>
          <table:table-cell office:value-type="float" office:value="0.010498046875" calcext:value-type="float">
            <text:p>0.010498046875</text:p>
          </table:table-cell>
          <table:table-cell office:value-type="float" office:value="95" calcext:value-type="float">
            <text:p>95</text:p>
          </table:table-cell>
          <table:table-cell office:value-type="float" office:value="67.8365964762" calcext:value-type="float">
            <text:p>67.8365964762</text:p>
          </table:table-cell>
          <table:table-cell office:value-type="float" office:value="11.6267089844" calcext:value-type="float">
            <text:p>11.6267089844</text:p>
          </table:table-cell>
          <table:table-cell office:value-type="float" office:value="28.5424804688" calcext:value-type="float">
            <text:p>28.5424804688</text:p>
          </table:table-cell>
        </table:table-row>
        <table:table-row table:style-name="ro1">
          <table:table-cell office:value-type="float" office:value="1603462867.48" calcext:value-type="float">
            <text:p>1603462867.48</text:p>
          </table:table-cell>
          <table:table-cell office:value-type="float" office:value="-0.064453125" calcext:value-type="float">
            <text:p>-0.064453125</text:p>
          </table:table-cell>
          <table:table-cell office:value-type="float" office:value="97" calcext:value-type="float">
            <text:p>97</text:p>
          </table:table-cell>
          <table:table-cell office:value-type="float" office:value="70.7543725573" calcext:value-type="float">
            <text:p>70.7543725573</text:p>
          </table:table-cell>
          <table:table-cell office:value-type="float" office:value="9.23413085938" calcext:value-type="float">
            <text:p>9.23413085938</text:p>
          </table:table-cell>
          <table:table-cell office:value-type="float" office:value="26.4489746094" calcext:value-type="float">
            <text:p>26.4489746094</text:p>
          </table:table-cell>
        </table:table-row>
        <table:table-row table:style-name="ro1">
          <table:table-cell office:value-type="float" office:value="1603462867.53" calcext:value-type="float">
            <text:p>1603462867.53</text:p>
          </table:table-cell>
          <table:table-cell office:value-type="float" office:value="0.054931640625" calcext:value-type="float">
            <text:p>0.054931640625</text:p>
          </table:table-cell>
          <table:table-cell office:value-type="float" office:value="98" calcext:value-type="float">
            <text:p>98</text:p>
          </table:table-cell>
          <table:table-cell office:value-type="float" office:value="74.1640345582" calcext:value-type="float">
            <text:p>74.1640345582</text:p>
          </table:table-cell>
          <table:table-cell office:value-type="float" office:value="7.29016113281" calcext:value-type="float">
            <text:p>7.29016113281</text:p>
          </table:table-cell>
          <table:table-cell office:value-type="float" office:value="25.7012939453" calcext:value-type="float">
            <text:p>25.7012939453</text:p>
          </table:table-cell>
        </table:table-row>
        <table:table-row table:style-name="ro1">
          <table:table-cell office:value-type="float" office:value="1603462867.58" calcext:value-type="float">
            <text:p>1603462867.58</text:p>
          </table:table-cell>
          <table:table-cell office:value-type="float" office:value="-0.177001953125" calcext:value-type="float">
            <text:p>-0.177001953125</text:p>
          </table:table-cell>
          <table:table-cell office:value-type="float" office:value="100" calcext:value-type="float">
            <text:p>100</text:p>
          </table:table-cell>
          <table:table-cell office:value-type="float" office:value="76.0350318509" calcext:value-type="float">
            <text:p>76.0350318509</text:p>
          </table:table-cell>
          <table:table-cell office:value-type="float" office:value="6.09387207031" calcext:value-type="float">
            <text:p>6.09387207031</text:p>
          </table:table-cell>
          <table:table-cell office:value-type="float" office:value="24.5050048828" calcext:value-type="float">
            <text:p>24.5050048828</text:p>
          </table:table-cell>
        </table:table-row>
        <table:table-row table:style-name="ro1">
          <table:table-cell office:value-type="float" office:value="1603462867.64" calcext:value-type="float">
            <text:p>1603462867.64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102" calcext:value-type="float">
            <text:p>102</text:p>
          </table:table-cell>
          <table:table-cell office:value-type="float" office:value="73.2667732044" calcext:value-type="float">
            <text:p>73.2667732044</text:p>
          </table:table-cell>
          <table:table-cell office:value-type="float" office:value="6.24340820312" calcext:value-type="float">
            <text:p>6.24340820312</text:p>
          </table:table-cell>
          <table:table-cell office:value-type="float" office:value="20.7666015625" calcext:value-type="float">
            <text:p>20.7666015625</text:p>
          </table:table-cell>
        </table:table-row>
        <table:table-row table:style-name="ro1">
          <table:table-cell office:value-type="float" office:value="1603462867.69" calcext:value-type="float">
            <text:p>1603462867.69</text:p>
          </table:table-cell>
          <table:table-cell office:value-type="float" office:value="0.20556640625" calcext:value-type="float">
            <text:p>0.20556640625</text:p>
          </table:table-cell>
          <table:table-cell office:value-type="float" office:value="104" calcext:value-type="float">
            <text:p>104</text:p>
          </table:table-cell>
          <table:table-cell office:value-type="float" office:value="77.9730689429" calcext:value-type="float">
            <text:p>77.9730689429</text:p>
          </table:table-cell>
          <table:table-cell office:value-type="float" office:value="3.85083007812" calcext:value-type="float">
            <text:p>3.85083007812</text:p>
          </table:table-cell>
          <table:table-cell office:value-type="float" office:value="18.0749511719" calcext:value-type="float">
            <text:p>18.0749511719</text:p>
          </table:table-cell>
        </table:table-row>
        <table:table-row table:style-name="ro1">
          <table:table-cell office:value-type="float" office:value="1603462867.74" calcext:value-type="float">
            <text:p>1603462867.74</text:p>
          </table:table-cell>
          <table:table-cell office:value-type="float" office:value="-0.2177734375" calcext:value-type="float">
            <text:p>-0.2177734375</text:p>
          </table:table-cell>
          <table:table-cell office:value-type="float" office:value="105" calcext:value-type="float">
            <text:p>105</text:p>
          </table:table-cell>
          <table:table-cell office:value-type="float" office:value="75.2288744948" calcext:value-type="float">
            <text:p>75.2288744948</text:p>
          </table:table-cell>
          <table:table-cell office:value-type="float" office:value="3.70129394531" calcext:value-type="float">
            <text:p>3.70129394531</text:p>
          </table:table-cell>
          <table:table-cell office:value-type="float" office:value="14.0374755859" calcext:value-type="float">
            <text:p>14.0374755859</text:p>
          </table:table-cell>
        </table:table-row>
        <table:table-row table:style-name="ro1">
          <table:table-cell office:value-type="float" office:value="1603462867.8" calcext:value-type="float">
            <text:p>1603462867.8</text:p>
          </table:table-cell>
          <table:table-cell office:value-type="float" office:value="-0.28466796875" calcext:value-type="float">
            <text:p>-0.28466796875</text:p>
          </table:table-cell>
          <table:table-cell office:value-type="float" office:value="107" calcext:value-type="float">
            <text:p>107</text:p>
          </table:table-cell>
          <table:table-cell office:value-type="float" office:value="72.7824138872" calcext:value-type="float">
            <text:p>72.7824138872</text:p>
          </table:table-cell>
          <table:table-cell office:value-type="float" office:value="3.70129394531" calcext:value-type="float">
            <text:p>3.70129394531</text:p>
          </table:table-cell>
          <table:table-cell office:value-type="float" office:value="11.9439697266" calcext:value-type="float">
            <text:p>11.9439697266</text:p>
          </table:table-cell>
        </table:table-row>
        <table:table-row table:style-name="ro1">
          <table:table-cell office:value-type="float" office:value="1603462867.85" calcext:value-type="float">
            <text:p>1603462867.85</text:p>
          </table:table-cell>
          <table:table-cell office:value-type="float" office:value="-0.199951171875" calcext:value-type="float">
            <text:p>-0.199951171875</text:p>
          </table:table-cell>
          <table:table-cell office:value-type="float" office:value="110" calcext:value-type="float">
            <text:p>110</text:p>
          </table:table-cell>
          <table:table-cell office:value-type="float" office:value="65.2494974772" calcext:value-type="float">
            <text:p>65.2494974772</text:p>
          </table:table-cell>
          <table:table-cell office:value-type="float" office:value="4.748046875" calcext:value-type="float">
            <text:p>4.748046875</text:p>
          </table:table-cell>
          <table:table-cell office:value-type="float" office:value="10.2990722656" calcext:value-type="float">
            <text:p>10.2990722656</text:p>
          </table:table-cell>
        </table:table-row>
        <table:table-row table:style-name="ro1">
          <table:table-cell office:value-type="float" office:value="1603462867.91" calcext:value-type="float">
            <text:p>1603462867.91</text:p>
          </table:table-cell>
          <table:table-cell office:value-type="float" office:value="-0.033447265625" calcext:value-type="float">
            <text:p>-0.033447265625</text:p>
          </table:table-cell>
          <table:table-cell office:value-type="float" office:value="111" calcext:value-type="float">
            <text:p>111</text:p>
          </table:table-cell>
          <table:table-cell office:value-type="float" office:value="56.1804974235" calcext:value-type="float">
            <text:p>56.1804974235</text:p>
          </table:table-cell>
          <table:table-cell office:value-type="float" office:value="5.19665527344" calcext:value-type="float">
            <text:p>5.19665527344</text:p>
          </table:table-cell>
          <table:table-cell office:value-type="float" office:value="7.75695800781" calcext:value-type="float">
            <text:p>7.75695800781</text:p>
          </table:table-cell>
        </table:table-row>
        <table:table-row table:style-name="ro1">
          <table:table-cell office:value-type="float" office:value="1603462867.96" calcext:value-type="float">
            <text:p>1603462867.96</text:p>
          </table:table-cell>
          <table:table-cell office:value-type="float" office:value="-0.31884765625" calcext:value-type="float">
            <text:p>-0.31884765625</text:p>
          </table:table-cell>
          <table:table-cell office:value-type="float" office:value="112" calcext:value-type="float">
            <text:p>112</text:p>
          </table:table-cell>
          <table:table-cell office:value-type="float" office:value="38.3082167755" calcext:value-type="float">
            <text:p>38.3082167755</text:p>
          </table:table-cell>
          <table:table-cell office:value-type="float" office:value="4.89758300781" calcext:value-type="float">
            <text:p>4.89758300781</text:p>
          </table:table-cell>
          <table:table-cell office:value-type="float" office:value="3.86901855469" calcext:value-type="float">
            <text:p>3.86901855469</text:p>
          </table:table-cell>
        </table:table-row>
        <table:table-row table:style-name="ro1">
          <table:table-cell office:value-type="float" office:value="1603462868.01" calcext:value-type="float">
            <text:p>1603462868.01</text:p>
          </table:table-cell>
          <table:table-cell office:value-type="float" office:value="-0.0947265625" calcext:value-type="float">
            <text:p>-0.0947265625</text:p>
          </table:table-cell>
          <table:table-cell office:value-type="float" office:value="114" calcext:value-type="float">
            <text:p>114</text:p>
          </table:table-cell>
          <table:table-cell office:value-type="float" office:value="19.6977760715" calcext:value-type="float">
            <text:p>19.6977760715</text:p>
          </table:table-cell>
          <table:table-cell office:value-type="float" office:value="5.79479980469" calcext:value-type="float">
            <text:p>5.79479980469</text:p>
          </table:table-cell>
          <table:table-cell office:value-type="float" office:value="2.07458496094" calcext:value-type="float">
            <text:p>2.07458496094</text:p>
          </table:table-cell>
        </table:table-row>
        <table:table-row table:style-name="ro1">
          <table:table-cell office:value-type="float" office:value="1603462868.07" calcext:value-type="float">
            <text:p>1603462868.07</text:p>
          </table:table-cell>
          <table:table-cell office:value-type="float" office:value="0.0732421875" calcext:value-type="float">
            <text:p>0.0732421875</text:p>
          </table:table-cell>
          <table:table-cell office:value-type="float" office:value="116" calcext:value-type="float">
            <text:p>116</text:p>
          </table:table-cell>
          <table:table-cell office:value-type="float" office:value="8.81837800586" calcext:value-type="float">
            <text:p>8.81837800586</text:p>
          </table:table-cell>
          <table:table-cell office:value-type="float" office:value="7.58923339844" calcext:value-type="float">
            <text:p>7.58923339844</text:p>
          </table:table-cell>
          <table:table-cell office:value-type="float" office:value="1.17736816406" calcext:value-type="float">
            <text:p>1.17736816406</text:p>
          </table:table-cell>
        </table:table-row>
        <table:table-row table:style-name="ro1">
          <table:table-cell office:value-type="float" office:value="1603462868.12" calcext:value-type="float">
            <text:p>1603462868.12</text:p>
          </table:table-cell>
          <table:table-cell office:value-type="float" office:value="0.09716796875" calcext:value-type="float">
            <text:p>0.09716796875</text:p>
          </table:table-cell>
          <table:table-cell office:value-type="float" office:value="116" calcext:value-type="float">
            <text:p>116</text:p>
          </table:table-cell>
          <table:table-cell office:value-type="float" office:value="355.050998735" calcext:value-type="float">
            <text:p>355.050998735</text:p>
          </table:table-cell>
          <table:table-cell office:value-type="float" office:value="10.5799560547" calcext:value-type="float">
            <text:p>10.5799560547</text:p>
          </table:table-cell>
          <table:table-cell office:value-type="float" office:value="-0.916137695312" calcext:value-type="float">
            <text:p>-0.916137695312</text:p>
          </table:table-cell>
        </table:table-row>
        <table:table-row table:style-name="ro1">
          <table:table-cell office:value-type="float" office:value="1603462868.17" calcext:value-type="float">
            <text:p>1603462868.17</text:p>
          </table:table-cell>
          <table:table-cell office:value-type="float" office:value="-0.087890625" calcext:value-type="float">
            <text:p>-0.087890625</text:p>
          </table:table-cell>
          <table:table-cell office:value-type="float" office:value="118" calcext:value-type="float">
            <text:p>118</text:p>
          </table:table-cell>
          <table:table-cell office:value-type="float" office:value="354.108408142" calcext:value-type="float">
            <text:p>354.108408142</text:p>
          </table:table-cell>
          <table:table-cell office:value-type="float" office:value="11.7762451172" calcext:value-type="float">
            <text:p>11.7762451172</text:p>
          </table:table-cell>
          <table:table-cell office:value-type="float" office:value="-1.21520996094" calcext:value-type="float">
            <text:p>-1.21520996094</text:p>
          </table:table-cell>
        </table:table-row>
        <table:table-row table:style-name="ro1">
          <table:table-cell office:value-type="float" office:value="1603462868.23" calcext:value-type="float">
            <text:p>1603462868.23</text:p>
          </table:table-cell>
          <table:table-cell office:value-type="float" office:value="-0.029541015625" calcext:value-type="float">
            <text:p>-0.029541015625</text:p>
          </table:table-cell>
          <table:table-cell office:value-type="float" office:value="118" calcext:value-type="float">
            <text:p>118</text:p>
          </table:table-cell>
          <table:table-cell office:value-type="float" office:value="347.825915817" calcext:value-type="float">
            <text:p>347.825915817</text:p>
          </table:table-cell>
          <table:table-cell office:value-type="float" office:value="11.1781005859" calcext:value-type="float">
            <text:p>11.1781005859</text:p>
          </table:table-cell>
          <table:table-cell office:value-type="float" office:value="-2.41149902344" calcext:value-type="float">
            <text:p>-2.41149902344</text:p>
          </table:table-cell>
        </table:table-row>
        <table:table-row table:style-name="ro1">
          <table:table-cell office:value-type="float" office:value="1603462868.28" calcext:value-type="float">
            <text:p>1603462868.28</text:p>
          </table:table-cell>
          <table:table-cell office:value-type="float" office:value="-0.173583984375" calcext:value-type="float">
            <text:p>-0.173583984375</text:p>
          </table:table-cell>
          <table:table-cell office:value-type="float" office:value="120" calcext:value-type="float">
            <text:p>120</text:p>
          </table:table-cell>
          <table:table-cell office:value-type="float" office:value="341.227610948" calcext:value-type="float">
            <text:p>341.227610948</text:p>
          </table:table-cell>
          <table:table-cell office:value-type="float" office:value="12.3743896484" calcext:value-type="float">
            <text:p>12.3743896484</text:p>
          </table:table-cell>
          <table:table-cell office:value-type="float" office:value="-4.20593261719" calcext:value-type="float">
            <text:p>-4.20593261719</text:p>
          </table:table-cell>
        </table:table-row>
        <table:table-row table:style-name="ro1">
          <table:table-cell office:value-type="float" office:value="1603462868.33" calcext:value-type="float">
            <text:p>1603462868.33</text:p>
          </table:table-cell>
          <table:table-cell office:value-type="float" office:value="0.168701171875" calcext:value-type="float">
            <text:p>0.168701171875</text:p>
          </table:table-cell>
          <table:table-cell office:value-type="float" office:value="120" calcext:value-type="float">
            <text:p>120</text:p>
          </table:table-cell>
          <table:table-cell office:value-type="float" office:value="335.099516655" calcext:value-type="float">
            <text:p>335.099516655</text:p>
          </table:table-cell>
          <table:table-cell office:value-type="float" office:value="13.5706787109" calcext:value-type="float">
            <text:p>13.5706787109</text:p>
          </table:table-cell>
          <table:table-cell office:value-type="float" office:value="-6.29943847656" calcext:value-type="float">
            <text:p>-6.29943847656</text:p>
          </table:table-cell>
        </table:table-row>
        <table:table-row table:style-name="ro1">
          <table:table-cell office:value-type="float" office:value="1603462868.39" calcext:value-type="float">
            <text:p>1603462868.39</text:p>
          </table:table-cell>
          <table:table-cell office:value-type="float" office:value="0.020751953125" calcext:value-type="float">
            <text:p>0.020751953125</text:p>
          </table:table-cell>
          <table:table-cell office:value-type="float" office:value="121" calcext:value-type="float">
            <text:p>121</text:p>
          </table:table-cell>
          <table:table-cell office:value-type="float" office:value="343.160542297" calcext:value-type="float">
            <text:p>343.160542297</text:p>
          </table:table-cell>
          <table:table-cell office:value-type="float" office:value="16.8604736328" calcext:value-type="float">
            <text:p>16.8604736328</text:p>
          </table:table-cell>
          <table:table-cell office:value-type="float" office:value="-5.10314941406" calcext:value-type="float">
            <text:p>-5.10314941406</text:p>
          </table:table-cell>
        </table:table-row>
        <table:table-row table:style-name="ro1">
          <table:table-cell office:value-type="float" office:value="1603462868.44" calcext:value-type="float">
            <text:p>1603462868.44</text:p>
          </table:table-cell>
          <table:table-cell office:value-type="float" office:value="0.01171875" calcext:value-type="float">
            <text:p>0.01171875</text:p>
          </table:table-cell>
          <table:table-cell office:value-type="float" office:value="122" calcext:value-type="float">
            <text:p>122</text:p>
          </table:table-cell>
          <table:table-cell office:value-type="float" office:value="344.77927802" calcext:value-type="float">
            <text:p>344.77927802</text:p>
          </table:table-cell>
          <table:table-cell office:value-type="float" office:value="18.2062988281" calcext:value-type="float">
            <text:p>18.2062988281</text:p>
          </table:table-cell>
          <table:table-cell office:value-type="float" office:value="-4.95361328125" calcext:value-type="float">
            <text:p>-4.95361328125</text:p>
          </table:table-cell>
        </table:table-row>
        <table:table-row table:style-name="ro1">
          <table:table-cell office:value-type="float" office:value="1603462868.49" calcext:value-type="float">
            <text:p>1603462868.49</text:p>
          </table:table-cell>
          <table:table-cell office:value-type="float" office:value="0.0244140625" calcext:value-type="float">
            <text:p>0.0244140625</text:p>
          </table:table-cell>
          <table:table-cell office:value-type="float" office:value="123" calcext:value-type="float">
            <text:p>123</text:p>
          </table:table-cell>
          <table:table-cell office:value-type="float" office:value="340.747507023" calcext:value-type="float">
            <text:p>340.747507023</text:p>
          </table:table-cell>
          <table:table-cell office:value-type="float" office:value="17.6081542969" calcext:value-type="float">
            <text:p>17.6081542969</text:p>
          </table:table-cell>
          <table:table-cell office:value-type="float" office:value="-6.14990234375" calcext:value-type="float">
            <text:p>-6.14990234375</text:p>
          </table:table-cell>
        </table:table-row>
        <table:table-row table:style-name="ro1">
          <table:table-cell office:value-type="float" office:value="1603462868.55" calcext:value-type="float">
            <text:p>1603462868.55</text:p>
          </table:table-cell>
          <table:table-cell office:value-type="float" office:value="0.107666015625" calcext:value-type="float">
            <text:p>0.107666015625</text:p>
          </table:table-cell>
          <table:table-cell office:value-type="float" office:value="123" calcext:value-type="float">
            <text:p>123</text:p>
          </table:table-cell>
          <table:table-cell office:value-type="float" office:value="335.716356217" calcext:value-type="float">
            <text:p>335.716356217</text:p>
          </table:table-cell>
          <table:table-cell office:value-type="float" office:value="17.6081542969" calcext:value-type="float">
            <text:p>17.6081542969</text:p>
          </table:table-cell>
          <table:table-cell office:value-type="float" office:value="-7.9443359375" calcext:value-type="float">
            <text:p>-7.9443359375</text:p>
          </table:table-cell>
        </table:table-row>
        <table:table-row table:style-name="ro1">
          <table:table-cell office:value-type="float" office:value="1603462868.6" calcext:value-type="float">
            <text:p>1603462868.6</text:p>
          </table:table-cell>
          <table:table-cell office:value-type="float" office:value="-0.04833984375" calcext:value-type="float">
            <text:p>-0.04833984375</text:p>
          </table:table-cell>
          <table:table-cell office:value-type="float" office:value="123" calcext:value-type="float">
            <text:p>123</text:p>
          </table:table-cell>
          <table:table-cell office:value-type="float" office:value="337.552642414" calcext:value-type="float">
            <text:p>337.552642414</text:p>
          </table:table-cell>
          <table:table-cell office:value-type="float" office:value="18.5053710938" calcext:value-type="float">
            <text:p>18.5053710938</text:p>
          </table:table-cell>
          <table:table-cell office:value-type="float" office:value="-7.64526367188" calcext:value-type="float">
            <text:p>-7.64526367188</text:p>
          </table:table-cell>
        </table:table-row>
        <table:table-row table:style-name="ro1">
          <table:table-cell office:value-type="float" office:value="1603462868.65" calcext:value-type="float">
            <text:p>1603462868.65</text:p>
          </table:table-cell>
          <table:table-cell office:value-type="float" office:value="-0.05517578125" calcext:value-type="float">
            <text:p>-0.05517578125</text:p>
          </table:table-cell>
          <table:table-cell office:value-type="float" office:value="125" calcext:value-type="float">
            <text:p>125</text:p>
          </table:table-cell>
          <table:table-cell office:value-type="float" office:value="341.855238346" calcext:value-type="float">
            <text:p>341.855238346</text:p>
          </table:table-cell>
          <table:table-cell office:value-type="float" office:value="21.0474853516" calcext:value-type="float">
            <text:p>21.0474853516</text:p>
          </table:table-cell>
          <table:table-cell office:value-type="float" office:value="-6.89758300781" calcext:value-type="float">
            <text:p>-6.89758300781</text:p>
          </table:table-cell>
        </table:table-row>
        <table:table-row table:style-name="ro1">
          <table:table-cell office:value-type="float" office:value="1603462868.71" calcext:value-type="float">
            <text:p>1603462868.71</text:p>
          </table:table-cell>
          <table:table-cell office:value-type="float" office:value="-0.015625" calcext:value-type="float">
            <text:p>-0.015625</text:p>
          </table:table-cell>
          <table:table-cell office:value-type="float" office:value="125" calcext:value-type="float">
            <text:p>125</text:p>
          </table:table-cell>
          <table:table-cell office:value-type="float" office:value="344.242622289" calcext:value-type="float">
            <text:p>344.242622289</text:p>
          </table:table-cell>
          <table:table-cell office:value-type="float" office:value="21.7951660156" calcext:value-type="float">
            <text:p>21.7951660156</text:p>
          </table:table-cell>
          <table:table-cell office:value-type="float" office:value="-6.14990234375" calcext:value-type="float">
            <text:p>-6.14990234375</text:p>
          </table:table-cell>
        </table:table-row>
        <table:table-row table:style-name="ro1">
          <table:table-cell office:value-type="float" office:value="1603462868.76" calcext:value-type="float">
            <text:p>1603462868.76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126" calcext:value-type="float">
            <text:p>126</text:p>
          </table:table-cell>
          <table:table-cell office:value-type="float" office:value="340.223142286" calcext:value-type="float">
            <text:p>340.223142286</text:p>
          </table:table-cell>
          <table:table-cell office:value-type="float" office:value="22.0942382812" calcext:value-type="float">
            <text:p>22.0942382812</text:p>
          </table:table-cell>
          <table:table-cell office:value-type="float" office:value="-7.9443359375" calcext:value-type="float">
            <text:p>-7.9443359375</text:p>
          </table:table-cell>
        </table:table-row>
        <table:table-row table:style-name="ro1">
          <table:table-cell office:value-type="float" office:value="1603462868.82" calcext:value-type="float">
            <text:p>1603462868.82</text:p>
          </table:table-cell>
          <table:table-cell office:value-type="float" office:value="-0.0146484375" calcext:value-type="float">
            <text:p>-0.0146484375</text:p>
          </table:table-cell>
          <table:table-cell office:value-type="float" office:value="126" calcext:value-type="float">
            <text:p>126</text:p>
          </table:table-cell>
          <table:table-cell office:value-type="float" office:value="342.104485858" calcext:value-type="float">
            <text:p>342.104485858</text:p>
          </table:table-cell>
          <table:table-cell office:value-type="float" office:value="20.8979492188" calcext:value-type="float">
            <text:p>20.8979492188</text:p>
          </table:table-cell>
          <table:table-cell office:value-type="float" office:value="-6.748046875" calcext:value-type="float">
            <text:p>-6.748046875</text:p>
          </table:table-cell>
        </table:table-row>
        <table:table-row table:style-name="ro1">
          <table:table-cell office:value-type="float" office:value="1603462868.87" calcext:value-type="float">
            <text:p>1603462868.87</text:p>
          </table:table-cell>
          <table:table-cell office:value-type="float" office:value="0.060791015625" calcext:value-type="float">
            <text:p>0.060791015625</text:p>
          </table:table-cell>
          <table:table-cell office:value-type="float" office:value="126" calcext:value-type="float">
            <text:p>126</text:p>
          </table:table-cell>
          <table:table-cell office:value-type="float" office:value="345.07099451" calcext:value-type="float">
            <text:p>345.07099451</text:p>
          </table:table-cell>
          <table:table-cell office:value-type="float" office:value="24.1877441406" calcext:value-type="float">
            <text:p>24.1877441406</text:p>
          </table:table-cell>
          <table:table-cell office:value-type="float" office:value="-6.44897460938" calcext:value-type="float">
            <text:p>-6.44897460938</text:p>
          </table:table-cell>
        </table:table-row>
        <table:table-row table:style-name="ro1">
          <table:table-cell office:value-type="float" office:value="1603462868.93" calcext:value-type="float">
            <text:p>1603462868.93</text:p>
          </table:table-cell>
          <table:table-cell office:value-type="float" office:value="0.04052734375" calcext:value-type="float">
            <text:p>0.04052734375</text:p>
          </table:table-cell>
          <table:table-cell office:value-type="float" office:value="127" calcext:value-type="float">
            <text:p>127</text:p>
          </table:table-cell>
          <table:table-cell office:value-type="float" office:value="345.07099451" calcext:value-type="float">
            <text:p>345.07099451</text:p>
          </table:table-cell>
          <table:table-cell office:value-type="float" office:value="24.1877441406" calcext:value-type="float">
            <text:p>24.1877441406</text:p>
          </table:table-cell>
          <table:table-cell office:value-type="float" office:value="-6.44897460938" calcext:value-type="float">
            <text:p>-6.44897460938</text:p>
          </table:table-cell>
        </table:table-row>
        <table:table-row table:style-name="ro1">
          <table:table-cell office:value-type="float" office:value="1603462868.98" calcext:value-type="float">
            <text:p>1603462868.98</text:p>
          </table:table-cell>
          <table:table-cell office:value-type="float" office:value="-0.12158203125" calcext:value-type="float">
            <text:p>-0.12158203125</text:p>
          </table:table-cell>
          <table:table-cell office:value-type="float" office:value="127" calcext:value-type="float">
            <text:p>127</text:p>
          </table:table-cell>
          <table:table-cell office:value-type="float" office:value="344.943431262" calcext:value-type="float">
            <text:p>344.943431262</text:p>
          </table:table-cell>
          <table:table-cell office:value-type="float" office:value="25.0849609375" calcext:value-type="float">
            <text:p>25.0849609375</text:p>
          </table:table-cell>
          <table:table-cell office:value-type="float" office:value="-6.748046875" calcext:value-type="float">
            <text:p>-6.748046875</text:p>
          </table:table-cell>
        </table:table-row>
        <table:table-row table:style-name="ro1">
          <table:table-cell office:value-type="float" office:value="1603462869.04" calcext:value-type="float">
            <text:p>1603462869.04</text:p>
          </table:table-cell>
          <table:table-cell office:value-type="float" office:value="0.043701171875" calcext:value-type="float">
            <text:p>0.043701171875</text:p>
          </table:table-cell>
          <table:table-cell office:value-type="float" office:value="127" calcext:value-type="float">
            <text:p>127</text:p>
          </table:table-cell>
          <table:table-cell office:value-type="float" office:value="340.983438649" calcext:value-type="float">
            <text:p>340.983438649</text:p>
          </table:table-cell>
          <table:table-cell office:value-type="float" office:value="24.7858886719" calcext:value-type="float">
            <text:p>24.7858886719</text:p>
          </table:table-cell>
          <table:table-cell office:value-type="float" office:value="-8.54248046875" calcext:value-type="float">
            <text:p>-8.54248046875</text:p>
          </table:table-cell>
        </table:table-row>
        <table:table-row table:style-name="ro1">
          <table:table-cell office:value-type="float" office:value="1603462869.09" calcext:value-type="float">
            <text:p>1603462869.09</text:p>
          </table:table-cell>
          <table:table-cell office:value-type="float" office:value="-0.0302734375" calcext:value-type="float">
            <text:p>-0.0302734375</text:p>
          </table:table-cell>
          <table:table-cell office:value-type="float" office:value="127" calcext:value-type="float">
            <text:p>127</text:p>
          </table:table-cell>
          <table:table-cell office:value-type="float" office:value="339.453638072" calcext:value-type="float">
            <text:p>339.453638072</text:p>
          </table:table-cell>
          <table:table-cell office:value-type="float" office:value="23.5895996094" calcext:value-type="float">
            <text:p>23.5895996094</text:p>
          </table:table-cell>
          <table:table-cell office:value-type="float" office:value="-8.84155273438" calcext:value-type="float">
            <text:p>-8.84155273438</text:p>
          </table:table-cell>
        </table:table-row>
        <table:table-row table:style-name="ro1">
          <table:table-cell office:value-type="float" office:value="1603462869.14" calcext:value-type="float">
            <text:p>1603462869.14</text:p>
          </table:table-cell>
          <table:table-cell office:value-type="float" office:value="-0.14794921875" calcext:value-type="float">
            <text:p>-0.14794921875</text:p>
          </table:table-cell>
          <table:table-cell office:value-type="float" office:value="128" calcext:value-type="float">
            <text:p>128</text:p>
          </table:table-cell>
          <table:table-cell office:value-type="float" office:value="343.456323124" calcext:value-type="float">
            <text:p>343.456323124</text:p>
          </table:table-cell>
          <table:table-cell office:value-type="float" office:value="25.2344970703" calcext:value-type="float">
            <text:p>25.2344970703</text:p>
          </table:table-cell>
          <table:table-cell office:value-type="float" office:value="-7.49572753906" calcext:value-type="float">
            <text:p>-7.49572753906</text:p>
          </table:table-cell>
        </table:table-row>
        <table:table-row table:style-name="ro1">
          <table:table-cell office:value-type="float" office:value="1603462869.2" calcext:value-type="float">
            <text:p>1603462869.2</text:p>
          </table:table-cell>
          <table:table-cell office:value-type="float" office:value="-0.091796875" calcext:value-type="float">
            <text:p>-0.091796875</text:p>
          </table:table-cell>
          <table:table-cell office:value-type="float" office:value="128" calcext:value-type="float">
            <text:p>128</text:p>
          </table:table-cell>
          <table:table-cell office:value-type="float" office:value="344.98966863" calcext:value-type="float">
            <text:p>344.98966863</text:p>
          </table:table-cell>
          <table:table-cell office:value-type="float" office:value="26.28125" calcext:value-type="float">
            <text:p>26.28125</text:p>
          </table:table-cell>
          <table:table-cell office:value-type="float" office:value="-7.04711914062" calcext:value-type="float">
            <text:p>-7.04711914062</text:p>
          </table:table-cell>
        </table:table-row>
        <table:table-row table:style-name="ro1">
          <table:table-cell office:value-type="float" office:value="1603462869.25" calcext:value-type="float">
            <text:p>1603462869.25</text:p>
          </table:table-cell>
          <table:table-cell office:value-type="float" office:value="-0.193359375" calcext:value-type="float">
            <text:p>-0.193359375</text:p>
          </table:table-cell>
          <table:table-cell office:value-type="float" office:value="128" calcext:value-type="float">
            <text:p>128</text:p>
          </table:table-cell>
          <table:table-cell office:value-type="float" office:value="342.585383179" calcext:value-type="float">
            <text:p>342.585383179</text:p>
          </table:table-cell>
          <table:table-cell office:value-type="float" office:value="26.28125" calcext:value-type="float">
            <text:p>26.28125</text:p>
          </table:table-cell>
          <table:table-cell office:value-type="float" office:value="-8.24340820312" calcext:value-type="float">
            <text:p>-8.24340820312</text:p>
          </table:table-cell>
        </table:table-row>
        <table:table-row table:style-name="ro1">
          <table:table-cell office:value-type="float" office:value="1603462869.3" calcext:value-type="float">
            <text:p>1603462869.3</text:p>
          </table:table-cell>
          <table:table-cell office:value-type="float" office:value="0.145263671875" calcext:value-type="float">
            <text:p>0.145263671875</text:p>
          </table:table-cell>
          <table:table-cell office:value-type="float" office:value="130" calcext:value-type="float">
            <text:p>130</text:p>
          </table:table-cell>
          <table:table-cell office:value-type="float" office:value="343.639679097" calcext:value-type="float">
            <text:p>343.639679097</text:p>
          </table:table-cell>
          <table:table-cell office:value-type="float" office:value="25.5335693359" calcext:value-type="float">
            <text:p>25.5335693359</text:p>
          </table:table-cell>
          <table:table-cell office:value-type="float" office:value="-7.49572753906" calcext:value-type="float">
            <text:p>-7.49572753906</text:p>
          </table:table-cell>
        </table:table-row>
        <table:table-row table:style-name="ro1">
          <table:table-cell office:value-type="float" office:value="1603462869.36" calcext:value-type="float">
            <text:p>1603462869.36</text:p>
          </table:table-cell>
          <table:table-cell office:value-type="float" office:value="-0.156494140625" calcext:value-type="float">
            <text:p>-0.156494140625</text:p>
          </table:table-cell>
          <table:table-cell office:value-type="float" office:value="130" calcext:value-type="float">
            <text:p>130</text:p>
          </table:table-cell>
          <table:table-cell office:value-type="float" office:value="345.83983986" calcext:value-type="float">
            <text:p>345.83983986</text:p>
          </table:table-cell>
          <table:table-cell office:value-type="float" office:value="28.5242919922" calcext:value-type="float">
            <text:p>28.5242919922</text:p>
          </table:table-cell>
          <table:table-cell office:value-type="float" office:value="-7.19665527344" calcext:value-type="float">
            <text:p>-7.19665527344</text:p>
          </table:table-cell>
        </table:table-row>
        <table:table-row table:style-name="ro1">
          <table:table-cell office:value-type="float" office:value="1603462869.41" calcext:value-type="float">
            <text:p>1603462869.41</text:p>
          </table:table-cell>
          <table:table-cell office:value-type="float" office:value="0.103515625" calcext:value-type="float">
            <text:p>0.103515625</text:p>
          </table:table-cell>
          <table:table-cell office:value-type="float" office:value="132" calcext:value-type="float">
            <text:p>132</text:p>
          </table:table-cell>
          <table:table-cell office:value-type="float" office:value="345.106247872" calcext:value-type="float">
            <text:p>345.106247872</text:p>
          </table:table-cell>
          <table:table-cell office:value-type="float" office:value="29.8701171875" calcext:value-type="float">
            <text:p>29.8701171875</text:p>
          </table:table-cell>
          <table:table-cell office:value-type="float" office:value="-7.9443359375" calcext:value-type="float">
            <text:p>-7.9443359375</text:p>
          </table:table-cell>
        </table:table-row>
        <table:table-row table:style-name="ro1">
          <table:table-cell office:value-type="float" office:value="1603462869.46" calcext:value-type="float">
            <text:p>1603462869.46</text:p>
          </table:table-cell>
          <table:table-cell office:value-type="float" office:value="0.058349609375" calcext:value-type="float">
            <text:p>0.058349609375</text:p>
          </table:table-cell>
          <table:table-cell office:value-type="float" office:value="132" calcext:value-type="float">
            <text:p>132</text:p>
          </table:table-cell>
          <table:table-cell office:value-type="float" office:value="350.887079967" calcext:value-type="float">
            <text:p>350.887079967</text:p>
          </table:table-cell>
          <table:table-cell office:value-type="float" office:value="31.8140869141" calcext:value-type="float">
            <text:p>31.8140869141</text:p>
          </table:table-cell>
          <table:table-cell office:value-type="float" office:value="-5.10314941406" calcext:value-type="float">
            <text:p>-5.10314941406</text:p>
          </table:table-cell>
        </table:table-row>
        <table:table-row table:style-name="ro1">
          <table:table-cell office:value-type="float" office:value="1603462869.52" calcext:value-type="float">
            <text:p>1603462869.52</text:p>
          </table:table-cell>
          <table:table-cell office:value-type="float" office:value="-0.02783203125" calcext:value-type="float">
            <text:p>-0.02783203125</text:p>
          </table:table-cell>
          <table:table-cell office:value-type="float" office:value="133" calcext:value-type="float">
            <text:p>133</text:p>
          </table:table-cell>
          <table:table-cell office:value-type="float" office:value="348.994438087" calcext:value-type="float">
            <text:p>348.994438087</text:p>
          </table:table-cell>
          <table:table-cell office:value-type="float" office:value="33.1599121094" calcext:value-type="float">
            <text:p>33.1599121094</text:p>
          </table:table-cell>
          <table:table-cell office:value-type="float" office:value="-6.44897460938" calcext:value-type="float">
            <text:p>-6.44897460938</text:p>
          </table:table-cell>
        </table:table-row>
        <table:table-row table:style-name="ro1">
          <table:table-cell office:value-type="float" office:value="1603462869.57" calcext:value-type="float">
            <text:p>1603462869.57</text:p>
          </table:table-cell>
          <table:table-cell office:value-type="float" office:value="0.0791015625" calcext:value-type="float">
            <text:p>0.0791015625</text:p>
          </table:table-cell>
          <table:table-cell office:value-type="float" office:value="134" calcext:value-type="float">
            <text:p>134</text:p>
          </table:table-cell>
          <table:table-cell office:value-type="float" office:value="349.96469936" calcext:value-type="float">
            <text:p>349.96469936</text:p>
          </table:table-cell>
          <table:table-cell office:value-type="float" office:value="33.9075927734" calcext:value-type="float">
            <text:p>33.9075927734</text:p>
          </table:table-cell>
          <table:table-cell office:value-type="float" office:value="-6.00036621094" calcext:value-type="float">
            <text:p>-6.00036621094</text:p>
          </table:table-cell>
        </table:table-row>
        <table:table-row table:style-name="ro1">
          <table:table-cell office:value-type="float" office:value="1603462869.62" calcext:value-type="float">
            <text:p>1603462869.62</text:p>
          </table:table-cell>
          <table:table-cell office:value-type="float" office:value="-0.230712890625" calcext:value-type="float">
            <text:p>-0.230712890625</text:p>
          </table:table-cell>
          <table:table-cell office:value-type="float" office:value="135" calcext:value-type="float">
            <text:p>135</text:p>
          </table:table-cell>
          <table:table-cell office:value-type="float" office:value="352.272331543" calcext:value-type="float">
            <text:p>352.272331543</text:p>
          </table:table-cell>
          <table:table-cell office:value-type="float" office:value="35.4029541016" calcext:value-type="float">
            <text:p>35.4029541016</text:p>
          </table:table-cell>
          <table:table-cell office:value-type="float" office:value="-4.80407714844" calcext:value-type="float">
            <text:p>-4.80407714844</text:p>
          </table:table-cell>
        </table:table-row>
        <table:table-row table:style-name="ro1">
          <table:table-cell office:value-type="float" office:value="1603462869.68" calcext:value-type="float">
            <text:p>1603462869.68</text:p>
          </table:table-cell>
          <table:table-cell office:value-type="float" office:value="0.116455078125" calcext:value-type="float">
            <text:p>0.116455078125</text:p>
          </table:table-cell>
          <table:table-cell office:value-type="float" office:value="137" calcext:value-type="float">
            <text:p>137</text:p>
          </table:table-cell>
          <table:table-cell office:value-type="float" office:value="356.801014861" calcext:value-type="float">
            <text:p>356.801014861</text:p>
          </table:table-cell>
          <table:table-cell office:value-type="float" office:value="37.7955322266" calcext:value-type="float">
            <text:p>37.7955322266</text:p>
          </table:table-cell>
          <table:table-cell office:value-type="float" office:value="-2.11242675781" calcext:value-type="float">
            <text:p>-2.11242675781</text:p>
          </table:table-cell>
        </table:table-row>
        <table:table-row table:style-name="ro1">
          <table:table-cell office:value-type="float" office:value="1603462869.73" calcext:value-type="float">
            <text:p>1603462869.73</text:p>
          </table:table-cell>
          <table:table-cell office:value-type="float" office:value="-0.0947265625" calcext:value-type="float">
            <text:p>-0.0947265625</text:p>
          </table:table-cell>
          <table:table-cell office:value-type="float" office:value="139" calcext:value-type="float">
            <text:p>139</text:p>
          </table:table-cell>
          <table:table-cell office:value-type="float" office:value="359.757122796" calcext:value-type="float">
            <text:p>359.757122796</text:p>
          </table:table-cell>
          <table:table-cell office:value-type="float" office:value="39.7395019531" calcext:value-type="float">
            <text:p>39.7395019531</text:p>
          </table:table-cell>
          <table:table-cell office:value-type="float" office:value="-0.16845703125" calcext:value-type="float">
            <text:p>-0.16845703125</text:p>
          </table:table-cell>
        </table:table-row>
        <table:table-row table:style-name="ro1">
          <table:table-cell office:value-type="float" office:value="1603462869.79" calcext:value-type="float">
            <text:p>1603462869.79</text:p>
          </table:table-cell>
          <table:table-cell office:value-type="float" office:value="-0.22314453125" calcext:value-type="float">
            <text:p>-0.22314453125</text:p>
          </table:table-cell>
          <table:table-cell office:value-type="float" office:value="141" calcext:value-type="float">
            <text:p>141</text:p>
          </table:table-cell>
          <table:table-cell office:value-type="float" office:value="1.43830289325" calcext:value-type="float">
            <text:p>1.43830289325</text:p>
          </table:table-cell>
          <table:table-cell office:value-type="float" office:value="40.9357910156" calcext:value-type="float">
            <text:p>40.9357910156</text:p>
          </table:table-cell>
          <table:table-cell office:value-type="float" office:value="1.02783203125" calcext:value-type="float">
            <text:p>1.02783203125</text:p>
          </table:table-cell>
        </table:table-row>
        <table:table-row table:style-name="ro1">
          <table:table-cell office:value-type="float" office:value="1603462869.84" calcext:value-type="float">
            <text:p>1603462869.84</text:p>
          </table:table-cell>
          <table:table-cell office:value-type="float" office:value="-0.103515625" calcext:value-type="float">
            <text:p>-0.103515625</text:p>
          </table:table-cell>
          <table:table-cell office:value-type="float" office:value="143" calcext:value-type="float">
            <text:p>143</text:p>
          </table:table-cell>
          <table:table-cell office:value-type="float" office:value="8.25125263354" calcext:value-type="float">
            <text:p>8.25125263354</text:p>
          </table:table-cell>
          <table:table-cell office:value-type="float" office:value="43.1788330078" calcext:value-type="float">
            <text:p>43.1788330078</text:p>
          </table:table-cell>
          <table:table-cell office:value-type="float" office:value="6.26159667969" calcext:value-type="float">
            <text:p>6.26159667969</text:p>
          </table:table-cell>
        </table:table-row>
        <table:table-row table:style-name="ro1">
          <table:table-cell office:value-type="float" office:value="1603462869.9" calcext:value-type="float">
            <text:p>1603462869.9</text:p>
          </table:table-cell>
          <table:table-cell office:value-type="float" office:value="-0.204345703125" calcext:value-type="float">
            <text:p>-0.204345703125</text:p>
          </table:table-cell>
          <table:table-cell office:value-type="float" office:value="145" calcext:value-type="float">
            <text:p>145</text:p>
          </table:table-cell>
          <table:table-cell office:value-type="float" office:value="7.87459448494" calcext:value-type="float">
            <text:p>7.87459448494</text:p>
          </table:table-cell>
          <table:table-cell office:value-type="float" office:value="45.2723388672" calcext:value-type="float">
            <text:p>45.2723388672</text:p>
          </table:table-cell>
          <table:table-cell office:value-type="float" office:value="6.26159667969" calcext:value-type="float">
            <text:p>6.26159667969</text:p>
          </table:table-cell>
        </table:table-row>
        <table:table-row table:style-name="ro1">
          <table:table-cell office:value-type="float" office:value="1603462869.95" calcext:value-type="float">
            <text:p>1603462869.95</text:p>
          </table:table-cell>
          <table:table-cell office:value-type="float" office:value="-0.44384765625" calcext:value-type="float">
            <text:p>-0.44384765625</text:p>
          </table:table-cell>
          <table:table-cell office:value-type="float" office:value="147" calcext:value-type="float">
            <text:p>147</text:p>
          </table:table-cell>
          <table:table-cell office:value-type="float" office:value="12.7655669765" calcext:value-type="float">
            <text:p>12.7655669765</text:p>
          </table:table-cell>
          <table:table-cell office:value-type="float" office:value="43.4779052734" calcext:value-type="float">
            <text:p>43.4779052734</text:p>
          </table:table-cell>
          <table:table-cell office:value-type="float" office:value="9.85046386719" calcext:value-type="float">
            <text:p>9.85046386719</text:p>
          </table:table-cell>
        </table:table-row>
        <table:table-row table:style-name="ro1">
          <table:table-cell office:value-type="float" office:value="1603462870" calcext:value-type="float">
            <text:p>1603462870</text:p>
          </table:table-cell>
          <table:table-cell office:value-type="float" office:value="0.394287109375" calcext:value-type="float">
            <text:p>0.394287109375</text:p>
          </table:table-cell>
          <table:table-cell office:value-type="float" office:value="147" calcext:value-type="float">
            <text:p>147</text:p>
          </table:table-cell>
          <table:table-cell office:value-type="float" office:value="16.3039324283" calcext:value-type="float">
            <text:p>16.3039324283</text:p>
          </table:table-cell>
          <table:table-cell office:value-type="float" office:value="42.8797607422" calcext:value-type="float">
            <text:p>42.8797607422</text:p>
          </table:table-cell>
          <table:table-cell office:value-type="float" office:value="12.5421142578" calcext:value-type="float">
            <text:p>12.5421142578</text:p>
          </table:table-cell>
        </table:table-row>
        <table:table-row table:style-name="ro1">
          <table:table-cell office:value-type="float" office:value="1603462870.06" calcext:value-type="float">
            <text:p>1603462870.06</text:p>
          </table:table-cell>
          <table:table-cell office:value-type="float" office:value="0.2412109375" calcext:value-type="float">
            <text:p>0.2412109375</text:p>
          </table:table-cell>
          <table:table-cell office:value-type="float" office:value="149" calcext:value-type="float">
            <text:p>149</text:p>
          </table:table-cell>
          <table:table-cell office:value-type="float" office:value="19.6472675467" calcext:value-type="float">
            <text:p>19.6472675467</text:p>
          </table:table-cell>
          <table:table-cell office:value-type="float" office:value="43.9265136719" calcext:value-type="float">
            <text:p>43.9265136719</text:p>
          </table:table-cell>
          <table:table-cell office:value-type="float" office:value="15.6823730469" calcext:value-type="float">
            <text:p>15.6823730469</text:p>
          </table:table-cell>
        </table:table-row>
        <table:table-row table:style-name="ro1">
          <table:table-cell office:value-type="float" office:value="1603462870.11" calcext:value-type="float">
            <text:p>1603462870.11</text:p>
          </table:table-cell>
          <table:table-cell office:value-type="float" office:value="-0.076416015625" calcext:value-type="float">
            <text:p>-0.076416015625</text:p>
          </table:table-cell>
          <table:table-cell office:value-type="float" office:value="151" calcext:value-type="float">
            <text:p>151</text:p>
          </table:table-cell>
          <table:table-cell office:value-type="float" office:value="21.6635829368" calcext:value-type="float">
            <text:p>21.6635829368</text:p>
          </table:table-cell>
          <table:table-cell office:value-type="float" office:value="44.3751220703" calcext:value-type="float">
            <text:p>44.3751220703</text:p>
          </table:table-cell>
          <table:table-cell office:value-type="float" office:value="17.6263427734" calcext:value-type="float">
            <text:p>17.6263427734</text:p>
          </table:table-cell>
        </table:table-row>
        <table:table-row table:style-name="ro1">
          <table:table-cell office:value-type="float" office:value="1603462870.17" calcext:value-type="float">
            <text:p>1603462870.17</text:p>
          </table:table-cell>
          <table:table-cell office:value-type="float" office:value="0.156494140625" calcext:value-type="float">
            <text:p>0.156494140625</text:p>
          </table:table-cell>
          <table:table-cell office:value-type="float" office:value="152" calcext:value-type="float">
            <text:p>152</text:p>
          </table:table-cell>
          <table:table-cell office:value-type="float" office:value="25.4387963538" calcext:value-type="float">
            <text:p>25.4387963538</text:p>
          </table:table-cell>
          <table:table-cell office:value-type="float" office:value="43.029296875" calcext:value-type="float">
            <text:p>43.029296875</text:p>
          </table:table-cell>
          <table:table-cell office:value-type="float" office:value="20.4675292969" calcext:value-type="float">
            <text:p>20.4675292969</text:p>
          </table:table-cell>
        </table:table-row>
        <table:table-row table:style-name="ro1">
          <table:table-cell office:value-type="float" office:value="1603462870.22" calcext:value-type="float">
            <text:p>1603462870.22</text:p>
          </table:table-cell>
          <table:table-cell office:value-type="float" office:value="-0.232177734375" calcext:value-type="float">
            <text:p>-0.232177734375</text:p>
          </table:table-cell>
          <table:table-cell office:value-type="float" office:value="154" calcext:value-type="float">
            <text:p>154</text:p>
          </table:table-cell>
          <table:table-cell office:value-type="float" office:value="27.9452479605" calcext:value-type="float">
            <text:p>27.9452479605</text:p>
          </table:table-cell>
          <table:table-cell office:value-type="float" office:value="41.6834716797" calcext:value-type="float">
            <text:p>41.6834716797</text:p>
          </table:table-cell>
          <table:table-cell office:value-type="float" office:value="22.1124267578" calcext:value-type="float">
            <text:p>22.1124267578</text:p>
          </table:table-cell>
        </table:table-row>
        <table:table-row table:style-name="ro1">
          <table:table-cell office:value-type="float" office:value="1603462870.27" calcext:value-type="float">
            <text:p>1603462870.27</text:p>
          </table:table-cell>
          <table:table-cell office:value-type="float" office:value="-0.1962890625" calcext:value-type="float">
            <text:p>-0.1962890625</text:p>
          </table:table-cell>
          <table:table-cell office:value-type="float" office:value="154" calcext:value-type="float">
            <text:p>154</text:p>
          </table:table-cell>
          <table:table-cell office:value-type="float" office:value="32.1259319493" calcext:value-type="float">
            <text:p>32.1259319493</text:p>
          </table:table-cell>
          <table:table-cell office:value-type="float" office:value="39.7395019531" calcext:value-type="float">
            <text:p>39.7395019531</text:p>
          </table:table-cell>
          <table:table-cell office:value-type="float" office:value="24.9536132812" calcext:value-type="float">
            <text:p>24.9536132812</text:p>
          </table:table-cell>
        </table:table-row>
        <table:table-row table:style-name="ro1">
          <table:table-cell office:value-type="float" office:value="1603462870.33" calcext:value-type="float">
            <text:p>1603462870.33</text:p>
          </table:table-cell>
          <table:table-cell office:value-type="float" office:value="-0.187255859375" calcext:value-type="float">
            <text:p>-0.187255859375</text:p>
          </table:table-cell>
          <table:table-cell office:value-type="float" office:value="156" calcext:value-type="float">
            <text:p>156</text:p>
          </table:table-cell>
          <table:table-cell office:value-type="float" office:value="34.524926007" calcext:value-type="float">
            <text:p>34.524926007</text:p>
          </table:table-cell>
          <table:table-cell office:value-type="float" office:value="37.7955322266" calcext:value-type="float">
            <text:p>37.7955322266</text:p>
          </table:table-cell>
          <table:table-cell office:value-type="float" office:value="26.0003662109" calcext:value-type="float">
            <text:p>26.0003662109</text:p>
          </table:table-cell>
        </table:table-row>
        <table:table-row table:style-name="ro1">
          <table:table-cell office:value-type="float" office:value="1603462870.38" calcext:value-type="float">
            <text:p>1603462870.38</text:p>
          </table:table-cell>
          <table:table-cell office:value-type="float" office:value="0.110107421875" calcext:value-type="float">
            <text:p>0.110107421875</text:p>
          </table:table-cell>
          <table:table-cell office:value-type="float" office:value="157" calcext:value-type="float">
            <text:p>157</text:p>
          </table:table-cell>
          <table:table-cell office:value-type="float" office:value="34.9987457518" calcext:value-type="float">
            <text:p>34.9987457518</text:p>
          </table:table-cell>
          <table:table-cell office:value-type="float" office:value="40.3376464844" calcext:value-type="float">
            <text:p>40.3376464844</text:p>
          </table:table-cell>
          <table:table-cell office:value-type="float" office:value="28.2434082031" calcext:value-type="float">
            <text:p>28.2434082031</text:p>
          </table:table-cell>
        </table:table-row>
        <table:table-row table:style-name="ro1">
          <table:table-cell office:value-type="float" office:value="1603462870.43" calcext:value-type="float">
            <text:p>1603462870.43</text:p>
          </table:table-cell>
          <table:table-cell office:value-type="float" office:value="-0.055908203125" calcext:value-type="float">
            <text:p>-0.055908203125</text:p>
          </table:table-cell>
          <table:table-cell office:value-type="float" office:value="158" calcext:value-type="float">
            <text:p>158</text:p>
          </table:table-cell>
          <table:table-cell office:value-type="float" office:value="39.3623084383" calcext:value-type="float">
            <text:p>39.3623084383</text:p>
          </table:table-cell>
          <table:table-cell office:value-type="float" office:value="37.3469238281" calcext:value-type="float">
            <text:p>37.3469238281</text:p>
          </table:table-cell>
          <table:table-cell office:value-type="float" office:value="30.6359863281" calcext:value-type="float">
            <text:p>30.6359863281</text:p>
          </table:table-cell>
        </table:table-row>
        <table:table-row table:style-name="ro1">
          <table:table-cell office:value-type="float" office:value="1603462870.49" calcext:value-type="float">
            <text:p>1603462870.49</text:p>
          </table:table-cell>
          <table:table-cell office:value-type="float" office:value="-0.009521484375" calcext:value-type="float">
            <text:p>-0.009521484375</text:p>
          </table:table-cell>
          <table:table-cell office:value-type="float" office:value="159" calcext:value-type="float">
            <text:p>159</text:p>
          </table:table-cell>
          <table:table-cell office:value-type="float" office:value="40.0249901418" calcext:value-type="float">
            <text:p>40.0249901418</text:p>
          </table:table-cell>
          <table:table-cell office:value-type="float" office:value="36.3001708984" calcext:value-type="float">
            <text:p>36.3001708984</text:p>
          </table:table-cell>
          <table:table-cell office:value-type="float" office:value="30.4864501953" calcext:value-type="float">
            <text:p>30.4864501953</text:p>
          </table:table-cell>
        </table:table-row>
        <table:table-row table:style-name="ro1">
          <table:table-cell office:value-type="float" office:value="1603462870.54" calcext:value-type="float">
            <text:p>1603462870.54</text:p>
          </table:table-cell>
          <table:table-cell office:value-type="float" office:value="-0.0302734375" calcext:value-type="float">
            <text:p>-0.0302734375</text:p>
          </table:table-cell>
          <table:table-cell office:value-type="float" office:value="160" calcext:value-type="float">
            <text:p>160</text:p>
          </table:table-cell>
          <table:table-cell office:value-type="float" office:value="42.7658056491" calcext:value-type="float">
            <text:p>42.7658056491</text:p>
          </table:table-cell>
          <table:table-cell office:value-type="float" office:value="33.6085205078" calcext:value-type="float">
            <text:p>33.6085205078</text:p>
          </table:table-cell>
          <table:table-cell office:value-type="float" office:value="31.0845947266" calcext:value-type="float">
            <text:p>31.0845947266</text:p>
          </table:table-cell>
        </table:table-row>
        <table:table-row table:style-name="ro1">
          <table:table-cell office:value-type="float" office:value="1603462870.59" calcext:value-type="float">
            <text:p>1603462870.59</text:p>
          </table:table-cell>
          <table:table-cell office:value-type="float" office:value="0.008544921875" calcext:value-type="float">
            <text:p>0.008544921875</text:p>
          </table:table-cell>
          <table:table-cell office:value-type="float" office:value="161" calcext:value-type="float">
            <text:p>161</text:p>
          </table:table-cell>
          <table:table-cell office:value-type="float" office:value="43.27902327" calcext:value-type="float">
            <text:p>43.27902327</text:p>
          </table:table-cell>
          <table:table-cell office:value-type="float" office:value="33.0103759766" calcext:value-type="float">
            <text:p>33.0103759766</text:p>
          </table:table-cell>
          <table:table-cell office:value-type="float" office:value="31.0845947266" calcext:value-type="float">
            <text:p>31.0845947266</text:p>
          </table:table-cell>
        </table:table-row>
        <table:table-row table:style-name="ro1">
          <table:table-cell office:value-type="float" office:value="1603462870.64" calcext:value-type="float">
            <text:p>1603462870.64</text:p>
          </table:table-cell>
          <table:table-cell office:value-type="float" office:value="-0.13525390625" calcext:value-type="float">
            <text:p>-0.13525390625</text:p>
          </table:table-cell>
          <table:table-cell office:value-type="float" office:value="162" calcext:value-type="float">
            <text:p>162</text:p>
          </table:table-cell>
          <table:table-cell office:value-type="float" office:value="45.6976124118" calcext:value-type="float">
            <text:p>45.6976124118</text:p>
          </table:table-cell>
          <table:table-cell office:value-type="float" office:value="31.06640625" calcext:value-type="float">
            <text:p>31.06640625</text:p>
          </table:table-cell>
          <table:table-cell office:value-type="float" office:value="31.8322753906" calcext:value-type="float">
            <text:p>31.8322753906</text:p>
          </table:table-cell>
        </table:table-row>
        <table:table-row table:style-name="ro1">
          <table:table-cell office:value-type="float" office:value="1603462870.7" calcext:value-type="float">
            <text:p>1603462870.7</text:p>
          </table:table-cell>
          <table:table-cell office:value-type="float" office:value="0.081298828125" calcext:value-type="float">
            <text:p>0.081298828125</text:p>
          </table:table-cell>
          <table:table-cell office:value-type="float" office:value="163" calcext:value-type="float">
            <text:p>163</text:p>
          </table:table-cell>
          <table:table-cell office:value-type="float" office:value="47.6152930481" calcext:value-type="float">
            <text:p>47.6152930481</text:p>
          </table:table-cell>
          <table:table-cell office:value-type="float" office:value="29.8701171875" calcext:value-type="float">
            <text:p>29.8701171875</text:p>
          </table:table-cell>
          <table:table-cell office:value-type="float" office:value="32.7294921875" calcext:value-type="float">
            <text:p>32.7294921875</text:p>
          </table:table-cell>
        </table:table-row>
        <table:table-row table:style-name="ro1">
          <table:table-cell office:value-type="float" office:value="1603462870.75" calcext:value-type="float">
            <text:p>1603462870.75</text:p>
          </table:table-cell>
          <table:table-cell office:value-type="float" office:value="0.026123046875" calcext:value-type="float">
            <text:p>0.026123046875</text:p>
          </table:table-cell>
          <table:table-cell office:value-type="float" office:value="163" calcext:value-type="float">
            <text:p>163</text:p>
          </table:table-cell>
          <table:table-cell office:value-type="float" office:value="49.7261709033" calcext:value-type="float">
            <text:p>49.7261709033</text:p>
          </table:table-cell>
          <table:table-cell office:value-type="float" office:value="27.4775390625" calcext:value-type="float">
            <text:p>27.4775390625</text:p>
          </table:table-cell>
          <table:table-cell office:value-type="float" office:value="32.4304199219" calcext:value-type="float">
            <text:p>32.4304199219</text:p>
          </table:table-cell>
        </table:table-row>
        <table:table-row table:style-name="ro1">
          <table:table-cell office:value-type="float" office:value="1603462870.81" calcext:value-type="float">
            <text:p>1603462870.81</text:p>
          </table:table-cell>
          <table:table-cell office:value-type="float" office:value="0.14306640625" calcext:value-type="float">
            <text:p>0.14306640625</text:p>
          </table:table-cell>
          <table:table-cell office:value-type="float" office:value="165" calcext:value-type="float">
            <text:p>165</text:p>
          </table:table-cell>
          <table:table-cell office:value-type="float" office:value="49.5893199138" calcext:value-type="float">
            <text:p>49.5893199138</text:p>
          </table:table-cell>
          <table:table-cell office:value-type="float" office:value="28.3747558594" calcext:value-type="float">
            <text:p>28.3747558594</text:p>
          </table:table-cell>
          <table:table-cell office:value-type="float" office:value="33.3276367188" calcext:value-type="float">
            <text:p>33.3276367188</text:p>
          </table:table-cell>
        </table:table-row>
        <table:table-row table:style-name="ro1">
          <table:table-cell office:value-type="float" office:value="1603462870.86" calcext:value-type="float">
            <text:p>1603462870.86</text:p>
          </table:table-cell>
          <table:table-cell office:value-type="float" office:value="-0.024169921875" calcext:value-type="float">
            <text:p>-0.024169921875</text:p>
          </table:table-cell>
          <table:table-cell office:value-type="float" office:value="165" calcext:value-type="float">
            <text:p>165</text:p>
          </table:table-cell>
          <table:table-cell office:value-type="float" office:value="50.2677183685" calcext:value-type="float">
            <text:p>50.2677183685</text:p>
          </table:table-cell>
          <table:table-cell office:value-type="float" office:value="27.3280029297" calcext:value-type="float">
            <text:p>27.3280029297</text:p>
          </table:table-cell>
          <table:table-cell office:value-type="float" office:value="32.8790283203" calcext:value-type="float">
            <text:p>32.8790283203</text:p>
          </table:table-cell>
        </table:table-row>
        <table:table-row table:style-name="ro1">
          <table:table-cell office:value-type="float" office:value="1603462870.91" calcext:value-type="float">
            <text:p>1603462870.91</text:p>
          </table:table-cell>
          <table:table-cell office:value-type="float" office:value="-0.075927734375" calcext:value-type="float">
            <text:p>-0.075927734375</text:p>
          </table:table-cell>
          <table:table-cell office:value-type="float" office:value="167" calcext:value-type="float">
            <text:p>167</text:p>
          </table:table-cell>
          <table:table-cell office:value-type="float" office:value="53.4043182201" calcext:value-type="float">
            <text:p>53.4043182201</text:p>
          </table:table-cell>
          <table:table-cell office:value-type="float" office:value="24.6363525391" calcext:value-type="float">
            <text:p>24.6363525391</text:p>
          </table:table-cell>
          <table:table-cell office:value-type="float" office:value="33.1781005859" calcext:value-type="float">
            <text:p>33.1781005859</text:p>
          </table:table-cell>
        </table:table-row>
        <table:table-row table:style-name="ro1">
          <table:table-cell office:value-type="float" office:value="1603462870.97" calcext:value-type="float">
            <text:p>1603462870.97</text:p>
          </table:table-cell>
          <table:table-cell office:value-type="float" office:value="-0.049072265625" calcext:value-type="float">
            <text:p>-0.049072265625</text:p>
          </table:table-cell>
          <table:table-cell office:value-type="float" office:value="167" calcext:value-type="float">
            <text:p>167</text:p>
          </table:table-cell>
          <table:table-cell office:value-type="float" office:value="54.4160458695" calcext:value-type="float">
            <text:p>54.4160458695</text:p>
          </table:table-cell>
          <table:table-cell office:value-type="float" office:value="23.7391357422" calcext:value-type="float">
            <text:p>23.7391357422</text:p>
          </table:table-cell>
          <table:table-cell office:value-type="float" office:value="33.1781005859" calcext:value-type="float">
            <text:p>33.1781005859</text:p>
          </table:table-cell>
        </table:table-row>
        <table:table-row table:style-name="ro1">
          <table:table-cell office:value-type="float" office:value="1603462871.02" calcext:value-type="float">
            <text:p>1603462871.02</text:p>
          </table:table-cell>
          <table:table-cell office:value-type="float" office:value="-0.05908203125" calcext:value-type="float">
            <text:p>-0.05908203125</text:p>
          </table:table-cell>
          <table:table-cell office:value-type="float" office:value="167" calcext:value-type="float">
            <text:p>167</text:p>
          </table:table-cell>
          <table:table-cell office:value-type="float" office:value="55.6769211715" calcext:value-type="float">
            <text:p>55.6769211715</text:p>
          </table:table-cell>
          <table:table-cell office:value-type="float" office:value="22.2437744141" calcext:value-type="float">
            <text:p>22.2437744141</text:p>
          </table:table-cell>
          <table:table-cell office:value-type="float" office:value="32.5799560547" calcext:value-type="float">
            <text:p>32.5799560547</text:p>
          </table:table-cell>
        </table:table-row>
        <table:table-row table:style-name="ro1">
          <table:table-cell office:value-type="float" office:value="1603462871.07" calcext:value-type="float">
            <text:p>1603462871.07</text:p>
          </table:table-cell>
          <table:table-cell office:value-type="float" office:value="-0.08154296875" calcext:value-type="float">
            <text:p>-0.08154296875</text:p>
          </table:table-cell>
          <table:table-cell office:value-type="float" office:value="167" calcext:value-type="float">
            <text:p>167</text:p>
          </table:table-cell>
          <table:table-cell office:value-type="float" office:value="53.8930337" calcext:value-type="float">
            <text:p>53.8930337</text:p>
          </table:table-cell>
          <table:table-cell office:value-type="float" office:value="24.6363525391" calcext:value-type="float">
            <text:p>24.6363525391</text:p>
          </table:table-cell>
          <table:table-cell office:value-type="float" office:value="33.7762451172" calcext:value-type="float">
            <text:p>33.7762451172</text:p>
          </table:table-cell>
        </table:table-row>
        <table:table-row table:style-name="ro1">
          <table:table-cell office:value-type="float" office:value="1603462871.12" calcext:value-type="float">
            <text:p>1603462871.12</text:p>
          </table:table-cell>
          <table:table-cell office:value-type="float" office:value="-0.00732421875" calcext:value-type="float">
            <text:p>-0.00732421875</text:p>
          </table:table-cell>
          <table:table-cell office:value-type="float" office:value="168" calcext:value-type="float">
            <text:p>168</text:p>
          </table:table-cell>
          <table:table-cell office:value-type="float" office:value="55.7097327792" calcext:value-type="float">
            <text:p>55.7097327792</text:p>
          </table:table-cell>
          <table:table-cell office:value-type="float" office:value="23.4400634766" calcext:value-type="float">
            <text:p>23.4400634766</text:p>
          </table:table-cell>
          <table:table-cell office:value-type="float" office:value="34.3743896484" calcext:value-type="float">
            <text:p>34.3743896484</text:p>
          </table:table-cell>
        </table:table-row>
        <table:table-row table:style-name="ro1">
          <table:table-cell office:value-type="float" office:value="1603462871.18" calcext:value-type="float">
            <text:p>1603462871.18</text:p>
          </table:table-cell>
          <table:table-cell office:value-type="float" office:value="-0.130126953125" calcext:value-type="float">
            <text:p>-0.130126953125</text:p>
          </table:table-cell>
          <table:table-cell office:value-type="float" office:value="168" calcext:value-type="float">
            <text:p>168</text:p>
          </table:table-cell>
          <table:table-cell office:value-type="float" office:value="54.8213460143" calcext:value-type="float">
            <text:p>54.8213460143</text:p>
          </table:table-cell>
          <table:table-cell office:value-type="float" office:value="22.5428466797" calcext:value-type="float">
            <text:p>22.5428466797</text:p>
          </table:table-cell>
          <table:table-cell office:value-type="float" office:value="31.9818115234" calcext:value-type="float">
            <text:p>31.9818115234</text:p>
          </table:table-cell>
        </table:table-row>
        <table:table-row table:style-name="ro1">
          <table:table-cell office:value-type="float" office:value="1603462871.23" calcext:value-type="float">
            <text:p>1603462871.23</text:p>
          </table:table-cell>
          <table:table-cell office:value-type="float" office:value="-0.095458984375" calcext:value-type="float">
            <text:p>-0.095458984375</text:p>
          </table:table-cell>
          <table:table-cell office:value-type="float" office:value="168" calcext:value-type="float">
            <text:p>168</text:p>
          </table:table-cell>
          <table:table-cell office:value-type="float" office:value="55.0372310652" calcext:value-type="float">
            <text:p>55.0372310652</text:p>
          </table:table-cell>
          <table:table-cell office:value-type="float" office:value="21.9447021484" calcext:value-type="float">
            <text:p>21.9447021484</text:p>
          </table:table-cell>
          <table:table-cell office:value-type="float" office:value="31.3836669922" calcext:value-type="float">
            <text:p>31.3836669922</text:p>
          </table:table-cell>
        </table:table-row>
        <table:table-row table:style-name="ro1">
          <table:table-cell office:value-type="float" office:value="1603462871.28" calcext:value-type="float">
            <text:p>1603462871.28</text:p>
          </table:table-cell>
          <table:table-cell office:value-type="float" office:value="-0.07666015625" calcext:value-type="float">
            <text:p>-0.07666015625</text:p>
          </table:table-cell>
          <table:table-cell office:value-type="float" office:value="168" calcext:value-type="float">
            <text:p>168</text:p>
          </table:table-cell>
          <table:table-cell office:value-type="float" office:value="57.2692746271" calcext:value-type="float">
            <text:p>57.2692746271</text:p>
          </table:table-cell>
          <table:table-cell office:value-type="float" office:value="20.7484130859" calcext:value-type="float">
            <text:p>20.7484130859</text:p>
          </table:table-cell>
          <table:table-cell office:value-type="float" office:value="32.2808837891" calcext:value-type="float">
            <text:p>32.2808837891</text:p>
          </table:table-cell>
        </table:table-row>
        <table:table-row table:style-name="ro1">
          <table:table-cell office:value-type="float" office:value="1603462871.33" calcext:value-type="float">
            <text:p>1603462871.33</text:p>
          </table:table-cell>
          <table:table-cell office:value-type="float" office:value="0.008056640625" calcext:value-type="float">
            <text:p>0.008056640625</text:p>
          </table:table-cell>
          <table:table-cell office:value-type="float" office:value="168" calcext:value-type="float">
            <text:p>168</text:p>
          </table:table-cell>
          <table:table-cell office:value-type="float" office:value="56.6414298788" calcext:value-type="float">
            <text:p>56.6414298788</text:p>
          </table:table-cell>
          <table:table-cell office:value-type="float" office:value="21.6456298828" calcext:value-type="float">
            <text:p>21.6456298828</text:p>
          </table:table-cell>
          <table:table-cell office:value-type="float" office:value="32.8790283203" calcext:value-type="float">
            <text:p>32.8790283203</text:p>
          </table:table-cell>
        </table:table-row>
        <table:table-row table:style-name="ro1">
          <table:table-cell office:value-type="float" office:value="1603462871.39" calcext:value-type="float">
            <text:p>1603462871.39</text:p>
          </table:table-cell>
          <table:table-cell office:value-type="float" office:value="0.01123046875" calcext:value-type="float">
            <text:p>0.01123046875</text:p>
          </table:table-cell>
          <table:table-cell office:value-type="float" office:value="169" calcext:value-type="float">
            <text:p>169</text:p>
          </table:table-cell>
          <table:table-cell office:value-type="float" office:value="57.473878234" calcext:value-type="float">
            <text:p>57.473878234</text:p>
          </table:table-cell>
          <table:table-cell office:value-type="float" office:value="20.2998046875" calcext:value-type="float">
            <text:p>20.2998046875</text:p>
          </table:table-cell>
          <table:table-cell office:value-type="float" office:value="31.8322753906" calcext:value-type="float">
            <text:p>31.8322753906</text:p>
          </table:table-cell>
        </table:table-row>
        <table:table-row table:style-name="ro1">
          <table:table-cell office:value-type="float" office:value="1603462871.44" calcext:value-type="float">
            <text:p>1603462871.44</text:p>
          </table:table-cell>
          <table:table-cell office:value-type="float" office:value="0.097412109375" calcext:value-type="float">
            <text:p>0.097412109375</text:p>
          </table:table-cell>
          <table:table-cell office:value-type="float" office:value="169" calcext:value-type="float">
            <text:p>169</text:p>
          </table:table-cell>
          <table:table-cell office:value-type="float" office:value="58.7972393737" calcext:value-type="float">
            <text:p>58.7972393737</text:p>
          </table:table-cell>
          <table:table-cell office:value-type="float" office:value="19.5521240234" calcext:value-type="float">
            <text:p>19.5521240234</text:p>
          </table:table-cell>
          <table:table-cell office:value-type="float" office:value="32.2808837891" calcext:value-type="float">
            <text:p>32.2808837891</text:p>
          </table:table-cell>
        </table:table-row>
        <table:table-row table:style-name="ro1">
          <table:table-cell office:value-type="float" office:value="1603462871.5" calcext:value-type="float">
            <text:p>1603462871.5</text:p>
          </table:table-cell>
          <table:table-cell office:value-type="float" office:value="-0.2763671875" calcext:value-type="float">
            <text:p>-0.2763671875</text:p>
          </table:table-cell>
          <table:table-cell office:value-type="float" office:value="169" calcext:value-type="float">
            <text:p>169</text:p>
          </table:table-cell>
          <table:table-cell office:value-type="float" office:value="58.1915796424" calcext:value-type="float">
            <text:p>58.1915796424</text:p>
          </table:table-cell>
          <table:table-cell office:value-type="float" office:value="20.2998046875" calcext:value-type="float">
            <text:p>20.2998046875</text:p>
          </table:table-cell>
          <table:table-cell office:value-type="float" office:value="32.7294921875" calcext:value-type="float">
            <text:p>32.7294921875</text:p>
          </table:table-cell>
        </table:table-row>
        <table:table-row table:style-name="ro1">
          <table:table-cell office:value-type="float" office:value="1603462871.55" calcext:value-type="float">
            <text:p>1603462871.55</text:p>
          </table:table-cell>
          <table:table-cell office:value-type="float" office:value="-0.157958984375" calcext:value-type="float">
            <text:p>-0.157958984375</text:p>
          </table:table-cell>
          <table:table-cell office:value-type="float" office:value="170" calcext:value-type="float">
            <text:p>170</text:p>
          </table:table-cell>
          <table:table-cell office:value-type="float" office:value="59.9551794899" calcext:value-type="float">
            <text:p>59.9551794899</text:p>
          </table:table-cell>
          <table:table-cell office:value-type="float" office:value="19.103515625" calcext:value-type="float">
            <text:p>19.103515625</text:p>
          </table:table-cell>
          <table:table-cell office:value-type="float" office:value="33.0285644531" calcext:value-type="float">
            <text:p>33.0285644531</text:p>
          </table:table-cell>
        </table:table-row>
        <table:table-row table:style-name="ro1">
          <table:table-cell office:value-type="float" office:value="1603462871.6" calcext:value-type="float">
            <text:p>1603462871.6</text:p>
          </table:table-cell>
          <table:table-cell office:value-type="float" office:value="0.021240234375" calcext:value-type="float">
            <text:p>0.021240234375</text:p>
          </table:table-cell>
          <table:table-cell office:value-type="float" office:value="170" calcext:value-type="float">
            <text:p>170</text:p>
          </table:table-cell>
          <table:table-cell office:value-type="float" office:value="59.499293838" calcext:value-type="float">
            <text:p>59.499293838</text:p>
          </table:table-cell>
          <table:table-cell office:value-type="float" office:value="19.103515625" calcext:value-type="float">
            <text:p>19.103515625</text:p>
          </table:table-cell>
          <table:table-cell office:value-type="float" office:value="32.4304199219" calcext:value-type="float">
            <text:p>32.4304199219</text:p>
          </table:table-cell>
        </table:table-row>
        <table:table-row table:style-name="ro1">
          <table:table-cell office:value-type="float" office:value="1603462871.66" calcext:value-type="float">
            <text:p>1603462871.66</text:p>
          </table:table-cell>
          <table:table-cell office:value-type="float" office:value="0.01025390625" calcext:value-type="float">
            <text:p>0.01025390625</text:p>
          </table:table-cell>
          <table:table-cell office:value-type="float" office:value="171" calcext:value-type="float">
            <text:p>171</text:p>
          </table:table-cell>
          <table:table-cell office:value-type="float" office:value="61.9979926805" calcext:value-type="float">
            <text:p>61.9979926805</text:p>
          </table:table-cell>
          <table:table-cell office:value-type="float" office:value="15.8137207031" calcext:value-type="float">
            <text:p>15.8137207031</text:p>
          </table:table-cell>
          <table:table-cell office:value-type="float" office:value="29.7387695312" calcext:value-type="float">
            <text:p>29.7387695312</text:p>
          </table:table-cell>
        </table:table-row>
        <table:table-row table:style-name="ro1">
          <table:table-cell office:value-type="float" office:value="1603462871.71" calcext:value-type="float">
            <text:p>1603462871.71</text:p>
          </table:table-cell>
          <table:table-cell office:value-type="float" office:value="0.25146484375" calcext:value-type="float">
            <text:p>0.25146484375</text:p>
          </table:table-cell>
          <table:table-cell office:value-type="float" office:value="172" calcext:value-type="float">
            <text:p>172</text:p>
          </table:table-cell>
          <table:table-cell office:value-type="float" office:value="64.9206190619" calcext:value-type="float">
            <text:p>64.9206190619</text:p>
          </table:table-cell>
          <table:table-cell office:value-type="float" office:value="14.6174316406" calcext:value-type="float">
            <text:p>14.6174316406</text:p>
          </table:table-cell>
          <table:table-cell office:value-type="float" office:value="31.2341308594" calcext:value-type="float">
            <text:p>31.2341308594</text:p>
          </table:table-cell>
        </table:table-row>
        <table:table-row table:style-name="ro1">
          <table:table-cell office:value-type="float" office:value="1603462871.77" calcext:value-type="float">
            <text:p>1603462871.77</text:p>
          </table:table-cell>
          <table:table-cell office:value-type="float" office:value="-0.0908203125" calcext:value-type="float">
            <text:p>-0.0908203125</text:p>
          </table:table-cell>
          <table:table-cell office:value-type="float" office:value="173" calcext:value-type="float">
            <text:p>173</text:p>
          </table:table-cell>
          <table:table-cell office:value-type="float" office:value="65.1628380705" calcext:value-type="float">
            <text:p>65.1628380705</text:p>
          </table:table-cell>
          <table:table-cell office:value-type="float" office:value="14.318359375" calcext:value-type="float">
            <text:p>14.318359375</text:p>
          </table:table-cell>
          <table:table-cell office:value-type="float" office:value="30.9350585938" calcext:value-type="float">
            <text:p>30.9350585938</text:p>
          </table:table-cell>
        </table:table-row>
        <table:table-row table:style-name="ro1">
          <table:table-cell office:value-type="float" office:value="1603462871.82" calcext:value-type="float">
            <text:p>1603462871.82</text:p>
          </table:table-cell>
          <table:table-cell office:value-type="float" office:value="-0.024169921875" calcext:value-type="float">
            <text:p>-0.024169921875</text:p>
          </table:table-cell>
          <table:table-cell office:value-type="float" office:value="174" calcext:value-type="float">
            <text:p>174</text:p>
          </table:table-cell>
          <table:table-cell office:value-type="float" office:value="67.0142560416" calcext:value-type="float">
            <text:p>67.0142560416</text:p>
          </table:table-cell>
          <table:table-cell office:value-type="float" office:value="13.1220703125" calcext:value-type="float">
            <text:p>13.1220703125</text:p>
          </table:table-cell>
          <table:table-cell office:value-type="float" office:value="30.9350585938" calcext:value-type="float">
            <text:p>30.9350585938</text:p>
          </table:table-cell>
        </table:table-row>
        <table:table-row table:style-name="ro1">
          <table:table-cell office:value-type="float" office:value="1603462871.87" calcext:value-type="float">
            <text:p>1603462871.87</text:p>
          </table:table-cell>
          <table:table-cell office:value-type="float" office:value="0.2041015625" calcext:value-type="float">
            <text:p>0.2041015625</text:p>
          </table:table-cell>
          <table:table-cell office:value-type="float" office:value="175" calcext:value-type="float">
            <text:p>175</text:p>
          </table:table-cell>
          <table:table-cell office:value-type="float" office:value="67.9901493808" calcext:value-type="float">
            <text:p>67.9901493808</text:p>
          </table:table-cell>
          <table:table-cell office:value-type="float" office:value="11.4771728516" calcext:value-type="float">
            <text:p>11.4771728516</text:p>
          </table:table-cell>
          <table:table-cell office:value-type="float" office:value="28.3929443359" calcext:value-type="float">
            <text:p>28.3929443359</text:p>
          </table:table-cell>
        </table:table-row>
        <table:table-row table:style-name="ro1">
          <table:table-cell office:value-type="float" office:value="1603462871.93" calcext:value-type="float">
            <text:p>1603462871.93</text:p>
          </table:table-cell>
          <table:table-cell office:value-type="float" office:value="-0.12939453125" calcext:value-type="float">
            <text:p>-0.12939453125</text:p>
          </table:table-cell>
          <table:table-cell office:value-type="float" office:value="177" calcext:value-type="float">
            <text:p>177</text:p>
          </table:table-cell>
          <table:table-cell office:value-type="float" office:value="73.3307950505" calcext:value-type="float">
            <text:p>73.3307950505</text:p>
          </table:table-cell>
          <table:table-cell office:value-type="float" office:value="8.63598632812" calcext:value-type="float">
            <text:p>8.63598632812</text:p>
          </table:table-cell>
          <table:table-cell office:value-type="float" office:value="28.8415527344" calcext:value-type="float">
            <text:p>28.8415527344</text:p>
          </table:table-cell>
        </table:table-row>
        <table:table-row table:style-name="ro1">
          <table:table-cell office:value-type="float" office:value="1603462871.98" calcext:value-type="float">
            <text:p>1603462871.98</text:p>
          </table:table-cell>
          <table:table-cell office:value-type="float" office:value="0.065673828125" calcext:value-type="float">
            <text:p>0.065673828125</text:p>
          </table:table-cell>
          <table:table-cell office:value-type="float" office:value="179" calcext:value-type="float">
            <text:p>179</text:p>
          </table:table-cell>
          <table:table-cell office:value-type="float" office:value="74.9638950664" calcext:value-type="float">
            <text:p>74.9638950664</text:p>
          </table:table-cell>
          <table:table-cell office:value-type="float" office:value="6.54248046875" calcext:value-type="float">
            <text:p>6.54248046875</text:p>
          </table:table-cell>
          <table:table-cell office:value-type="float" office:value="24.35546875" calcext:value-type="float">
            <text:p>24.35546875</text:p>
          </table:table-cell>
        </table:table-row>
        <table:table-row table:style-name="ro1">
          <table:table-cell office:value-type="float" office:value="1603462872.04" calcext:value-type="float">
            <text:p>1603462872.04</text:p>
          </table:table-cell>
          <table:table-cell office:value-type="float" office:value="-0.23486328125" calcext:value-type="float">
            <text:p>-0.23486328125</text:p>
          </table:table-cell>
          <table:table-cell office:value-type="float" office:value="181" calcext:value-type="float">
            <text:p>181</text:p>
          </table:table-cell>
          <table:table-cell office:value-type="float" office:value="72.8640012801" calcext:value-type="float">
            <text:p>72.8640012801</text:p>
          </table:table-cell>
          <table:table-cell office:value-type="float" office:value="7.140625" calcext:value-type="float">
            <text:p>7.140625</text:p>
          </table:table-cell>
          <table:table-cell office:value-type="float" office:value="23.1591796875" calcext:value-type="float">
            <text:p>23.1591796875</text:p>
          </table:table-cell>
        </table:table-row>
        <table:table-row table:style-name="ro1">
          <table:table-cell office:value-type="float" office:value="1603462872.09" calcext:value-type="float">
            <text:p>1603462872.09</text:p>
          </table:table-cell>
          <table:table-cell office:value-type="float" office:value="0.0634765625" calcext:value-type="float">
            <text:p>0.0634765625</text:p>
          </table:table-cell>
          <table:table-cell office:value-type="float" office:value="183" calcext:value-type="float">
            <text:p>183</text:p>
          </table:table-cell>
          <table:table-cell office:value-type="float" office:value="72.6550973867" calcext:value-type="float">
            <text:p>72.6550973867</text:p>
          </table:table-cell>
          <table:table-cell office:value-type="float" office:value="5.64526367188" calcext:value-type="float">
            <text:p>5.64526367188</text:p>
          </table:table-cell>
          <table:table-cell office:value-type="float" office:value="18.0749511719" calcext:value-type="float">
            <text:p>18.0749511719</text:p>
          </table:table-cell>
        </table:table-row>
        <table:table-row table:style-name="ro1">
          <table:table-cell office:value-type="float" office:value="1603462872.15" calcext:value-type="float">
            <text:p>1603462872.15</text:p>
          </table:table-cell>
          <table:table-cell office:value-type="float" office:value="0.575927734375" calcext:value-type="float">
            <text:p>0.575927734375</text:p>
          </table:table-cell>
          <table:table-cell office:value-type="float" office:value="184" calcext:value-type="float">
            <text:p>184</text:p>
          </table:table-cell>
          <table:table-cell office:value-type="float" office:value="81.7675587375" calcext:value-type="float">
            <text:p>81.7675587375</text:p>
          </table:table-cell>
          <table:table-cell office:value-type="float" office:value="2.35546875" calcext:value-type="float">
            <text:p>2.35546875</text:p>
          </table:table-cell>
          <table:table-cell office:value-type="float" office:value="16.2805175781" calcext:value-type="float">
            <text:p>16.2805175781</text:p>
          </table:table-cell>
        </table:table-row>
        <table:table-row table:style-name="ro1">
          <table:table-cell office:value-type="float" office:value="1603462872.2" calcext:value-type="float">
            <text:p>1603462872.2</text:p>
          </table:table-cell>
          <table:table-cell office:value-type="float" office:value="-0.0712890625" calcext:value-type="float">
            <text:p>-0.0712890625</text:p>
          </table:table-cell>
          <table:table-cell office:value-type="float" office:value="186" calcext:value-type="float">
            <text:p>186</text:p>
          </table:table-cell>
          <table:table-cell office:value-type="float" office:value="77.0868536185" calcext:value-type="float">
            <text:p>77.0868536185</text:p>
          </table:table-cell>
          <table:table-cell office:value-type="float" office:value="3.25268554688" calcext:value-type="float">
            <text:p>3.25268554688</text:p>
          </table:table-cell>
          <table:table-cell office:value-type="float" office:value="14.1870117188" calcext:value-type="float">
            <text:p>14.1870117188</text:p>
          </table:table-cell>
        </table:table-row>
        <table:table-row table:style-name="ro1">
          <table:table-cell office:value-type="float" office:value="1603462872.25" calcext:value-type="float">
            <text:p>1603462872.25</text:p>
          </table:table-cell>
          <table:table-cell office:value-type="float" office:value="-0.1640625" calcext:value-type="float">
            <text:p>-0.1640625</text:p>
          </table:table-cell>
          <table:table-cell office:value-type="float" office:value="188" calcext:value-type="float">
            <text:p>188</text:p>
          </table:table-cell>
          <table:table-cell office:value-type="float" office:value="69.152054549" calcext:value-type="float">
            <text:p>69.152054549</text:p>
          </table:table-cell>
          <table:table-cell office:value-type="float" office:value="4.14990234375" calcext:value-type="float">
            <text:p>4.14990234375</text:p>
          </table:table-cell>
          <table:table-cell office:value-type="float" office:value="10.8972167969" calcext:value-type="float">
            <text:p>10.8972167969</text:p>
          </table:table-cell>
        </table:table-row>
        <table:table-row table:style-name="ro1">
          <table:table-cell office:value-type="float" office:value="1603462872.31" calcext:value-type="float">
            <text:p>1603462872.31</text:p>
          </table:table-cell>
          <table:table-cell office:value-type="float" office:value="0.141845703125" calcext:value-type="float">
            <text:p>0.141845703125</text:p>
          </table:table-cell>
          <table:table-cell office:value-type="float" office:value="190" calcext:value-type="float">
            <text:p>190</text:p>
          </table:table-cell>
          <table:table-cell office:value-type="float" office:value="61.4505773149" calcext:value-type="float">
            <text:p>61.4505773149</text:p>
          </table:table-cell>
          <table:table-cell office:value-type="float" office:value="5.19665527344" calcext:value-type="float">
            <text:p>5.19665527344</text:p>
          </table:table-cell>
          <table:table-cell office:value-type="float" office:value="9.55139160156" calcext:value-type="float">
            <text:p>9.55139160156</text:p>
          </table:table-cell>
        </table:table-row>
        <table:table-row table:style-name="ro1">
          <table:table-cell office:value-type="float" office:value="1603462872.36" calcext:value-type="float">
            <text:p>1603462872.36</text:p>
          </table:table-cell>
          <table:table-cell office:value-type="float" office:value="-0.101318359375" calcext:value-type="float">
            <text:p>-0.101318359375</text:p>
          </table:table-cell>
          <table:table-cell office:value-type="float" office:value="191" calcext:value-type="float">
            <text:p>191</text:p>
          </table:table-cell>
          <table:table-cell office:value-type="float" office:value="55.5251008748" calcext:value-type="float">
            <text:p>55.5251008748</text:p>
          </table:table-cell>
          <table:table-cell office:value-type="float" office:value="4.29943847656" calcext:value-type="float">
            <text:p>4.29943847656</text:p>
          </table:table-cell>
          <table:table-cell office:value-type="float" office:value="6.26159667969" calcext:value-type="float">
            <text:p>6.26159667969</text:p>
          </table:table-cell>
        </table:table-row>
        <table:table-row table:style-name="ro1">
          <table:table-cell office:value-type="float" office:value="1603462872.41" calcext:value-type="float">
            <text:p>1603462872.41</text:p>
          </table:table-cell>
          <table:table-cell office:value-type="float" office:value="-0.03955078125" calcext:value-type="float">
            <text:p>-0.03955078125</text:p>
          </table:table-cell>
          <table:table-cell office:value-type="float" office:value="193" calcext:value-type="float">
            <text:p>193</text:p>
          </table:table-cell>
          <table:table-cell office:value-type="float" office:value="28.7158417665" calcext:value-type="float">
            <text:p>28.7158417665</text:p>
          </table:table-cell>
          <table:table-cell office:value-type="float" office:value="6.24340820312" calcext:value-type="float">
            <text:p>6.24340820312</text:p>
          </table:table-cell>
          <table:table-cell office:value-type="float" office:value="3.42041015625" calcext:value-type="float">
            <text:p>3.42041015625</text:p>
          </table:table-cell>
        </table:table-row>
        <table:table-row table:style-name="ro1">
          <table:table-cell office:value-type="float" office:value="1603462872.47" calcext:value-type="float">
            <text:p>1603462872.47</text:p>
          </table:table-cell>
          <table:table-cell office:value-type="float" office:value="0.146728515625" calcext:value-type="float">
            <text:p>0.146728515625</text:p>
          </table:table-cell>
          <table:table-cell office:value-type="float" office:value="195" calcext:value-type="float">
            <text:p>195</text:p>
          </table:table-cell>
          <table:table-cell office:value-type="float" office:value="6.65770377444" calcext:value-type="float">
            <text:p>6.65770377444</text:p>
          </table:table-cell>
          <table:table-cell office:value-type="float" office:value="6.24340820312" calcext:value-type="float">
            <text:p>6.24340820312</text:p>
          </table:table-cell>
          <table:table-cell office:value-type="float" office:value="0.728759765625" calcext:value-type="float">
            <text:p>0.728759765625</text:p>
          </table:table-cell>
        </table:table-row>
        <table:table-row table:style-name="ro1">
          <table:table-cell office:value-type="float" office:value="1603462872.52" calcext:value-type="float">
            <text:p>1603462872.52</text:p>
          </table:table-cell>
          <table:table-cell office:value-type="float" office:value="0.142333984375" calcext:value-type="float">
            <text:p>0.142333984375</text:p>
          </table:table-cell>
          <table:table-cell office:value-type="float" office:value="195" calcext:value-type="float">
            <text:p>195</text:p>
          </table:table-cell>
          <table:table-cell office:value-type="float" office:value="2.03399160407" calcext:value-type="float">
            <text:p>2.03399160407</text:p>
          </table:table-cell>
          <table:table-cell office:value-type="float" office:value="7.88830566406" calcext:value-type="float">
            <text:p>7.88830566406</text:p>
          </table:table-cell>
          <table:table-cell office:value-type="float" office:value="0.280151367188" calcext:value-type="float">
            <text:p>0.280151367188</text:p>
          </table:table-cell>
        </table:table-row>
        <table:table-row table:style-name="ro1">
          <table:table-cell office:value-type="float" office:value="1603462872.58" calcext:value-type="float">
            <text:p>1603462872.58</text:p>
          </table:table-cell>
          <table:table-cell office:value-type="float" office:value="0.090576171875" calcext:value-type="float">
            <text:p>0.090576171875</text:p>
          </table:table-cell>
          <table:table-cell office:value-type="float" office:value="197" calcext:value-type="float">
            <text:p>197</text:p>
          </table:table-cell>
          <table:table-cell office:value-type="float" office:value="350.673859808" calcext:value-type="float">
            <text:p>350.673859808</text:p>
          </table:table-cell>
          <table:table-cell office:value-type="float" office:value="10.1313476562" calcext:value-type="float">
            <text:p>10.1313476562</text:p>
          </table:table-cell>
          <table:table-cell office:value-type="float" office:value="-1.66381835938" calcext:value-type="float">
            <text:p>-1.66381835938</text:p>
          </table:table-cell>
        </table:table-row>
        <table:table-row table:style-name="ro1">
          <table:table-cell office:value-type="float" office:value="1603462872.63" calcext:value-type="float">
            <text:p>1603462872.63</text:p>
          </table:table-cell>
          <table:table-cell office:value-type="float" office:value="0.060302734375" calcext:value-type="float">
            <text:p>0.060302734375</text:p>
          </table:table-cell>
          <table:table-cell office:value-type="float" office:value="198" calcext:value-type="float">
            <text:p>198</text:p>
          </table:table-cell>
          <table:table-cell office:value-type="float" office:value="357.074650974" calcext:value-type="float">
            <text:p>357.074650974</text:p>
          </table:table-cell>
          <table:table-cell office:value-type="float" office:value="12.0753173828" calcext:value-type="float">
            <text:p>12.0753173828</text:p>
          </table:table-cell>
          <table:table-cell office:value-type="float" office:value="-0.617065429688" calcext:value-type="float">
            <text:p>-0.617065429688</text:p>
          </table:table-cell>
        </table:table-row>
        <table:table-row table:style-name="ro1">
          <table:table-cell office:value-type="float" office:value="1603462872.68" calcext:value-type="float">
            <text:p>1603462872.68</text:p>
          </table:table-cell>
          <table:table-cell office:value-type="float" office:value="-0.16943359375" calcext:value-type="float">
            <text:p>-0.16943359375</text:p>
          </table:table-cell>
          <table:table-cell office:value-type="float" office:value="199" calcext:value-type="float">
            <text:p>199</text:p>
          </table:table-cell>
          <table:table-cell office:value-type="float" office:value="342.071478808" calcext:value-type="float">
            <text:p>342.071478808</text:p>
          </table:table-cell>
          <table:table-cell office:value-type="float" office:value="12.0753173828" calcext:value-type="float">
            <text:p>12.0753173828</text:p>
          </table:table-cell>
          <table:table-cell office:value-type="float" office:value="-3.90686035156" calcext:value-type="float">
            <text:p>-3.90686035156</text:p>
          </table:table-cell>
        </table:table-row>
        <table:table-row table:style-name="ro1">
          <table:table-cell office:value-type="float" office:value="1603462872.74" calcext:value-type="float">
            <text:p>1603462872.74</text:p>
          </table:table-cell>
          <table:table-cell office:value-type="float" office:value="-0.14111328125" calcext:value-type="float">
            <text:p>-0.14111328125</text:p>
          </table:table-cell>
          <table:table-cell office:value-type="float" office:value="199" calcext:value-type="float">
            <text:p>199</text:p>
          </table:table-cell>
          <table:table-cell office:value-type="float" office:value="345.112185467" calcext:value-type="float">
            <text:p>345.112185467</text:p>
          </table:table-cell>
          <table:table-cell office:value-type="float" office:value="13.5706787109" calcext:value-type="float">
            <text:p>13.5706787109</text:p>
          </table:table-cell>
          <table:table-cell office:value-type="float" office:value="-3.60778808594" calcext:value-type="float">
            <text:p>-3.60778808594</text:p>
          </table:table-cell>
        </table:table-row>
        <table:table-row table:style-name="ro1">
          <table:table-cell office:value-type="float" office:value="1603462872.8" calcext:value-type="float">
            <text:p>1603462872.8</text:p>
          </table:table-cell>
          <table:table-cell office:value-type="float" office:value="-0.107421875" calcext:value-type="float">
            <text:p>-0.107421875</text:p>
          </table:table-cell>
          <table:table-cell office:value-type="float" office:value="201" calcext:value-type="float">
            <text:p>201</text:p>
          </table:table-cell>
          <table:table-cell office:value-type="float" office:value="338.01064166" calcext:value-type="float">
            <text:p>338.01064166</text:p>
          </table:table-cell>
          <table:table-cell office:value-type="float" office:value="16.7109375" calcext:value-type="float">
            <text:p>16.7109375</text:p>
          </table:table-cell>
          <table:table-cell office:value-type="float" office:value="-6.748046875" calcext:value-type="float">
            <text:p>-6.748046875</text:p>
          </table:table-cell>
        </table:table-row>
        <table:table-row table:style-name="ro1">
          <table:table-cell office:value-type="float" office:value="1603462872.85" calcext:value-type="float">
            <text:p>1603462872.85</text:p>
          </table:table-cell>
          <table:table-cell office:value-type="float" office:value="-0.099609375" calcext:value-type="float">
            <text:p>-0.099609375</text:p>
          </table:table-cell>
          <table:table-cell office:value-type="float" office:value="201" calcext:value-type="float">
            <text:p>201</text:p>
          </table:table-cell>
          <table:table-cell office:value-type="float" office:value="345.991192628" calcext:value-type="float">
            <text:p>345.991192628</text:p>
          </table:table-cell>
          <table:table-cell office:value-type="float" office:value="18.0567626953" calcext:value-type="float">
            <text:p>18.0567626953</text:p>
          </table:table-cell>
          <table:table-cell office:value-type="float" office:value="-4.50500488281" calcext:value-type="float">
            <text:p>-4.50500488281</text:p>
          </table:table-cell>
        </table:table-row>
        <table:table-row table:style-name="ro1">
          <table:table-cell office:value-type="float" office:value="1603462872.9" calcext:value-type="float">
            <text:p>1603462872.9</text:p>
          </table:table-cell>
          <table:table-cell office:value-type="float" office:value="0.0322265625" calcext:value-type="float">
            <text:p>0.0322265625</text:p>
          </table:table-cell>
          <table:table-cell office:value-type="float" office:value="203" calcext:value-type="float">
            <text:p>203</text:p>
          </table:table-cell>
          <table:table-cell office:value-type="float" office:value="339.45610237" calcext:value-type="float">
            <text:p>339.45610237</text:p>
          </table:table-cell>
          <table:table-cell office:value-type="float" office:value="18.8044433594" calcext:value-type="float">
            <text:p>18.8044433594</text:p>
          </table:table-cell>
          <table:table-cell office:value-type="float" office:value="-7.04711914062" calcext:value-type="float">
            <text:p>-7.04711914062</text:p>
          </table:table-cell>
        </table:table-row>
        <table:table-row table:style-name="ro1">
          <table:table-cell office:value-type="float" office:value="1603462872.96" calcext:value-type="float">
            <text:p>1603462872.96</text:p>
          </table:table-cell>
          <table:table-cell office:value-type="float" office:value="0.014892578125" calcext:value-type="float">
            <text:p>0.014892578125</text:p>
          </table:table-cell>
          <table:table-cell office:value-type="float" office:value="203" calcext:value-type="float">
            <text:p>203</text:p>
          </table:table-cell>
          <table:table-cell office:value-type="float" office:value="338.72770718" calcext:value-type="float">
            <text:p>338.72770718</text:p>
          </table:table-cell>
          <table:table-cell office:value-type="float" office:value="19.2530517578" calcext:value-type="float">
            <text:p>19.2530517578</text:p>
          </table:table-cell>
          <table:table-cell office:value-type="float" office:value="-7.49572753906" calcext:value-type="float">
            <text:p>-7.49572753906</text:p>
          </table:table-cell>
        </table:table-row>
        <table:table-row table:style-name="ro1">
          <table:table-cell office:value-type="float" office:value="1603462873.01" calcext:value-type="float">
            <text:p>1603462873.01</text:p>
          </table:table-cell>
          <table:table-cell office:value-type="float" office:value="-0.121826171875" calcext:value-type="float">
            <text:p>-0.121826171875</text:p>
          </table:table-cell>
          <table:table-cell office:value-type="float" office:value="204" calcext:value-type="float">
            <text:p>204</text:p>
          </table:table-cell>
          <table:table-cell office:value-type="float" office:value="342.358043504" calcext:value-type="float">
            <text:p>342.358043504</text:p>
          </table:table-cell>
          <table:table-cell office:value-type="float" office:value="20.7484130859" calcext:value-type="float">
            <text:p>20.7484130859</text:p>
          </table:table-cell>
          <table:table-cell office:value-type="float" office:value="-6.59851074219" calcext:value-type="float">
            <text:p>-6.59851074219</text:p>
          </table:table-cell>
        </table:table-row>
        <table:table-row table:style-name="ro1">
          <table:table-cell office:value-type="float" office:value="1603462873.06" calcext:value-type="float">
            <text:p>1603462873.06</text:p>
          </table:table-cell>
          <table:table-cell office:value-type="float" office:value="0.141845703125" calcext:value-type="float">
            <text:p>0.141845703125</text:p>
          </table:table-cell>
          <table:table-cell office:value-type="float" office:value="205" calcext:value-type="float">
            <text:p>205</text:p>
          </table:table-cell>
          <table:table-cell office:value-type="float" office:value="341.827249056" calcext:value-type="float">
            <text:p>341.827249056</text:p>
          </table:table-cell>
          <table:table-cell office:value-type="float" office:value="23.2905273438" calcext:value-type="float">
            <text:p>23.2905273438</text:p>
          </table:table-cell>
          <table:table-cell office:value-type="float" office:value="-7.64526367188" calcext:value-type="float">
            <text:p>-7.64526367188</text:p>
          </table:table-cell>
        </table:table-row>
        <table:table-row table:style-name="ro1">
          <table:table-cell office:value-type="float" office:value="1603462873.11" calcext:value-type="float">
            <text:p>1603462873.11</text:p>
          </table:table-cell>
          <table:table-cell office:value-type="float" office:value="0.02490234375" calcext:value-type="float">
            <text:p>0.02490234375</text:p>
          </table:table-cell>
          <table:table-cell office:value-type="float" office:value="205" calcext:value-type="float">
            <text:p>205</text:p>
          </table:table-cell>
          <table:table-cell office:value-type="float" office:value="345.814877999" calcext:value-type="float">
            <text:p>345.814877999</text:p>
          </table:table-cell>
          <table:table-cell office:value-type="float" office:value="23.7391357422" calcext:value-type="float">
            <text:p>23.7391357422</text:p>
          </table:table-cell>
          <table:table-cell office:value-type="float" office:value="-6.00036621094" calcext:value-type="float">
            <text:p>-6.00036621094</text:p>
          </table:table-cell>
        </table:table-row>
        <table:table-row table:style-name="ro1">
          <table:table-cell office:value-type="float" office:value="1603462873.17" calcext:value-type="float">
            <text:p>1603462873.17</text:p>
          </table:table-cell>
          <table:table-cell office:value-type="float" office:value="-0.015869140625" calcext:value-type="float">
            <text:p>-0.015869140625</text:p>
          </table:table-cell>
          <table:table-cell office:value-type="float" office:value="206" calcext:value-type="float">
            <text:p>206</text:p>
          </table:table-cell>
          <table:table-cell office:value-type="float" office:value="342.033827391" calcext:value-type="float">
            <text:p>342.033827391</text:p>
          </table:table-cell>
          <table:table-cell office:value-type="float" office:value="24.0382080078" calcext:value-type="float">
            <text:p>24.0382080078</text:p>
          </table:table-cell>
          <table:table-cell office:value-type="float" office:value="-7.79479980469" calcext:value-type="float">
            <text:p>-7.79479980469</text:p>
          </table:table-cell>
        </table:table-row>
        <table:table-row table:style-name="ro1">
          <table:table-cell office:value-type="float" office:value="1603462873.22" calcext:value-type="float">
            <text:p>1603462873.22</text:p>
          </table:table-cell>
          <table:table-cell office:value-type="float" office:value="-0.06103515625" calcext:value-type="float">
            <text:p>-0.06103515625</text:p>
          </table:table-cell>
          <table:table-cell office:value-type="float" office:value="206" calcext:value-type="float">
            <text:p>206</text:p>
          </table:table-cell>
          <table:table-cell office:value-type="float" office:value="342.959155336" calcext:value-type="float">
            <text:p>342.959155336</text:p>
          </table:table-cell>
          <table:table-cell office:value-type="float" office:value="22.9914550781" calcext:value-type="float">
            <text:p>22.9914550781</text:p>
          </table:table-cell>
          <table:table-cell office:value-type="float" office:value="-7.04711914062" calcext:value-type="float">
            <text:p>-7.04711914062</text:p>
          </table:table-cell>
        </table:table-row>
        <table:table-row table:style-name="ro1">
          <table:table-cell office:value-type="float" office:value="1603462873.27" calcext:value-type="float">
            <text:p>1603462873.27</text:p>
          </table:table-cell>
          <table:table-cell office:value-type="float" office:value="-0.02783203125" calcext:value-type="float">
            <text:p>-0.02783203125</text:p>
          </table:table-cell>
          <table:table-cell office:value-type="float" office:value="207" calcext:value-type="float">
            <text:p>207</text:p>
          </table:table-cell>
          <table:table-cell office:value-type="float" office:value="346.295563311" calcext:value-type="float">
            <text:p>346.295563311</text:p>
          </table:table-cell>
          <table:table-cell office:value-type="float" office:value="25.8326416016" calcext:value-type="float">
            <text:p>25.8326416016</text:p>
          </table:table-cell>
          <table:table-cell office:value-type="float" office:value="-6.29943847656" calcext:value-type="float">
            <text:p>-6.29943847656</text:p>
          </table:table-cell>
        </table:table-row>
        <table:table-row table:style-name="ro1">
          <table:table-cell office:value-type="float" office:value="1603462873.33" calcext:value-type="float">
            <text:p>1603462873.33</text:p>
          </table:table-cell>
          <table:table-cell office:value-type="float" office:value="0.02294921875" calcext:value-type="float">
            <text:p>0.02294921875</text:p>
          </table:table-cell>
          <table:table-cell office:value-type="float" office:value="207" calcext:value-type="float">
            <text:p>207</text:p>
          </table:table-cell>
          <table:table-cell office:value-type="float" office:value="346.880678222" calcext:value-type="float">
            <text:p>346.880678222</text:p>
          </table:table-cell>
          <table:table-cell office:value-type="float" office:value="27.0289306641" calcext:value-type="float">
            <text:p>27.0289306641</text:p>
          </table:table-cell>
          <table:table-cell office:value-type="float" office:value="-6.29943847656" calcext:value-type="float">
            <text:p>-6.29943847656</text:p>
          </table:table-cell>
        </table:table-row>
        <table:table-row table:style-name="ro1">
          <table:table-cell office:value-type="float" office:value="1603462873.38" calcext:value-type="float">
            <text:p>1603462873.38</text:p>
          </table:table-cell>
          <table:table-cell office:value-type="float" office:value="0.079833984375" calcext:value-type="float">
            <text:p>0.079833984375</text:p>
          </table:table-cell>
          <table:table-cell office:value-type="float" office:value="208" calcext:value-type="float">
            <text:p>208</text:p>
          </table:table-cell>
          <table:table-cell office:value-type="float" office:value="344.500114825" calcext:value-type="float">
            <text:p>344.500114825</text:p>
          </table:table-cell>
          <table:table-cell office:value-type="float" office:value="27.0289306641" calcext:value-type="float">
            <text:p>27.0289306641</text:p>
          </table:table-cell>
          <table:table-cell office:value-type="float" office:value="-7.49572753906" calcext:value-type="float">
            <text:p>-7.49572753906</text:p>
          </table:table-cell>
        </table:table-row>
        <table:table-row table:style-name="ro1">
          <table:table-cell office:value-type="float" office:value="1603462873.43" calcext:value-type="float">
            <text:p>1603462873.43</text:p>
          </table:table-cell>
          <table:table-cell office:value-type="float" office:value="-0.0146484375" calcext:value-type="float">
            <text:p>-0.0146484375</text:p>
          </table:table-cell>
          <table:table-cell office:value-type="float" office:value="208" calcext:value-type="float">
            <text:p>208</text:p>
          </table:table-cell>
          <table:table-cell office:value-type="float" office:value="343.268929426" calcext:value-type="float">
            <text:p>343.268929426</text:p>
          </table:table-cell>
          <table:table-cell office:value-type="float" office:value="24.9354248047" calcext:value-type="float">
            <text:p>24.9354248047</text:p>
          </table:table-cell>
          <table:table-cell office:value-type="float" office:value="-7.49572753906" calcext:value-type="float">
            <text:p>-7.49572753906</text:p>
          </table:table-cell>
        </table:table-row>
        <table:table-row table:style-name="ro1">
          <table:table-cell office:value-type="float" office:value="1603462873.49" calcext:value-type="float">
            <text:p>1603462873.49</text:p>
          </table:table-cell>
          <table:table-cell office:value-type="float" office:value="-0.036376953125" calcext:value-type="float">
            <text:p>-0.036376953125</text:p>
          </table:table-cell>
          <table:table-cell office:value-type="float" office:value="208" calcext:value-type="float">
            <text:p>208</text:p>
          </table:table-cell>
          <table:table-cell office:value-type="float" office:value="344.602482122" calcext:value-type="float">
            <text:p>344.602482122</text:p>
          </table:table-cell>
          <table:table-cell office:value-type="float" office:value="26.1317138672" calcext:value-type="float">
            <text:p>26.1317138672</text:p>
          </table:table-cell>
          <table:table-cell office:value-type="float" office:value="-7.19665527344" calcext:value-type="float">
            <text:p>-7.19665527344</text:p>
          </table:table-cell>
        </table:table-row>
        <table:table-row table:style-name="ro1">
          <table:table-cell office:value-type="float" office:value="1603462873.54" calcext:value-type="float">
            <text:p>1603462873.54</text:p>
          </table:table-cell>
          <table:table-cell office:value-type="float" office:value="0.08349609375" calcext:value-type="float">
            <text:p>0.08349609375</text:p>
          </table:table-cell>
          <table:table-cell office:value-type="float" office:value="208" calcext:value-type="float">
            <text:p>208</text:p>
          </table:table-cell>
          <table:table-cell office:value-type="float" office:value="344.451473626" calcext:value-type="float">
            <text:p>344.451473626</text:p>
          </table:table-cell>
          <table:table-cell office:value-type="float" office:value="27.4775390625" calcext:value-type="float">
            <text:p>27.4775390625</text:p>
          </table:table-cell>
          <table:table-cell office:value-type="float" office:value="-7.64526367188" calcext:value-type="float">
            <text:p>-7.64526367188</text:p>
          </table:table-cell>
        </table:table-row>
        <table:table-row table:style-name="ro1">
          <table:table-cell office:value-type="float" office:value="1603462873.59" calcext:value-type="float">
            <text:p>1603462873.59</text:p>
          </table:table-cell>
          <table:table-cell office:value-type="float" office:value="-0.07080078125" calcext:value-type="float">
            <text:p>-0.07080078125</text:p>
          </table:table-cell>
          <table:table-cell office:value-type="float" office:value="208" calcext:value-type="float">
            <text:p>208</text:p>
          </table:table-cell>
          <table:table-cell office:value-type="float" office:value="345.980943455" calcext:value-type="float">
            <text:p>345.980943455</text:p>
          </table:table-cell>
          <table:table-cell office:value-type="float" office:value="28.8233642578" calcext:value-type="float">
            <text:p>28.8233642578</text:p>
          </table:table-cell>
          <table:table-cell office:value-type="float" office:value="-7.19665527344" calcext:value-type="float">
            <text:p>-7.19665527344</text:p>
          </table:table-cell>
        </table:table-row>
        <table:table-row table:style-name="ro1">
          <table:table-cell office:value-type="float" office:value="1603462873.65" calcext:value-type="float">
            <text:p>1603462873.65</text:p>
          </table:table-cell>
          <table:table-cell office:value-type="float" office:value="0.04443359375" calcext:value-type="float">
            <text:p>0.04443359375</text:p>
          </table:table-cell>
          <table:table-cell office:value-type="float" office:value="209" calcext:value-type="float">
            <text:p>209</text:p>
          </table:table-cell>
          <table:table-cell office:value-type="float" office:value="346.192176882" calcext:value-type="float">
            <text:p>346.192176882</text:p>
          </table:table-cell>
          <table:table-cell office:value-type="float" office:value="28.673828125" calcext:value-type="float">
            <text:p>28.673828125</text:p>
          </table:table-cell>
          <table:table-cell office:value-type="float" office:value="-7.04711914062" calcext:value-type="float">
            <text:p>-7.04711914062</text:p>
          </table:table-cell>
        </table:table-row>
        <table:table-row table:style-name="ro1">
          <table:table-cell office:value-type="float" office:value="1603462873.7" calcext:value-type="float">
            <text:p>1603462873.7</text:p>
          </table:table-cell>
          <table:table-cell office:value-type="float" office:value="0.006591796875" calcext:value-type="float">
            <text:p>0.006591796875</text:p>
          </table:table-cell>
          <table:table-cell office:value-type="float" office:value="209" calcext:value-type="float">
            <text:p>209</text:p>
          </table:table-cell>
          <table:table-cell office:value-type="float" office:value="345.399337333" calcext:value-type="float">
            <text:p>345.399337333</text:p>
          </table:table-cell>
          <table:table-cell office:value-type="float" office:value="27.6270751953" calcext:value-type="float">
            <text:p>27.6270751953</text:p>
          </table:table-cell>
          <table:table-cell office:value-type="float" office:value="-7.19665527344" calcext:value-type="float">
            <text:p>-7.19665527344</text:p>
          </table:table-cell>
        </table:table-row>
        <table:table-row table:style-name="ro1">
          <table:table-cell office:value-type="float" office:value="1603462873.75" calcext:value-type="float">
            <text:p>1603462873.75</text:p>
          </table:table-cell>
          <table:table-cell office:value-type="float" office:value="-0.15185546875" calcext:value-type="float">
            <text:p>-0.15185546875</text:p>
          </table:table-cell>
          <table:table-cell office:value-type="float" office:value="210" calcext:value-type="float">
            <text:p>210</text:p>
          </table:table-cell>
          <table:table-cell office:value-type="float" office:value="345.695926764" calcext:value-type="float">
            <text:p>345.695926764</text:p>
          </table:table-cell>
          <table:table-cell office:value-type="float" office:value="28.2252197266" calcext:value-type="float">
            <text:p>28.2252197266</text:p>
          </table:table-cell>
          <table:table-cell office:value-type="float" office:value="-7.19665527344" calcext:value-type="float">
            <text:p>-7.19665527344</text:p>
          </table:table-cell>
        </table:table-row>
        <table:table-row table:style-name="ro1">
          <table:table-cell office:value-type="float" office:value="1603462873.81" calcext:value-type="float">
            <text:p>1603462873.81</text:p>
          </table:table-cell>
          <table:table-cell office:value-type="float" office:value="0.010986328125" calcext:value-type="float">
            <text:p>0.010986328125</text:p>
          </table:table-cell>
          <table:table-cell office:value-type="float" office:value="210" calcext:value-type="float">
            <text:p>210</text:p>
          </table:table-cell>
          <table:table-cell office:value-type="float" office:value="347.575517071" calcext:value-type="float">
            <text:p>347.575517071</text:p>
          </table:table-cell>
          <table:table-cell office:value-type="float" office:value="29.2719726562" calcext:value-type="float">
            <text:p>29.2719726562</text:p>
          </table:table-cell>
          <table:table-cell office:value-type="float" office:value="-6.44897460938" calcext:value-type="float">
            <text:p>-6.44897460938</text:p>
          </table:table-cell>
        </table:table-row>
        <table:table-row table:style-name="ro1">
          <table:table-cell office:value-type="float" office:value="1603462873.86" calcext:value-type="float">
            <text:p>1603462873.86</text:p>
          </table:table-cell>
          <table:table-cell office:value-type="float" office:value="-0.065185546875" calcext:value-type="float">
            <text:p>-0.065185546875</text:p>
          </table:table-cell>
          <table:table-cell office:value-type="float" office:value="210" calcext:value-type="float">
            <text:p>210</text:p>
          </table:table-cell>
          <table:table-cell office:value-type="float" office:value="349.531225061" calcext:value-type="float">
            <text:p>349.531225061</text:p>
          </table:table-cell>
          <table:table-cell office:value-type="float" office:value="31.6645507812" calcext:value-type="float">
            <text:p>31.6645507812</text:p>
          </table:table-cell>
          <table:table-cell office:value-type="float" office:value="-5.85083007812" calcext:value-type="float">
            <text:p>-5.85083007812</text:p>
          </table:table-cell>
        </table:table-row>
        <table:table-row table:style-name="ro1">
          <table:table-cell office:value-type="float" office:value="1603462873.92" calcext:value-type="float">
            <text:p>1603462873.92</text:p>
          </table:table-cell>
          <table:table-cell office:value-type="float" office:value="0.045166015625" calcext:value-type="float">
            <text:p>0.045166015625</text:p>
          </table:table-cell>
          <table:table-cell office:value-type="float" office:value="211" calcext:value-type="float">
            <text:p>211</text:p>
          </table:table-cell>
          <table:table-cell office:value-type="float" office:value="348.381479646" calcext:value-type="float">
            <text:p>348.381479646</text:p>
          </table:table-cell>
          <table:table-cell office:value-type="float" office:value="31.3654785156" calcext:value-type="float">
            <text:p>31.3654785156</text:p>
          </table:table-cell>
          <table:table-cell office:value-type="float" office:value="-6.44897460938" calcext:value-type="float">
            <text:p>-6.44897460938</text:p>
          </table:table-cell>
        </table:table-row>
        <table:table-row table:style-name="ro1">
          <table:table-cell office:value-type="float" office:value="1603462873.97" calcext:value-type="float">
            <text:p>1603462873.97</text:p>
          </table:table-cell>
          <table:table-cell office:value-type="float" office:value="-0.02197265625" calcext:value-type="float">
            <text:p>-0.02197265625</text:p>
          </table:table-cell>
          <table:table-cell office:value-type="float" office:value="212" calcext:value-type="float">
            <text:p>212</text:p>
          </table:table-cell>
          <table:table-cell office:value-type="float" office:value="347.858317169" calcext:value-type="float">
            <text:p>347.858317169</text:p>
          </table:table-cell>
          <table:table-cell office:value-type="float" office:value="31.3654785156" calcext:value-type="float">
            <text:p>31.3654785156</text:p>
          </table:table-cell>
          <table:table-cell office:value-type="float" office:value="-6.748046875" calcext:value-type="float">
            <text:p>-6.748046875</text:p>
          </table:table-cell>
        </table:table-row>
        <table:table-row table:style-name="ro1">
          <table:table-cell office:value-type="float" office:value="1603462874.02" calcext:value-type="float">
            <text:p>1603462874.02</text:p>
          </table:table-cell>
          <table:table-cell office:value-type="float" office:value="-0.024658203125" calcext:value-type="float">
            <text:p>-0.024658203125</text:p>
          </table:table-cell>
          <table:table-cell office:value-type="float" office:value="213" calcext:value-type="float">
            <text:p>213</text:p>
          </table:table-cell>
          <table:table-cell office:value-type="float" office:value="351.212080767" calcext:value-type="float">
            <text:p>351.212080767</text:p>
          </table:table-cell>
          <table:table-cell office:value-type="float" office:value="33.0103759766" calcext:value-type="float">
            <text:p>33.0103759766</text:p>
          </table:table-cell>
          <table:table-cell office:value-type="float" office:value="-5.10314941406" calcext:value-type="float">
            <text:p>-5.10314941406</text:p>
          </table:table-cell>
        </table:table-row>
        <table:table-row table:style-name="ro1">
          <table:table-cell office:value-type="float" office:value="1603462874.08" calcext:value-type="float">
            <text:p>1603462874.08</text:p>
          </table:table-cell>
          <table:table-cell office:value-type="float" office:value="0.105224609375" calcext:value-type="float">
            <text:p>0.105224609375</text:p>
          </table:table-cell>
          <table:table-cell office:value-type="float" office:value="215" calcext:value-type="float">
            <text:p>215</text:p>
          </table:table-cell>
          <table:table-cell office:value-type="float" office:value="351.595661912" calcext:value-type="float">
            <text:p>351.595661912</text:p>
          </table:table-cell>
          <table:table-cell office:value-type="float" office:value="35.5524902344" calcext:value-type="float">
            <text:p>35.5524902344</text:p>
          </table:table-cell>
          <table:table-cell office:value-type="float" office:value="-5.25268554688" calcext:value-type="float">
            <text:p>-5.25268554688</text:p>
          </table:table-cell>
        </table:table-row>
        <table:table-row table:style-name="ro1">
          <table:table-cell office:value-type="float" office:value="1603462874.13" calcext:value-type="float">
            <text:p>1603462874.13</text:p>
          </table:table-cell>
          <table:table-cell office:value-type="float" office:value="-0.158447265625" calcext:value-type="float">
            <text:p>-0.158447265625</text:p>
          </table:table-cell>
          <table:table-cell office:value-type="float" office:value="216" calcext:value-type="float">
            <text:p>216</text:p>
          </table:table-cell>
          <table:table-cell office:value-type="float" office:value="354.87920709" calcext:value-type="float">
            <text:p>354.87920709</text:p>
          </table:table-cell>
          <table:table-cell office:value-type="float" office:value="35.2534179688" calcext:value-type="float">
            <text:p>35.2534179688</text:p>
          </table:table-cell>
          <table:table-cell office:value-type="float" office:value="-3.1591796875" calcext:value-type="float">
            <text:p>-3.1591796875</text:p>
          </table:table-cell>
        </table:table-row>
        <table:table-row table:style-name="ro1">
          <table:table-cell office:value-type="float" office:value="1603462874.18" calcext:value-type="float">
            <text:p>1603462874.18</text:p>
          </table:table-cell>
          <table:table-cell office:value-type="float" office:value="-0.026123046875" calcext:value-type="float">
            <text:p>-0.026123046875</text:p>
          </table:table-cell>
          <table:table-cell office:value-type="float" office:value="217" calcext:value-type="float">
            <text:p>217</text:p>
          </table:table-cell>
          <table:table-cell office:value-type="float" office:value="359.086334034" calcext:value-type="float">
            <text:p>359.086334034</text:p>
          </table:table-cell>
          <table:table-cell office:value-type="float" office:value="38.6927490234" calcext:value-type="float">
            <text:p>38.6927490234</text:p>
          </table:table-cell>
          <table:table-cell office:value-type="float" office:value="-0.617065429688" calcext:value-type="float">
            <text:p>-0.617065429688</text:p>
          </table:table-cell>
        </table:table-row>
        <table:table-row table:style-name="ro1">
          <table:table-cell office:value-type="float" office:value="1603462874.24" calcext:value-type="float">
            <text:p>1603462874.24</text:p>
          </table:table-cell>
          <table:table-cell office:value-type="float" office:value="-0.141357421875" calcext:value-type="float">
            <text:p>-0.141357421875</text:p>
          </table:table-cell>
          <table:table-cell office:value-type="float" office:value="219" calcext:value-type="float">
            <text:p>219</text:p>
          </table:table-cell>
          <table:table-cell office:value-type="float" office:value="2.77333672268" calcext:value-type="float">
            <text:p>2.77333672268</text:p>
          </table:table-cell>
          <table:table-cell office:value-type="float" office:value="39.7395019531" calcext:value-type="float">
            <text:p>39.7395019531</text:p>
          </table:table-cell>
          <table:table-cell office:value-type="float" office:value="1.92504882812" calcext:value-type="float">
            <text:p>1.92504882812</text:p>
          </table:table-cell>
        </table:table-row>
        <table:table-row table:style-name="ro1">
          <table:table-cell office:value-type="float" office:value="1603462874.29" calcext:value-type="float">
            <text:p>1603462874.29</text:p>
          </table:table-cell>
          <table:table-cell office:value-type="float" office:value="-0.18115234375" calcext:value-type="float">
            <text:p>-0.18115234375</text:p>
          </table:table-cell>
          <table:table-cell office:value-type="float" office:value="221" calcext:value-type="float">
            <text:p>221</text:p>
          </table:table-cell>
          <table:table-cell office:value-type="float" office:value="8.30800184172" calcext:value-type="float">
            <text:p>8.30800184172</text:p>
          </table:table-cell>
          <table:table-cell office:value-type="float" office:value="42.8797607422" calcext:value-type="float">
            <text:p>42.8797607422</text:p>
          </table:table-cell>
          <table:table-cell office:value-type="float" office:value="6.26159667969" calcext:value-type="float">
            <text:p>6.26159667969</text:p>
          </table:table-cell>
        </table:table-row>
        <table:table-row table:style-name="ro1">
          <table:table-cell office:value-type="float" office:value="1603462874.34" calcext:value-type="float">
            <text:p>1603462874.34</text:p>
          </table:table-cell>
          <table:table-cell office:value-type="float" office:value="-0.275390625" calcext:value-type="float">
            <text:p>-0.275390625</text:p>
          </table:table-cell>
          <table:table-cell office:value-type="float" office:value="223" calcext:value-type="float">
            <text:p>223</text:p>
          </table:table-cell>
          <table:table-cell office:value-type="float" office:value="6.60842070016" calcext:value-type="float">
            <text:p>6.60842070016</text:p>
          </table:table-cell>
          <table:table-cell office:value-type="float" office:value="42.4311523438" calcext:value-type="float">
            <text:p>42.4311523438</text:p>
          </table:table-cell>
          <table:table-cell office:value-type="float" office:value="4.91577148438" calcext:value-type="float">
            <text:p>4.91577148438</text:p>
          </table:table-cell>
        </table:table-row>
        <table:table-row table:style-name="ro1">
          <table:table-cell office:value-type="float" office:value="1603462874.4" calcext:value-type="float">
            <text:p>1603462874.4</text:p>
          </table:table-cell>
          <table:table-cell office:value-type="float" office:value="-0.1298828125" calcext:value-type="float">
            <text:p>-0.1298828125</text:p>
          </table:table-cell>
          <table:table-cell office:value-type="float" office:value="224" calcext:value-type="float">
            <text:p>224</text:p>
          </table:table-cell>
          <table:table-cell office:value-type="float" office:value="11.8646242966" calcext:value-type="float">
            <text:p>11.8646242966</text:p>
          </table:table-cell>
          <table:table-cell office:value-type="float" office:value="43.3283691406" calcext:value-type="float">
            <text:p>43.3283691406</text:p>
          </table:table-cell>
          <table:table-cell office:value-type="float" office:value="9.10278320312" calcext:value-type="float">
            <text:p>9.10278320312</text:p>
          </table:table-cell>
        </table:table-row>
        <table:table-row table:style-name="ro1">
          <table:table-cell office:value-type="float" office:value="1603462874.45" calcext:value-type="float">
            <text:p>1603462874.45</text:p>
          </table:table-cell>
          <table:table-cell office:value-type="float" office:value="0.207763671875" calcext:value-type="float">
            <text:p>0.207763671875</text:p>
          </table:table-cell>
          <table:table-cell office:value-type="float" office:value="226" calcext:value-type="float">
            <text:p>226</text:p>
          </table:table-cell>
          <table:table-cell office:value-type="float" office:value="14.8819764349" calcext:value-type="float">
            <text:p>14.8819764349</text:p>
          </table:table-cell>
          <table:table-cell office:value-type="float" office:value="42.1320800781" calcext:value-type="float">
            <text:p>42.1320800781</text:p>
          </table:table-cell>
          <table:table-cell office:value-type="float" office:value="11.1962890625" calcext:value-type="float">
            <text:p>11.1962890625</text:p>
          </table:table-cell>
        </table:table-row>
        <table:table-row table:style-name="ro1">
          <table:table-cell office:value-type="float" office:value="1603462874.5" calcext:value-type="float">
            <text:p>1603462874.5</text:p>
          </table:table-cell>
          <table:table-cell office:value-type="float" office:value="-0.348388671875" calcext:value-type="float">
            <text:p>-0.348388671875</text:p>
          </table:table-cell>
          <table:table-cell office:value-type="float" office:value="228" calcext:value-type="float">
            <text:p>228</text:p>
          </table:table-cell>
          <table:table-cell office:value-type="float" office:value="18.1300037065" calcext:value-type="float">
            <text:p>18.1300037065</text:p>
          </table:table-cell>
          <table:table-cell office:value-type="float" office:value="43.3283691406" calcext:value-type="float">
            <text:p>43.3283691406</text:p>
          </table:table-cell>
          <table:table-cell office:value-type="float" office:value="14.1870117188" calcext:value-type="float">
            <text:p>14.1870117188</text:p>
          </table:table-cell>
        </table:table-row>
        <table:table-row table:style-name="ro1">
          <table:table-cell office:value-type="float" office:value="1603462874.55" calcext:value-type="float">
            <text:p>1603462874.55</text:p>
          </table:table-cell>
          <table:table-cell office:value-type="float" office:value="-0.125732421875" calcext:value-type="float">
            <text:p>-0.125732421875</text:p>
          </table:table-cell>
          <table:table-cell office:value-type="float" office:value="229" calcext:value-type="float">
            <text:p>229</text:p>
          </table:table-cell>
          <table:table-cell office:value-type="float" office:value="21.7968403686" calcext:value-type="float">
            <text:p>21.7968403686</text:p>
          </table:table-cell>
          <table:table-cell office:value-type="float" office:value="44.0760498047" calcext:value-type="float">
            <text:p>44.0760498047</text:p>
          </table:table-cell>
          <table:table-cell office:value-type="float" office:value="17.6263427734" calcext:value-type="float">
            <text:p>17.6263427734</text:p>
          </table:table-cell>
        </table:table-row>
        <table:table-row table:style-name="ro1">
          <table:table-cell office:value-type="float" office:value="1603462874.61" calcext:value-type="float">
            <text:p>1603462874.61</text:p>
          </table:table-cell>
          <table:table-cell office:value-type="float" office:value="0.138916015625" calcext:value-type="float">
            <text:p>0.138916015625</text:p>
          </table:table-cell>
          <table:table-cell office:value-type="float" office:value="231" calcext:value-type="float">
            <text:p>231</text:p>
          </table:table-cell>
          <table:table-cell office:value-type="float" office:value="23.9781532396" calcext:value-type="float">
            <text:p>23.9781532396</text:p>
          </table:table-cell>
          <table:table-cell office:value-type="float" office:value="43.3283691406" calcext:value-type="float">
            <text:p>43.3283691406</text:p>
          </table:table-cell>
          <table:table-cell office:value-type="float" office:value="19.2712402344" calcext:value-type="float">
            <text:p>19.2712402344</text:p>
          </table:table-cell>
        </table:table-row>
        <table:table-row table:style-name="ro1">
          <table:table-cell office:value-type="float" office:value="1603462874.66" calcext:value-type="float">
            <text:p>1603462874.66</text:p>
          </table:table-cell>
          <table:table-cell office:value-type="float" office:value="-0.1748046875" calcext:value-type="float">
            <text:p>-0.1748046875</text:p>
          </table:table-cell>
          <table:table-cell office:value-type="float" office:value="233" calcext:value-type="float">
            <text:p>233</text:p>
          </table:table-cell>
          <table:table-cell office:value-type="float" office:value="27.6842358151" calcext:value-type="float">
            <text:p>27.6842358151</text:p>
          </table:table-cell>
          <table:table-cell office:value-type="float" office:value="42.4311523438" calcext:value-type="float">
            <text:p>42.4311523438</text:p>
          </table:table-cell>
          <table:table-cell office:value-type="float" office:value="22.2619628906" calcext:value-type="float">
            <text:p>22.2619628906</text:p>
          </table:table-cell>
        </table:table-row>
        <table:table-row table:style-name="ro1">
          <table:table-cell office:value-type="float" office:value="1603462874.71" calcext:value-type="float">
            <text:p>1603462874.71</text:p>
          </table:table-cell>
          <table:table-cell office:value-type="float" office:value="-0.1474609375" calcext:value-type="float">
            <text:p>-0.1474609375</text:p>
          </table:table-cell>
          <table:table-cell office:value-type="float" office:value="234" calcext:value-type="float">
            <text:p>234</text:p>
          </table:table-cell>
          <table:table-cell office:value-type="float" office:value="31.059440174" calcext:value-type="float">
            <text:p>31.059440174</text:p>
          </table:table-cell>
          <table:table-cell office:value-type="float" office:value="40.9357910156" calcext:value-type="float">
            <text:p>40.9357910156</text:p>
          </table:table-cell>
          <table:table-cell office:value-type="float" office:value="24.6545410156" calcext:value-type="float">
            <text:p>24.6545410156</text:p>
          </table:table-cell>
        </table:table-row>
        <table:table-row table:style-name="ro1">
          <table:table-cell office:value-type="float" office:value="1603462874.77" calcext:value-type="float">
            <text:p>1603462874.77</text:p>
          </table:table-cell>
          <table:table-cell office:value-type="float" office:value="0.06103515625" calcext:value-type="float">
            <text:p>0.06103515625</text:p>
          </table:table-cell>
          <table:table-cell office:value-type="float" office:value="235" calcext:value-type="float">
            <text:p>235</text:p>
          </table:table-cell>
          <table:table-cell office:value-type="float" office:value="34.1662181457" calcext:value-type="float">
            <text:p>34.1662181457</text:p>
          </table:table-cell>
          <table:table-cell office:value-type="float" office:value="37.6459960938" calcext:value-type="float">
            <text:p>37.6459960938</text:p>
          </table:table-cell>
          <table:table-cell office:value-type="float" office:value="25.5517578125" calcext:value-type="float">
            <text:p>25.5517578125</text:p>
          </table:table-cell>
        </table:table-row>
        <table:table-row table:style-name="ro1">
          <table:table-cell office:value-type="float" office:value="1603462874.83" calcext:value-type="float">
            <text:p>1603462874.83</text:p>
          </table:table-cell>
          <table:table-cell office:value-type="float" office:value="0.11181640625" calcext:value-type="float">
            <text:p>0.11181640625</text:p>
          </table:table-cell>
          <table:table-cell office:value-type="float" office:value="237" calcext:value-type="float">
            <text:p>237</text:p>
          </table:table-cell>
          <table:table-cell office:value-type="float" office:value="38.3365731596" calcext:value-type="float">
            <text:p>38.3365731596</text:p>
          </table:table-cell>
          <table:table-cell office:value-type="float" office:value="37.7955322266" calcext:value-type="float">
            <text:p>37.7955322266</text:p>
          </table:table-cell>
          <table:table-cell office:value-type="float" office:value="29.8883056641" calcext:value-type="float">
            <text:p>29.8883056641</text:p>
          </table:table-cell>
        </table:table-row>
        <table:table-row table:style-name="ro1">
          <table:table-cell office:value-type="float" office:value="1603462874.88" calcext:value-type="float">
            <text:p>1603462874.88</text:p>
          </table:table-cell>
          <table:table-cell office:value-type="float" office:value="-0.179931640625" calcext:value-type="float">
            <text:p>-0.179931640625</text:p>
          </table:table-cell>
          <table:table-cell office:value-type="float" office:value="238" calcext:value-type="float">
            <text:p>238</text:p>
          </table:table-cell>
          <table:table-cell office:value-type="float" office:value="39.7930175049" calcext:value-type="float">
            <text:p>39.7930175049</text:p>
          </table:table-cell>
          <table:table-cell office:value-type="float" office:value="34.8048095703" calcext:value-type="float">
            <text:p>34.8048095703</text:p>
          </table:table-cell>
          <table:table-cell office:value-type="float" office:value="28.9910888672" calcext:value-type="float">
            <text:p>28.9910888672</text:p>
          </table:table-cell>
        </table:table-row>
        <table:table-row table:style-name="ro1">
          <table:table-cell office:value-type="float" office:value="1603462874.94" calcext:value-type="float">
            <text:p>1603462874.94</text:p>
          </table:table-cell>
          <table:table-cell office:value-type="float" office:value="0.04150390625" calcext:value-type="float">
            <text:p>0.04150390625</text:p>
          </table:table-cell>
          <table:table-cell office:value-type="float" office:value="239" calcext:value-type="float">
            <text:p>239</text:p>
          </table:table-cell>
          <table:table-cell office:value-type="float" office:value="41.4283990351" calcext:value-type="float">
            <text:p>41.4283990351</text:p>
          </table:table-cell>
          <table:table-cell office:value-type="float" office:value="34.2066650391" calcext:value-type="float">
            <text:p>34.2066650391</text:p>
          </table:table-cell>
          <table:table-cell office:value-type="float" office:value="30.1873779297" calcext:value-type="float">
            <text:p>30.1873779297</text:p>
          </table:table-cell>
        </table:table-row>
        <table:table-row table:style-name="ro1">
          <table:table-cell office:value-type="float" office:value="1603462874.99" calcext:value-type="float">
            <text:p>1603462874.99</text:p>
          </table:table-cell>
          <table:table-cell office:value-type="float" office:value="0.09765625" calcext:value-type="float">
            <text:p>0.09765625</text:p>
          </table:table-cell>
          <table:table-cell office:value-type="float" office:value="241" calcext:value-type="float">
            <text:p>241</text:p>
          </table:table-cell>
          <table:table-cell office:value-type="float" office:value="44.6205561721" calcext:value-type="float">
            <text:p>44.6205561721</text:p>
          </table:table-cell>
          <table:table-cell office:value-type="float" office:value="32.7113037109" calcext:value-type="float">
            <text:p>32.7113037109</text:p>
          </table:table-cell>
          <table:table-cell office:value-type="float" office:value="32.2808837891" calcext:value-type="float">
            <text:p>32.2808837891</text:p>
          </table:table-cell>
        </table:table-row>
        <table:table-row table:style-name="ro1">
          <table:table-cell office:value-type="float" office:value="1603462875.05" calcext:value-type="float">
            <text:p>1603462875.05</text:p>
          </table:table-cell>
          <table:table-cell office:value-type="float" office:value="0.08544921875" calcext:value-type="float">
            <text:p>0.08544921875</text:p>
          </table:table-cell>
          <table:table-cell office:value-type="float" office:value="241" calcext:value-type="float">
            <text:p>241</text:p>
          </table:table-cell>
          <table:table-cell office:value-type="float" office:value="44.6134411245" calcext:value-type="float">
            <text:p>44.6134411245</text:p>
          </table:table-cell>
          <table:table-cell office:value-type="float" office:value="32.1131591797" calcext:value-type="float">
            <text:p>32.1131591797</text:p>
          </table:table-cell>
          <table:table-cell office:value-type="float" office:value="31.6827392578" calcext:value-type="float">
            <text:p>31.6827392578</text:p>
          </table:table-cell>
        </table:table-row>
        <table:table-row table:style-name="ro1">
          <table:table-cell office:value-type="float" office:value="1603462875.1" calcext:value-type="float">
            <text:p>1603462875.1</text:p>
          </table:table-cell>
          <table:table-cell office:value-type="float" office:value="-0.006103515625" calcext:value-type="float">
            <text:p>-0.006103515625</text:p>
          </table:table-cell>
          <table:table-cell office:value-type="float" office:value="243" calcext:value-type="float">
            <text:p>243</text:p>
          </table:table-cell>
          <table:table-cell office:value-type="float" office:value="47.5425111098" calcext:value-type="float">
            <text:p>47.5425111098</text:p>
          </table:table-cell>
          <table:table-cell office:value-type="float" office:value="30.7673339844" calcext:value-type="float">
            <text:p>30.7673339844</text:p>
          </table:table-cell>
          <table:table-cell office:value-type="float" office:value="33.6267089844" calcext:value-type="float">
            <text:p>33.6267089844</text:p>
          </table:table-cell>
        </table:table-row>
        <table:table-row table:style-name="ro1">
          <table:table-cell office:value-type="float" office:value="1603462875.16" calcext:value-type="float">
            <text:p>1603462875.16</text:p>
          </table:table-cell>
          <table:table-cell office:value-type="float" office:value="0.04833984375" calcext:value-type="float">
            <text:p>0.04833984375</text:p>
          </table:table-cell>
          <table:table-cell office:value-type="float" office:value="243" calcext:value-type="float">
            <text:p>243</text:p>
          </table:table-cell>
          <table:table-cell office:value-type="float" office:value="48.7973154496" calcext:value-type="float">
            <text:p>48.7973154496</text:p>
          </table:table-cell>
          <table:table-cell office:value-type="float" office:value="28.5242919922" calcext:value-type="float">
            <text:p>28.5242919922</text:p>
          </table:table-cell>
          <table:table-cell office:value-type="float" office:value="32.5799560547" calcext:value-type="float">
            <text:p>32.5799560547</text:p>
          </table:table-cell>
        </table:table-row>
        <table:table-row table:style-name="ro1">
          <table:table-cell office:value-type="float" office:value="1603462875.21" calcext:value-type="float">
            <text:p>1603462875.21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244" calcext:value-type="float">
            <text:p>244</text:p>
          </table:table-cell>
          <table:table-cell office:value-type="float" office:value="51.0094671882" calcext:value-type="float">
            <text:p>51.0094671882</text:p>
          </table:table-cell>
          <table:table-cell office:value-type="float" office:value="26.1317138672" calcext:value-type="float">
            <text:p>26.1317138672</text:p>
          </table:table-cell>
          <table:table-cell office:value-type="float" office:value="32.2808837891" calcext:value-type="float">
            <text:p>32.2808837891</text:p>
          </table:table-cell>
        </table:table-row>
        <table:table-row table:style-name="ro1">
          <table:table-cell office:value-type="float" office:value="1603462875.26" calcext:value-type="float">
            <text:p>1603462875.26</text:p>
          </table:table-cell>
          <table:table-cell office:value-type="float" office:value="-0.002685546875" calcext:value-type="float">
            <text:p>-0.002685546875</text:p>
          </table:table-cell>
          <table:table-cell office:value-type="float" office:value="245" calcext:value-type="float">
            <text:p>245</text:p>
          </table:table-cell>
          <table:table-cell office:value-type="float" office:value="52.9451144486" calcext:value-type="float">
            <text:p>52.9451144486</text:p>
          </table:table-cell>
          <table:table-cell office:value-type="float" office:value="24.4868164062" calcext:value-type="float">
            <text:p>24.4868164062</text:p>
          </table:table-cell>
          <table:table-cell office:value-type="float" office:value="32.4304199219" calcext:value-type="float">
            <text:p>32.4304199219</text:p>
          </table:table-cell>
        </table:table-row>
        <table:table-row table:style-name="ro1">
          <table:table-cell office:value-type="float" office:value="1603462875.32" calcext:value-type="float">
            <text:p>1603462875.32</text:p>
          </table:table-cell>
          <table:table-cell office:value-type="float" office:value="-0.12353515625" calcext:value-type="float">
            <text:p>-0.12353515625</text:p>
          </table:table-cell>
          <table:table-cell office:value-type="float" office:value="245" calcext:value-type="float">
            <text:p>245</text:p>
          </table:table-cell>
          <table:table-cell office:value-type="float" office:value="53.4909034908" calcext:value-type="float">
            <text:p>53.4909034908</text:p>
          </table:table-cell>
          <table:table-cell office:value-type="float" office:value="24.3372802734" calcext:value-type="float">
            <text:p>24.3372802734</text:p>
          </table:table-cell>
          <table:table-cell office:value-type="float" office:value="32.8790283203" calcext:value-type="float">
            <text:p>32.8790283203</text:p>
          </table:table-cell>
        </table:table-row>
        <table:table-row table:style-name="ro1">
          <table:table-cell office:value-type="float" office:value="1603462875.37" calcext:value-type="float">
            <text:p>1603462875.37</text:p>
          </table:table-cell>
          <table:table-cell office:value-type="float" office:value="-0.074462890625" calcext:value-type="float">
            <text:p>-0.074462890625</text:p>
          </table:table-cell>
          <table:table-cell office:value-type="float" office:value="247" calcext:value-type="float">
            <text:p>247</text:p>
          </table:table-cell>
          <table:table-cell office:value-type="float" office:value="54.0876697718" calcext:value-type="float">
            <text:p>54.0876697718</text:p>
          </table:table-cell>
          <table:table-cell office:value-type="float" office:value="24.7858886719" calcext:value-type="float">
            <text:p>24.7858886719</text:p>
          </table:table-cell>
          <table:table-cell office:value-type="float" office:value="34.2248535156" calcext:value-type="float">
            <text:p>34.2248535156</text:p>
          </table:table-cell>
        </table:table-row>
        <table:table-row table:style-name="ro1">
          <table:table-cell office:value-type="float" office:value="1603462875.43" calcext:value-type="float">
            <text:p>1603462875.43</text:p>
          </table:table-cell>
          <table:table-cell office:value-type="float" office:value="-0.07421875" calcext:value-type="float">
            <text:p>-0.07421875</text:p>
          </table:table-cell>
          <table:table-cell office:value-type="float" office:value="247" calcext:value-type="float">
            <text:p>247</text:p>
          </table:table-cell>
          <table:table-cell office:value-type="float" office:value="56.0371908467" calcext:value-type="float">
            <text:p>56.0371908467</text:p>
          </table:table-cell>
          <table:table-cell office:value-type="float" office:value="21.9447021484" calcext:value-type="float">
            <text:p>21.9447021484</text:p>
          </table:table-cell>
          <table:table-cell office:value-type="float" office:value="32.5799560547" calcext:value-type="float">
            <text:p>32.5799560547</text:p>
          </table:table-cell>
        </table:table-row>
        <table:table-row table:style-name="ro1">
          <table:table-cell office:value-type="float" office:value="1603462875.48" calcext:value-type="float">
            <text:p>1603462875.48</text:p>
          </table:table-cell>
          <table:table-cell office:value-type="float" office:value="-0.065673828125" calcext:value-type="float">
            <text:p>-0.065673828125</text:p>
          </table:table-cell>
          <table:table-cell office:value-type="float" office:value="247" calcext:value-type="float">
            <text:p>247</text:p>
          </table:table-cell>
          <table:table-cell office:value-type="float" office:value="57.5774525179" calcext:value-type="float">
            <text:p>57.5774525179</text:p>
          </table:table-cell>
          <table:table-cell office:value-type="float" office:value="20.5988769531" calcext:value-type="float">
            <text:p>20.5988769531</text:p>
          </table:table-cell>
          <table:table-cell office:value-type="float" office:value="32.4304199219" calcext:value-type="float">
            <text:p>32.4304199219</text:p>
          </table:table-cell>
        </table:table-row>
        <table:table-row table:style-name="ro1">
          <table:table-cell office:value-type="float" office:value="1603462875.54" calcext:value-type="float">
            <text:p>1603462875.54</text:p>
          </table:table-cell>
          <table:table-cell office:value-type="float" office:value="-0.087890625" calcext:value-type="float">
            <text:p>-0.087890625</text:p>
          </table:table-cell>
          <table:table-cell office:value-type="float" office:value="247" calcext:value-type="float">
            <text:p>247</text:p>
          </table:table-cell>
          <table:table-cell office:value-type="float" office:value="59.0308768856" calcext:value-type="float">
            <text:p>59.0308768856</text:p>
          </table:table-cell>
          <table:table-cell office:value-type="float" office:value="19.5521240234" calcext:value-type="float">
            <text:p>19.5521240234</text:p>
          </table:table-cell>
          <table:table-cell office:value-type="float" office:value="32.5799560547" calcext:value-type="float">
            <text:p>32.5799560547</text:p>
          </table:table-cell>
        </table:table-row>
        <table:table-row table:style-name="ro1">
          <table:table-cell office:value-type="float" office:value="1603462875.59" calcext:value-type="float">
            <text:p>1603462875.59</text:p>
          </table:table-cell>
          <table:table-cell office:value-type="float" office:value="-0.113525390625" calcext:value-type="float">
            <text:p>-0.113525390625</text:p>
          </table:table-cell>
          <table:table-cell office:value-type="float" office:value="249" calcext:value-type="float">
            <text:p>249</text:p>
          </table:table-cell>
          <table:table-cell office:value-type="float" office:value="58.4974991373" calcext:value-type="float">
            <text:p>58.4974991373</text:p>
          </table:table-cell>
          <table:table-cell office:value-type="float" office:value="20.1502685547" calcext:value-type="float">
            <text:p>20.1502685547</text:p>
          </table:table-cell>
          <table:table-cell office:value-type="float" office:value="32.8790283203" calcext:value-type="float">
            <text:p>32.8790283203</text:p>
          </table:table-cell>
        </table:table-row>
        <table:table-row table:style-name="ro1">
          <table:table-cell office:value-type="float" office:value="1603462875.64" calcext:value-type="float">
            <text:p>1603462875.64</text:p>
          </table:table-cell>
          <table:table-cell office:value-type="float" office:value="0.085205078125" calcext:value-type="float">
            <text:p>0.085205078125</text:p>
          </table:table-cell>
          <table:table-cell office:value-type="float" office:value="249" calcext:value-type="float">
            <text:p>249</text:p>
          </table:table-cell>
          <table:table-cell office:value-type="float" office:value="57.707149014" calcext:value-type="float">
            <text:p>57.707149014</text:p>
          </table:table-cell>
          <table:table-cell office:value-type="float" office:value="21.3465576172" calcext:value-type="float">
            <text:p>21.3465576172</text:p>
          </table:table-cell>
          <table:table-cell office:value-type="float" office:value="33.7762451172" calcext:value-type="float">
            <text:p>33.7762451172</text:p>
          </table:table-cell>
        </table:table-row>
        <table:table-row table:style-name="ro1">
          <table:table-cell office:value-type="float" office:value="1603462875.7" calcext:value-type="float">
            <text:p>1603462875.7</text:p>
          </table:table-cell>
          <table:table-cell office:value-type="float" office:value="0.035888671875" calcext:value-type="float">
            <text:p>0.035888671875</text:p>
          </table:table-cell>
          <table:table-cell office:value-type="float" office:value="249" calcext:value-type="float">
            <text:p>249</text:p>
          </table:table-cell>
          <table:table-cell office:value-type="float" office:value="60.5511556048" calcext:value-type="float">
            <text:p>60.5511556048</text:p>
          </table:table-cell>
          <table:table-cell office:value-type="float" office:value="18.0567626953" calcext:value-type="float">
            <text:p>18.0567626953</text:p>
          </table:table-cell>
          <table:table-cell office:value-type="float" office:value="31.9818115234" calcext:value-type="float">
            <text:p>31.9818115234</text:p>
          </table:table-cell>
        </table:table-row>
        <table:table-row table:style-name="ro1">
          <table:table-cell office:value-type="float" office:value="1603462875.75" calcext:value-type="float">
            <text:p>1603462875.75</text:p>
          </table:table-cell>
          <table:table-cell office:value-type="float" office:value="-0.069580078125" calcext:value-type="float">
            <text:p>-0.069580078125</text:p>
          </table:table-cell>
          <table:table-cell office:value-type="float" office:value="249" calcext:value-type="float">
            <text:p>249</text:p>
          </table:table-cell>
          <table:table-cell office:value-type="float" office:value="61.5872040628" calcext:value-type="float">
            <text:p>61.5872040628</text:p>
          </table:table-cell>
          <table:table-cell office:value-type="float" office:value="16.4118652344" calcext:value-type="float">
            <text:p>16.4118652344</text:p>
          </table:table-cell>
          <table:table-cell office:value-type="float" office:value="30.3369140625" calcext:value-type="float">
            <text:p>30.3369140625</text:p>
          </table:table-cell>
        </table:table-row>
        <table:table-row table:style-name="ro1">
          <table:table-cell office:value-type="float" office:value="1603462875.81" calcext:value-type="float">
            <text:p>1603462875.81</text:p>
          </table:table-cell>
          <table:table-cell office:value-type="float" office:value="0.0400390625" calcext:value-type="float">
            <text:p>0.0400390625</text:p>
          </table:table-cell>
          <table:table-cell office:value-type="float" office:value="249" calcext:value-type="float">
            <text:p>249</text:p>
          </table:table-cell>
          <table:table-cell office:value-type="float" office:value="60.7638072472" calcext:value-type="float">
            <text:p>60.7638072472</text:p>
          </table:table-cell>
          <table:table-cell office:value-type="float" office:value="16.5614013672" calcext:value-type="float">
            <text:p>16.5614013672</text:p>
          </table:table-cell>
          <table:table-cell office:value-type="float" office:value="29.5892333984" calcext:value-type="float">
            <text:p>29.5892333984</text:p>
          </table:table-cell>
        </table:table-row>
        <table:table-row table:style-name="ro1">
          <table:table-cell office:value-type="float" office:value="1603462875.86" calcext:value-type="float">
            <text:p>1603462875.86</text:p>
          </table:table-cell>
          <table:table-cell office:value-type="float" office:value="-0.078857421875" calcext:value-type="float">
            <text:p>-0.078857421875</text:p>
          </table:table-cell>
          <table:table-cell office:value-type="float" office:value="250" calcext:value-type="float">
            <text:p>250</text:p>
          </table:table-cell>
          <table:table-cell office:value-type="float" office:value="60.7789239752" calcext:value-type="float">
            <text:p>60.7789239752</text:p>
          </table:table-cell>
          <table:table-cell office:value-type="float" office:value="18.0567626953" calcext:value-type="float">
            <text:p>18.0567626953</text:p>
          </table:table-cell>
          <table:table-cell office:value-type="float" office:value="32.2808837891" calcext:value-type="float">
            <text:p>32.2808837891</text:p>
          </table:table-cell>
        </table:table-row>
        <table:table-row table:style-name="ro1">
          <table:table-cell office:value-type="float" office:value="1603462875.92" calcext:value-type="float">
            <text:p>1603462875.92</text:p>
          </table:table-cell>
          <table:table-cell office:value-type="float" office:value="-0.026611328125" calcext:value-type="float">
            <text:p>-0.026611328125</text:p>
          </table:table-cell>
          <table:table-cell office:value-type="float" office:value="250" calcext:value-type="float">
            <text:p>250</text:p>
          </table:table-cell>
          <table:table-cell office:value-type="float" office:value="59.4281613189" calcext:value-type="float">
            <text:p>59.4281613189</text:p>
          </table:table-cell>
          <table:table-cell office:value-type="float" office:value="18.8044433594" calcext:value-type="float">
            <text:p>18.8044433594</text:p>
          </table:table-cell>
          <table:table-cell office:value-type="float" office:value="31.8322753906" calcext:value-type="float">
            <text:p>31.8322753906</text:p>
          </table:table-cell>
        </table:table-row>
        <table:table-row table:style-name="ro1">
          <table:table-cell office:value-type="float" office:value="1603462875.97" calcext:value-type="float">
            <text:p>1603462875.97</text:p>
          </table:table-cell>
          <table:table-cell office:value-type="float" office:value="-0.033447265625" calcext:value-type="float">
            <text:p>-0.033447265625</text:p>
          </table:table-cell>
          <table:table-cell office:value-type="float" office:value="250" calcext:value-type="float">
            <text:p>250</text:p>
          </table:table-cell>
          <table:table-cell office:value-type="float" office:value="61.8144820055" calcext:value-type="float">
            <text:p>61.8144820055</text:p>
          </table:table-cell>
          <table:table-cell office:value-type="float" office:value="17.4586181641" calcext:value-type="float">
            <text:p>17.4586181641</text:p>
          </table:table-cell>
          <table:table-cell office:value-type="float" office:value="32.5799560547" calcext:value-type="float">
            <text:p>32.5799560547</text:p>
          </table:table-cell>
        </table:table-row>
        <table:table-row table:style-name="ro1">
          <table:table-cell office:value-type="float" office:value="1603462876.02" calcext:value-type="float">
            <text:p>1603462876.02</text:p>
          </table:table-cell>
          <table:table-cell office:value-type="float" office:value="-0.0703125" calcext:value-type="float">
            <text:p>-0.0703125</text:p>
          </table:table-cell>
          <table:table-cell office:value-type="float" office:value="251" calcext:value-type="float">
            <text:p>251</text:p>
          </table:table-cell>
          <table:table-cell office:value-type="float" office:value="62.2581727339" calcext:value-type="float">
            <text:p>62.2581727339</text:p>
          </table:table-cell>
          <table:table-cell office:value-type="float" office:value="16.1127929688" calcext:value-type="float">
            <text:p>16.1127929688</text:p>
          </table:table-cell>
          <table:table-cell office:value-type="float" office:value="30.6359863281" calcext:value-type="float">
            <text:p>30.6359863281</text:p>
          </table:table-cell>
        </table:table-row>
        <table:table-row table:style-name="ro1">
          <table:table-cell office:value-type="float" office:value="1603462876.07" calcext:value-type="float">
            <text:p>1603462876.07</text:p>
          </table:table-cell>
          <table:table-cell office:value-type="float" office:value="-0.177490234375" calcext:value-type="float">
            <text:p>-0.177490234375</text:p>
          </table:table-cell>
          <table:table-cell office:value-type="float" office:value="251" calcext:value-type="float">
            <text:p>251</text:p>
          </table:table-cell>
          <table:table-cell office:value-type="float" office:value="64.6839222869" calcext:value-type="float">
            <text:p>64.6839222869</text:p>
          </table:table-cell>
          <table:table-cell office:value-type="float" office:value="14.9165039062" calcext:value-type="float">
            <text:p>14.9165039062</text:p>
          </table:table-cell>
          <table:table-cell office:value-type="float" office:value="31.533203125" calcext:value-type="float">
            <text:p>31.533203125</text:p>
          </table:table-cell>
        </table:table-row>
        <table:table-row table:style-name="ro1">
          <table:table-cell office:value-type="float" office:value="1603462876.13" calcext:value-type="float">
            <text:p>1603462876.13</text:p>
          </table:table-cell>
          <table:table-cell office:value-type="float" office:value="0.210205078125" calcext:value-type="float">
            <text:p>0.210205078125</text:p>
          </table:table-cell>
          <table:table-cell office:value-type="float" office:value="251" calcext:value-type="float">
            <text:p>251</text:p>
          </table:table-cell>
          <table:table-cell office:value-type="float" office:value="61.2915632059" calcext:value-type="float">
            <text:p>61.2915632059</text:p>
          </table:table-cell>
          <table:table-cell office:value-type="float" office:value="16.8604736328" calcext:value-type="float">
            <text:p>16.8604736328</text:p>
          </table:table-cell>
          <table:table-cell office:value-type="float" office:value="30.7855224609" calcext:value-type="float">
            <text:p>30.7855224609</text:p>
          </table:table-cell>
        </table:table-row>
        <table:table-row table:style-name="ro1">
          <table:table-cell office:value-type="float" office:value="1603462876.18" calcext:value-type="float">
            <text:p>1603462876.18</text:p>
          </table:table-cell>
          <table:table-cell office:value-type="float" office:value="0.0830078125" calcext:value-type="float">
            <text:p>0.0830078125</text:p>
          </table:table-cell>
          <table:table-cell office:value-type="float" office:value="252" calcext:value-type="float">
            <text:p>252</text:p>
          </table:table-cell>
          <table:table-cell office:value-type="float" office:value="64.1699806475" calcext:value-type="float">
            <text:p>64.1699806475</text:p>
          </table:table-cell>
          <table:table-cell office:value-type="float" office:value="14.4678955078" calcext:value-type="float">
            <text:p>14.4678955078</text:p>
          </table:table-cell>
          <table:table-cell office:value-type="float" office:value="29.8883056641" calcext:value-type="float">
            <text:p>29.8883056641</text:p>
          </table:table-cell>
        </table:table-row>
        <table:table-row table:style-name="ro1">
          <table:table-cell office:value-type="float" office:value="1603462876.23" calcext:value-type="float">
            <text:p>1603462876.23</text:p>
          </table:table-cell>
          <table:table-cell office:value-type="float" office:value="-0.456787109375" calcext:value-type="float">
            <text:p>-0.456787109375</text:p>
          </table:table-cell>
          <table:table-cell office:value-type="float" office:value="254" calcext:value-type="float">
            <text:p>254</text:p>
          </table:table-cell>
          <table:table-cell office:value-type="float" office:value="65.8424190982" calcext:value-type="float">
            <text:p>65.8424190982</text:p>
          </table:table-cell>
          <table:table-cell office:value-type="float" office:value="13.2716064453" calcext:value-type="float">
            <text:p>13.2716064453</text:p>
          </table:table-cell>
          <table:table-cell office:value-type="float" office:value="29.5892333984" calcext:value-type="float">
            <text:p>29.5892333984</text:p>
          </table:table-cell>
        </table:table-row>
        <table:table-row table:style-name="ro1">
          <table:table-cell office:value-type="float" office:value="1603462876.28" calcext:value-type="float">
            <text:p>1603462876.28</text:p>
          </table:table-cell>
          <table:table-cell office:value-type="float" office:value="-0.0458984375" calcext:value-type="float">
            <text:p>-0.0458984375</text:p>
          </table:table-cell>
          <table:table-cell office:value-type="float" office:value="254" calcext:value-type="float">
            <text:p>254</text:p>
          </table:table-cell>
          <table:table-cell office:value-type="float" office:value="71.5306541336" calcext:value-type="float">
            <text:p>71.5306541336</text:p>
          </table:table-cell>
          <table:table-cell office:value-type="float" office:value="9.533203125" calcext:value-type="float">
            <text:p>9.533203125</text:p>
          </table:table-cell>
          <table:table-cell office:value-type="float" office:value="28.5424804688" calcext:value-type="float">
            <text:p>28.5424804688</text:p>
          </table:table-cell>
        </table:table-row>
        <table:table-row table:style-name="ro1">
          <table:table-cell office:value-type="float" office:value="1603462876.33" calcext:value-type="float">
            <text:p>1603462876.33</text:p>
          </table:table-cell>
          <table:table-cell office:value-type="float" office:value="-0.19384765625" calcext:value-type="float">
            <text:p>-0.19384765625</text:p>
          </table:table-cell>
          <table:table-cell office:value-type="float" office:value="256" calcext:value-type="float">
            <text:p>256</text:p>
          </table:table-cell>
          <table:table-cell office:value-type="float" office:value="70.9640201571" calcext:value-type="float">
            <text:p>70.9640201571</text:p>
          </table:table-cell>
          <table:table-cell office:value-type="float" office:value="9.38366699219" calcext:value-type="float">
            <text:p>9.38366699219</text:p>
          </table:table-cell>
          <table:table-cell office:value-type="float" office:value="27.1966552734" calcext:value-type="float">
            <text:p>27.1966552734</text:p>
          </table:table-cell>
        </table:table-row>
        <table:table-row table:style-name="ro1">
          <table:table-cell office:value-type="float" office:value="1603462876.39" calcext:value-type="float">
            <text:p>1603462876.39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258" calcext:value-type="float">
            <text:p>258</text:p>
          </table:table-cell>
          <table:table-cell office:value-type="float" office:value="70.7404541807" calcext:value-type="float">
            <text:p>70.7404541807</text:p>
          </table:table-cell>
          <table:table-cell office:value-type="float" office:value="9.08459472656" calcext:value-type="float">
            <text:p>9.08459472656</text:p>
          </table:table-cell>
          <table:table-cell office:value-type="float" office:value="26.0003662109" calcext:value-type="float">
            <text:p>26.0003662109</text:p>
          </table:table-cell>
        </table:table-row>
        <table:table-row table:style-name="ro1">
          <table:table-cell office:value-type="float" office:value="1603462876.44" calcext:value-type="float">
            <text:p>1603462876.44</text:p>
          </table:table-cell>
          <table:table-cell office:value-type="float" office:value="0.094970703125" calcext:value-type="float">
            <text:p>0.094970703125</text:p>
          </table:table-cell>
          <table:table-cell office:value-type="float" office:value="259" calcext:value-type="float">
            <text:p>259</text:p>
          </table:table-cell>
          <table:table-cell office:value-type="float" office:value="72.2581797002" calcext:value-type="float">
            <text:p>72.2581797002</text:p>
          </table:table-cell>
          <table:table-cell office:value-type="float" office:value="6.69201660156" calcext:value-type="float">
            <text:p>6.69201660156</text:p>
          </table:table-cell>
          <table:table-cell office:value-type="float" office:value="20.9161376953" calcext:value-type="float">
            <text:p>20.9161376953</text:p>
          </table:table-cell>
        </table:table-row>
        <table:table-row table:style-name="ro1">
          <table:table-cell office:value-type="float" office:value="1603462876.49" calcext:value-type="float">
            <text:p>1603462876.49</text:p>
          </table:table-cell>
          <table:table-cell office:value-type="float" office:value="-0.103759765625" calcext:value-type="float">
            <text:p>-0.103759765625</text:p>
          </table:table-cell>
          <table:table-cell office:value-type="float" office:value="260" calcext:value-type="float">
            <text:p>260</text:p>
          </table:table-cell>
          <table:table-cell office:value-type="float" office:value="75.2368160992" calcext:value-type="float">
            <text:p>75.2368160992</text:p>
          </table:table-cell>
          <table:table-cell office:value-type="float" office:value="5.19665527344" calcext:value-type="float">
            <text:p>5.19665527344</text:p>
          </table:table-cell>
          <table:table-cell office:value-type="float" office:value="19.7198486328" calcext:value-type="float">
            <text:p>19.7198486328</text:p>
          </table:table-cell>
        </table:table-row>
        <table:table-row table:style-name="ro1">
          <table:table-cell office:value-type="float" office:value="1603462876.55" calcext:value-type="float">
            <text:p>1603462876.55</text:p>
          </table:table-cell>
          <table:table-cell office:value-type="float" office:value="-0.043212890625" calcext:value-type="float">
            <text:p>-0.043212890625</text:p>
          </table:table-cell>
          <table:table-cell office:value-type="float" office:value="262" calcext:value-type="float">
            <text:p>262</text:p>
          </table:table-cell>
          <table:table-cell office:value-type="float" office:value="79.7985000229" calcext:value-type="float">
            <text:p>79.7985000229</text:p>
          </table:table-cell>
          <table:table-cell office:value-type="float" office:value="3.25268554688" calcext:value-type="float">
            <text:p>3.25268554688</text:p>
          </table:table-cell>
          <table:table-cell office:value-type="float" office:value="18.0749511719" calcext:value-type="float">
            <text:p>18.0749511719</text:p>
          </table:table-cell>
        </table:table-row>
        <table:table-row table:style-name="ro1">
          <table:table-cell office:value-type="float" office:value="1603462876.6" calcext:value-type="float">
            <text:p>1603462876.6</text:p>
          </table:table-cell>
          <table:table-cell office:value-type="float" office:value="-0.566650390625" calcext:value-type="float">
            <text:p>-0.566650390625</text:p>
          </table:table-cell>
          <table:table-cell office:value-type="float" office:value="264" calcext:value-type="float">
            <text:p>264</text:p>
          </table:table-cell>
          <table:table-cell office:value-type="float" office:value="74.0193976805" calcext:value-type="float">
            <text:p>74.0193976805</text:p>
          </table:table-cell>
          <table:table-cell office:value-type="float" office:value="4.748046875" calcext:value-type="float">
            <text:p>4.748046875</text:p>
          </table:table-cell>
          <table:table-cell office:value-type="float" office:value="16.5795898438" calcext:value-type="float">
            <text:p>16.5795898438</text:p>
          </table:table-cell>
        </table:table-row>
        <table:table-row table:style-name="ro1">
          <table:table-cell office:value-type="float" office:value="1603462876.65" calcext:value-type="float">
            <text:p>1603462876.6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266" calcext:value-type="float">
            <text:p>266</text:p>
          </table:table-cell>
          <table:table-cell office:value-type="float" office:value="70.2517020043" calcext:value-type="float">
            <text:p>70.2517020043</text:p>
          </table:table-cell>
          <table:table-cell office:value-type="float" office:value="4.44897460938" calcext:value-type="float">
            <text:p>4.44897460938</text:p>
          </table:table-cell>
          <table:table-cell office:value-type="float" office:value="12.392578125" calcext:value-type="float">
            <text:p>12.392578125</text:p>
          </table:table-cell>
        </table:table-row>
        <table:table-row table:style-name="ro1">
          <table:table-cell office:value-type="float" office:value="1603462876.71" calcext:value-type="float">
            <text:p>1603462876.71</text:p>
          </table:table-cell>
          <table:table-cell office:value-type="float" office:value="-0.24267578125" calcext:value-type="float">
            <text:p>-0.24267578125</text:p>
          </table:table-cell>
          <table:table-cell office:value-type="float" office:value="267" calcext:value-type="float">
            <text:p>267</text:p>
          </table:table-cell>
          <table:table-cell office:value-type="float" office:value="59.2903754983" calcext:value-type="float">
            <text:p>59.2903754983</text:p>
          </table:table-cell>
          <table:table-cell office:value-type="float" office:value="5.49572753906" calcext:value-type="float">
            <text:p>5.49572753906</text:p>
          </table:table-cell>
          <table:table-cell office:value-type="float" office:value="9.25231933594" calcext:value-type="float">
            <text:p>9.25231933594</text:p>
          </table:table-cell>
        </table:table-row>
        <table:table-row table:style-name="ro1">
          <table:table-cell office:value-type="float" office:value="1603462876.76" calcext:value-type="float">
            <text:p>1603462876.76</text:p>
          </table:table-cell>
          <table:table-cell office:value-type="float" office:value="-0.126708984375" calcext:value-type="float">
            <text:p>-0.126708984375</text:p>
          </table:table-cell>
          <table:table-cell office:value-type="float" office:value="270" calcext:value-type="float">
            <text:p>270</text:p>
          </table:table-cell>
          <table:table-cell office:value-type="float" office:value="53.9490917173" calcext:value-type="float">
            <text:p>53.9490917173</text:p>
          </table:table-cell>
          <table:table-cell office:value-type="float" office:value="4.44897460938" calcext:value-type="float">
            <text:p>4.44897460938</text:p>
          </table:table-cell>
          <table:table-cell office:value-type="float" office:value="6.11206054688" calcext:value-type="float">
            <text:p>6.11206054688</text:p>
          </table:table-cell>
        </table:table-row>
        <table:table-row table:style-name="ro1">
          <table:table-cell office:value-type="float" office:value="1603462876.82" calcext:value-type="float">
            <text:p>1603462876.82</text:p>
          </table:table-cell>
          <table:table-cell office:value-type="float" office:value="-0.17626953125" calcext:value-type="float">
            <text:p>-0.17626953125</text:p>
          </table:table-cell>
          <table:table-cell office:value-type="float" office:value="271" calcext:value-type="float">
            <text:p>271</text:p>
          </table:table-cell>
          <table:table-cell office:value-type="float" office:value="47.6825493228" calcext:value-type="float">
            <text:p>47.6825493228</text:p>
          </table:table-cell>
          <table:table-cell office:value-type="float" office:value="4.748046875" calcext:value-type="float">
            <text:p>4.748046875</text:p>
          </table:table-cell>
          <table:table-cell office:value-type="float" office:value="5.21484375" calcext:value-type="float">
            <text:p>5.21484375</text:p>
          </table:table-cell>
        </table:table-row>
        <table:table-row table:style-name="ro1">
          <table:table-cell office:value-type="float" office:value="1603462876.87" calcext:value-type="float">
            <text:p>1603462876.87</text:p>
          </table:table-cell>
          <table:table-cell office:value-type="float" office:value="0.103759765625" calcext:value-type="float">
            <text:p>0.103759765625</text:p>
          </table:table-cell>
          <table:table-cell office:value-type="float" office:value="272" calcext:value-type="float">
            <text:p>272</text:p>
          </table:table-cell>
          <table:table-cell office:value-type="float" office:value="21.2816814411" calcext:value-type="float">
            <text:p>21.2816814411</text:p>
          </table:table-cell>
          <table:table-cell office:value-type="float" office:value="6.09387207031" calcext:value-type="float">
            <text:p>6.09387207031</text:p>
          </table:table-cell>
          <table:table-cell office:value-type="float" office:value="2.37365722656" calcext:value-type="float">
            <text:p>2.37365722656</text:p>
          </table:table-cell>
        </table:table-row>
        <table:table-row table:style-name="ro1">
          <table:table-cell office:value-type="float" office:value="1603462876.92" calcext:value-type="float">
            <text:p>1603462876.92</text:p>
          </table:table-cell>
          <table:table-cell office:value-type="float" office:value="0.20263671875" calcext:value-type="float">
            <text:p>0.20263671875</text:p>
          </table:table-cell>
          <table:table-cell office:value-type="float" office:value="274" calcext:value-type="float">
            <text:p>274</text:p>
          </table:table-cell>
          <table:table-cell office:value-type="float" office:value="8.94169801136" calcext:value-type="float">
            <text:p>8.94169801136</text:p>
          </table:table-cell>
          <table:table-cell office:value-type="float" office:value="9.38366699219" calcext:value-type="float">
            <text:p>9.38366699219</text:p>
          </table:table-cell>
          <table:table-cell office:value-type="float" office:value="1.47644042969" calcext:value-type="float">
            <text:p>1.47644042969</text:p>
          </table:table-cell>
        </table:table-row>
        <table:table-row table:style-name="ro1">
          <table:table-cell office:value-type="float" office:value="1603462876.98" calcext:value-type="float">
            <text:p>1603462876.98</text:p>
          </table:table-cell>
          <table:table-cell office:value-type="float" office:value="-0.138916015625" calcext:value-type="float">
            <text:p>-0.138916015625</text:p>
          </table:table-cell>
          <table:table-cell office:value-type="float" office:value="276" calcext:value-type="float">
            <text:p>276</text:p>
          </table:table-cell>
          <table:table-cell office:value-type="float" office:value="344.00623161" calcext:value-type="float">
            <text:p>344.00623161</text:p>
          </table:table-cell>
          <table:table-cell office:value-type="float" office:value="8.93505859375" calcext:value-type="float">
            <text:p>8.93505859375</text:p>
          </table:table-cell>
          <table:table-cell office:value-type="float" office:value="-2.56103515625" calcext:value-type="float">
            <text:p>-2.56103515625</text:p>
          </table:table-cell>
        </table:table-row>
        <table:table-row table:style-name="ro1">
          <table:table-cell office:value-type="float" office:value="1603462877.03" calcext:value-type="float">
            <text:p>1603462877.03</text:p>
          </table:table-cell>
          <table:table-cell office:value-type="float" office:value="-0.037841796875" calcext:value-type="float">
            <text:p>-0.037841796875</text:p>
          </table:table-cell>
          <table:table-cell office:value-type="float" office:value="277" calcext:value-type="float">
            <text:p>277</text:p>
          </table:table-cell>
          <table:table-cell office:value-type="float" office:value="349.632754347" calcext:value-type="float">
            <text:p>349.632754347</text:p>
          </table:table-cell>
          <table:table-cell office:value-type="float" office:value="10.7294921875" calcext:value-type="float">
            <text:p>10.7294921875</text:p>
          </table:table-cell>
          <table:table-cell office:value-type="float" office:value="-1.962890625" calcext:value-type="float">
            <text:p>-1.962890625</text:p>
          </table:table-cell>
        </table:table-row>
        <table:table-row table:style-name="ro1">
          <table:table-cell office:value-type="float" office:value="1603462877.09" calcext:value-type="float">
            <text:p>1603462877.09</text:p>
          </table:table-cell>
          <table:table-cell office:value-type="float" office:value="0.1953125" calcext:value-type="float">
            <text:p>0.1953125</text:p>
          </table:table-cell>
          <table:table-cell office:value-type="float" office:value="278" calcext:value-type="float">
            <text:p>278</text:p>
          </table:table-cell>
          <table:table-cell office:value-type="float" office:value="345.368140913" calcext:value-type="float">
            <text:p>345.368140913</text:p>
          </table:table-cell>
          <table:table-cell office:value-type="float" office:value="12.6734619141" calcext:value-type="float">
            <text:p>12.6734619141</text:p>
          </table:table-cell>
          <table:table-cell office:value-type="float" office:value="-3.30871582031" calcext:value-type="float">
            <text:p>-3.30871582031</text:p>
          </table:table-cell>
        </table:table-row>
        <table:table-row table:style-name="ro1">
          <table:table-cell office:value-type="float" office:value="1603462877.14" calcext:value-type="float">
            <text:p>1603462877.14</text:p>
          </table:table-cell>
          <table:table-cell office:value-type="float" office:value="-0.127685546875" calcext:value-type="float">
            <text:p>-0.127685546875</text:p>
          </table:table-cell>
          <table:table-cell office:value-type="float" office:value="280" calcext:value-type="float">
            <text:p>280</text:p>
          </table:table-cell>
          <table:table-cell office:value-type="float" office:value="343.722727888" calcext:value-type="float">
            <text:p>343.722727888</text:p>
          </table:table-cell>
          <table:table-cell office:value-type="float" office:value="14.9165039062" calcext:value-type="float">
            <text:p>14.9165039062</text:p>
          </table:table-cell>
          <table:table-cell office:value-type="float" office:value="-4.35546875" calcext:value-type="float">
            <text:p>-4.35546875</text:p>
          </table:table-cell>
        </table:table-row>
        <table:table-row table:style-name="ro1">
          <table:table-cell office:value-type="float" office:value="1603462877.19" calcext:value-type="float">
            <text:p>1603462877.19</text:p>
          </table:table-cell>
          <table:table-cell office:value-type="float" office:value="-0.042236328125" calcext:value-type="float">
            <text:p>-0.042236328125</text:p>
          </table:table-cell>
          <table:table-cell office:value-type="float" office:value="280" calcext:value-type="float">
            <text:p>280</text:p>
          </table:table-cell>
          <table:table-cell office:value-type="float" office:value="344.614726666" calcext:value-type="float">
            <text:p>344.614726666</text:p>
          </table:table-cell>
          <table:table-cell office:value-type="float" office:value="17.4586181641" calcext:value-type="float">
            <text:p>17.4586181641</text:p>
          </table:table-cell>
          <table:table-cell office:value-type="float" office:value="-4.80407714844" calcext:value-type="float">
            <text:p>-4.80407714844</text:p>
          </table:table-cell>
        </table:table-row>
        <table:table-row table:style-name="ro1">
          <table:table-cell office:value-type="float" office:value="1603462877.24" calcext:value-type="float">
            <text:p>1603462877.24</text:p>
          </table:table-cell>
          <table:table-cell office:value-type="float" office:value="0.011474609375" calcext:value-type="float">
            <text:p>0.011474609375</text:p>
          </table:table-cell>
          <table:table-cell office:value-type="float" office:value="282" calcext:value-type="float">
            <text:p>282</text:p>
          </table:table-cell>
          <table:table-cell office:value-type="float" office:value="340.439916774" calcext:value-type="float">
            <text:p>340.439916774</text:p>
          </table:table-cell>
          <table:table-cell office:value-type="float" office:value="17.3090820312" calcext:value-type="float">
            <text:p>17.3090820312</text:p>
          </table:table-cell>
          <table:table-cell office:value-type="float" office:value="-6.14990234375" calcext:value-type="float">
            <text:p>-6.14990234375</text:p>
          </table:table-cell>
        </table:table-row>
        <table:table-row table:style-name="ro1">
          <table:table-cell office:value-type="float" office:value="1603462877.3" calcext:value-type="float">
            <text:p>1603462877.3</text:p>
          </table:table-cell>
          <table:table-cell office:value-type="float" office:value="-0.21826171875" calcext:value-type="float">
            <text:p>-0.21826171875</text:p>
          </table:table-cell>
          <table:table-cell office:value-type="float" office:value="282" calcext:value-type="float">
            <text:p>282</text:p>
          </table:table-cell>
          <table:table-cell office:value-type="float" office:value="340.122741784" calcext:value-type="float">
            <text:p>340.122741784</text:p>
          </table:table-cell>
          <table:table-cell office:value-type="float" office:value="17.0100097656" calcext:value-type="float">
            <text:p>17.0100097656</text:p>
          </table:table-cell>
          <table:table-cell office:value-type="float" office:value="-6.14990234375" calcext:value-type="float">
            <text:p>-6.14990234375</text:p>
          </table:table-cell>
        </table:table-row>
        <table:table-row table:style-name="ro1">
          <table:table-cell office:value-type="float" office:value="1603462877.35" calcext:value-type="float">
            <text:p>1603462877.35</text:p>
          </table:table-cell>
          <table:table-cell office:value-type="float" office:value="0.14453125" calcext:value-type="float">
            <text:p>0.14453125</text:p>
          </table:table-cell>
          <table:table-cell office:value-type="float" office:value="282" calcext:value-type="float">
            <text:p>282</text:p>
          </table:table-cell>
          <table:table-cell office:value-type="float" office:value="345.285014262" calcext:value-type="float">
            <text:p>345.285014262</text:p>
          </table:table-cell>
          <table:table-cell office:value-type="float" office:value="20.0007324219" calcext:value-type="float">
            <text:p>20.0007324219</text:p>
          </table:table-cell>
          <table:table-cell office:value-type="float" office:value="-5.25268554688" calcext:value-type="float">
            <text:p>-5.25268554688</text:p>
          </table:table-cell>
        </table:table-row>
        <table:table-row table:style-name="ro1">
          <table:table-cell office:value-type="float" office:value="1603462877.41" calcext:value-type="float">
            <text:p>1603462877.41</text:p>
          </table:table-cell>
          <table:table-cell office:value-type="float" office:value="-0.09423828125" calcext:value-type="float">
            <text:p>-0.09423828125</text:p>
          </table:table-cell>
          <table:table-cell office:value-type="float" office:value="284" calcext:value-type="float">
            <text:p>284</text:p>
          </table:table-cell>
          <table:table-cell office:value-type="float" office:value="343.197238972" calcext:value-type="float">
            <text:p>343.197238972</text:p>
          </table:table-cell>
          <table:table-cell office:value-type="float" office:value="22.8419189453" calcext:value-type="float">
            <text:p>22.8419189453</text:p>
          </table:table-cell>
          <table:table-cell office:value-type="float" office:value="-6.89758300781" calcext:value-type="float">
            <text:p>-6.89758300781</text:p>
          </table:table-cell>
        </table:table-row>
        <table:table-row table:style-name="ro1">
          <table:table-cell office:value-type="float" office:value="1603462877.46" calcext:value-type="float">
            <text:p>1603462877.46</text:p>
          </table:table-cell>
          <table:table-cell office:value-type="float" office:value="-0.05810546875" calcext:value-type="float">
            <text:p>-0.05810546875</text:p>
          </table:table-cell>
          <table:table-cell office:value-type="float" office:value="284" calcext:value-type="float">
            <text:p>284</text:p>
          </table:table-cell>
          <table:table-cell office:value-type="float" office:value="340.925787267" calcext:value-type="float">
            <text:p>340.925787267</text:p>
          </table:table-cell>
          <table:table-cell office:value-type="float" office:value="22.5428466797" calcext:value-type="float">
            <text:p>22.5428466797</text:p>
          </table:table-cell>
          <table:table-cell office:value-type="float" office:value="-7.79479980469" calcext:value-type="float">
            <text:p>-7.79479980469</text:p>
          </table:table-cell>
        </table:table-row>
        <table:table-row table:style-name="ro1">
          <table:table-cell office:value-type="float" office:value="1603462877.51" calcext:value-type="float">
            <text:p>1603462877.51</text:p>
          </table:table-cell>
          <table:table-cell office:value-type="float" office:value="0.130126953125" calcext:value-type="float">
            <text:p>0.130126953125</text:p>
          </table:table-cell>
          <table:table-cell office:value-type="float" office:value="285" calcext:value-type="float">
            <text:p>285</text:p>
          </table:table-cell>
          <table:table-cell office:value-type="float" office:value="342.052053302" calcext:value-type="float">
            <text:p>342.052053302</text:p>
          </table:table-cell>
          <table:table-cell office:value-type="float" office:value="23.1409912109" calcext:value-type="float">
            <text:p>23.1409912109</text:p>
          </table:table-cell>
          <table:table-cell office:value-type="float" office:value="-7.49572753906" calcext:value-type="float">
            <text:p>-7.49572753906</text:p>
          </table:table-cell>
        </table:table-row>
        <table:table-row table:style-name="ro1">
          <table:table-cell office:value-type="float" office:value="1603462877.56" calcext:value-type="float">
            <text:p>1603462877.56</text:p>
          </table:table-cell>
          <table:table-cell office:value-type="float" office:value="-0.000244140625" calcext:value-type="float">
            <text:p>-0.000244140625</text:p>
          </table:table-cell>
          <table:table-cell office:value-type="float" office:value="286" calcext:value-type="float">
            <text:p>286</text:p>
          </table:table-cell>
          <table:table-cell office:value-type="float" office:value="341.605112743" calcext:value-type="float">
            <text:p>341.605112743</text:p>
          </table:table-cell>
          <table:table-cell office:value-type="float" office:value="23.888671875" calcext:value-type="float">
            <text:p>23.888671875</text:p>
          </table:table-cell>
          <table:table-cell office:value-type="float" office:value="-7.9443359375" calcext:value-type="float">
            <text:p>-7.9443359375</text:p>
          </table:table-cell>
        </table:table-row>
        <table:table-row table:style-name="ro1">
          <table:table-cell office:value-type="float" office:value="1603462877.62" calcext:value-type="float">
            <text:p>1603462877.62</text:p>
          </table:table-cell>
          <table:table-cell office:value-type="float" office:value="0.08056640625" calcext:value-type="float">
            <text:p>0.08056640625</text:p>
          </table:table-cell>
          <table:table-cell office:value-type="float" office:value="286" calcext:value-type="float">
            <text:p>286</text:p>
          </table:table-cell>
          <table:table-cell office:value-type="float" office:value="344.432818957" calcext:value-type="float">
            <text:p>344.432818957</text:p>
          </table:table-cell>
          <table:table-cell office:value-type="float" office:value="25.8326416016" calcext:value-type="float">
            <text:p>25.8326416016</text:p>
          </table:table-cell>
          <table:table-cell office:value-type="float" office:value="-7.19665527344" calcext:value-type="float">
            <text:p>-7.19665527344</text:p>
          </table:table-cell>
        </table:table-row>
        <table:table-row table:style-name="ro1">
          <table:table-cell office:value-type="float" office:value="1603462877.67" calcext:value-type="float">
            <text:p>1603462877.67</text:p>
          </table:table-cell>
          <table:table-cell office:value-type="float" office:value="-0.03369140625" calcext:value-type="float">
            <text:p>-0.03369140625</text:p>
          </table:table-cell>
          <table:table-cell office:value-type="float" office:value="287" calcext:value-type="float">
            <text:p>287</text:p>
          </table:table-cell>
          <table:table-cell office:value-type="float" office:value="345.151058568" calcext:value-type="float">
            <text:p>345.151058568</text:p>
          </table:table-cell>
          <table:table-cell office:value-type="float" office:value="26.5803222656" calcext:value-type="float">
            <text:p>26.5803222656</text:p>
          </table:table-cell>
          <table:table-cell office:value-type="float" office:value="-7.04711914062" calcext:value-type="float">
            <text:p>-7.04711914062</text:p>
          </table:table-cell>
        </table:table-row>
        <table:table-row table:style-name="ro1">
          <table:table-cell office:value-type="float" office:value="1603462877.73" calcext:value-type="float">
            <text:p>1603462877.73</text:p>
          </table:table-cell>
          <table:table-cell office:value-type="float" office:value="-0.170654296875" calcext:value-type="float">
            <text:p>-0.170654296875</text:p>
          </table:table-cell>
          <table:table-cell office:value-type="float" office:value="287" calcext:value-type="float">
            <text:p>287</text:p>
          </table:table-cell>
          <table:table-cell office:value-type="float" office:value="346.929052318" calcext:value-type="float">
            <text:p>346.929052318</text:p>
          </table:table-cell>
          <table:table-cell office:value-type="float" office:value="27.7766113281" calcext:value-type="float">
            <text:p>27.7766113281</text:p>
          </table:table-cell>
          <table:table-cell office:value-type="float" office:value="-6.44897460938" calcext:value-type="float">
            <text:p>-6.44897460938</text:p>
          </table:table-cell>
        </table:table-row>
        <table:table-row table:style-name="ro1">
          <table:table-cell office:value-type="float" office:value="1603462877.78" calcext:value-type="float">
            <text:p>1603462877.78</text:p>
          </table:table-cell>
          <table:table-cell office:value-type="float" office:value="0.1650390625" calcext:value-type="float">
            <text:p>0.1650390625</text:p>
          </table:table-cell>
          <table:table-cell office:value-type="float" office:value="288" calcext:value-type="float">
            <text:p>288</text:p>
          </table:table-cell>
          <table:table-cell office:value-type="float" office:value="341.408669429" calcext:value-type="float">
            <text:p>341.408669429</text:p>
          </table:table-cell>
          <table:table-cell office:value-type="float" office:value="26.7298583984" calcext:value-type="float">
            <text:p>26.7298583984</text:p>
          </table:table-cell>
          <table:table-cell office:value-type="float" office:value="-8.99108886719" calcext:value-type="float">
            <text:p>-8.99108886719</text:p>
          </table:table-cell>
        </table:table-row>
        <table:table-row table:style-name="ro1">
          <table:table-cell office:value-type="float" office:value="1603462877.83" calcext:value-type="float">
            <text:p>1603462877.83</text:p>
          </table:table-cell>
          <table:table-cell office:value-type="float" office:value="-0.051513671875" calcext:value-type="float">
            <text:p>-0.051513671875</text:p>
          </table:table-cell>
          <table:table-cell office:value-type="float" office:value="288" calcext:value-type="float">
            <text:p>288</text:p>
          </table:table-cell>
          <table:table-cell office:value-type="float" office:value="346.622498914" calcext:value-type="float">
            <text:p>346.622498914</text:p>
          </table:table-cell>
          <table:table-cell office:value-type="float" office:value="28.3747558594" calcext:value-type="float">
            <text:p>28.3747558594</text:p>
          </table:table-cell>
          <table:table-cell office:value-type="float" office:value="-6.748046875" calcext:value-type="float">
            <text:p>-6.748046875</text:p>
          </table:table-cell>
        </table:table-row>
        <table:table-row table:style-name="ro1">
          <table:table-cell office:value-type="float" office:value="1603462877.89" calcext:value-type="float">
            <text:p>1603462877.89</text:p>
          </table:table-cell>
          <table:table-cell office:value-type="float" office:value="0.0615234375" calcext:value-type="float">
            <text:p>0.0615234375</text:p>
          </table:table-cell>
          <table:table-cell office:value-type="float" office:value="289" calcext:value-type="float">
            <text:p>289</text:p>
          </table:table-cell>
          <table:table-cell office:value-type="float" office:value="345.217944748" calcext:value-type="float">
            <text:p>345.217944748</text:p>
          </table:table-cell>
          <table:table-cell office:value-type="float" office:value="28.9729003906" calcext:value-type="float">
            <text:p>28.9729003906</text:p>
          </table:table-cell>
          <table:table-cell office:value-type="float" office:value="-7.64526367188" calcext:value-type="float">
            <text:p>-7.64526367188</text:p>
          </table:table-cell>
        </table:table-row>
        <table:table-row table:style-name="ro1">
          <table:table-cell office:value-type="float" office:value="1603462877.94" calcext:value-type="float">
            <text:p>1603462877.94</text:p>
          </table:table-cell>
          <table:table-cell office:value-type="float" office:value="0.012451171875" calcext:value-type="float">
            <text:p>0.012451171875</text:p>
          </table:table-cell>
          <table:table-cell office:value-type="float" office:value="290" calcext:value-type="float">
            <text:p>290</text:p>
          </table:table-cell>
          <table:table-cell office:value-type="float" office:value="350.181657374" calcext:value-type="float">
            <text:p>350.181657374</text:p>
          </table:table-cell>
          <table:table-cell office:value-type="float" office:value="31.2159423828" calcext:value-type="float">
            <text:p>31.2159423828</text:p>
          </table:table-cell>
          <table:table-cell office:value-type="float" office:value="-5.40222167969" calcext:value-type="float">
            <text:p>-5.40222167969</text:p>
          </table:table-cell>
        </table:table-row>
        <table:table-row table:style-name="ro1">
          <table:table-cell office:value-type="float" office:value="1603462878" calcext:value-type="float">
            <text:p>1603462878</text:p>
          </table:table-cell>
          <table:table-cell office:value-type="float" office:value="0.01318359375" calcext:value-type="float">
            <text:p>0.01318359375</text:p>
          </table:table-cell>
          <table:table-cell office:value-type="float" office:value="290" calcext:value-type="float">
            <text:p>290</text:p>
          </table:table-cell>
          <table:table-cell office:value-type="float" office:value="349.649554921" calcext:value-type="float">
            <text:p>349.649554921</text:p>
          </table:table-cell>
          <table:table-cell office:value-type="float" office:value="31.2159423828" calcext:value-type="float">
            <text:p>31.2159423828</text:p>
          </table:table-cell>
          <table:table-cell office:value-type="float" office:value="-5.70129394531" calcext:value-type="float">
            <text:p>-5.70129394531</text:p>
          </table:table-cell>
        </table:table-row>
        <table:table-row table:style-name="ro1">
          <table:table-cell office:value-type="float" office:value="1603462878.05" calcext:value-type="float">
            <text:p>1603462878.05</text:p>
          </table:table-cell>
          <table:table-cell office:value-type="float" office:value="-0.095458984375" calcext:value-type="float">
            <text:p>-0.095458984375</text:p>
          </table:table-cell>
          <table:table-cell office:value-type="float" office:value="290" calcext:value-type="float">
            <text:p>290</text:p>
          </table:table-cell>
          <table:table-cell office:value-type="float" office:value="348.901568367" calcext:value-type="float">
            <text:p>348.901568367</text:p>
          </table:table-cell>
          <table:table-cell office:value-type="float" office:value="32.1131591797" calcext:value-type="float">
            <text:p>32.1131591797</text:p>
          </table:table-cell>
          <table:table-cell office:value-type="float" office:value="-6.29943847656" calcext:value-type="float">
            <text:p>-6.29943847656</text:p>
          </table:table-cell>
        </table:table-row>
        <table:table-row table:style-name="ro1">
          <table:table-cell office:value-type="float" office:value="1603462878.11" calcext:value-type="float">
            <text:p>1603462878.11</text:p>
          </table:table-cell>
          <table:table-cell office:value-type="float" office:value="-0.24072265625" calcext:value-type="float">
            <text:p>-0.24072265625</text:p>
          </table:table-cell>
          <table:table-cell office:value-type="float" office:value="291" calcext:value-type="float">
            <text:p>291</text:p>
          </table:table-cell>
          <table:table-cell office:value-type="float" office:value="348.901568367" calcext:value-type="float">
            <text:p>348.901568367</text:p>
          </table:table-cell>
          <table:table-cell office:value-type="float" office:value="32.1131591797" calcext:value-type="float">
            <text:p>32.1131591797</text:p>
          </table:table-cell>
          <table:table-cell office:value-type="float" office:value="-6.29943847656" calcext:value-type="float">
            <text:p>-6.29943847656</text:p>
          </table:table-cell>
        </table:table-row>
        <table:table-row table:style-name="ro1">
          <table:table-cell office:value-type="float" office:value="1603462878.16" calcext:value-type="float">
            <text:p>1603462878.16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49.319073021" calcext:value-type="float">
            <text:p>349.319073021</text:p>
          </table:table-cell>
          <table:table-cell office:value-type="float" office:value="31.8140869141" calcext:value-type="float">
            <text:p>31.8140869141</text:p>
          </table:table-cell>
          <table:table-cell office:value-type="float" office:value="-6.00036621094" calcext:value-type="float">
            <text:p>-6.00036621094</text:p>
          </table:table-cell>
        </table:table-row>
        <table:table-row table:style-name="ro1">
          <table:table-cell office:value-type="float" office:value="1603462878.21" calcext:value-type="float">
            <text:p>1603462878.21</text:p>
          </table:table-cell>
          <table:table-cell office:value-type="float" office:value="0.051513671875" calcext:value-type="float">
            <text:p>0.051513671875</text:p>
          </table:table-cell>
          <table:table-cell office:value-type="float" office:value="292" calcext:value-type="float">
            <text:p>292</text:p>
          </table:table-cell>
          <table:table-cell office:value-type="float" office:value="352.86681326" calcext:value-type="float">
            <text:p>352.86681326</text:p>
          </table:table-cell>
          <table:table-cell office:value-type="float" office:value="33.6085205078" calcext:value-type="float">
            <text:p>33.6085205078</text:p>
          </table:table-cell>
          <table:table-cell office:value-type="float" office:value="-4.20593261719" calcext:value-type="float">
            <text:p>-4.20593261719</text:p>
          </table:table-cell>
        </table:table-row>
        <table:table-row table:style-name="ro1">
          <table:table-cell office:value-type="float" office:value="1603462878.27" calcext:value-type="float">
            <text:p>1603462878.27</text:p>
          </table:table-cell>
          <table:table-cell office:value-type="float" office:value="0.1279296875" calcext:value-type="float">
            <text:p>0.1279296875</text:p>
          </table:table-cell>
          <table:table-cell office:value-type="float" office:value="293" calcext:value-type="float">
            <text:p>293</text:p>
          </table:table-cell>
          <table:table-cell office:value-type="float" office:value="353.073299326" calcext:value-type="float">
            <text:p>353.073299326</text:p>
          </table:table-cell>
          <table:table-cell office:value-type="float" office:value="35.8515625" calcext:value-type="float">
            <text:p>35.8515625</text:p>
          </table:table-cell>
          <table:table-cell office:value-type="float" office:value="-4.35546875" calcext:value-type="float">
            <text:p>-4.35546875</text:p>
          </table:table-cell>
        </table:table-row>
        <table:table-row table:style-name="ro1">
          <table:table-cell office:value-type="float" office:value="1603462878.32" calcext:value-type="float">
            <text:p>1603462878.32</text:p>
          </table:table-cell>
          <table:table-cell office:value-type="float" office:value="-0.02099609375" calcext:value-type="float">
            <text:p>-0.02099609375</text:p>
          </table:table-cell>
          <table:table-cell office:value-type="float" office:value="295" calcext:value-type="float">
            <text:p>295</text:p>
          </table:table-cell>
          <table:table-cell office:value-type="float" office:value="356.419642642" calcext:value-type="float">
            <text:p>356.419642642</text:p>
          </table:table-cell>
          <table:table-cell office:value-type="float" office:value="36.1506347656" calcext:value-type="float">
            <text:p>36.1506347656</text:p>
          </table:table-cell>
          <table:table-cell office:value-type="float" office:value="-2.26196289062" calcext:value-type="float">
            <text:p>-2.26196289062</text:p>
          </table:table-cell>
        </table:table-row>
        <table:table-row table:style-name="ro1">
          <table:table-cell office:value-type="float" office:value="1603462878.38" calcext:value-type="float">
            <text:p>1603462878.38</text:p>
          </table:table-cell>
          <table:table-cell office:value-type="float" office:value="0.09765625" calcext:value-type="float">
            <text:p>0.09765625</text:p>
          </table:table-cell>
          <table:table-cell office:value-type="float" office:value="295" calcext:value-type="float">
            <text:p>295</text:p>
          </table:table-cell>
          <table:table-cell office:value-type="float" office:value="356.669525596" calcext:value-type="float">
            <text:p>356.669525596</text:p>
          </table:table-cell>
          <table:table-cell office:value-type="float" office:value="36.3001708984" calcext:value-type="float">
            <text:p>36.3001708984</text:p>
          </table:table-cell>
          <table:table-cell office:value-type="float" office:value="-2.11242675781" calcext:value-type="float">
            <text:p>-2.11242675781</text:p>
          </table:table-cell>
        </table:table-row>
        <table:table-row table:style-name="ro1">
          <table:table-cell office:value-type="float" office:value="1603462878.43" calcext:value-type="float">
            <text:p>1603462878.43</text:p>
          </table:table-cell>
          <table:table-cell office:value-type="float" office:value="0.16162109375" calcext:value-type="float">
            <text:p>0.16162109375</text:p>
          </table:table-cell>
          <table:table-cell office:value-type="float" office:value="297" calcext:value-type="float">
            <text:p>297</text:p>
          </table:table-cell>
          <table:table-cell office:value-type="float" office:value="359.972197053" calcext:value-type="float">
            <text:p>359.972197053</text:p>
          </table:table-cell>
          <table:table-cell office:value-type="float" office:value="38.9918212891" calcext:value-type="float">
            <text:p>38.9918212891</text:p>
          </table:table-cell>
          <table:table-cell office:value-type="float" office:value="-0.0189208984375" calcext:value-type="float">
            <text:p>-0.0189208984375</text:p>
          </table:table-cell>
        </table:table-row>
        <table:table-row table:style-name="ro1">
          <table:table-cell office:value-type="float" office:value="1603462878.48" calcext:value-type="float">
            <text:p>1603462878.48</text:p>
          </table:table-cell>
          <table:table-cell office:value-type="float" office:value="0.51611328125" calcext:value-type="float">
            <text:p>0.51611328125</text:p>
          </table:table-cell>
          <table:table-cell office:value-type="float" office:value="299" calcext:value-type="float">
            <text:p>299</text:p>
          </table:table-cell>
          <table:table-cell office:value-type="float" office:value="4.2369940453" calcext:value-type="float">
            <text:p>4.2369940453</text:p>
          </table:table-cell>
          <table:table-cell office:value-type="float" office:value="42.1320800781" calcext:value-type="float">
            <text:p>42.1320800781</text:p>
          </table:table-cell>
          <table:table-cell office:value-type="float" office:value="3.12133789062" calcext:value-type="float">
            <text:p>3.12133789062</text:p>
          </table:table-cell>
        </table:table-row>
        <table:table-row table:style-name="ro1">
          <table:table-cell office:value-type="float" office:value="1603462878.54" calcext:value-type="float">
            <text:p>1603462878.54</text:p>
          </table:table-cell>
          <table:table-cell office:value-type="float" office:value="0.064453125" calcext:value-type="float">
            <text:p>0.064453125</text:p>
          </table:table-cell>
          <table:table-cell office:value-type="float" office:value="299" calcext:value-type="float">
            <text:p>299</text:p>
          </table:table-cell>
          <table:table-cell office:value-type="float" office:value="4.94040665358" calcext:value-type="float">
            <text:p>4.94040665358</text:p>
          </table:table-cell>
          <table:table-cell office:value-type="float" office:value="43.029296875" calcext:value-type="float">
            <text:p>43.029296875</text:p>
          </table:table-cell>
          <table:table-cell office:value-type="float" office:value="3.71948242188" calcext:value-type="float">
            <text:p>3.71948242188</text:p>
          </table:table-cell>
        </table:table-row>
        <table:table-row table:style-name="ro1">
          <table:table-cell office:value-type="float" office:value="1603462878.59" calcext:value-type="float">
            <text:p>1603462878.59</text:p>
          </table:table-cell>
          <table:table-cell office:value-type="float" office:value="-0.073486328125" calcext:value-type="float">
            <text:p>-0.073486328125</text:p>
          </table:table-cell>
          <table:table-cell office:value-type="float" office:value="301" calcext:value-type="float">
            <text:p>301</text:p>
          </table:table-cell>
          <table:table-cell office:value-type="float" office:value="6.92851929021" calcext:value-type="float">
            <text:p>6.92851929021</text:p>
          </table:table-cell>
          <table:table-cell office:value-type="float" office:value="41.6834716797" calcext:value-type="float">
            <text:p>41.6834716797</text:p>
          </table:table-cell>
          <table:table-cell office:value-type="float" office:value="5.06530761719" calcext:value-type="float">
            <text:p>5.06530761719</text:p>
          </table:table-cell>
        </table:table-row>
        <table:table-row table:style-name="ro1">
          <table:table-cell office:value-type="float" office:value="1603462878.64" calcext:value-type="float">
            <text:p>1603462878.64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303" calcext:value-type="float">
            <text:p>303</text:p>
          </table:table-cell>
          <table:table-cell office:value-type="float" office:value="10.1644877655" calcext:value-type="float">
            <text:p>10.1644877655</text:p>
          </table:table-cell>
          <table:table-cell office:value-type="float" office:value="42.4311523438" calcext:value-type="float">
            <text:p>42.4311523438</text:p>
          </table:table-cell>
          <table:table-cell office:value-type="float" office:value="7.607421875" calcext:value-type="float">
            <text:p>7.607421875</text:p>
          </table:table-cell>
        </table:table-row>
        <table:table-row table:style-name="ro1">
          <table:table-cell office:value-type="float" office:value="1603462878.7" calcext:value-type="float">
            <text:p>1603462878.7</text:p>
          </table:table-cell>
          <table:table-cell office:value-type="float" office:value="-0.241455078125" calcext:value-type="float">
            <text:p>-0.241455078125</text:p>
          </table:table-cell>
          <table:table-cell office:value-type="float" office:value="305" calcext:value-type="float">
            <text:p>305</text:p>
          </table:table-cell>
          <table:table-cell office:value-type="float" office:value="13.1398855516" calcext:value-type="float">
            <text:p>13.1398855516</text:p>
          </table:table-cell>
          <table:table-cell office:value-type="float" office:value="43.4779052734" calcext:value-type="float">
            <text:p>43.4779052734</text:p>
          </table:table-cell>
          <table:table-cell office:value-type="float" office:value="10.1495361328" calcext:value-type="float">
            <text:p>10.1495361328</text:p>
          </table:table-cell>
        </table:table-row>
        <table:table-row table:style-name="ro1">
          <table:table-cell office:value-type="float" office:value="1603462878.75" calcext:value-type="float">
            <text:p>1603462878.75</text:p>
          </table:table-cell>
          <table:table-cell office:value-type="float" office:value="0.045166015625" calcext:value-type="float">
            <text:p>0.045166015625</text:p>
          </table:table-cell>
          <table:table-cell office:value-type="float" office:value="306" calcext:value-type="float">
            <text:p>306</text:p>
          </table:table-cell>
          <table:table-cell office:value-type="float" office:value="17.443703598" calcext:value-type="float">
            <text:p>17.443703598</text:p>
          </table:table-cell>
          <table:table-cell office:value-type="float" office:value="44.6741943359" calcext:value-type="float">
            <text:p>44.6741943359</text:p>
          </table:table-cell>
          <table:table-cell office:value-type="float" office:value="14.0374755859" calcext:value-type="float">
            <text:p>14.0374755859</text:p>
          </table:table-cell>
        </table:table-row>
        <table:table-row table:style-name="ro1">
          <table:table-cell office:value-type="float" office:value="1603462878.81" calcext:value-type="float">
            <text:p>1603462878.81</text:p>
          </table:table-cell>
          <table:table-cell office:value-type="float" office:value="-0.08056640625" calcext:value-type="float">
            <text:p>-0.08056640625</text:p>
          </table:table-cell>
          <table:table-cell office:value-type="float" office:value="308" calcext:value-type="float">
            <text:p>308</text:p>
          </table:table-cell>
          <table:table-cell office:value-type="float" office:value="19.6472675467" calcext:value-type="float">
            <text:p>19.6472675467</text:p>
          </table:table-cell>
          <table:table-cell office:value-type="float" office:value="43.9265136719" calcext:value-type="float">
            <text:p>43.9265136719</text:p>
          </table:table-cell>
          <table:table-cell office:value-type="float" office:value="15.6823730469" calcext:value-type="float">
            <text:p>15.6823730469</text:p>
          </table:table-cell>
        </table:table-row>
        <table:table-row table:style-name="ro1">
          <table:table-cell office:value-type="float" office:value="1603462878.86" calcext:value-type="float">
            <text:p>1603462878.86</text:p>
          </table:table-cell>
          <table:table-cell office:value-type="float" office:value="0.05322265625" calcext:value-type="float">
            <text:p>0.05322265625</text:p>
          </table:table-cell>
          <table:table-cell office:value-type="float" office:value="309" calcext:value-type="float">
            <text:p>309</text:p>
          </table:table-cell>
          <table:table-cell office:value-type="float" office:value="22.6739779858" calcext:value-type="float">
            <text:p>22.6739779858</text:p>
          </table:table-cell>
          <table:table-cell office:value-type="float" office:value="41.8330078125" calcext:value-type="float">
            <text:p>41.8330078125</text:p>
          </table:table-cell>
          <table:table-cell office:value-type="float" office:value="17.4768066406" calcext:value-type="float">
            <text:p>17.4768066406</text:p>
          </table:table-cell>
        </table:table-row>
        <table:table-row table:style-name="ro1">
          <table:table-cell office:value-type="float" office:value="1603462878.92" calcext:value-type="float">
            <text:p>1603462878.92</text:p>
          </table:table-cell>
          <table:table-cell office:value-type="float" office:value="0.084716796875" calcext:value-type="float">
            <text:p>0.084716796875</text:p>
          </table:table-cell>
          <table:table-cell office:value-type="float" office:value="311" calcext:value-type="float">
            <text:p>311</text:p>
          </table:table-cell>
          <table:table-cell office:value-type="float" office:value="26.8890990987" calcext:value-type="float">
            <text:p>26.8890990987</text:p>
          </table:table-cell>
          <table:table-cell office:value-type="float" office:value="42.1320800781" calcext:value-type="float">
            <text:p>42.1320800781</text:p>
          </table:table-cell>
          <table:table-cell office:value-type="float" office:value="21.3647460938" calcext:value-type="float">
            <text:p>21.3647460938</text:p>
          </table:table-cell>
        </table:table-row>
        <table:table-row table:style-name="ro1">
          <table:table-cell office:value-type="float" office:value="1603462878.97" calcext:value-type="float">
            <text:p>1603462878.97</text:p>
          </table:table-cell>
          <table:table-cell office:value-type="float" office:value="0.16650390625" calcext:value-type="float">
            <text:p>0.16650390625</text:p>
          </table:table-cell>
          <table:table-cell office:value-type="float" office:value="312" calcext:value-type="float">
            <text:p>312</text:p>
          </table:table-cell>
          <table:table-cell office:value-type="float" office:value="27.0472198421" calcext:value-type="float">
            <text:p>27.0472198421</text:p>
          </table:table-cell>
          <table:table-cell office:value-type="float" office:value="42.4311523438" calcext:value-type="float">
            <text:p>42.4311523438</text:p>
          </table:table-cell>
          <table:table-cell office:value-type="float" office:value="21.6638183594" calcext:value-type="float">
            <text:p>21.6638183594</text:p>
          </table:table-cell>
        </table:table-row>
        <table:table-row table:style-name="ro1">
          <table:table-cell office:value-type="float" office:value="1603462879.03" calcext:value-type="float">
            <text:p>1603462879.03</text:p>
          </table:table-cell>
          <table:table-cell office:value-type="float" office:value="0.218017578125" calcext:value-type="float">
            <text:p>0.218017578125</text:p>
          </table:table-cell>
          <table:table-cell office:value-type="float" office:value="314" calcext:value-type="float">
            <text:p>314</text:p>
          </table:table-cell>
          <table:table-cell office:value-type="float" office:value="32.2169142888" calcext:value-type="float">
            <text:p>32.2169142888</text:p>
          </table:table-cell>
          <table:table-cell office:value-type="float" office:value="40.7862548828" calcext:value-type="float">
            <text:p>40.7862548828</text:p>
          </table:table-cell>
          <table:table-cell office:value-type="float" office:value="25.7012939453" calcext:value-type="float">
            <text:p>25.7012939453</text:p>
          </table:table-cell>
        </table:table-row>
        <table:table-row table:style-name="ro1">
          <table:table-cell office:value-type="float" office:value="1603462879.08" calcext:value-type="float">
            <text:p>1603462879.08</text:p>
          </table:table-cell>
          <table:table-cell office:value-type="float" office:value="-0.23095703125" calcext:value-type="float">
            <text:p>-0.23095703125</text:p>
          </table:table-cell>
          <table:table-cell office:value-type="float" office:value="314" calcext:value-type="float">
            <text:p>314</text:p>
          </table:table-cell>
          <table:table-cell office:value-type="float" office:value="33.5959114823" calcext:value-type="float">
            <text:p>33.5959114823</text:p>
          </table:table-cell>
          <table:table-cell office:value-type="float" office:value="39.5899658203" calcext:value-type="float">
            <text:p>39.5899658203</text:p>
          </table:table-cell>
          <table:table-cell office:value-type="float" office:value="26.2994384766" calcext:value-type="float">
            <text:p>26.2994384766</text:p>
          </table:table-cell>
        </table:table-row>
        <table:table-row table:style-name="ro1">
          <table:table-cell office:value-type="float" office:value="1603462879.13" calcext:value-type="float">
            <text:p>1603462879.13</text:p>
          </table:table-cell>
          <table:table-cell office:value-type="float" office:value="-0.124755859375" calcext:value-type="float">
            <text:p>-0.124755859375</text:p>
          </table:table-cell>
          <table:table-cell office:value-type="float" office:value="316" calcext:value-type="float">
            <text:p>316</text:p>
          </table:table-cell>
          <table:table-cell office:value-type="float" office:value="36.4078990227" calcext:value-type="float">
            <text:p>36.4078990227</text:p>
          </table:table-cell>
          <table:table-cell office:value-type="float" office:value="38.0946044922" calcext:value-type="float">
            <text:p>38.0946044922</text:p>
          </table:table-cell>
          <table:table-cell office:value-type="float" office:value="28.0938720703" calcext:value-type="float">
            <text:p>28.0938720703</text:p>
          </table:table-cell>
        </table:table-row>
        <table:table-row table:style-name="ro1">
          <table:table-cell office:value-type="float" office:value="1603462879.18" calcext:value-type="float">
            <text:p>1603462879.18</text:p>
          </table:table-cell>
          <table:table-cell office:value-type="float" office:value="0.11474609375" calcext:value-type="float">
            <text:p>0.11474609375</text:p>
          </table:table-cell>
          <table:table-cell office:value-type="float" office:value="317" calcext:value-type="float">
            <text:p>317</text:p>
          </table:table-cell>
          <table:table-cell office:value-type="float" office:value="37.3706697069" calcext:value-type="float">
            <text:p>37.3706697069</text:p>
          </table:table-cell>
          <table:table-cell office:value-type="float" office:value="36.0010986328" calcext:value-type="float">
            <text:p>36.0010986328</text:p>
          </table:table-cell>
          <table:table-cell office:value-type="float" office:value="27.4957275391" calcext:value-type="float">
            <text:p>27.4957275391</text:p>
          </table:table-cell>
        </table:table-row>
        <table:table-row table:style-name="ro1">
          <table:table-cell office:value-type="float" office:value="1603462879.24" calcext:value-type="float">
            <text:p>1603462879.24</text:p>
          </table:table-cell>
          <table:table-cell office:value-type="float" office:value="-0.0849609375" calcext:value-type="float">
            <text:p>-0.0849609375</text:p>
          </table:table-cell>
          <table:table-cell office:value-type="float" office:value="318" calcext:value-type="float">
            <text:p>318</text:p>
          </table:table-cell>
          <table:table-cell office:value-type="float" office:value="39.4915962923" calcext:value-type="float">
            <text:p>39.4915962923</text:p>
          </table:table-cell>
          <table:table-cell office:value-type="float" office:value="36.4497070312" calcext:value-type="float">
            <text:p>36.4497070312</text:p>
          </table:table-cell>
          <table:table-cell office:value-type="float" office:value="30.0378417969" calcext:value-type="float">
            <text:p>30.0378417969</text:p>
          </table:table-cell>
        </table:table-row>
        <table:table-row table:style-name="ro1">
          <table:table-cell office:value-type="float" office:value="1603462879.29" calcext:value-type="float">
            <text:p>1603462879.29</text:p>
          </table:table-cell>
          <table:table-cell office:value-type="float" office:value="-0.120849609375" calcext:value-type="float">
            <text:p>-0.120849609375</text:p>
          </table:table-cell>
          <table:table-cell office:value-type="float" office:value="319" calcext:value-type="float">
            <text:p>319</text:p>
          </table:table-cell>
          <table:table-cell office:value-type="float" office:value="41.1634051111" calcext:value-type="float">
            <text:p>41.1634051111</text:p>
          </table:table-cell>
          <table:table-cell office:value-type="float" office:value="34.3562011719" calcext:value-type="float">
            <text:p>34.3562011719</text:p>
          </table:table-cell>
          <table:table-cell office:value-type="float" office:value="30.0378417969" calcext:value-type="float">
            <text:p>30.0378417969</text:p>
          </table:table-cell>
        </table:table-row>
        <table:table-row table:style-name="ro1">
          <table:table-cell office:value-type="float" office:value="1603462879.34" calcext:value-type="float">
            <text:p>1603462879.34</text:p>
          </table:table-cell>
          <table:table-cell office:value-type="float" office:value="0.119140625" calcext:value-type="float">
            <text:p>0.119140625</text:p>
          </table:table-cell>
          <table:table-cell office:value-type="float" office:value="319" calcext:value-type="float">
            <text:p>319</text:p>
          </table:table-cell>
          <table:table-cell office:value-type="float" office:value="45.1492357066" calcext:value-type="float">
            <text:p>45.1492357066</text:p>
          </table:table-cell>
          <table:table-cell office:value-type="float" office:value="32.1131591797" calcext:value-type="float">
            <text:p>32.1131591797</text:p>
          </table:table-cell>
          <table:table-cell office:value-type="float" office:value="32.2808837891" calcext:value-type="float">
            <text:p>32.2808837891</text:p>
          </table:table-cell>
        </table:table-row>
        <table:table-row table:style-name="ro1">
          <table:table-cell office:value-type="float" office:value="1603462879.4" calcext:value-type="float">
            <text:p>1603462879.4</text:p>
          </table:table-cell>
          <table:table-cell office:value-type="float" office:value="-0.065673828125" calcext:value-type="float">
            <text:p>-0.065673828125</text:p>
          </table:table-cell>
          <table:table-cell office:value-type="float" office:value="321" calcext:value-type="float">
            <text:p>321</text:p>
          </table:table-cell>
          <table:table-cell office:value-type="float" office:value="46.7867931953" calcext:value-type="float">
            <text:p>46.7867931953</text:p>
          </table:table-cell>
          <table:table-cell office:value-type="float" office:value="30.4682617188" calcext:value-type="float">
            <text:p>30.4682617188</text:p>
          </table:table-cell>
          <table:table-cell office:value-type="float" office:value="32.4304199219" calcext:value-type="float">
            <text:p>32.4304199219</text:p>
          </table:table-cell>
        </table:table-row>
        <table:table-row table:style-name="ro1">
          <table:table-cell office:value-type="float" office:value="1603462879.46" calcext:value-type="float">
            <text:p>1603462879.46</text:p>
          </table:table-cell>
          <table:table-cell office:value-type="float" office:value="-0.078369140625" calcext:value-type="float">
            <text:p>-0.078369140625</text:p>
          </table:table-cell>
          <table:table-cell office:value-type="float" office:value="321" calcext:value-type="float">
            <text:p>321</text:p>
          </table:table-cell>
          <table:table-cell office:value-type="float" office:value="47.5783889115" calcext:value-type="float">
            <text:p>47.5783889115</text:p>
          </table:table-cell>
          <table:table-cell office:value-type="float" office:value="30.3187255859" calcext:value-type="float">
            <text:p>30.3187255859</text:p>
          </table:table-cell>
          <table:table-cell office:value-type="float" office:value="33.1781005859" calcext:value-type="float">
            <text:p>33.1781005859</text:p>
          </table:table-cell>
        </table:table-row>
        <table:table-row table:style-name="ro1">
          <table:table-cell office:value-type="float" office:value="1603462879.51" calcext:value-type="float">
            <text:p>1603462879.51</text:p>
          </table:table-cell>
          <table:table-cell office:value-type="float" office:value="0.263671875" calcext:value-type="float">
            <text:p>0.263671875</text:p>
          </table:table-cell>
          <table:table-cell office:value-type="float" office:value="323" calcext:value-type="float">
            <text:p>323</text:p>
          </table:table-cell>
          <table:table-cell office:value-type="float" office:value="48.2072390437" calcext:value-type="float">
            <text:p>48.2072390437</text:p>
          </table:table-cell>
          <table:table-cell office:value-type="float" office:value="29.1224365234" calcext:value-type="float">
            <text:p>29.1224365234</text:p>
          </table:table-cell>
          <table:table-cell office:value-type="float" office:value="32.5799560547" calcext:value-type="float">
            <text:p>32.5799560547</text:p>
          </table:table-cell>
        </table:table-row>
        <table:table-row table:style-name="ro1">
          <table:table-cell office:value-type="float" office:value="1603462879.56" calcext:value-type="float">
            <text:p>1603462879.56</text:p>
          </table:table-cell>
          <table:table-cell office:value-type="float" office:value="-0.115234375" calcext:value-type="float">
            <text:p>-0.115234375</text:p>
          </table:table-cell>
          <table:table-cell office:value-type="float" office:value="323" calcext:value-type="float">
            <text:p>323</text:p>
          </table:table-cell>
          <table:table-cell office:value-type="float" office:value="50.442331624" calcext:value-type="float">
            <text:p>50.442331624</text:p>
          </table:table-cell>
          <table:table-cell office:value-type="float" office:value="27.7766113281" calcext:value-type="float">
            <text:p>27.7766113281</text:p>
          </table:table-cell>
          <table:table-cell office:value-type="float" office:value="33.6267089844" calcext:value-type="float">
            <text:p>33.6267089844</text:p>
          </table:table-cell>
        </table:table-row>
        <table:table-row table:style-name="ro1">
          <table:table-cell office:value-type="float" office:value="1603462879.62" calcext:value-type="float">
            <text:p>1603462879.62</text:p>
          </table:table-cell>
          <table:table-cell office:value-type="float" office:value="0.026611328125" calcext:value-type="float">
            <text:p>0.026611328125</text:p>
          </table:table-cell>
          <table:table-cell office:value-type="float" office:value="323" calcext:value-type="float">
            <text:p>323</text:p>
          </table:table-cell>
          <table:table-cell office:value-type="float" office:value="52.8635263873" calcext:value-type="float">
            <text:p>52.8635263873</text:p>
          </table:table-cell>
          <table:table-cell office:value-type="float" office:value="24.7858886719" calcext:value-type="float">
            <text:p>24.7858886719</text:p>
          </table:table-cell>
          <table:table-cell office:value-type="float" office:value="32.7294921875" calcext:value-type="float">
            <text:p>32.7294921875</text:p>
          </table:table-cell>
        </table:table-row>
        <table:table-row table:style-name="ro1">
          <table:table-cell office:value-type="float" office:value="1603462879.67" calcext:value-type="float">
            <text:p>1603462879.67</text:p>
          </table:table-cell>
          <table:table-cell office:value-type="float" office:value="-0.195068359375" calcext:value-type="float">
            <text:p>-0.195068359375</text:p>
          </table:table-cell>
          <table:table-cell office:value-type="float" office:value="325" calcext:value-type="float">
            <text:p>325</text:p>
          </table:table-cell>
          <table:table-cell office:value-type="float" office:value="52.991663257" calcext:value-type="float">
            <text:p>52.991663257</text:p>
          </table:table-cell>
          <table:table-cell office:value-type="float" office:value="25.2344970703" calcext:value-type="float">
            <text:p>25.2344970703</text:p>
          </table:table-cell>
          <table:table-cell office:value-type="float" office:value="33.4771728516" calcext:value-type="float">
            <text:p>33.4771728516</text:p>
          </table:table-cell>
        </table:table-row>
        <table:table-row table:style-name="ro1">
          <table:table-cell office:value-type="float" office:value="1603462879.73" calcext:value-type="float">
            <text:p>1603462879.73</text:p>
          </table:table-cell>
          <table:table-cell office:value-type="float" office:value="-0.066162109375" calcext:value-type="float">
            <text:p>-0.066162109375</text:p>
          </table:table-cell>
          <table:table-cell office:value-type="float" office:value="325" calcext:value-type="float">
            <text:p>325</text:p>
          </table:table-cell>
          <table:table-cell office:value-type="float" office:value="54.9846005499" calcext:value-type="float">
            <text:p>54.9846005499</text:p>
          </table:table-cell>
          <table:table-cell office:value-type="float" office:value="24.1877441406" calcext:value-type="float">
            <text:p>24.1877441406</text:p>
          </table:table-cell>
          <table:table-cell office:value-type="float" office:value="34.5239257812" calcext:value-type="float">
            <text:p>34.5239257812</text:p>
          </table:table-cell>
        </table:table-row>
        <table:table-row table:style-name="ro1">
          <table:table-cell office:value-type="float" office:value="1603462879.78" calcext:value-type="float">
            <text:p>1603462879.78</text:p>
          </table:table-cell>
          <table:table-cell office:value-type="float" office:value="-0.16064453125" calcext:value-type="float">
            <text:p>-0.16064453125</text:p>
          </table:table-cell>
          <table:table-cell office:value-type="float" office:value="326" calcext:value-type="float">
            <text:p>326</text:p>
          </table:table-cell>
          <table:table-cell office:value-type="float" office:value="54.8099186832" calcext:value-type="float">
            <text:p>54.8099186832</text:p>
          </table:table-cell>
          <table:table-cell office:value-type="float" office:value="23.2905273438" calcext:value-type="float">
            <text:p>23.2905273438</text:p>
          </table:table-cell>
          <table:table-cell office:value-type="float" office:value="33.0285644531" calcext:value-type="float">
            <text:p>33.0285644531</text:p>
          </table:table-cell>
        </table:table-row>
        <table:table-row table:style-name="ro1">
          <table:table-cell office:value-type="float" office:value="1603462879.83" calcext:value-type="float">
            <text:p>1603462879.83</text:p>
          </table:table-cell>
          <table:table-cell office:value-type="float" office:value="0.07568359375" calcext:value-type="float">
            <text:p>0.07568359375</text:p>
          </table:table-cell>
          <table:table-cell office:value-type="float" office:value="326" calcext:value-type="float">
            <text:p>326</text:p>
          </table:table-cell>
          <table:table-cell office:value-type="float" office:value="56.6507663615" calcext:value-type="float">
            <text:p>56.6507663615</text:p>
          </table:table-cell>
          <table:table-cell office:value-type="float" office:value="21.0474853516" calcext:value-type="float">
            <text:p>21.0474853516</text:p>
          </table:table-cell>
          <table:table-cell office:value-type="float" office:value="31.9818115234" calcext:value-type="float">
            <text:p>31.9818115234</text:p>
          </table:table-cell>
        </table:table-row>
        <table:table-row table:style-name="ro1">
          <table:table-cell office:value-type="float" office:value="1603462879.89" calcext:value-type="float">
            <text:p>1603462879.89</text:p>
          </table:table-cell>
          <table:table-cell office:value-type="float" office:value="0.02099609375" calcext:value-type="float">
            <text:p>0.02099609375</text:p>
          </table:table-cell>
          <table:table-cell office:value-type="float" office:value="328" calcext:value-type="float">
            <text:p>328</text:p>
          </table:table-cell>
          <table:table-cell office:value-type="float" office:value="57.6140522494" calcext:value-type="float">
            <text:p>57.6140522494</text:p>
          </table:table-cell>
          <table:table-cell office:value-type="float" office:value="20.0007324219" calcext:value-type="float">
            <text:p>20.0007324219</text:p>
          </table:table-cell>
          <table:table-cell office:value-type="float" office:value="31.533203125" calcext:value-type="float">
            <text:p>31.533203125</text:p>
          </table:table-cell>
        </table:table-row>
        <table:table-row table:style-name="ro1">
          <table:table-cell office:value-type="float" office:value="1603462879.94" calcext:value-type="float">
            <text:p>1603462879.94</text:p>
          </table:table-cell>
          <table:table-cell office:value-type="float" office:value="0.046630859375" calcext:value-type="float">
            <text:p>0.046630859375</text:p>
          </table:table-cell>
          <table:table-cell office:value-type="float" office:value="328" calcext:value-type="float">
            <text:p>328</text:p>
          </table:table-cell>
          <table:table-cell office:value-type="float" office:value="60.0375717129" calcext:value-type="float">
            <text:p>60.0375717129</text:p>
          </table:table-cell>
          <table:table-cell office:value-type="float" office:value="18.9539794922" calcext:value-type="float">
            <text:p>18.9539794922</text:p>
          </table:table-cell>
          <table:table-cell office:value-type="float" office:value="32.8790283203" calcext:value-type="float">
            <text:p>32.8790283203</text:p>
          </table:table-cell>
        </table:table-row>
        <table:table-row table:style-name="ro1">
          <table:table-cell office:value-type="float" office:value="1603462879.99" calcext:value-type="float">
            <text:p>1603462879.99</text:p>
          </table:table-cell>
          <table:table-cell office:value-type="float" office:value="0.046142578125" calcext:value-type="float">
            <text:p>0.046142578125</text:p>
          </table:table-cell>
          <table:table-cell office:value-type="float" office:value="328" calcext:value-type="float">
            <text:p>328</text:p>
          </table:table-cell>
          <table:table-cell office:value-type="float" office:value="59.9551794899" calcext:value-type="float">
            <text:p>59.9551794899</text:p>
          </table:table-cell>
          <table:table-cell office:value-type="float" office:value="19.103515625" calcext:value-type="float">
            <text:p>19.103515625</text:p>
          </table:table-cell>
          <table:table-cell office:value-type="float" office:value="33.0285644531" calcext:value-type="float">
            <text:p>33.0285644531</text:p>
          </table:table-cell>
        </table:table-row>
        <table:table-row table:style-name="ro1">
          <table:table-cell office:value-type="float" office:value="1603462880.05" calcext:value-type="float">
            <text:p>1603462880.05</text:p>
          </table:table-cell>
          <table:table-cell office:value-type="float" office:value="0.08056640625" calcext:value-type="float">
            <text:p>0.08056640625</text:p>
          </table:table-cell>
          <table:table-cell office:value-type="float" office:value="329" calcext:value-type="float">
            <text:p>329</text:p>
          </table:table-cell>
          <table:table-cell office:value-type="float" office:value="59.6622635481" calcext:value-type="float">
            <text:p>59.6622635481</text:p>
          </table:table-cell>
          <table:table-cell office:value-type="float" office:value="18.8044433594" calcext:value-type="float">
            <text:p>18.8044433594</text:p>
          </table:table-cell>
          <table:table-cell office:value-type="float" office:value="32.1313476562" calcext:value-type="float">
            <text:p>32.1313476562</text:p>
          </table:table-cell>
        </table:table-row>
        <table:table-row table:style-name="ro1">
          <table:table-cell office:value-type="float" office:value="1603462880.1" calcext:value-type="float">
            <text:p>1603462880.1</text:p>
          </table:table-cell>
          <table:table-cell office:value-type="float" office:value="-0.0888671875" calcext:value-type="float">
            <text:p>-0.0888671875</text:p>
          </table:table-cell>
          <table:table-cell office:value-type="float" office:value="330" calcext:value-type="float">
            <text:p>330</text:p>
          </table:table-cell>
          <table:table-cell office:value-type="float" office:value="63.5854445635" calcext:value-type="float">
            <text:p>63.5854445635</text:p>
          </table:table-cell>
          <table:table-cell office:value-type="float" office:value="15.5146484375" calcext:value-type="float">
            <text:p>15.5146484375</text:p>
          </table:table-cell>
          <table:table-cell office:value-type="float" office:value="31.2341308594" calcext:value-type="float">
            <text:p>31.2341308594</text:p>
          </table:table-cell>
        </table:table-row>
        <table:table-row table:style-name="ro1">
          <table:table-cell office:value-type="float" office:value="1603462880.15" calcext:value-type="float">
            <text:p>1603462880.15</text:p>
          </table:table-cell>
          <table:table-cell office:value-type="float" office:value="0.080322265625" calcext:value-type="float">
            <text:p>0.080322265625</text:p>
          </table:table-cell>
          <table:table-cell office:value-type="float" office:value="330" calcext:value-type="float">
            <text:p>330</text:p>
          </table:table-cell>
          <table:table-cell office:value-type="float" office:value="63.5854445635" calcext:value-type="float">
            <text:p>63.5854445635</text:p>
          </table:table-cell>
          <table:table-cell office:value-type="float" office:value="15.5146484375" calcext:value-type="float">
            <text:p>15.5146484375</text:p>
          </table:table-cell>
          <table:table-cell office:value-type="float" office:value="31.2341308594" calcext:value-type="float">
            <text:p>31.2341308594</text:p>
          </table:table-cell>
        </table:table-row>
        <table:table-row table:style-name="ro1">
          <table:table-cell office:value-type="float" office:value="1603462880.21" calcext:value-type="float">
            <text:p>1603462880.21</text:p>
          </table:table-cell>
          <table:table-cell office:value-type="float" office:value="0.01318359375" calcext:value-type="float">
            <text:p>0.01318359375</text:p>
          </table:table-cell>
          <table:table-cell office:value-type="float" office:value="330" calcext:value-type="float">
            <text:p>330</text:p>
          </table:table-cell>
          <table:table-cell office:value-type="float" office:value="65.129596956" calcext:value-type="float">
            <text:p>65.129596956</text:p>
          </table:table-cell>
          <table:table-cell office:value-type="float" office:value="14.6174316406" calcext:value-type="float">
            <text:p>14.6174316406</text:p>
          </table:table-cell>
          <table:table-cell office:value-type="float" office:value="31.533203125" calcext:value-type="float">
            <text:p>31.533203125</text:p>
          </table:table-cell>
        </table:table-row>
        <table:table-row table:style-name="ro1">
          <table:table-cell office:value-type="float" office:value="1603462880.26" calcext:value-type="float">
            <text:p>1603462880.26</text:p>
          </table:table-cell>
          <table:table-cell office:value-type="float" office:value="0.001708984375" calcext:value-type="float">
            <text:p>0.001708984375</text:p>
          </table:table-cell>
          <table:table-cell office:value-type="float" office:value="331" calcext:value-type="float">
            <text:p>331</text:p>
          </table:table-cell>
          <table:table-cell office:value-type="float" office:value="64.4926632461" calcext:value-type="float">
            <text:p>64.4926632461</text:p>
          </table:table-cell>
          <table:table-cell office:value-type="float" office:value="14.6174316406" calcext:value-type="float">
            <text:p>14.6174316406</text:p>
          </table:table-cell>
          <table:table-cell office:value-type="float" office:value="30.6359863281" calcext:value-type="float">
            <text:p>30.6359863281</text:p>
          </table:table-cell>
        </table:table-row>
        <table:table-row table:style-name="ro1">
          <table:table-cell office:value-type="float" office:value="1603462880.31" calcext:value-type="float">
            <text:p>1603462880.31</text:p>
          </table:table-cell>
          <table:table-cell office:value-type="float" office:value="-0.103271484375" calcext:value-type="float">
            <text:p>-0.103271484375</text:p>
          </table:table-cell>
          <table:table-cell office:value-type="float" office:value="331" calcext:value-type="float">
            <text:p>331</text:p>
          </table:table-cell>
          <table:table-cell office:value-type="float" office:value="65.6284051457" calcext:value-type="float">
            <text:p>65.6284051457</text:p>
          </table:table-cell>
          <table:table-cell office:value-type="float" office:value="12.5239257812" calcext:value-type="float">
            <text:p>12.5239257812</text:p>
          </table:table-cell>
          <table:table-cell office:value-type="float" office:value="27.6452636719" calcext:value-type="float">
            <text:p>27.6452636719</text:p>
          </table:table-cell>
        </table:table-row>
        <table:table-row table:style-name="ro1">
          <table:table-cell office:value-type="float" office:value="1603462880.36" calcext:value-type="float">
            <text:p>1603462880.36</text:p>
          </table:table-cell>
          <table:table-cell office:value-type="float" office:value="-0.1630859375" calcext:value-type="float">
            <text:p>-0.1630859375</text:p>
          </table:table-cell>
          <table:table-cell office:value-type="float" office:value="332" calcext:value-type="float">
            <text:p>332</text:p>
          </table:table-cell>
          <table:table-cell office:value-type="float" office:value="68.7303493852" calcext:value-type="float">
            <text:p>68.7303493852</text:p>
          </table:table-cell>
          <table:table-cell office:value-type="float" office:value="11.92578125" calcext:value-type="float">
            <text:p>11.92578125</text:p>
          </table:table-cell>
          <table:table-cell office:value-type="float" office:value="30.6359863281" calcext:value-type="float">
            <text:p>30.6359863281</text:p>
          </table:table-cell>
        </table:table-row>
        <table:table-row table:style-name="ro1">
          <table:table-cell office:value-type="float" office:value="1603462880.42" calcext:value-type="float">
            <text:p>1603462880.42</text:p>
          </table:table-cell>
          <table:table-cell office:value-type="float" office:value="0.02783203125" calcext:value-type="float">
            <text:p>0.02783203125</text:p>
          </table:table-cell>
          <table:table-cell office:value-type="float" office:value="333" calcext:value-type="float">
            <text:p>333</text:p>
          </table:table-cell>
          <table:table-cell office:value-type="float" office:value="68.3533873551" calcext:value-type="float">
            <text:p>68.3533873551</text:p>
          </table:table-cell>
          <table:table-cell office:value-type="float" office:value="11.3276367188" calcext:value-type="float">
            <text:p>11.3276367188</text:p>
          </table:table-cell>
          <table:table-cell office:value-type="float" office:value="28.5424804688" calcext:value-type="float">
            <text:p>28.5424804688</text:p>
          </table:table-cell>
        </table:table-row>
        <table:table-row table:style-name="ro1">
          <table:table-cell office:value-type="float" office:value="1603462880.47" calcext:value-type="float">
            <text:p>1603462880.47</text:p>
          </table:table-cell>
          <table:table-cell office:value-type="float" office:value="-0.1083984375" calcext:value-type="float">
            <text:p>-0.1083984375</text:p>
          </table:table-cell>
          <table:table-cell office:value-type="float" office:value="334" calcext:value-type="float">
            <text:p>334</text:p>
          </table:table-cell>
          <table:table-cell office:value-type="float" office:value="65.8075179213" calcext:value-type="float">
            <text:p>65.8075179213</text:p>
          </table:table-cell>
          <table:table-cell office:value-type="float" office:value="12.8229980469" calcext:value-type="float">
            <text:p>12.8229980469</text:p>
          </table:table-cell>
          <table:table-cell office:value-type="float" office:value="28.5424804688" calcext:value-type="float">
            <text:p>28.5424804688</text:p>
          </table:table-cell>
        </table:table-row>
        <table:table-row table:style-name="ro1">
          <table:table-cell office:value-type="float" office:value="1603462880.53" calcext:value-type="float">
            <text:p>1603462880.53</text:p>
          </table:table-cell>
          <table:table-cell office:value-type="float" office:value="-0.074462890625" calcext:value-type="float">
            <text:p>-0.074462890625</text:p>
          </table:table-cell>
          <table:table-cell office:value-type="float" office:value="335" calcext:value-type="float">
            <text:p>335</text:p>
          </table:table-cell>
          <table:table-cell office:value-type="float" office:value="70.2455105446" calcext:value-type="float">
            <text:p>70.2455105446</text:p>
          </table:table-cell>
          <table:table-cell office:value-type="float" office:value="9.98181152344" calcext:value-type="float">
            <text:p>9.98181152344</text:p>
          </table:table-cell>
          <table:table-cell office:value-type="float" office:value="27.7947998047" calcext:value-type="float">
            <text:p>27.7947998047</text:p>
          </table:table-cell>
        </table:table-row>
        <table:table-row table:style-name="ro1">
          <table:table-cell office:value-type="float" office:value="1603462880.58" calcext:value-type="float">
            <text:p>1603462880.58</text:p>
          </table:table-cell>
          <table:table-cell office:value-type="float" office:value="0.128662109375" calcext:value-type="float">
            <text:p>0.128662109375</text:p>
          </table:table-cell>
          <table:table-cell office:value-type="float" office:value="335" calcext:value-type="float">
            <text:p>335</text:p>
          </table:table-cell>
          <table:table-cell office:value-type="float" office:value="74.4908432732" calcext:value-type="float">
            <text:p>74.4908432732</text:p>
          </table:table-cell>
          <table:table-cell office:value-type="float" office:value="6.84155273438" calcext:value-type="float">
            <text:p>6.84155273438</text:p>
          </table:table-cell>
          <table:table-cell office:value-type="float" office:value="24.6545410156" calcext:value-type="float">
            <text:p>24.6545410156</text:p>
          </table:table-cell>
        </table:table-row>
        <table:table-row table:style-name="ro1">
          <table:table-cell office:value-type="float" office:value="1603462880.63" calcext:value-type="float">
            <text:p>1603462880.63</text:p>
          </table:table-cell>
          <table:table-cell office:value-type="float" office:value="0.060546875" calcext:value-type="float">
            <text:p>0.060546875</text:p>
          </table:table-cell>
          <table:table-cell office:value-type="float" office:value="337" calcext:value-type="float">
            <text:p>337</text:p>
          </table:table-cell>
          <table:table-cell office:value-type="float" office:value="75.8738060575" calcext:value-type="float">
            <text:p>75.8738060575</text:p>
          </table:table-cell>
          <table:table-cell office:value-type="float" office:value="6.39294433594" calcext:value-type="float">
            <text:p>6.39294433594</text:p>
          </table:table-cell>
          <table:table-cell office:value-type="float" office:value="25.4022216797" calcext:value-type="float">
            <text:p>25.4022216797</text:p>
          </table:table-cell>
        </table:table-row>
        <table:table-row table:style-name="ro1">
          <table:table-cell office:value-type="float" office:value="1603462880.69" calcext:value-type="float">
            <text:p>1603462880.69</text:p>
          </table:table-cell>
          <table:table-cell office:value-type="float" office:value="-0.20947265625" calcext:value-type="float">
            <text:p>-0.20947265625</text:p>
          </table:table-cell>
          <table:table-cell office:value-type="float" office:value="338" calcext:value-type="float">
            <text:p>338</text:p>
          </table:table-cell>
          <table:table-cell office:value-type="float" office:value="73.8283557124" calcext:value-type="float">
            <text:p>73.8283557124</text:p>
          </table:table-cell>
          <table:table-cell office:value-type="float" office:value="6.54248046875" calcext:value-type="float">
            <text:p>6.54248046875</text:p>
          </table:table-cell>
          <table:table-cell office:value-type="float" office:value="22.5610351562" calcext:value-type="float">
            <text:p>22.5610351562</text:p>
          </table:table-cell>
        </table:table-row>
        <table:table-row table:style-name="ro1">
          <table:table-cell office:value-type="float" office:value="1603462880.74" calcext:value-type="float">
            <text:p>1603462880.74</text:p>
          </table:table-cell>
          <table:table-cell office:value-type="float" office:value="0.227783203125" calcext:value-type="float">
            <text:p>0.227783203125</text:p>
          </table:table-cell>
          <table:table-cell office:value-type="float" office:value="340" calcext:value-type="float">
            <text:p>340</text:p>
          </table:table-cell>
          <table:table-cell office:value-type="float" office:value="74.7920277962" calcext:value-type="float">
            <text:p>74.7920277962</text:p>
          </table:table-cell>
          <table:table-cell office:value-type="float" office:value="5.64526367188" calcext:value-type="float">
            <text:p>5.64526367188</text:p>
          </table:table-cell>
          <table:table-cell office:value-type="float" office:value="20.7666015625" calcext:value-type="float">
            <text:p>20.7666015625</text:p>
          </table:table-cell>
        </table:table-row>
        <table:table-row table:style-name="ro1">
          <table:table-cell office:value-type="float" office:value="1603462880.79" calcext:value-type="float">
            <text:p>1603462880.79</text:p>
          </table:table-cell>
          <table:table-cell office:value-type="float" office:value="0.351318359375" calcext:value-type="float">
            <text:p>0.351318359375</text:p>
          </table:table-cell>
          <table:table-cell office:value-type="float" office:value="341" calcext:value-type="float">
            <text:p>341</text:p>
          </table:table-cell>
          <table:table-cell office:value-type="float" office:value="74.2169633242" calcext:value-type="float">
            <text:p>74.2169633242</text:p>
          </table:table-cell>
          <table:table-cell office:value-type="float" office:value="4.89758300781" calcext:value-type="float">
            <text:p>4.89758300781</text:p>
          </table:table-cell>
          <table:table-cell office:value-type="float" office:value="17.3272705078" calcext:value-type="float">
            <text:p>17.3272705078</text:p>
          </table:table-cell>
        </table:table-row>
        <table:table-row table:style-name="ro1">
          <table:table-cell office:value-type="float" office:value="1603462880.85" calcext:value-type="float">
            <text:p>1603462880.85</text:p>
          </table:table-cell>
          <table:table-cell office:value-type="float" office:value="-0.14404296875" calcext:value-type="float">
            <text:p>-0.14404296875</text:p>
          </table:table-cell>
          <table:table-cell office:value-type="float" office:value="343" calcext:value-type="float">
            <text:p>343</text:p>
          </table:table-cell>
          <table:table-cell office:value-type="float" office:value="80.2874767666" calcext:value-type="float">
            <text:p>80.2874767666</text:p>
          </table:table-cell>
          <table:table-cell office:value-type="float" office:value="2.50500488281" calcext:value-type="float">
            <text:p>2.50500488281</text:p>
          </table:table-cell>
          <table:table-cell office:value-type="float" office:value="14.6356201172" calcext:value-type="float">
            <text:p>14.6356201172</text:p>
          </table:table-cell>
        </table:table-row>
        <table:table-row table:style-name="ro1">
          <table:table-cell office:value-type="float" office:value="1603462880.9" calcext:value-type="float">
            <text:p>1603462880.9</text:p>
          </table:table-cell>
          <table:table-cell office:value-type="float" office:value="-0.058349609375" calcext:value-type="float">
            <text:p>-0.058349609375</text:p>
          </table:table-cell>
          <table:table-cell office:value-type="float" office:value="345" calcext:value-type="float">
            <text:p>345</text:p>
          </table:table-cell>
          <table:table-cell office:value-type="float" office:value="71.8821171366" calcext:value-type="float">
            <text:p>71.8821171366</text:p>
          </table:table-cell>
          <table:table-cell office:value-type="float" office:value="4.29943847656" calcext:value-type="float">
            <text:p>4.29943847656</text:p>
          </table:table-cell>
          <table:table-cell office:value-type="float" office:value="13.1402587891" calcext:value-type="float">
            <text:p>13.1402587891</text:p>
          </table:table-cell>
        </table:table-row>
        <table:table-row table:style-name="ro1">
          <table:table-cell office:value-type="float" office:value="1603462880.96" calcext:value-type="float">
            <text:p>1603462880.96</text:p>
          </table:table-cell>
          <table:table-cell office:value-type="float" office:value="-0.18798828125" calcext:value-type="float">
            <text:p>-0.18798828125</text:p>
          </table:table-cell>
          <table:table-cell office:value-type="float" office:value="347" calcext:value-type="float">
            <text:p>347</text:p>
          </table:table-cell>
          <table:table-cell office:value-type="float" office:value="67.0420297162" calcext:value-type="float">
            <text:p>67.0420297162</text:p>
          </table:table-cell>
          <table:table-cell office:value-type="float" office:value="4.29943847656" calcext:value-type="float">
            <text:p>4.29943847656</text:p>
          </table:table-cell>
          <table:table-cell office:value-type="float" office:value="10.1495361328" calcext:value-type="float">
            <text:p>10.1495361328</text:p>
          </table:table-cell>
        </table:table-row>
        <table:table-row table:style-name="ro1">
          <table:table-cell office:value-type="float" office:value="1603462881.01" calcext:value-type="float">
            <text:p>1603462881.01</text:p>
          </table:table-cell>
          <table:table-cell office:value-type="float" office:value="0.246826171875" calcext:value-type="float">
            <text:p>0.246826171875</text:p>
          </table:table-cell>
          <table:table-cell office:value-type="float" office:value="348" calcext:value-type="float">
            <text:p>348</text:p>
          </table:table-cell>
          <table:table-cell office:value-type="float" office:value="57.3305120325" calcext:value-type="float">
            <text:p>57.3305120325</text:p>
          </table:table-cell>
          <table:table-cell office:value-type="float" office:value="5.64526367188" calcext:value-type="float">
            <text:p>5.64526367188</text:p>
          </table:table-cell>
          <table:table-cell office:value-type="float" office:value="8.8037109375" calcext:value-type="float">
            <text:p>8.8037109375</text:p>
          </table:table-cell>
        </table:table-row>
        <table:table-row table:style-name="ro1">
          <table:table-cell office:value-type="float" office:value="1603462881.07" calcext:value-type="float">
            <text:p>1603462881.07</text:p>
          </table:table-cell>
          <table:table-cell office:value-type="float" office:value="0.002197265625" calcext:value-type="float">
            <text:p>0.002197265625</text:p>
          </table:table-cell>
          <table:table-cell office:value-type="float" office:value="349" calcext:value-type="float">
            <text:p>349</text:p>
          </table:table-cell>
          <table:table-cell office:value-type="float" office:value="47.1636391944" calcext:value-type="float">
            <text:p>47.1636391944</text:p>
          </table:table-cell>
          <table:table-cell office:value-type="float" office:value="5.9443359375" calcext:value-type="float">
            <text:p>5.9443359375</text:p>
          </table:table-cell>
          <table:table-cell office:value-type="float" office:value="6.4111328125" calcext:value-type="float">
            <text:p>6.4111328125</text:p>
          </table:table-cell>
        </table:table-row>
        <table:table-row table:style-name="ro1">
          <table:table-cell office:value-type="float" office:value="1603462881.12" calcext:value-type="float">
            <text:p>1603462881.12</text:p>
          </table:table-cell>
          <table:table-cell office:value-type="float" office:value="-0.115478515625" calcext:value-type="float">
            <text:p>-0.115478515625</text:p>
          </table:table-cell>
          <table:table-cell office:value-type="float" office:value="351" calcext:value-type="float">
            <text:p>351</text:p>
          </table:table-cell>
          <table:table-cell office:value-type="float" office:value="30.7596989703" calcext:value-type="float">
            <text:p>30.7596989703</text:p>
          </table:table-cell>
          <table:table-cell office:value-type="float" office:value="5.49572753906" calcext:value-type="float">
            <text:p>5.49572753906</text:p>
          </table:table-cell>
          <table:table-cell office:value-type="float" office:value="3.27087402344" calcext:value-type="float">
            <text:p>3.27087402344</text:p>
          </table:table-cell>
        </table:table-row>
        <table:table-row table:style-name="ro1">
          <table:table-cell office:value-type="float" office:value="1603462881.17" calcext:value-type="float">
            <text:p>1603462881.17</text:p>
          </table:table-cell>
          <table:table-cell office:value-type="float" office:value="-0.372802734375" calcext:value-type="float">
            <text:p>-0.372802734375</text:p>
          </table:table-cell>
          <table:table-cell office:value-type="float" office:value="352" calcext:value-type="float">
            <text:p>352</text:p>
          </table:table-cell>
          <table:table-cell office:value-type="float" office:value="17.9443335336" calcext:value-type="float">
            <text:p>17.9443335336</text:p>
          </table:table-cell>
          <table:table-cell office:value-type="float" office:value="5.9443359375" calcext:value-type="float">
            <text:p>5.9443359375</text:p>
          </table:table-cell>
          <table:table-cell office:value-type="float" office:value="1.92504882812" calcext:value-type="float">
            <text:p>1.92504882812</text:p>
          </table:table-cell>
        </table:table-row>
        <table:table-row table:style-name="ro1">
          <table:table-cell office:value-type="float" office:value="1603462881.22" calcext:value-type="float">
            <text:p>1603462881.22</text:p>
          </table:table-cell>
          <table:table-cell office:value-type="float" office:value="0.01123046875" calcext:value-type="float">
            <text:p>0.01123046875</text:p>
          </table:table-cell>
          <table:table-cell office:value-type="float" office:value="354" calcext:value-type="float">
            <text:p>354</text:p>
          </table:table-cell>
          <table:table-cell office:value-type="float" office:value="4.23896261019" calcext:value-type="float">
            <text:p>4.23896261019</text:p>
          </table:table-cell>
          <table:table-cell office:value-type="float" office:value="9.83227539062" calcext:value-type="float">
            <text:p>9.83227539062</text:p>
          </table:table-cell>
          <table:table-cell office:value-type="float" office:value="0.728759765625" calcext:value-type="float">
            <text:p>0.728759765625</text:p>
          </table:table-cell>
        </table:table-row>
        <table:table-row table:style-name="ro1">
          <table:table-cell office:value-type="float" office:value="1603462881.28" calcext:value-type="float">
            <text:p>1603462881.28</text:p>
          </table:table-cell>
          <table:table-cell office:value-type="float" office:value="-0.051513671875" calcext:value-type="float">
            <text:p>-0.051513671875</text:p>
          </table:table-cell>
          <table:table-cell office:value-type="float" office:value="355" calcext:value-type="float">
            <text:p>355</text:p>
          </table:table-cell>
          <table:table-cell office:value-type="float" office:value="359.897533935" calcext:value-type="float">
            <text:p>359.897533935</text:p>
          </table:table-cell>
          <table:table-cell office:value-type="float" office:value="10.5799560547" calcext:value-type="float">
            <text:p>10.5799560547</text:p>
          </table:table-cell>
          <table:table-cell office:value-type="float" office:value="-0.0189208984375" calcext:value-type="float">
            <text:p>-0.0189208984375</text:p>
          </table:table-cell>
        </table:table-row>
        <table:table-row table:style-name="ro1">
          <table:table-cell office:value-type="float" office:value="1603462881.33" calcext:value-type="float">
            <text:p>1603462881.33</text:p>
          </table:table-cell>
          <table:table-cell office:value-type="float" office:value="0.056396484375" calcext:value-type="float">
            <text:p>0.056396484375</text:p>
          </table:table-cell>
          <table:table-cell office:value-type="float" office:value="357" calcext:value-type="float">
            <text:p>357</text:p>
          </table:table-cell>
          <table:table-cell office:value-type="float" office:value="339.93707132" calcext:value-type="float">
            <text:p>339.93707132</text:p>
          </table:table-cell>
          <table:table-cell office:value-type="float" office:value="11.92578125" calcext:value-type="float">
            <text:p>11.92578125</text:p>
          </table:table-cell>
          <table:table-cell office:value-type="float" office:value="-4.35546875" calcext:value-type="float">
            <text:p>-4.35546875</text:p>
          </table:table-cell>
        </table:table-row>
        <table:table-row table:style-name="ro1">
          <table:table-cell office:value-type="float" office:value="1603462881.39" calcext:value-type="float">
            <text:p>1603462881.39</text:p>
          </table:table-cell>
          <table:table-cell office:value-type="float" office:value="0.113037109375" calcext:value-type="float">
            <text:p>0.113037109375</text:p>
          </table:table-cell>
          <table:table-cell office:value-type="float" office:value="358" calcext:value-type="float">
            <text:p>358</text:p>
          </table:table-cell>
          <table:table-cell office:value-type="float" office:value="346.947113015" calcext:value-type="float">
            <text:p>346.947113015</text:p>
          </table:table-cell>
          <table:table-cell office:value-type="float" office:value="14.9165039062" calcext:value-type="float">
            <text:p>14.9165039062</text:p>
          </table:table-cell>
          <table:table-cell office:value-type="float" office:value="-3.45825195312" calcext:value-type="float">
            <text:p>-3.45825195312</text:p>
          </table:table-cell>
        </table:table-row>
        <table:table-row table:style-name="ro1">
          <table:table-cell office:value-type="float" office:value="1603462881.44" calcext:value-type="float">
            <text:p>1603462881.44</text:p>
          </table:table-cell>
          <table:table-cell office:value-type="float" office:value="-0.10791015625" calcext:value-type="float">
            <text:p>-0.10791015625</text:p>
          </table:table-cell>
          <table:table-cell office:value-type="float" office:value="359" calcext:value-type="float">
            <text:p>359</text:p>
          </table:table-cell>
          <table:table-cell office:value-type="float" office:value="338.293466152" calcext:value-type="float">
            <text:p>338.293466152</text:p>
          </table:table-cell>
          <table:table-cell office:value-type="float" office:value="13.5706787109" calcext:value-type="float">
            <text:p>13.5706787109</text:p>
          </table:table-cell>
          <table:table-cell office:value-type="float" office:value="-5.40222167969" calcext:value-type="float">
            <text:p>-5.40222167969</text:p>
          </table:table-cell>
        </table:table-row>
        <table:table-row table:style-name="ro1">
          <table:table-cell office:value-type="float" office:value="1603462881.5" calcext:value-type="float">
            <text:p>1603462881.5</text:p>
          </table:table-cell>
          <table:table-cell office:value-type="float" office:value="0.00634765625" calcext:value-type="float">
            <text:p>0.00634765625</text:p>
          </table:table-cell>
          <table:table-cell office:value-type="float" office:value="360" calcext:value-type="float">
            <text:p>360</text:p>
          </table:table-cell>
          <table:table-cell office:value-type="float" office:value="344.463410771" calcext:value-type="float">
            <text:p>344.463410771</text:p>
          </table:table-cell>
          <table:table-cell office:value-type="float" office:value="18.3558349609" calcext:value-type="float">
            <text:p>18.3558349609</text:p>
          </table:table-cell>
          <table:table-cell office:value-type="float" office:value="-5.10314941406" calcext:value-type="float">
            <text:p>-5.10314941406</text:p>
          </table:table-cell>
        </table:table-row>
        <table:table-row table:style-name="ro1">
          <table:table-cell office:value-type="float" office:value="1603462881.55" calcext:value-type="float">
            <text:p>1603462881.55</text:p>
          </table:table-cell>
          <table:table-cell office:value-type="float" office:value="-0.0302734375" calcext:value-type="float">
            <text:p>-0.0302734375</text:p>
          </table:table-cell>
          <table:table-cell office:value-type="float" office:value="361" calcext:value-type="float">
            <text:p>361</text:p>
          </table:table-cell>
          <table:table-cell office:value-type="float" office:value="343.652125748" calcext:value-type="float">
            <text:p>343.652125748</text:p>
          </table:table-cell>
          <table:table-cell office:value-type="float" office:value="17.9072265625" calcext:value-type="float">
            <text:p>17.9072265625</text:p>
          </table:table-cell>
          <table:table-cell office:value-type="float" office:value="-5.25268554688" calcext:value-type="float">
            <text:p>-5.25268554688</text:p>
          </table:table-cell>
        </table:table-row>
        <table:table-row table:style-name="ro1">
          <table:table-cell office:value-type="float" office:value="1603462881.61" calcext:value-type="float">
            <text:p>1603462881.61</text:p>
          </table:table-cell>
          <table:table-cell office:value-type="float" office:value="-0.061767578125" calcext:value-type="float">
            <text:p>-0.061767578125</text:p>
          </table:table-cell>
          <table:table-cell office:value-type="float" office:value="361" calcext:value-type="float">
            <text:p>361</text:p>
          </table:table-cell>
          <table:table-cell office:value-type="float" office:value="341.346320003" calcext:value-type="float">
            <text:p>341.346320003</text:p>
          </table:table-cell>
          <table:table-cell office:value-type="float" office:value="19.103515625" calcext:value-type="float">
            <text:p>19.103515625</text:p>
          </table:table-cell>
          <table:table-cell office:value-type="float" office:value="-6.44897460938" calcext:value-type="float">
            <text:p>-6.44897460938</text:p>
          </table:table-cell>
        </table:table-row>
        <table:table-row table:style-name="ro1">
          <table:table-cell office:value-type="float" office:value="1603462881.66" calcext:value-type="float">
            <text:p>1603462881.66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362" calcext:value-type="float">
            <text:p>362</text:p>
          </table:table-cell>
          <table:table-cell office:value-type="float" office:value="347.023159009" calcext:value-type="float">
            <text:p>347.023159009</text:p>
          </table:table-cell>
          <table:table-cell office:value-type="float" office:value="21.49609375" calcext:value-type="float">
            <text:p>21.49609375</text:p>
          </table:table-cell>
          <table:table-cell office:value-type="float" office:value="-4.95361328125" calcext:value-type="float">
            <text:p>-4.95361328125</text:p>
          </table:table-cell>
        </table:table-row>
        <table:table-row table:style-name="ro1">
          <table:table-cell office:value-type="float" office:value="1603462881.71" calcext:value-type="float">
            <text:p>1603462881.71</text:p>
          </table:table-cell>
          <table:table-cell office:value-type="float" office:value="-0.16748046875" calcext:value-type="float">
            <text:p>-0.16748046875</text:p>
          </table:table-cell>
          <table:table-cell office:value-type="float" office:value="363" calcext:value-type="float">
            <text:p>363</text:p>
          </table:table-cell>
          <table:table-cell office:value-type="float" office:value="340.651552957" calcext:value-type="float">
            <text:p>340.651552957</text:p>
          </table:table-cell>
          <table:table-cell office:value-type="float" office:value="21.3465576172" calcext:value-type="float">
            <text:p>21.3465576172</text:p>
          </table:table-cell>
          <table:table-cell office:value-type="float" office:value="-7.49572753906" calcext:value-type="float">
            <text:p>-7.49572753906</text:p>
          </table:table-cell>
        </table:table-row>
        <table:table-row table:style-name="ro1">
          <table:table-cell office:value-type="float" office:value="1603462881.77" calcext:value-type="float">
            <text:p>1603462881.77</text:p>
          </table:table-cell>
          <table:table-cell office:value-type="float" office:value="0.063232421875" calcext:value-type="float">
            <text:p>0.063232421875</text:p>
          </table:table-cell>
          <table:table-cell office:value-type="float" office:value="363" calcext:value-type="float">
            <text:p>363</text:p>
          </table:table-cell>
          <table:table-cell office:value-type="float" office:value="344.709964978" calcext:value-type="float">
            <text:p>344.709964978</text:p>
          </table:table-cell>
          <table:table-cell office:value-type="float" office:value="23.5895996094" calcext:value-type="float">
            <text:p>23.5895996094</text:p>
          </table:table-cell>
          <table:table-cell office:value-type="float" office:value="-6.44897460938" calcext:value-type="float">
            <text:p>-6.44897460938</text:p>
          </table:table-cell>
        </table:table-row>
        <table:table-row table:style-name="ro1">
          <table:table-cell office:value-type="float" office:value="1603462881.82" calcext:value-type="float">
            <text:p>1603462881.82</text:p>
          </table:table-cell>
          <table:table-cell office:value-type="float" office:value="0.01025390625" calcext:value-type="float">
            <text:p>0.01025390625</text:p>
          </table:table-cell>
          <table:table-cell office:value-type="float" office:value="364" calcext:value-type="float">
            <text:p>364</text:p>
          </table:table-cell>
          <table:table-cell office:value-type="float" office:value="343.526788598" calcext:value-type="float">
            <text:p>343.526788598</text:p>
          </table:table-cell>
          <table:table-cell office:value-type="float" office:value="24.3372802734" calcext:value-type="float">
            <text:p>24.3372802734</text:p>
          </table:table-cell>
          <table:table-cell office:value-type="float" office:value="-7.19665527344" calcext:value-type="float">
            <text:p>-7.19665527344</text:p>
          </table:table-cell>
        </table:table-row>
        <table:table-row table:style-name="ro1">
          <table:table-cell office:value-type="float" office:value="1603462881.87" calcext:value-type="float">
            <text:p>1603462881.87</text:p>
          </table:table-cell>
          <table:table-cell office:value-type="float" office:value="-0.104248046875" calcext:value-type="float">
            <text:p>-0.104248046875</text:p>
          </table:table-cell>
          <table:table-cell office:value-type="float" office:value="365" calcext:value-type="float">
            <text:p>365</text:p>
          </table:table-cell>
          <table:table-cell office:value-type="float" office:value="345.510347038" calcext:value-type="float">
            <text:p>345.510347038</text:p>
          </table:table-cell>
          <table:table-cell office:value-type="float" office:value="25.5335693359" calcext:value-type="float">
            <text:p>25.5335693359</text:p>
          </table:table-cell>
          <table:table-cell office:value-type="float" office:value="-6.59851074219" calcext:value-type="float">
            <text:p>-6.59851074219</text:p>
          </table:table-cell>
        </table:table-row>
        <table:table-row table:style-name="ro1">
          <table:table-cell office:value-type="float" office:value="1603462881.92" calcext:value-type="float">
            <text:p>1603462881.92</text:p>
          </table:table-cell>
          <table:table-cell office:value-type="float" office:value="-0.111572265625" calcext:value-type="float">
            <text:p>-0.111572265625</text:p>
          </table:table-cell>
          <table:table-cell office:value-type="float" office:value="365" calcext:value-type="float">
            <text:p>365</text:p>
          </table:table-cell>
          <table:table-cell office:value-type="float" office:value="346.060451868" calcext:value-type="float">
            <text:p>346.060451868</text:p>
          </table:table-cell>
          <table:table-cell office:value-type="float" office:value="25.9821777344" calcext:value-type="float">
            <text:p>25.9821777344</text:p>
          </table:table-cell>
          <table:table-cell office:value-type="float" office:value="-6.44897460938" calcext:value-type="float">
            <text:p>-6.44897460938</text:p>
          </table:table-cell>
        </table:table-row>
        <table:table-row table:style-name="ro1">
          <table:table-cell office:value-type="float" office:value="1603462881.98" calcext:value-type="float">
            <text:p>1603462881.98</text:p>
          </table:table-cell>
          <table:table-cell office:value-type="float" office:value="-0.0263671875" calcext:value-type="float">
            <text:p>-0.0263671875</text:p>
          </table:table-cell>
          <table:table-cell office:value-type="float" office:value="366" calcext:value-type="float">
            <text:p>366</text:p>
          </table:table-cell>
          <table:table-cell office:value-type="float" office:value="344.824815194" calcext:value-type="float">
            <text:p>344.824815194</text:p>
          </table:table-cell>
          <table:table-cell office:value-type="float" office:value="25.9821777344" calcext:value-type="float">
            <text:p>25.9821777344</text:p>
          </table:table-cell>
          <table:table-cell office:value-type="float" office:value="-7.04711914062" calcext:value-type="float">
            <text:p>-7.04711914062</text:p>
          </table:table-cell>
        </table:table-row>
        <table:table-row table:style-name="ro1">
          <table:table-cell office:value-type="float" office:value="1603462882.03" calcext:value-type="float">
            <text:p>1603462882.03</text:p>
          </table:table-cell>
          <table:table-cell office:value-type="float" office:value="0.005126953125" calcext:value-type="float">
            <text:p>0.005126953125</text:p>
          </table:table-cell>
          <table:table-cell office:value-type="float" office:value="367" calcext:value-type="float">
            <text:p>367</text:p>
          </table:table-cell>
          <table:table-cell office:value-type="float" office:value="348.923305858" calcext:value-type="float">
            <text:p>348.923305858</text:p>
          </table:table-cell>
          <table:table-cell office:value-type="float" office:value="29.1224365234" calcext:value-type="float">
            <text:p>29.1224365234</text:p>
          </table:table-cell>
          <table:table-cell office:value-type="float" office:value="-5.70129394531" calcext:value-type="float">
            <text:p>-5.70129394531</text:p>
          </table:table-cell>
        </table:table-row>
        <table:table-row table:style-name="ro1">
          <table:table-cell office:value-type="float" office:value="1603462882.09" calcext:value-type="float">
            <text:p>1603462882.09</text:p>
          </table:table-cell>
          <table:table-cell office:value-type="float" office:value="0.077880859375" calcext:value-type="float">
            <text:p>0.077880859375</text:p>
          </table:table-cell>
          <table:table-cell office:value-type="float" office:value="367" calcext:value-type="float">
            <text:p>367</text:p>
          </table:table-cell>
          <table:table-cell office:value-type="float" office:value="348.366048878" calcext:value-type="float">
            <text:p>348.366048878</text:p>
          </table:table-cell>
          <table:table-cell office:value-type="float" office:value="29.8701171875" calcext:value-type="float">
            <text:p>29.8701171875</text:p>
          </table:table-cell>
          <table:table-cell office:value-type="float" office:value="-6.14990234375" calcext:value-type="float">
            <text:p>-6.14990234375</text:p>
          </table:table-cell>
        </table:table-row>
        <table:table-row table:style-name="ro1">
          <table:table-cell office:value-type="float" office:value="1603462882.14" calcext:value-type="float">
            <text:p>1603462882.14</text:p>
          </table:table-cell>
          <table:table-cell office:value-type="float" office:value="-0.0517578125" calcext:value-type="float">
            <text:p>-0.0517578125</text:p>
          </table:table-cell>
          <table:table-cell office:value-type="float" office:value="369" calcext:value-type="float">
            <text:p>369</text:p>
          </table:table-cell>
          <table:table-cell office:value-type="float" office:value="346.595778378" calcext:value-type="float">
            <text:p>346.595778378</text:p>
          </table:table-cell>
          <table:table-cell office:value-type="float" office:value="29.5710449219" calcext:value-type="float">
            <text:p>29.5710449219</text:p>
          </table:table-cell>
          <table:table-cell office:value-type="float" office:value="-7.04711914062" calcext:value-type="float">
            <text:p>-7.04711914062</text:p>
          </table:table-cell>
        </table:table-row>
        <table:table-row table:style-name="ro1">
          <table:table-cell office:value-type="float" office:value="1603462882.19" calcext:value-type="float">
            <text:p>1603462882.19</text:p>
          </table:table-cell>
          <table:table-cell office:value-type="float" office:value="0.032958984375" calcext:value-type="float">
            <text:p>0.032958984375</text:p>
          </table:table-cell>
          <table:table-cell office:value-type="float" office:value="369" calcext:value-type="float">
            <text:p>369</text:p>
          </table:table-cell>
          <table:table-cell office:value-type="float" office:value="349.232980645" calcext:value-type="float">
            <text:p>349.232980645</text:p>
          </table:table-cell>
          <table:table-cell office:value-type="float" office:value="30.7673339844" calcext:value-type="float">
            <text:p>30.7673339844</text:p>
          </table:table-cell>
          <table:table-cell office:value-type="float" office:value="-5.85083007812" calcext:value-type="float">
            <text:p>-5.85083007812</text:p>
          </table:table-cell>
        </table:table-row>
        <table:table-row table:style-name="ro1">
          <table:table-cell office:value-type="float" office:value="1603462882.25" calcext:value-type="float">
            <text:p>1603462882.25</text:p>
          </table:table-cell>
          <table:table-cell office:value-type="float" office:value="0.06298828125" calcext:value-type="float">
            <text:p>0.06298828125</text:p>
          </table:table-cell>
          <table:table-cell office:value-type="float" office:value="369" calcext:value-type="float">
            <text:p>369</text:p>
          </table:table-cell>
          <table:table-cell office:value-type="float" office:value="350.05538847" calcext:value-type="float">
            <text:p>350.05538847</text:p>
          </table:table-cell>
          <table:table-cell office:value-type="float" office:value="31.6645507812" calcext:value-type="float">
            <text:p>31.6645507812</text:p>
          </table:table-cell>
          <table:table-cell office:value-type="float" office:value="-5.5517578125" calcext:value-type="float">
            <text:p>-5.5517578125</text:p>
          </table:table-cell>
        </table:table-row>
        <table:table-row table:style-name="ro1">
          <table:table-cell office:value-type="float" office:value="1603462882.3" calcext:value-type="float">
            <text:p>1603462882.3</text:p>
          </table:table-cell>
          <table:table-cell office:value-type="float" office:value="0.1865234375" calcext:value-type="float">
            <text:p>0.1865234375</text:p>
          </table:table-cell>
          <table:table-cell office:value-type="float" office:value="371" calcext:value-type="float">
            <text:p>371</text:p>
          </table:table-cell>
          <table:table-cell office:value-type="float" office:value="351.270975929" calcext:value-type="float">
            <text:p>351.270975929</text:p>
          </table:table-cell>
          <table:table-cell office:value-type="float" office:value="32.2626953125" calcext:value-type="float">
            <text:p>32.2626953125</text:p>
          </table:table-cell>
          <table:table-cell office:value-type="float" office:value="-4.95361328125" calcext:value-type="float">
            <text:p>-4.95361328125</text:p>
          </table:table-cell>
        </table:table-row>
        <table:table-row table:style-name="ro1">
          <table:table-cell office:value-type="float" office:value="1603462882.36" calcext:value-type="float">
            <text:p>1603462882.36</text:p>
          </table:table-cell>
          <table:table-cell office:value-type="float" office:value="-0.08203125" calcext:value-type="float">
            <text:p>-0.08203125</text:p>
          </table:table-cell>
          <table:table-cell office:value-type="float" office:value="371" calcext:value-type="float">
            <text:p>371</text:p>
          </table:table-cell>
          <table:table-cell office:value-type="float" office:value="350.851628783" calcext:value-type="float">
            <text:p>350.851628783</text:p>
          </table:table-cell>
          <table:table-cell office:value-type="float" office:value="35.4029541016" calcext:value-type="float">
            <text:p>35.4029541016</text:p>
          </table:table-cell>
          <table:table-cell office:value-type="float" office:value="-5.70129394531" calcext:value-type="float">
            <text:p>-5.70129394531</text:p>
          </table:table-cell>
        </table:table-row>
        <table:table-row table:style-name="ro1">
          <table:table-cell office:value-type="float" office:value="1603462882.41" calcext:value-type="float">
            <text:p>1603462882.41</text:p>
          </table:table-cell>
          <table:table-cell office:value-type="float" office:value="0.069580078125" calcext:value-type="float">
            <text:p>0.069580078125</text:p>
          </table:table-cell>
          <table:table-cell office:value-type="float" office:value="371" calcext:value-type="float">
            <text:p>371</text:p>
          </table:table-cell>
          <table:table-cell office:value-type="float" office:value="353.185889835" calcext:value-type="float">
            <text:p>353.185889835</text:p>
          </table:table-cell>
          <table:table-cell office:value-type="float" office:value="36.4497070312" calcext:value-type="float">
            <text:p>36.4497070312</text:p>
          </table:table-cell>
          <table:table-cell office:value-type="float" office:value="-4.35546875" calcext:value-type="float">
            <text:p>-4.35546875</text:p>
          </table:table-cell>
        </table:table-row>
        <table:table-row table:style-name="ro1">
          <table:table-cell office:value-type="float" office:value="1603462882.46" calcext:value-type="float">
            <text:p>1603462882.46</text:p>
          </table:table-cell>
          <table:table-cell office:value-type="float" office:value="-0.2724609375" calcext:value-type="float">
            <text:p>-0.2724609375</text:p>
          </table:table-cell>
          <table:table-cell office:value-type="float" office:value="372" calcext:value-type="float">
            <text:p>372</text:p>
          </table:table-cell>
          <table:table-cell office:value-type="float" office:value="351.453951628" calcext:value-type="float">
            <text:p>351.453951628</text:p>
          </table:table-cell>
          <table:table-cell office:value-type="float" office:value="34.9543457031" calcext:value-type="float">
            <text:p>34.9543457031</text:p>
          </table:table-cell>
          <table:table-cell office:value-type="float" office:value="-5.25268554688" calcext:value-type="float">
            <text:p>-5.25268554688</text:p>
          </table:table-cell>
        </table:table-row>
        <table:table-row table:style-name="ro1">
          <table:table-cell office:value-type="float" office:value="1603462882.51" calcext:value-type="float">
            <text:p>1603462882.51</text:p>
          </table:table-cell>
          <table:table-cell office:value-type="float" office:value="-0.179443359375" calcext:value-type="float">
            <text:p>-0.179443359375</text:p>
          </table:table-cell>
          <table:table-cell office:value-type="float" office:value="374" calcext:value-type="float">
            <text:p>374</text:p>
          </table:table-cell>
          <table:table-cell office:value-type="float" office:value="354.349758022" calcext:value-type="float">
            <text:p>354.349758022</text:p>
          </table:table-cell>
          <table:table-cell office:value-type="float" office:value="34.9543457031" calcext:value-type="float">
            <text:p>34.9543457031</text:p>
          </table:table-cell>
          <table:table-cell office:value-type="float" office:value="-3.45825195312" calcext:value-type="float">
            <text:p>-3.45825195312</text:p>
          </table:table-cell>
        </table:table-row>
        <table:table-row table:style-name="ro1">
          <table:table-cell office:value-type="float" office:value="1603462882.57" calcext:value-type="float">
            <text:p>1603462882.57</text:p>
          </table:table-cell>
          <table:table-cell office:value-type="float" office:value="0.052978515625" calcext:value-type="float">
            <text:p>0.052978515625</text:p>
          </table:table-cell>
          <table:table-cell office:value-type="float" office:value="374" calcext:value-type="float">
            <text:p>374</text:p>
          </table:table-cell>
          <table:table-cell office:value-type="float" office:value="356.991399797" calcext:value-type="float">
            <text:p>356.991399797</text:p>
          </table:table-cell>
          <table:table-cell office:value-type="float" office:value="37.3469238281" calcext:value-type="float">
            <text:p>37.3469238281</text:p>
          </table:table-cell>
          <table:table-cell office:value-type="float" office:value="-1.962890625" calcext:value-type="float">
            <text:p>-1.962890625</text:p>
          </table:table-cell>
        </table:table-row>
        <table:table-row table:style-name="ro1">
          <table:table-cell office:value-type="float" office:value="1603462882.62" calcext:value-type="float">
            <text:p>1603462882.62</text:p>
          </table:table-cell>
          <table:table-cell office:value-type="float" office:value="-0.023193359375" calcext:value-type="float">
            <text:p>-0.023193359375</text:p>
          </table:table-cell>
          <table:table-cell office:value-type="float" office:value="374" calcext:value-type="float">
            <text:p>374</text:p>
          </table:table-cell>
          <table:table-cell office:value-type="float" office:value="356.349259468" calcext:value-type="float">
            <text:p>356.349259468</text:p>
          </table:table-cell>
          <table:table-cell office:value-type="float" office:value="37.7955322266" calcext:value-type="float">
            <text:p>37.7955322266</text:p>
          </table:table-cell>
          <table:table-cell office:value-type="float" office:value="-2.41149902344" calcext:value-type="float">
            <text:p>-2.41149902344</text:p>
          </table:table-cell>
        </table:table-row>
        <table:table-row table:style-name="ro1">
          <table:table-cell office:value-type="float" office:value="1603462882.67" calcext:value-type="float">
            <text:p>1603462882.67</text:p>
          </table:table-cell>
          <table:table-cell office:value-type="float" office:value="-0.010986328125" calcext:value-type="float">
            <text:p>-0.010986328125</text:p>
          </table:table-cell>
          <table:table-cell office:value-type="float" office:value="375" calcext:value-type="float">
            <text:p>375</text:p>
          </table:table-cell>
          <table:table-cell office:value-type="float" office:value="356.045561799" calcext:value-type="float">
            <text:p>356.045561799</text:p>
          </table:table-cell>
          <table:table-cell office:value-type="float" office:value="37.0478515625" calcext:value-type="float">
            <text:p>37.0478515625</text:p>
          </table:table-cell>
          <table:table-cell office:value-type="float" office:value="-2.56103515625" calcext:value-type="float">
            <text:p>-2.56103515625</text:p>
          </table:table-cell>
        </table:table-row>
        <table:table-row table:style-name="ro1">
          <table:table-cell office:value-type="float" office:value="1603462882.73" calcext:value-type="float">
            <text:p>1603462882.73</text:p>
          </table:table-cell>
          <table:table-cell office:value-type="float" office:value="-0.104248046875" calcext:value-type="float">
            <text:p>-0.104248046875</text:p>
          </table:table-cell>
          <table:table-cell office:value-type="float" office:value="376" calcext:value-type="float">
            <text:p>376</text:p>
          </table:table-cell>
          <table:table-cell office:value-type="float" office:value="357.337319745" calcext:value-type="float">
            <text:p>357.337319745</text:p>
          </table:table-cell>
          <table:table-cell office:value-type="float" office:value="38.9918212891" calcext:value-type="float">
            <text:p>38.9918212891</text:p>
          </table:table-cell>
          <table:table-cell office:value-type="float" office:value="-1.81335449219" calcext:value-type="float">
            <text:p>-1.81335449219</text:p>
          </table:table-cell>
        </table:table-row>
        <table:table-row table:style-name="ro1">
          <table:table-cell office:value-type="float" office:value="1603462882.78" calcext:value-type="float">
            <text:p>1603462882.78</text:p>
          </table:table-cell>
          <table:table-cell office:value-type="float" office:value="-0.01708984375" calcext:value-type="float">
            <text:p>-0.01708984375</text:p>
          </table:table-cell>
          <table:table-cell office:value-type="float" office:value="377" calcext:value-type="float">
            <text:p>377</text:p>
          </table:table-cell>
          <table:table-cell office:value-type="float" office:value="0.411655938012" calcext:value-type="float">
            <text:p>0.411655938012</text:p>
          </table:table-cell>
          <table:table-cell office:value-type="float" office:value="38.9918212891" calcext:value-type="float">
            <text:p>38.9918212891</text:p>
          </table:table-cell>
          <table:table-cell office:value-type="float" office:value="0.280151367188" calcext:value-type="float">
            <text:p>0.280151367188</text:p>
          </table:table-cell>
        </table:table-row>
        <table:table-row table:style-name="ro1">
          <table:table-cell office:value-type="float" office:value="1603462882.83" calcext:value-type="float">
            <text:p>1603462882.83</text:p>
          </table:table-cell>
          <table:table-cell office:value-type="float" office:value="-0.057373046875" calcext:value-type="float">
            <text:p>-0.057373046875</text:p>
          </table:table-cell>
          <table:table-cell office:value-type="float" office:value="378" calcext:value-type="float">
            <text:p>378</text:p>
          </table:table-cell>
          <table:table-cell office:value-type="float" office:value="3.85961353813" calcext:value-type="float">
            <text:p>3.85961353813</text:p>
          </table:table-cell>
          <table:table-cell office:value-type="float" office:value="41.8330078125" calcext:value-type="float">
            <text:p>41.8330078125</text:p>
          </table:table-cell>
          <table:table-cell office:value-type="float" office:value="2.822265625" calcext:value-type="float">
            <text:p>2.822265625</text:p>
          </table:table-cell>
        </table:table-row>
        <table:table-row table:style-name="ro1">
          <table:table-cell office:value-type="float" office:value="1603462882.89" calcext:value-type="float">
            <text:p>1603462882.89</text:p>
          </table:table-cell>
          <table:table-cell office:value-type="float" office:value="0.21435546875" calcext:value-type="float">
            <text:p>0.21435546875</text:p>
          </table:table-cell>
          <table:table-cell office:value-type="float" office:value="379" calcext:value-type="float">
            <text:p>379</text:p>
          </table:table-cell>
          <table:table-cell office:value-type="float" office:value="2.22586726561" calcext:value-type="float">
            <text:p>2.22586726561</text:p>
          </table:table-cell>
          <table:table-cell office:value-type="float" office:value="41.8330078125" calcext:value-type="float">
            <text:p>41.8330078125</text:p>
          </table:table-cell>
          <table:table-cell office:value-type="float" office:value="1.6259765625" calcext:value-type="float">
            <text:p>1.6259765625</text:p>
          </table:table-cell>
        </table:table-row>
        <table:table-row table:style-name="ro1">
          <table:table-cell office:value-type="float" office:value="1603462882.94" calcext:value-type="float">
            <text:p>1603462882.94</text:p>
          </table:table-cell>
          <table:table-cell office:value-type="float" office:value="-0.0546875" calcext:value-type="float">
            <text:p>-0.0546875</text:p>
          </table:table-cell>
          <table:table-cell office:value-type="float" office:value="380" calcext:value-type="float">
            <text:p>380</text:p>
          </table:table-cell>
          <table:table-cell office:value-type="float" office:value="4.07797327098" calcext:value-type="float">
            <text:p>4.07797327098</text:p>
          </table:table-cell>
          <table:table-cell office:value-type="float" office:value="41.6834716797" calcext:value-type="float">
            <text:p>41.6834716797</text:p>
          </table:table-cell>
          <table:table-cell office:value-type="float" office:value="2.97180175781" calcext:value-type="float">
            <text:p>2.97180175781</text:p>
          </table:table-cell>
        </table:table-row>
        <table:table-row table:style-name="ro1">
          <table:table-cell office:value-type="float" office:value="1603462882.99" calcext:value-type="float">
            <text:p>1603462882.99</text:p>
          </table:table-cell>
          <table:table-cell office:value-type="float" office:value="0.03369140625" calcext:value-type="float">
            <text:p>0.03369140625</text:p>
          </table:table-cell>
          <table:table-cell office:value-type="float" office:value="382" calcext:value-type="float">
            <text:p>382</text:p>
          </table:table-cell>
          <table:table-cell office:value-type="float" office:value="8.19687551233" calcext:value-type="float">
            <text:p>8.19687551233</text:p>
          </table:table-cell>
          <table:table-cell office:value-type="float" office:value="42.4311523438" calcext:value-type="float">
            <text:p>42.4311523438</text:p>
          </table:table-cell>
          <table:table-cell office:value-type="float" office:value="6.11206054688" calcext:value-type="float">
            <text:p>6.11206054688</text:p>
          </table:table-cell>
        </table:table-row>
        <table:table-row table:style-name="ro1">
          <table:table-cell office:value-type="float" office:value="1603462883.05" calcext:value-type="float">
            <text:p>1603462883.05</text:p>
          </table:table-cell>
          <table:table-cell office:value-type="float" office:value="0.121826171875" calcext:value-type="float">
            <text:p>0.121826171875</text:p>
          </table:table-cell>
          <table:table-cell office:value-type="float" office:value="383" calcext:value-type="float">
            <text:p>383</text:p>
          </table:table-cell>
          <table:table-cell office:value-type="float" office:value="10.1360562225" calcext:value-type="float">
            <text:p>10.1360562225</text:p>
          </table:table-cell>
          <table:table-cell office:value-type="float" office:value="44.2255859375" calcext:value-type="float">
            <text:p>44.2255859375</text:p>
          </table:table-cell>
          <table:table-cell office:value-type="float" office:value="7.90649414062" calcext:value-type="float">
            <text:p>7.90649414062</text:p>
          </table:table-cell>
        </table:table-row>
        <table:table-row table:style-name="ro1">
          <table:table-cell office:value-type="float" office:value="1603462883.1" calcext:value-type="float">
            <text:p>1603462883.1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384" calcext:value-type="float">
            <text:p>384</text:p>
          </table:table-cell>
          <table:table-cell office:value-type="float" office:value="14.1624460006" calcext:value-type="float">
            <text:p>14.1624460006</text:p>
          </table:table-cell>
          <table:table-cell office:value-type="float" office:value="43.7769775391" calcext:value-type="float">
            <text:p>43.7769775391</text:p>
          </table:table-cell>
          <table:table-cell office:value-type="float" office:value="11.0467529297" calcext:value-type="float">
            <text:p>11.0467529297</text:p>
          </table:table-cell>
        </table:table-row>
        <table:table-row table:style-name="ro1">
          <table:table-cell office:value-type="float" office:value="1603462883.16" calcext:value-type="float">
            <text:p>1603462883.16</text:p>
          </table:table-cell>
          <table:table-cell office:value-type="float" office:value="-0.203125" calcext:value-type="float">
            <text:p>-0.203125</text:p>
          </table:table-cell>
          <table:table-cell office:value-type="float" office:value="386" calcext:value-type="float">
            <text:p>386</text:p>
          </table:table-cell>
          <table:table-cell office:value-type="float" office:value="14.7420267204" calcext:value-type="float">
            <text:p>14.7420267204</text:p>
          </table:table-cell>
          <table:table-cell office:value-type="float" office:value="44.8237304688" calcext:value-type="float">
            <text:p>44.8237304688</text:p>
          </table:table-cell>
          <table:table-cell office:value-type="float" office:value="11.7944335938" calcext:value-type="float">
            <text:p>11.7944335938</text:p>
          </table:table-cell>
        </table:table-row>
        <table:table-row table:style-name="ro1">
          <table:table-cell office:value-type="float" office:value="1603462883.21" calcext:value-type="float">
            <text:p>1603462883.21</text:p>
          </table:table-cell>
          <table:table-cell office:value-type="float" office:value="-0.1533203125" calcext:value-type="float">
            <text:p>-0.1533203125</text:p>
          </table:table-cell>
          <table:table-cell office:value-type="float" office:value="387" calcext:value-type="float">
            <text:p>387</text:p>
          </table:table-cell>
          <table:table-cell office:value-type="float" office:value="19.992515229" calcext:value-type="float">
            <text:p>19.992515229</text:p>
          </table:table-cell>
          <table:table-cell office:value-type="float" office:value="43.9265136719" calcext:value-type="float">
            <text:p>43.9265136719</text:p>
          </table:table-cell>
          <table:table-cell office:value-type="float" office:value="15.9814453125" calcext:value-type="float">
            <text:p>15.9814453125</text:p>
          </table:table-cell>
        </table:table-row>
        <table:table-row table:style-name="ro1">
          <table:table-cell office:value-type="float" office:value="1603462883.26" calcext:value-type="float">
            <text:p>1603462883.26</text:p>
          </table:table-cell>
          <table:table-cell office:value-type="float" office:value="-0.17236328125" calcext:value-type="float">
            <text:p>-0.17236328125</text:p>
          </table:table-cell>
          <table:table-cell office:value-type="float" office:value="389" calcext:value-type="float">
            <text:p>389</text:p>
          </table:table-cell>
          <table:table-cell office:value-type="float" office:value="24.0338965454" calcext:value-type="float">
            <text:p>24.0338965454</text:p>
          </table:table-cell>
          <table:table-cell office:value-type="float" office:value="42.8797607422" calcext:value-type="float">
            <text:p>42.8797607422</text:p>
          </table:table-cell>
          <table:table-cell office:value-type="float" office:value="19.1217041016" calcext:value-type="float">
            <text:p>19.1217041016</text:p>
          </table:table-cell>
        </table:table-row>
        <table:table-row table:style-name="ro1">
          <table:table-cell office:value-type="float" office:value="1603462883.31" calcext:value-type="float">
            <text:p>1603462883.31</text:p>
          </table:table-cell>
          <table:table-cell office:value-type="float" office:value="0.202392578125" calcext:value-type="float">
            <text:p>0.202392578125</text:p>
          </table:table-cell>
          <table:table-cell office:value-type="float" office:value="391" calcext:value-type="float">
            <text:p>391</text:p>
          </table:table-cell>
          <table:table-cell office:value-type="float" office:value="26.7215602402" calcext:value-type="float">
            <text:p>26.7215602402</text:p>
          </table:table-cell>
          <table:table-cell office:value-type="float" office:value="43.6274414062" calcext:value-type="float">
            <text:p>43.6274414062</text:p>
          </table:table-cell>
          <table:table-cell office:value-type="float" office:value="21.962890625" calcext:value-type="float">
            <text:p>21.962890625</text:p>
          </table:table-cell>
        </table:table-row>
        <table:table-row table:style-name="ro1">
          <table:table-cell office:value-type="float" office:value="1603462883.37" calcext:value-type="float">
            <text:p>1603462883.37</text:p>
          </table:table-cell>
          <table:table-cell office:value-type="float" office:value="0.059326171875" calcext:value-type="float">
            <text:p>0.059326171875</text:p>
          </table:table-cell>
          <table:table-cell office:value-type="float" office:value="391" calcext:value-type="float">
            <text:p>391</text:p>
          </table:table-cell>
          <table:table-cell office:value-type="float" office:value="29.0733622019" calcext:value-type="float">
            <text:p>29.0733622019</text:p>
          </table:table-cell>
          <table:table-cell office:value-type="float" office:value="42.7302246094" calcext:value-type="float">
            <text:p>42.7302246094</text:p>
          </table:table-cell>
          <table:table-cell office:value-type="float" office:value="23.7573242188" calcext:value-type="float">
            <text:p>23.7573242188</text:p>
          </table:table-cell>
        </table:table-row>
        <table:table-row table:style-name="ro1">
          <table:table-cell office:value-type="float" office:value="1603462883.43" calcext:value-type="float">
            <text:p>1603462883.43</text:p>
          </table:table-cell>
          <table:table-cell office:value-type="float" office:value="-0.0185546875" calcext:value-type="float">
            <text:p>-0.0185546875</text:p>
          </table:table-cell>
          <table:table-cell office:value-type="float" office:value="393" calcext:value-type="float">
            <text:p>393</text:p>
          </table:table-cell>
          <table:table-cell office:value-type="float" office:value="31.7562687469" calcext:value-type="float">
            <text:p>31.7562687469</text:p>
          </table:table-cell>
          <table:table-cell office:value-type="float" office:value="39.5899658203" calcext:value-type="float">
            <text:p>39.5899658203</text:p>
          </table:table-cell>
          <table:table-cell office:value-type="float" office:value="24.5050048828" calcext:value-type="float">
            <text:p>24.5050048828</text:p>
          </table:table-cell>
        </table:table-row>
        <table:table-row table:style-name="ro1">
          <table:table-cell office:value-type="float" office:value="1603462883.48" calcext:value-type="float">
            <text:p>1603462883.48</text:p>
          </table:table-cell>
          <table:table-cell office:value-type="float" office:value="-0.4892578125" calcext:value-type="float">
            <text:p>-0.4892578125</text:p>
          </table:table-cell>
          <table:table-cell office:value-type="float" office:value="395" calcext:value-type="float">
            <text:p>395</text:p>
          </table:table-cell>
          <table:table-cell office:value-type="float" office:value="34.0564218905" calcext:value-type="float">
            <text:p>34.0564218905</text:p>
          </table:table-cell>
          <table:table-cell office:value-type="float" office:value="38.244140625" calcext:value-type="float">
            <text:p>38.244140625</text:p>
          </table:table-cell>
          <table:table-cell office:value-type="float" office:value="25.8508300781" calcext:value-type="float">
            <text:p>25.8508300781</text:p>
          </table:table-cell>
        </table:table-row>
        <table:table-row table:style-name="ro1">
          <table:table-cell office:value-type="float" office:value="1603462883.53" calcext:value-type="float">
            <text:p>1603462883.53</text:p>
          </table:table-cell>
          <table:table-cell office:value-type="float" office:value="0.12109375" calcext:value-type="float">
            <text:p>0.12109375</text:p>
          </table:table-cell>
          <table:table-cell office:value-type="float" office:value="396" calcext:value-type="float">
            <text:p>396</text:p>
          </table:table-cell>
          <table:table-cell office:value-type="float" office:value="36.2123610334" calcext:value-type="float">
            <text:p>36.2123610334</text:p>
          </table:table-cell>
          <table:table-cell office:value-type="float" office:value="37.3469238281" calcext:value-type="float">
            <text:p>37.3469238281</text:p>
          </table:table-cell>
          <table:table-cell office:value-type="float" office:value="27.3461914062" calcext:value-type="float">
            <text:p>27.3461914062</text:p>
          </table:table-cell>
        </table:table-row>
        <table:table-row table:style-name="ro1">
          <table:table-cell office:value-type="float" office:value="1603462883.59" calcext:value-type="float">
            <text:p>1603462883.59</text:p>
          </table:table-cell>
          <table:table-cell office:value-type="float" office:value="-0.0205078125" calcext:value-type="float">
            <text:p>-0.0205078125</text:p>
          </table:table-cell>
          <table:table-cell office:value-type="float" office:value="397" calcext:value-type="float">
            <text:p>397</text:p>
          </table:table-cell>
          <table:table-cell office:value-type="float" office:value="39.2619934891" calcext:value-type="float">
            <text:p>39.2619934891</text:p>
          </table:table-cell>
          <table:table-cell office:value-type="float" office:value="36.7487792969" calcext:value-type="float">
            <text:p>36.7487792969</text:p>
          </table:table-cell>
          <table:table-cell office:value-type="float" office:value="30.0378417969" calcext:value-type="float">
            <text:p>30.0378417969</text:p>
          </table:table-cell>
        </table:table-row>
        <table:table-row table:style-name="ro1">
          <table:table-cell office:value-type="float" office:value="1603462883.64" calcext:value-type="float">
            <text:p>1603462883.64</text:p>
          </table:table-cell>
          <table:table-cell office:value-type="float" office:value="0.064697265625" calcext:value-type="float">
            <text:p>0.064697265625</text:p>
          </table:table-cell>
          <table:table-cell office:value-type="float" office:value="398" calcext:value-type="float">
            <text:p>398</text:p>
          </table:table-cell>
          <table:table-cell office:value-type="float" office:value="40.826999572" calcext:value-type="float">
            <text:p>40.826999572</text:p>
          </table:table-cell>
          <table:table-cell office:value-type="float" office:value="36.1506347656" calcext:value-type="float">
            <text:p>36.1506347656</text:p>
          </table:table-cell>
          <table:table-cell office:value-type="float" office:value="31.2341308594" calcext:value-type="float">
            <text:p>31.2341308594</text:p>
          </table:table-cell>
        </table:table-row>
        <table:table-row table:style-name="ro1">
          <table:table-cell office:value-type="float" office:value="1603462883.7" calcext:value-type="float">
            <text:p>1603462883.7</text:p>
          </table:table-cell>
          <table:table-cell office:value-type="float" office:value="-0.03173828125" calcext:value-type="float">
            <text:p>-0.03173828125</text:p>
          </table:table-cell>
          <table:table-cell office:value-type="float" office:value="399" calcext:value-type="float">
            <text:p>399</text:p>
          </table:table-cell>
          <table:table-cell office:value-type="float" office:value="41.267120744" calcext:value-type="float">
            <text:p>41.267120744</text:p>
          </table:table-cell>
          <table:table-cell office:value-type="float" office:value="35.2534179688" calcext:value-type="float">
            <text:p>35.2534179688</text:p>
          </table:table-cell>
          <table:table-cell office:value-type="float" office:value="30.9350585938" calcext:value-type="float">
            <text:p>30.9350585938</text:p>
          </table:table-cell>
        </table:table-row>
        <table:table-row table:style-name="ro1">
          <table:table-cell office:value-type="float" office:value="1603462883.75" calcext:value-type="float">
            <text:p>1603462883.75</text:p>
          </table:table-cell>
          <table:table-cell office:value-type="float" office:value="-0.129638671875" calcext:value-type="float">
            <text:p>-0.129638671875</text:p>
          </table:table-cell>
          <table:table-cell office:value-type="float" office:value="400" calcext:value-type="float">
            <text:p>400</text:p>
          </table:table-cell>
          <table:table-cell office:value-type="float" office:value="45.6845932013" calcext:value-type="float">
            <text:p>45.6845932013</text:p>
          </table:table-cell>
          <table:table-cell office:value-type="float" office:value="31.6645507812" calcext:value-type="float">
            <text:p>31.6645507812</text:p>
          </table:table-cell>
          <table:table-cell office:value-type="float" office:value="32.4304199219" calcext:value-type="float">
            <text:p>32.4304199219</text:p>
          </table:table-cell>
        </table:table-row>
        <table:table-row table:style-name="ro1">
          <table:table-cell office:value-type="float" office:value="1603462883.8" calcext:value-type="float">
            <text:p>1603462883.8</text:p>
          </table:table-cell>
          <table:table-cell office:value-type="float" office:value="-0.110595703125" calcext:value-type="float">
            <text:p>-0.110595703125</text:p>
          </table:table-cell>
          <table:table-cell office:value-type="float" office:value="401" calcext:value-type="float">
            <text:p>401</text:p>
          </table:table-cell>
          <table:table-cell office:value-type="float" office:value="47.9734837739" calcext:value-type="float">
            <text:p>47.9734837739</text:p>
          </table:table-cell>
          <table:table-cell office:value-type="float" office:value="28.8233642578" calcext:value-type="float">
            <text:p>28.8233642578</text:p>
          </table:table-cell>
          <table:table-cell office:value-type="float" office:value="31.9818115234" calcext:value-type="float">
            <text:p>31.9818115234</text:p>
          </table:table-cell>
        </table:table-row>
        <table:table-row table:style-name="ro1">
          <table:table-cell office:value-type="float" office:value="1603462883.86" calcext:value-type="float">
            <text:p>1603462883.86</text:p>
          </table:table-cell>
          <table:table-cell office:value-type="float" office:value="-0.03369140625" calcext:value-type="float">
            <text:p>-0.03369140625</text:p>
          </table:table-cell>
          <table:table-cell office:value-type="float" office:value="402" calcext:value-type="float">
            <text:p>402</text:p>
          </table:table-cell>
          <table:table-cell office:value-type="float" office:value="50.3738886101" calcext:value-type="float">
            <text:p>50.3738886101</text:p>
          </table:table-cell>
          <table:table-cell office:value-type="float" office:value="26.7298583984" calcext:value-type="float">
            <text:p>26.7298583984</text:p>
          </table:table-cell>
          <table:table-cell office:value-type="float" office:value="32.2808837891" calcext:value-type="float">
            <text:p>32.2808837891</text:p>
          </table:table-cell>
        </table:table-row>
        <table:table-row table:style-name="ro1">
          <table:table-cell office:value-type="float" office:value="1603462883.91" calcext:value-type="float">
            <text:p>1603462883.91</text:p>
          </table:table-cell>
          <table:table-cell office:value-type="float" office:value="-0.184326171875" calcext:value-type="float">
            <text:p>-0.184326171875</text:p>
          </table:table-cell>
          <table:table-cell office:value-type="float" office:value="403" calcext:value-type="float">
            <text:p>403</text:p>
          </table:table-cell>
          <table:table-cell office:value-type="float" office:value="50.0674533375" calcext:value-type="float">
            <text:p>50.0674533375</text:p>
          </table:table-cell>
          <table:table-cell office:value-type="float" office:value="28.5242919922" calcext:value-type="float">
            <text:p>28.5242919922</text:p>
          </table:table-cell>
          <table:table-cell office:value-type="float" office:value="34.0753173828" calcext:value-type="float">
            <text:p>34.0753173828</text:p>
          </table:table-cell>
        </table:table-row>
        <table:table-row table:style-name="ro1">
          <table:table-cell office:value-type="float" office:value="1603462883.96" calcext:value-type="float">
            <text:p>1603462883.96</text:p>
          </table:table-cell>
          <table:table-cell office:value-type="float" office:value="-0.072998046875" calcext:value-type="float">
            <text:p>-0.072998046875</text:p>
          </table:table-cell>
          <table:table-cell office:value-type="float" office:value="403" calcext:value-type="float">
            <text:p>403</text:p>
          </table:table-cell>
          <table:table-cell office:value-type="float" office:value="50.4955420357" calcext:value-type="float">
            <text:p>50.4955420357</text:p>
          </table:table-cell>
          <table:table-cell office:value-type="float" office:value="27.4775390625" calcext:value-type="float">
            <text:p>27.4775390625</text:p>
          </table:table-cell>
          <table:table-cell office:value-type="float" office:value="33.3276367188" calcext:value-type="float">
            <text:p>33.3276367188</text:p>
          </table:table-cell>
        </table:table-row>
        <table:table-row table:style-name="ro1">
          <table:table-cell office:value-type="float" office:value="1603462884.02" calcext:value-type="float">
            <text:p>1603462884.02</text:p>
          </table:table-cell>
          <table:table-cell office:value-type="float" office:value="0.132568359375" calcext:value-type="float">
            <text:p>0.132568359375</text:p>
          </table:table-cell>
          <table:table-cell office:value-type="float" office:value="404" calcext:value-type="float">
            <text:p>404</text:p>
          </table:table-cell>
          <table:table-cell office:value-type="float" office:value="53.2831334099" calcext:value-type="float">
            <text:p>53.2831334099</text:p>
          </table:table-cell>
          <table:table-cell office:value-type="float" office:value="24.1877441406" calcext:value-type="float">
            <text:p>24.1877441406</text:p>
          </table:table-cell>
          <table:table-cell office:value-type="float" office:value="32.4304199219" calcext:value-type="float">
            <text:p>32.4304199219</text:p>
          </table:table-cell>
        </table:table-row>
        <table:table-row table:style-name="ro1">
          <table:table-cell office:value-type="float" office:value="1603462884.07" calcext:value-type="float">
            <text:p>1603462884.07</text:p>
          </table:table-cell>
          <table:table-cell office:value-type="float" office:value="-0.0576171875" calcext:value-type="float">
            <text:p>-0.0576171875</text:p>
          </table:table-cell>
          <table:table-cell office:value-type="float" office:value="404" calcext:value-type="float">
            <text:p>404</text:p>
          </table:table-cell>
          <table:table-cell office:value-type="float" office:value="54.0759069628" calcext:value-type="float">
            <text:p>54.0759069628</text:p>
          </table:table-cell>
          <table:table-cell office:value-type="float" office:value="24.0382080078" calcext:value-type="float">
            <text:p>24.0382080078</text:p>
          </table:table-cell>
          <table:table-cell office:value-type="float" office:value="33.1781005859" calcext:value-type="float">
            <text:p>33.1781005859</text:p>
          </table:table-cell>
        </table:table-row>
        <table:table-row table:style-name="ro1">
          <table:table-cell office:value-type="float" office:value="1603462884.12" calcext:value-type="float">
            <text:p>1603462884.12</text:p>
          </table:table-cell>
          <table:table-cell office:value-type="float" office:value="0.039306640625" calcext:value-type="float">
            <text:p>0.039306640625</text:p>
          </table:table-cell>
          <table:table-cell office:value-type="float" office:value="405" calcext:value-type="float">
            <text:p>405</text:p>
          </table:table-cell>
          <table:table-cell office:value-type="float" office:value="54.1227965235" calcext:value-type="float">
            <text:p>54.1227965235</text:p>
          </table:table-cell>
          <table:table-cell office:value-type="float" office:value="23.888671875" calcext:value-type="float">
            <text:p>23.888671875</text:p>
          </table:table-cell>
          <table:table-cell office:value-type="float" office:value="33.0285644531" calcext:value-type="float">
            <text:p>33.0285644531</text:p>
          </table:table-cell>
        </table:table-row>
        <table:table-row table:style-name="ro1">
          <table:table-cell office:value-type="float" office:value="1603462884.17" calcext:value-type="float">
            <text:p>1603462884.17</text:p>
          </table:table-cell>
          <table:table-cell office:value-type="float" office:value="0.0263671875" calcext:value-type="float">
            <text:p>0.0263671875</text:p>
          </table:table-cell>
          <table:table-cell office:value-type="float" office:value="406" calcext:value-type="float">
            <text:p>406</text:p>
          </table:table-cell>
          <table:table-cell office:value-type="float" office:value="54.6144665883" calcext:value-type="float">
            <text:p>54.6144665883</text:p>
          </table:table-cell>
          <table:table-cell office:value-type="float" office:value="23.1409912109" calcext:value-type="float">
            <text:p>23.1409912109</text:p>
          </table:table-cell>
          <table:table-cell office:value-type="float" office:value="32.5799560547" calcext:value-type="float">
            <text:p>32.5799560547</text:p>
          </table:table-cell>
        </table:table-row>
        <table:table-row table:style-name="ro1">
          <table:table-cell office:value-type="float" office:value="1603462884.23" calcext:value-type="float">
            <text:p>1603462884.23</text:p>
          </table:table-cell>
          <table:table-cell office:value-type="float" office:value="0.005615234375" calcext:value-type="float">
            <text:p>0.005615234375</text:p>
          </table:table-cell>
          <table:table-cell office:value-type="float" office:value="406" calcext:value-type="float">
            <text:p>406</text:p>
          </table:table-cell>
          <table:table-cell office:value-type="float" office:value="55.6769211715" calcext:value-type="float">
            <text:p>55.6769211715</text:p>
          </table:table-cell>
          <table:table-cell office:value-type="float" office:value="22.2437744141" calcext:value-type="float">
            <text:p>22.2437744141</text:p>
          </table:table-cell>
          <table:table-cell office:value-type="float" office:value="32.5799560547" calcext:value-type="float">
            <text:p>32.5799560547</text:p>
          </table:table-cell>
        </table:table-row>
        <table:table-row table:style-name="ro1">
          <table:table-cell office:value-type="float" office:value="1603462884.28" calcext:value-type="float">
            <text:p>1603462884.28</text:p>
          </table:table-cell>
          <table:table-cell office:value-type="float" office:value="-0.0283203125" calcext:value-type="float">
            <text:p>-0.0283203125</text:p>
          </table:table-cell>
          <table:table-cell office:value-type="float" office:value="407" calcext:value-type="float">
            <text:p>407</text:p>
          </table:table-cell>
          <table:table-cell office:value-type="float" office:value="58.4245508176" calcext:value-type="float">
            <text:p>58.4245508176</text:p>
          </table:table-cell>
          <table:table-cell office:value-type="float" office:value="20.2998046875" calcext:value-type="float">
            <text:p>20.2998046875</text:p>
          </table:table-cell>
          <table:table-cell office:value-type="float" office:value="33.0285644531" calcext:value-type="float">
            <text:p>33.0285644531</text:p>
          </table:table-cell>
        </table:table-row>
        <table:table-row table:style-name="ro1">
          <table:table-cell office:value-type="float" office:value="1603462884.34" calcext:value-type="float">
            <text:p>1603462884.34</text:p>
          </table:table-cell>
          <table:table-cell office:value-type="float" office:value="-0.1474609375" calcext:value-type="float">
            <text:p>-0.1474609375</text:p>
          </table:table-cell>
          <table:table-cell office:value-type="float" office:value="408" calcext:value-type="float">
            <text:p>408</text:p>
          </table:table-cell>
          <table:table-cell office:value-type="float" office:value="60.6903324023" calcext:value-type="float">
            <text:p>60.6903324023</text:p>
          </table:table-cell>
          <table:table-cell office:value-type="float" office:value="18.2062988281" calcext:value-type="float">
            <text:p>18.2062988281</text:p>
          </table:table-cell>
          <table:table-cell office:value-type="float" office:value="32.4304199219" calcext:value-type="float">
            <text:p>32.4304199219</text:p>
          </table:table-cell>
        </table:table-row>
        <table:table-row table:style-name="ro1">
          <table:table-cell office:value-type="float" office:value="1603462884.39" calcext:value-type="float">
            <text:p>1603462884.39</text:p>
          </table:table-cell>
          <table:table-cell office:value-type="float" office:value="-0.0888671875" calcext:value-type="float">
            <text:p>-0.0888671875</text:p>
          </table:table-cell>
          <table:table-cell office:value-type="float" office:value="409" calcext:value-type="float">
            <text:p>409</text:p>
          </table:table-cell>
          <table:table-cell office:value-type="float" office:value="59.499293838" calcext:value-type="float">
            <text:p>59.499293838</text:p>
          </table:table-cell>
          <table:table-cell office:value-type="float" office:value="19.103515625" calcext:value-type="float">
            <text:p>19.103515625</text:p>
          </table:table-cell>
          <table:table-cell office:value-type="float" office:value="32.4304199219" calcext:value-type="float">
            <text:p>32.4304199219</text:p>
          </table:table-cell>
        </table:table-row>
        <table:table-row table:style-name="ro1">
          <table:table-cell office:value-type="float" office:value="1603462884.45" calcext:value-type="float">
            <text:p>1603462884.45</text:p>
          </table:table-cell>
          <table:table-cell office:value-type="float" office:value="0.0634765625" calcext:value-type="float">
            <text:p>0.0634765625</text:p>
          </table:table-cell>
          <table:table-cell office:value-type="float" office:value="410" calcext:value-type="float">
            <text:p>410</text:p>
          </table:table-cell>
          <table:table-cell office:value-type="float" office:value="60.667309249" calcext:value-type="float">
            <text:p>60.667309249</text:p>
          </table:table-cell>
          <table:table-cell office:value-type="float" office:value="16.7109375" calcext:value-type="float">
            <text:p>16.7109375</text:p>
          </table:table-cell>
          <table:table-cell office:value-type="float" office:value="29.7387695312" calcext:value-type="float">
            <text:p>29.7387695312</text:p>
          </table:table-cell>
        </table:table-row>
        <table:table-row table:style-name="ro1">
          <table:table-cell office:value-type="float" office:value="1603462884.5" calcext:value-type="float">
            <text:p>1603462884.5</text:p>
          </table:table-cell>
          <table:table-cell office:value-type="float" office:value="-0.072998046875" calcext:value-type="float">
            <text:p>-0.072998046875</text:p>
          </table:table-cell>
          <table:table-cell office:value-type="float" office:value="411" calcext:value-type="float">
            <text:p>411</text:p>
          </table:table-cell>
          <table:table-cell office:value-type="float" office:value="64.9206190619" calcext:value-type="float">
            <text:p>64.9206190619</text:p>
          </table:table-cell>
          <table:table-cell office:value-type="float" office:value="14.6174316406" calcext:value-type="float">
            <text:p>14.6174316406</text:p>
          </table:table-cell>
          <table:table-cell office:value-type="float" office:value="31.2341308594" calcext:value-type="float">
            <text:p>31.2341308594</text:p>
          </table:table-cell>
        </table:table-row>
        <table:table-row table:style-name="ro1">
          <table:table-cell office:value-type="float" office:value="1603462884.55" calcext:value-type="float">
            <text:p>1603462884.55</text:p>
          </table:table-cell>
          <table:table-cell office:value-type="float" office:value="-0.021484375" calcext:value-type="float">
            <text:p>-0.021484375</text:p>
          </table:table-cell>
          <table:table-cell office:value-type="float" office:value="412" calcext:value-type="float">
            <text:p>412</text:p>
          </table:table-cell>
          <table:table-cell office:value-type="float" office:value="66.2677447795" calcext:value-type="float">
            <text:p>66.2677447795</text:p>
          </table:table-cell>
          <table:table-cell office:value-type="float" office:value="13.2716064453" calcext:value-type="float">
            <text:p>13.2716064453</text:p>
          </table:table-cell>
          <table:table-cell office:value-type="float" office:value="30.1873779297" calcext:value-type="float">
            <text:p>30.1873779297</text:p>
          </table:table-cell>
        </table:table-row>
        <table:table-row table:style-name="ro1">
          <table:table-cell office:value-type="float" office:value="1603462884.61" calcext:value-type="float">
            <text:p>1603462884.61</text:p>
          </table:table-cell>
          <table:table-cell office:value-type="float" office:value="-0.234619140625" calcext:value-type="float">
            <text:p>-0.234619140625</text:p>
          </table:table-cell>
          <table:table-cell office:value-type="float" office:value="413" calcext:value-type="float">
            <text:p>413</text:p>
          </table:table-cell>
          <table:table-cell office:value-type="float" office:value="67.4060946701" calcext:value-type="float">
            <text:p>67.4060946701</text:p>
          </table:table-cell>
          <table:table-cell office:value-type="float" office:value="13.1220703125" calcext:value-type="float">
            <text:p>13.1220703125</text:p>
          </table:table-cell>
          <table:table-cell office:value-type="float" office:value="31.533203125" calcext:value-type="float">
            <text:p>31.533203125</text:p>
          </table:table-cell>
        </table:table-row>
        <table:table-row table:style-name="ro1">
          <table:table-cell office:value-type="float" office:value="1603462884.66" calcext:value-type="float">
            <text:p>1603462884.66</text:p>
          </table:table-cell>
          <table:table-cell office:value-type="float" office:value="0.002685546875" calcext:value-type="float">
            <text:p>0.002685546875</text:p>
          </table:table-cell>
          <table:table-cell office:value-type="float" office:value="414" calcext:value-type="float">
            <text:p>414</text:p>
          </table:table-cell>
          <table:table-cell office:value-type="float" office:value="69.3981020161" calcext:value-type="float">
            <text:p>69.3981020161</text:p>
          </table:table-cell>
          <table:table-cell office:value-type="float" office:value="10.7294921875" calcext:value-type="float">
            <text:p>10.7294921875</text:p>
          </table:table-cell>
          <table:table-cell office:value-type="float" office:value="28.5424804688" calcext:value-type="float">
            <text:p>28.5424804688</text:p>
          </table:table-cell>
        </table:table-row>
        <table:table-row table:style-name="ro1">
          <table:table-cell office:value-type="float" office:value="1603462884.72" calcext:value-type="float">
            <text:p>1603462884.72</text:p>
          </table:table-cell>
          <table:table-cell office:value-type="float" office:value="-0.157958984375" calcext:value-type="float">
            <text:p>-0.157958984375</text:p>
          </table:table-cell>
          <table:table-cell office:value-type="float" office:value="415" calcext:value-type="float">
            <text:p>415</text:p>
          </table:table-cell>
          <table:table-cell office:value-type="float" office:value="73.1502014643" calcext:value-type="float">
            <text:p>73.1502014643</text:p>
          </table:table-cell>
          <table:table-cell office:value-type="float" office:value="7.73876953125" calcext:value-type="float">
            <text:p>7.73876953125</text:p>
          </table:table-cell>
          <table:table-cell office:value-type="float" office:value="25.5517578125" calcext:value-type="float">
            <text:p>25.5517578125</text:p>
          </table:table-cell>
        </table:table-row>
        <table:table-row table:style-name="ro1">
          <table:table-cell office:value-type="float" office:value="1603462884.77" calcext:value-type="float">
            <text:p>1603462884.77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415" calcext:value-type="float">
            <text:p>415</text:p>
          </table:table-cell>
          <table:table-cell office:value-type="float" office:value="71.1038465069" calcext:value-type="float">
            <text:p>71.1038465069</text:p>
          </table:table-cell>
          <table:table-cell office:value-type="float" office:value="8.3369140625" calcext:value-type="float">
            <text:p>8.3369140625</text:p>
          </table:table-cell>
          <table:table-cell office:value-type="float" office:value="24.35546875" calcext:value-type="float">
            <text:p>24.35546875</text:p>
          </table:table-cell>
        </table:table-row>
        <table:table-row table:style-name="ro1">
          <table:table-cell office:value-type="float" office:value="1603462884.83" calcext:value-type="float">
            <text:p>1603462884.83</text:p>
          </table:table-cell>
          <table:table-cell office:value-type="float" office:value="-0.119140625" calcext:value-type="float">
            <text:p>-0.119140625</text:p>
          </table:table-cell>
          <table:table-cell office:value-type="float" office:value="416" calcext:value-type="float">
            <text:p>416</text:p>
          </table:table-cell>
          <table:table-cell office:value-type="float" office:value="74.1640345582" calcext:value-type="float">
            <text:p>74.1640345582</text:p>
          </table:table-cell>
          <table:table-cell office:value-type="float" office:value="7.29016113281" calcext:value-type="float">
            <text:p>7.29016113281</text:p>
          </table:table-cell>
          <table:table-cell office:value-type="float" office:value="25.7012939453" calcext:value-type="float">
            <text:p>25.7012939453</text:p>
          </table:table-cell>
        </table:table-row>
        <table:table-row table:style-name="ro1">
          <table:table-cell office:value-type="float" office:value="1603462884.88" calcext:value-type="float">
            <text:p>1603462884.88</text:p>
          </table:table-cell>
          <table:table-cell office:value-type="float" office:value="0.14013671875" calcext:value-type="float">
            <text:p>0.14013671875</text:p>
          </table:table-cell>
          <table:table-cell office:value-type="float" office:value="418" calcext:value-type="float">
            <text:p>418</text:p>
          </table:table-cell>
          <table:table-cell office:value-type="float" office:value="73.0414324546" calcext:value-type="float">
            <text:p>73.0414324546</text:p>
          </table:table-cell>
          <table:table-cell office:value-type="float" office:value="7.29016113281" calcext:value-type="float">
            <text:p>7.29016113281</text:p>
          </table:table-cell>
          <table:table-cell office:value-type="float" office:value="23.9068603516" calcext:value-type="float">
            <text:p>23.9068603516</text:p>
          </table:table-cell>
        </table:table-row>
        <table:table-row table:style-name="ro1">
          <table:table-cell office:value-type="float" office:value="1603462884.94" calcext:value-type="float">
            <text:p>1603462884.94</text:p>
          </table:table-cell>
          <table:table-cell office:value-type="float" office:value="-0.061279296875" calcext:value-type="float">
            <text:p>-0.061279296875</text:p>
          </table:table-cell>
          <table:table-cell office:value-type="float" office:value="418" calcext:value-type="float">
            <text:p>418</text:p>
          </table:table-cell>
          <table:table-cell office:value-type="float" office:value="73.710082195" calcext:value-type="float">
            <text:p>73.710082195</text:p>
          </table:table-cell>
          <table:table-cell office:value-type="float" office:value="6.24340820312" calcext:value-type="float">
            <text:p>6.24340820312</text:p>
          </table:table-cell>
          <table:table-cell office:value-type="float" office:value="21.3647460938" calcext:value-type="float">
            <text:p>21.3647460938</text:p>
          </table:table-cell>
        </table:table-row>
        <table:table-row table:style-name="ro1">
          <table:table-cell office:value-type="float" office:value="1603462884.99" calcext:value-type="float">
            <text:p>1603462884.99</text:p>
          </table:table-cell>
          <table:table-cell office:value-type="float" office:value="0.0205078125" calcext:value-type="float">
            <text:p>0.0205078125</text:p>
          </table:table-cell>
          <table:table-cell office:value-type="float" office:value="420" calcext:value-type="float">
            <text:p>420</text:p>
          </table:table-cell>
          <table:table-cell office:value-type="float" office:value="72.8276870712" calcext:value-type="float">
            <text:p>72.8276870712</text:p>
          </table:table-cell>
          <table:table-cell office:value-type="float" office:value="6.09387207031" calcext:value-type="float">
            <text:p>6.09387207031</text:p>
          </table:table-cell>
          <table:table-cell office:value-type="float" office:value="19.7198486328" calcext:value-type="float">
            <text:p>19.7198486328</text:p>
          </table:table-cell>
        </table:table-row>
        <table:table-row table:style-name="ro1">
          <table:table-cell office:value-type="float" office:value="1603462885.05" calcext:value-type="float">
            <text:p>1603462885.05</text:p>
          </table:table-cell>
          <table:table-cell office:value-type="float" office:value="0.0693359375" calcext:value-type="float">
            <text:p>0.0693359375</text:p>
          </table:table-cell>
          <table:table-cell office:value-type="float" office:value="421" calcext:value-type="float">
            <text:p>421</text:p>
          </table:table-cell>
          <table:table-cell office:value-type="float" office:value="76.3159627753" calcext:value-type="float">
            <text:p>76.3159627753</text:p>
          </table:table-cell>
          <table:table-cell office:value-type="float" office:value="4.00036621094" calcext:value-type="float">
            <text:p>4.00036621094</text:p>
          </table:table-cell>
          <table:table-cell office:value-type="float" office:value="16.4300537109" calcext:value-type="float">
            <text:p>16.4300537109</text:p>
          </table:table-cell>
        </table:table-row>
        <table:table-row table:style-name="ro1">
          <table:table-cell office:value-type="float" office:value="1603462885.1" calcext:value-type="float">
            <text:p>1603462885.1</text:p>
          </table:table-cell>
          <table:table-cell office:value-type="float" office:value="0.052734375" calcext:value-type="float">
            <text:p>0.052734375</text:p>
          </table:table-cell>
          <table:table-cell office:value-type="float" office:value="422" calcext:value-type="float">
            <text:p>422</text:p>
          </table:table-cell>
          <table:table-cell office:value-type="float" office:value="75.8194658509" calcext:value-type="float">
            <text:p>75.8194658509</text:p>
          </table:table-cell>
          <table:table-cell office:value-type="float" office:value="4.00036621094" calcext:value-type="float">
            <text:p>4.00036621094</text:p>
          </table:table-cell>
          <table:table-cell office:value-type="float" office:value="15.8319091797" calcext:value-type="float">
            <text:p>15.8319091797</text:p>
          </table:table-cell>
        </table:table-row>
        <table:table-row table:style-name="ro1">
          <table:table-cell office:value-type="float" office:value="1603462885.15" calcext:value-type="float">
            <text:p>1603462885.15</text:p>
          </table:table-cell>
          <table:table-cell office:value-type="float" office:value="-0.109130859375" calcext:value-type="float">
            <text:p>-0.109130859375</text:p>
          </table:table-cell>
          <table:table-cell office:value-type="float" office:value="424" calcext:value-type="float">
            <text:p>424</text:p>
          </table:table-cell>
          <table:table-cell office:value-type="float" office:value="71.8358136117" calcext:value-type="float">
            <text:p>71.8358136117</text:p>
          </table:table-cell>
          <table:table-cell office:value-type="float" office:value="5.04711914062" calcext:value-type="float">
            <text:p>5.04711914062</text:p>
          </table:table-cell>
          <table:table-cell office:value-type="float" office:value="15.3833007812" calcext:value-type="float">
            <text:p>15.3833007812</text:p>
          </table:table-cell>
        </table:table-row>
        <table:table-row table:style-name="ro1">
          <table:table-cell office:value-type="float" office:value="1603462885.2" calcext:value-type="float">
            <text:p>1603462885.2</text:p>
          </table:table-cell>
          <table:table-cell office:value-type="float" office:value="-0.371337890625" calcext:value-type="float">
            <text:p>-0.371337890625</text:p>
          </table:table-cell>
          <table:table-cell office:value-type="float" office:value="426" calcext:value-type="float">
            <text:p>426</text:p>
          </table:table-cell>
          <table:table-cell office:value-type="float" office:value="70.9457555373" calcext:value-type="float">
            <text:p>70.9457555373</text:p>
          </table:table-cell>
          <table:table-cell office:value-type="float" office:value="3.40222167969" calcext:value-type="float">
            <text:p>3.40222167969</text:p>
          </table:table-cell>
          <table:table-cell office:value-type="float" office:value="9.85046386719" calcext:value-type="float">
            <text:p>9.85046386719</text:p>
          </table:table-cell>
        </table:table-row>
        <table:table-row table:style-name="ro1">
          <table:table-cell office:value-type="float" office:value="1603462885.26" calcext:value-type="float">
            <text:p>1603462885.26</text:p>
          </table:table-cell>
          <table:table-cell office:value-type="float" office:value="-0.55810546875" calcext:value-type="float">
            <text:p>-0.55810546875</text:p>
          </table:table-cell>
          <table:table-cell office:value-type="float" office:value="426" calcext:value-type="float">
            <text:p>426</text:p>
          </table:table-cell>
          <table:table-cell office:value-type="float" office:value="70.9163199094" calcext:value-type="float">
            <text:p>70.9163199094</text:p>
          </table:table-cell>
          <table:table-cell office:value-type="float" office:value="3.25268554688" calcext:value-type="float">
            <text:p>3.25268554688</text:p>
          </table:table-cell>
          <table:table-cell office:value-type="float" office:value="9.40185546875" calcext:value-type="float">
            <text:p>9.40185546875</text:p>
          </table:table-cell>
        </table:table-row>
        <table:table-row table:style-name="ro1">
          <table:table-cell office:value-type="float" office:value="1603462885.31" calcext:value-type="float">
            <text:p>1603462885.31</text:p>
          </table:table-cell>
          <table:table-cell office:value-type="float" office:value="-0.26171875" calcext:value-type="float">
            <text:p>-0.26171875</text:p>
          </table:table-cell>
          <table:table-cell office:value-type="float" office:value="428" calcext:value-type="float">
            <text:p>428</text:p>
          </table:table-cell>
          <table:table-cell office:value-type="float" office:value="65.3238730621" calcext:value-type="float">
            <text:p>65.3238730621</text:p>
          </table:table-cell>
          <table:table-cell office:value-type="float" office:value="3.70129394531" calcext:value-type="float">
            <text:p>3.70129394531</text:p>
          </table:table-cell>
          <table:table-cell office:value-type="float" office:value="8.05603027344" calcext:value-type="float">
            <text:p>8.05603027344</text:p>
          </table:table-cell>
        </table:table-row>
        <table:table-row table:style-name="ro1">
          <table:table-cell office:value-type="float" office:value="1603462885.37" calcext:value-type="float">
            <text:p>1603462885.37</text:p>
          </table:table-cell>
          <table:table-cell office:value-type="float" office:value="-0.07421875" calcext:value-type="float">
            <text:p>-0.07421875</text:p>
          </table:table-cell>
          <table:table-cell office:value-type="float" office:value="430" calcext:value-type="float">
            <text:p>430</text:p>
          </table:table-cell>
          <table:table-cell office:value-type="float" office:value="50.3098732129" calcext:value-type="float">
            <text:p>50.3098732129</text:p>
          </table:table-cell>
          <table:table-cell office:value-type="float" office:value="5.19665527344" calcext:value-type="float">
            <text:p>5.19665527344</text:p>
          </table:table-cell>
          <table:table-cell office:value-type="float" office:value="6.26159667969" calcext:value-type="float">
            <text:p>6.26159667969</text:p>
          </table:table-cell>
        </table:table-row>
        <table:table-row table:style-name="ro1">
          <table:table-cell office:value-type="float" office:value="1603462885.42" calcext:value-type="float">
            <text:p>1603462885.42</text:p>
          </table:table-cell>
          <table:table-cell office:value-type="float" office:value="-0.005859375" calcext:value-type="float">
            <text:p>-0.005859375</text:p>
          </table:table-cell>
          <table:table-cell office:value-type="float" office:value="431" calcext:value-type="float">
            <text:p>431</text:p>
          </table:table-cell>
          <table:table-cell office:value-type="float" office:value="23.3154973808" calcext:value-type="float">
            <text:p>23.3154973808</text:p>
          </table:table-cell>
          <table:table-cell office:value-type="float" office:value="7.58923339844" calcext:value-type="float">
            <text:p>7.58923339844</text:p>
          </table:table-cell>
          <table:table-cell office:value-type="float" office:value="3.27087402344" calcext:value-type="float">
            <text:p>3.27087402344</text:p>
          </table:table-cell>
        </table:table-row>
        <table:table-row table:style-name="ro1">
          <table:table-cell office:value-type="float" office:value="1603462885.47" calcext:value-type="float">
            <text:p>1603462885.47</text:p>
          </table:table-cell>
          <table:table-cell office:value-type="float" office:value="-0.0927734375" calcext:value-type="float">
            <text:p>-0.0927734375</text:p>
          </table:table-cell>
          <table:table-cell office:value-type="float" office:value="433" calcext:value-type="float">
            <text:p>433</text:p>
          </table:table-cell>
          <table:table-cell office:value-type="float" office:value="355.161811843" calcext:value-type="float">
            <text:p>355.161811843</text:p>
          </table:table-cell>
          <table:table-cell office:value-type="float" office:value="7.29016113281" calcext:value-type="float">
            <text:p>7.29016113281</text:p>
          </table:table-cell>
          <table:table-cell office:value-type="float" office:value="-0.617065429688" calcext:value-type="float">
            <text:p>-0.617065429688</text:p>
          </table:table-cell>
        </table:table-row>
        <table:table-row table:style-name="ro1">
          <table:table-cell office:value-type="float" office:value="1603462885.53" calcext:value-type="float">
            <text:p>1603462885.53</text:p>
          </table:table-cell>
          <table:table-cell office:value-type="float" office:value="0.088134765625" calcext:value-type="float">
            <text:p>0.088134765625</text:p>
          </table:table-cell>
          <table:table-cell office:value-type="float" office:value="434" calcext:value-type="float">
            <text:p>434</text:p>
          </table:table-cell>
          <table:table-cell office:value-type="float" office:value="1.82641997474" calcext:value-type="float">
            <text:p>1.82641997474</text:p>
          </table:table-cell>
          <table:table-cell office:value-type="float" office:value="8.78552246094" calcext:value-type="float">
            <text:p>8.78552246094</text:p>
          </table:table-cell>
          <table:table-cell office:value-type="float" office:value="0.280151367188" calcext:value-type="float">
            <text:p>0.280151367188</text:p>
          </table:table-cell>
        </table:table-row>
        <table:table-row table:style-name="ro1">
          <table:table-cell office:value-type="float" office:value="1603462885.58" calcext:value-type="float">
            <text:p>1603462885.58</text:p>
          </table:table-cell>
          <table:table-cell office:value-type="float" office:value="0.12255859375" calcext:value-type="float">
            <text:p>0.12255859375</text:p>
          </table:table-cell>
          <table:table-cell office:value-type="float" office:value="435" calcext:value-type="float">
            <text:p>435</text:p>
          </table:table-cell>
          <table:table-cell office:value-type="float" office:value="344.807627557" calcext:value-type="float">
            <text:p>344.807627557</text:p>
          </table:table-cell>
          <table:table-cell office:value-type="float" office:value="9.98181152344" calcext:value-type="float">
            <text:p>9.98181152344</text:p>
          </table:table-cell>
          <table:table-cell office:value-type="float" office:value="-2.71057128906" calcext:value-type="float">
            <text:p>-2.71057128906</text:p>
          </table:table-cell>
        </table:table-row>
        <table:table-row table:style-name="ro1">
          <table:table-cell office:value-type="float" office:value="1603462885.64" calcext:value-type="float">
            <text:p>1603462885.64</text:p>
          </table:table-cell>
          <table:table-cell office:value-type="float" office:value="-0.3251953125" calcext:value-type="float">
            <text:p>-0.3251953125</text:p>
          </table:table-cell>
          <table:table-cell office:value-type="float" office:value="436" calcext:value-type="float">
            <text:p>436</text:p>
          </table:table-cell>
          <table:table-cell office:value-type="float" office:value="353.630045651" calcext:value-type="float">
            <text:p>353.630045651</text:p>
          </table:table-cell>
          <table:table-cell office:value-type="float" office:value="12.2248535156" calcext:value-type="float">
            <text:p>12.2248535156</text:p>
          </table:table-cell>
          <table:table-cell office:value-type="float" office:value="-1.36474609375" calcext:value-type="float">
            <text:p>-1.36474609375</text:p>
          </table:table-cell>
        </table:table-row>
        <table:table-row table:style-name="ro1">
          <table:table-cell office:value-type="float" office:value="1603462885.69" calcext:value-type="float">
            <text:p>1603462885.69</text:p>
          </table:table-cell>
          <table:table-cell office:value-type="float" office:value="-0.1103515625" calcext:value-type="float">
            <text:p>-0.1103515625</text:p>
          </table:table-cell>
          <table:table-cell office:value-type="float" office:value="437" calcext:value-type="float">
            <text:p>437</text:p>
          </table:table-cell>
          <table:table-cell office:value-type="float" office:value="344.458233037" calcext:value-type="float">
            <text:p>344.458233037</text:p>
          </table:table-cell>
          <table:table-cell office:value-type="float" office:value="12.9725341797" calcext:value-type="float">
            <text:p>12.9725341797</text:p>
          </table:table-cell>
          <table:table-cell office:value-type="float" office:value="-3.60778808594" calcext:value-type="float">
            <text:p>-3.60778808594</text:p>
          </table:table-cell>
        </table:table-row>
        <table:table-row table:style-name="ro1">
          <table:table-cell office:value-type="float" office:value="1603462885.74" calcext:value-type="float">
            <text:p>1603462885.74</text:p>
          </table:table-cell>
          <table:table-cell office:value-type="float" office:value="-0.08935546875" calcext:value-type="float">
            <text:p>-0.08935546875</text:p>
          </table:table-cell>
          <table:table-cell office:value-type="float" office:value="438" calcext:value-type="float">
            <text:p>438</text:p>
          </table:table-cell>
          <table:table-cell office:value-type="float" office:value="341.287798654" calcext:value-type="float">
            <text:p>341.287798654</text:p>
          </table:table-cell>
          <table:table-cell office:value-type="float" office:value="15.0660400391" calcext:value-type="float">
            <text:p>15.0660400391</text:p>
          </table:table-cell>
          <table:table-cell office:value-type="float" office:value="-5.10314941406" calcext:value-type="float">
            <text:p>-5.10314941406</text:p>
          </table:table-cell>
        </table:table-row>
        <table:table-row table:style-name="ro1">
          <table:table-cell office:value-type="float" office:value="1603462885.8" calcext:value-type="float">
            <text:p>1603462885.8</text:p>
          </table:table-cell>
          <table:table-cell office:value-type="float" office:value="-0.115478515625" calcext:value-type="float">
            <text:p>-0.115478515625</text:p>
          </table:table-cell>
          <table:table-cell office:value-type="float" office:value="439" calcext:value-type="float">
            <text:p>439</text:p>
          </table:table-cell>
          <table:table-cell office:value-type="float" office:value="340.27371736" calcext:value-type="float">
            <text:p>340.27371736</text:p>
          </table:table-cell>
          <table:table-cell office:value-type="float" office:value="15.0660400391" calcext:value-type="float">
            <text:p>15.0660400391</text:p>
          </table:table-cell>
          <table:table-cell office:value-type="float" office:value="-5.40222167969" calcext:value-type="float">
            <text:p>-5.40222167969</text:p>
          </table:table-cell>
        </table:table-row>
        <table:table-row table:style-name="ro1">
          <table:table-cell office:value-type="float" office:value="1603462885.85" calcext:value-type="float">
            <text:p>1603462885.85</text:p>
          </table:table-cell>
          <table:table-cell office:value-type="float" office:value="-0.17431640625" calcext:value-type="float">
            <text:p>-0.17431640625</text:p>
          </table:table-cell>
          <table:table-cell office:value-type="float" office:value="440" calcext:value-type="float">
            <text:p>440</text:p>
          </table:table-cell>
          <table:table-cell office:value-type="float" office:value="344.931075143" calcext:value-type="float">
            <text:p>344.931075143</text:p>
          </table:table-cell>
          <table:table-cell office:value-type="float" office:value="18.9539794922" calcext:value-type="float">
            <text:p>18.9539794922</text:p>
          </table:table-cell>
          <table:table-cell office:value-type="float" office:value="-5.10314941406" calcext:value-type="float">
            <text:p>-5.10314941406</text:p>
          </table:table-cell>
        </table:table-row>
        <table:table-row table:style-name="ro1">
          <table:table-cell office:value-type="float" office:value="1603462885.91" calcext:value-type="float">
            <text:p>1603462885.91</text:p>
          </table:table-cell>
          <table:table-cell office:value-type="float" office:value="0.06787109375" calcext:value-type="float">
            <text:p>0.06787109375</text:p>
          </table:table-cell>
          <table:table-cell office:value-type="float" office:value="441" calcext:value-type="float">
            <text:p>441</text:p>
          </table:table-cell>
          <table:table-cell office:value-type="float" office:value="344.916194835" calcext:value-type="float">
            <text:p>344.916194835</text:p>
          </table:table-cell>
          <table:table-cell office:value-type="float" office:value="20.5988769531" calcext:value-type="float">
            <text:p>20.5988769531</text:p>
          </table:table-cell>
          <table:table-cell office:value-type="float" office:value="-5.5517578125" calcext:value-type="float">
            <text:p>-5.5517578125</text:p>
          </table:table-cell>
        </table:table-row>
        <table:table-row table:style-name="ro1">
          <table:table-cell office:value-type="float" office:value="1603462885.96" calcext:value-type="float">
            <text:p>1603462885.96</text:p>
          </table:table-cell>
          <table:table-cell office:value-type="float" office:value="-0.0263671875" calcext:value-type="float">
            <text:p>-0.0263671875</text:p>
          </table:table-cell>
          <table:table-cell office:value-type="float" office:value="442" calcext:value-type="float">
            <text:p>442</text:p>
          </table:table-cell>
          <table:table-cell office:value-type="float" office:value="341.113576671" calcext:value-type="float">
            <text:p>341.113576671</text:p>
          </table:table-cell>
          <table:table-cell office:value-type="float" office:value="20.5988769531" calcext:value-type="float">
            <text:p>20.5988769531</text:p>
          </table:table-cell>
          <table:table-cell office:value-type="float" office:value="-7.04711914062" calcext:value-type="float">
            <text:p>-7.04711914062</text:p>
          </table:table-cell>
        </table:table-row>
        <table:table-row table:style-name="ro1">
          <table:table-cell office:value-type="float" office:value="1603462886.01" calcext:value-type="float">
            <text:p>1603462886.01</text:p>
          </table:table-cell>
          <table:table-cell office:value-type="float" office:value="0.124755859375" calcext:value-type="float">
            <text:p>0.124755859375</text:p>
          </table:table-cell>
          <table:table-cell office:value-type="float" office:value="443" calcext:value-type="float">
            <text:p>443</text:p>
          </table:table-cell>
          <table:table-cell office:value-type="float" office:value="344.973432997" calcext:value-type="float">
            <text:p>344.973432997</text:p>
          </table:table-cell>
          <table:table-cell office:value-type="float" office:value="21.7951660156" calcext:value-type="float">
            <text:p>21.7951660156</text:p>
          </table:table-cell>
          <table:table-cell office:value-type="float" office:value="-5.85083007812" calcext:value-type="float">
            <text:p>-5.85083007812</text:p>
          </table:table-cell>
        </table:table-row>
        <table:table-row table:style-name="ro1">
          <table:table-cell office:value-type="float" office:value="1603462886.07" calcext:value-type="float">
            <text:p>1603462886.07</text:p>
          </table:table-cell>
          <table:table-cell office:value-type="float" office:value="-0.06103515625" calcext:value-type="float">
            <text:p>-0.06103515625</text:p>
          </table:table-cell>
          <table:table-cell office:value-type="float" office:value="443" calcext:value-type="float">
            <text:p>443</text:p>
          </table:table-cell>
          <table:table-cell office:value-type="float" office:value="344.036279249" calcext:value-type="float">
            <text:p>344.036279249</text:p>
          </table:table-cell>
          <table:table-cell office:value-type="float" office:value="23.5895996094" calcext:value-type="float">
            <text:p>23.5895996094</text:p>
          </table:table-cell>
          <table:table-cell office:value-type="float" office:value="-6.748046875" calcext:value-type="float">
            <text:p>-6.748046875</text:p>
          </table:table-cell>
        </table:table-row>
        <table:table-row table:style-name="ro1">
          <table:table-cell office:value-type="float" office:value="1603462886.13" calcext:value-type="float">
            <text:p>1603462886.13</text:p>
          </table:table-cell>
          <table:table-cell office:value-type="float" office:value="-0.030029296875" calcext:value-type="float">
            <text:p>-0.030029296875</text:p>
          </table:table-cell>
          <table:table-cell office:value-type="float" office:value="444" calcext:value-type="float">
            <text:p>444</text:p>
          </table:table-cell>
          <table:table-cell office:value-type="float" office:value="343.238541219" calcext:value-type="float">
            <text:p>343.238541219</text:p>
          </table:table-cell>
          <table:table-cell office:value-type="float" office:value="25.3840332031" calcext:value-type="float">
            <text:p>25.3840332031</text:p>
          </table:table-cell>
          <table:table-cell office:value-type="float" office:value="-7.64526367188" calcext:value-type="float">
            <text:p>-7.64526367188</text:p>
          </table:table-cell>
        </table:table-row>
        <table:table-row table:style-name="ro1">
          <table:table-cell office:value-type="float" office:value="1603462886.18" calcext:value-type="float">
            <text:p>1603462886.18</text:p>
          </table:table-cell>
          <table:table-cell office:value-type="float" office:value="-0.31201171875" calcext:value-type="float">
            <text:p>-0.31201171875</text:p>
          </table:table-cell>
          <table:table-cell office:value-type="float" office:value="444" calcext:value-type="float">
            <text:p>444</text:p>
          </table:table-cell>
          <table:table-cell office:value-type="float" office:value="342.042766574" calcext:value-type="float">
            <text:p>342.042766574</text:p>
          </table:table-cell>
          <table:table-cell office:value-type="float" office:value="23.5895996094" calcext:value-type="float">
            <text:p>23.5895996094</text:p>
          </table:table-cell>
          <table:table-cell office:value-type="float" office:value="-7.64526367188" calcext:value-type="float">
            <text:p>-7.64526367188</text:p>
          </table:table-cell>
        </table:table-row>
        <table:table-row table:style-name="ro1">
          <table:table-cell office:value-type="float" office:value="1603462886.23" calcext:value-type="float">
            <text:p>1603462886.23</text:p>
          </table:table-cell>
          <table:table-cell office:value-type="float" office:value="-0.0595703125" calcext:value-type="float">
            <text:p>-0.0595703125</text:p>
          </table:table-cell>
          <table:table-cell office:value-type="float" office:value="444" calcext:value-type="float">
            <text:p>444</text:p>
          </table:table-cell>
          <table:table-cell office:value-type="float" office:value="344.602482122" calcext:value-type="float">
            <text:p>344.602482122</text:p>
          </table:table-cell>
          <table:table-cell office:value-type="float" office:value="26.1317138672" calcext:value-type="float">
            <text:p>26.1317138672</text:p>
          </table:table-cell>
          <table:table-cell office:value-type="float" office:value="-7.19665527344" calcext:value-type="float">
            <text:p>-7.19665527344</text:p>
          </table:table-cell>
        </table:table-row>
        <table:table-row table:style-name="ro1">
          <table:table-cell office:value-type="float" office:value="1603462886.28" calcext:value-type="float">
            <text:p>1603462886.28</text:p>
          </table:table-cell>
          <table:table-cell office:value-type="float" office:value="-0.012451171875" calcext:value-type="float">
            <text:p>-0.012451171875</text:p>
          </table:table-cell>
          <table:table-cell office:value-type="float" office:value="446" calcext:value-type="float">
            <text:p>446</text:p>
          </table:table-cell>
          <table:table-cell office:value-type="float" office:value="343.268929426" calcext:value-type="float">
            <text:p>343.268929426</text:p>
          </table:table-cell>
          <table:table-cell office:value-type="float" office:value="24.9354248047" calcext:value-type="float">
            <text:p>24.9354248047</text:p>
          </table:table-cell>
          <table:table-cell office:value-type="float" office:value="-7.49572753906" calcext:value-type="float">
            <text:p>-7.49572753906</text:p>
          </table:table-cell>
        </table:table-row>
        <table:table-row table:style-name="ro1">
          <table:table-cell office:value-type="float" office:value="1603462886.34" calcext:value-type="float">
            <text:p>1603462886.34</text:p>
          </table:table-cell>
          <table:table-cell office:value-type="float" office:value="-0.053955078125" calcext:value-type="float">
            <text:p>-0.053955078125</text:p>
          </table:table-cell>
          <table:table-cell office:value-type="float" office:value="446" calcext:value-type="float">
            <text:p>446</text:p>
          </table:table-cell>
          <table:table-cell office:value-type="float" office:value="348.697333007" calcext:value-type="float">
            <text:p>348.697333007</text:p>
          </table:table-cell>
          <table:table-cell office:value-type="float" office:value="27.0289306641" calcext:value-type="float">
            <text:p>27.0289306641</text:p>
          </table:table-cell>
          <table:table-cell office:value-type="float" office:value="-5.40222167969" calcext:value-type="float">
            <text:p>-5.40222167969</text:p>
          </table:table-cell>
        </table:table-row>
        <table:table-row table:style-name="ro1">
          <table:table-cell office:value-type="float" office:value="1603462886.39" calcext:value-type="float">
            <text:p>1603462886.39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343.765208561" calcext:value-type="float">
            <text:p>343.765208561</text:p>
          </table:table-cell>
          <table:table-cell office:value-type="float" office:value="28.8233642578" calcext:value-type="float">
            <text:p>28.8233642578</text:p>
          </table:table-cell>
          <table:table-cell office:value-type="float" office:value="-8.39294433594" calcext:value-type="float">
            <text:p>-8.39294433594</text:p>
          </table:table-cell>
        </table:table-row>
        <table:table-row table:style-name="ro1">
          <table:table-cell office:value-type="float" office:value="1603462886.44" calcext:value-type="float">
            <text:p>1603462886.44</text:p>
          </table:table-cell>
          <table:table-cell office:value-type="float" office:value="-0.107666015625" calcext:value-type="float">
            <text:p>-0.107666015625</text:p>
          </table:table-cell>
          <table:table-cell office:value-type="float" office:value="448" calcext:value-type="float">
            <text:p>448</text:p>
          </table:table-cell>
          <table:table-cell office:value-type="float" office:value="346.805850755" calcext:value-type="float">
            <text:p>346.805850755</text:p>
          </table:table-cell>
          <table:table-cell office:value-type="float" office:value="29.4215087891" calcext:value-type="float">
            <text:p>29.4215087891</text:p>
          </table:table-cell>
          <table:table-cell office:value-type="float" office:value="-6.89758300781" calcext:value-type="float">
            <text:p>-6.89758300781</text:p>
          </table:table-cell>
        </table:table-row>
        <table:table-row table:style-name="ro1">
          <table:table-cell office:value-type="float" office:value="1603462886.5" calcext:value-type="float">
            <text:p>1603462886.5</text:p>
          </table:table-cell>
          <table:table-cell office:value-type="float" office:value="0.008544921875" calcext:value-type="float">
            <text:p>0.008544921875</text:p>
          </table:table-cell>
          <table:table-cell office:value-type="float" office:value="448" calcext:value-type="float">
            <text:p>448</text:p>
          </table:table-cell>
          <table:table-cell office:value-type="float" office:value="349.649554921" calcext:value-type="float">
            <text:p>349.649554921</text:p>
          </table:table-cell>
          <table:table-cell office:value-type="float" office:value="31.2159423828" calcext:value-type="float">
            <text:p>31.2159423828</text:p>
          </table:table-cell>
          <table:table-cell office:value-type="float" office:value="-5.70129394531" calcext:value-type="float">
            <text:p>-5.70129394531</text:p>
          </table:table-cell>
        </table:table-row>
        <table:table-row table:style-name="ro1">
          <table:table-cell office:value-type="float" office:value="1603462886.55" calcext:value-type="float">
            <text:p>1603462886.55</text:p>
          </table:table-cell>
          <table:table-cell office:value-type="float" office:value="-0.052490234375" calcext:value-type="float">
            <text:p>-0.052490234375</text:p>
          </table:table-cell>
          <table:table-cell office:value-type="float" office:value="449" calcext:value-type="float">
            <text:p>449</text:p>
          </table:table-cell>
          <table:table-cell office:value-type="float" office:value="349.416287732" calcext:value-type="float">
            <text:p>349.416287732</text:p>
          </table:table-cell>
          <table:table-cell office:value-type="float" office:value="32.1131591797" calcext:value-type="float">
            <text:p>32.1131591797</text:p>
          </table:table-cell>
          <table:table-cell office:value-type="float" office:value="-6.00036621094" calcext:value-type="float">
            <text:p>-6.00036621094</text:p>
          </table:table-cell>
        </table:table-row>
        <table:table-row table:style-name="ro1">
          <table:table-cell office:value-type="float" office:value="1603462886.6" calcext:value-type="float">
            <text:p>1603462886.6</text:p>
          </table:table-cell>
          <table:table-cell office:value-type="float" office:value="-0.006103515625" calcext:value-type="float">
            <text:p>-0.006103515625</text:p>
          </table:table-cell>
          <table:table-cell office:value-type="float" office:value="450" calcext:value-type="float">
            <text:p>450</text:p>
          </table:table-cell>
          <table:table-cell office:value-type="float" office:value="351.793070374" calcext:value-type="float">
            <text:p>351.793070374</text:p>
          </table:table-cell>
          <table:table-cell office:value-type="float" office:value="33.3094482422" calcext:value-type="float">
            <text:p>33.3094482422</text:p>
          </table:table-cell>
          <table:table-cell office:value-type="float" office:value="-4.80407714844" calcext:value-type="float">
            <text:p>-4.80407714844</text:p>
          </table:table-cell>
        </table:table-row>
        <table:table-row table:style-name="ro1">
          <table:table-cell office:value-type="float" office:value="1603462886.66" calcext:value-type="float">
            <text:p>1603462886.66</text:p>
          </table:table-cell>
          <table:table-cell office:value-type="float" office:value="-0.00439453125" calcext:value-type="float">
            <text:p>-0.00439453125</text:p>
          </table:table-cell>
          <table:table-cell office:value-type="float" office:value="451" calcext:value-type="float">
            <text:p>451</text:p>
          </table:table-cell>
          <table:table-cell office:value-type="float" office:value="350.218333199" calcext:value-type="float">
            <text:p>350.218333199</text:p>
          </table:table-cell>
          <table:table-cell office:value-type="float" office:value="34.8048095703" calcext:value-type="float">
            <text:p>34.8048095703</text:p>
          </table:table-cell>
          <table:table-cell office:value-type="float" office:value="-6.00036621094" calcext:value-type="float">
            <text:p>-6.00036621094</text:p>
          </table:table-cell>
        </table:table-row>
        <table:table-row table:style-name="ro1">
          <table:table-cell office:value-type="float" office:value="1603462886.71" calcext:value-type="float">
            <text:p>1603462886.71</text:p>
          </table:table-cell>
          <table:table-cell office:value-type="float" office:value="0.009521484375" calcext:value-type="float">
            <text:p>0.009521484375</text:p>
          </table:table-cell>
          <table:table-cell office:value-type="float" office:value="452" calcext:value-type="float">
            <text:p>452</text:p>
          </table:table-cell>
          <table:table-cell office:value-type="float" office:value="353.864700846" calcext:value-type="float">
            <text:p>353.864700846</text:p>
          </table:table-cell>
          <table:table-cell office:value-type="float" office:value="34.9543457031" calcext:value-type="float">
            <text:p>34.9543457031</text:p>
          </table:table-cell>
          <table:table-cell office:value-type="float" office:value="-3.75732421875" calcext:value-type="float">
            <text:p>-3.75732421875</text:p>
          </table:table-cell>
        </table:table-row>
        <table:table-row table:style-name="ro1">
          <table:table-cell office:value-type="float" office:value="1603462886.76" calcext:value-type="float">
            <text:p>1603462886.76</text:p>
          </table:table-cell>
          <table:table-cell office:value-type="float" office:value="0.240966796875" calcext:value-type="float">
            <text:p>0.240966796875</text:p>
          </table:table-cell>
          <table:table-cell office:value-type="float" office:value="453" calcext:value-type="float">
            <text:p>453</text:p>
          </table:table-cell>
          <table:table-cell office:value-type="float" office:value="354.922057716" calcext:value-type="float">
            <text:p>354.922057716</text:p>
          </table:table-cell>
          <table:table-cell office:value-type="float" office:value="35.5524902344" calcext:value-type="float">
            <text:p>35.5524902344</text:p>
          </table:table-cell>
          <table:table-cell office:value-type="float" office:value="-3.1591796875" calcext:value-type="float">
            <text:p>-3.1591796875</text:p>
          </table:table-cell>
        </table:table-row>
        <table:table-row table:style-name="ro1">
          <table:table-cell office:value-type="float" office:value="1603462886.82" calcext:value-type="float">
            <text:p>1603462886.82</text:p>
          </table:table-cell>
          <table:table-cell office:value-type="float" office:value="-0.209716796875" calcext:value-type="float">
            <text:p>-0.209716796875</text:p>
          </table:table-cell>
          <table:table-cell office:value-type="float" office:value="454" calcext:value-type="float">
            <text:p>454</text:p>
          </table:table-cell>
          <table:table-cell office:value-type="float" office:value="358.611461628" calcext:value-type="float">
            <text:p>358.611461628</text:p>
          </table:table-cell>
          <table:table-cell office:value-type="float" office:value="37.7955322266" calcext:value-type="float">
            <text:p>37.7955322266</text:p>
          </table:table-cell>
          <table:table-cell office:value-type="float" office:value="-0.916137695312" calcext:value-type="float">
            <text:p>-0.916137695312</text:p>
          </table:table-cell>
        </table:table-row>
        <table:table-row table:style-name="ro1">
          <table:table-cell office:value-type="float" office:value="1603462886.87" calcext:value-type="float">
            <text:p>1603462886.87</text:p>
          </table:table-cell>
          <table:table-cell office:value-type="float" office:value="-0.074951171875" calcext:value-type="float">
            <text:p>-0.074951171875</text:p>
          </table:table-cell>
          <table:table-cell office:value-type="float" office:value="455" calcext:value-type="float">
            <text:p>455</text:p>
          </table:table-cell>
          <table:table-cell office:value-type="float" office:value="357.129092647" calcext:value-type="float">
            <text:p>357.129092647</text:p>
          </table:table-cell>
          <table:table-cell office:value-type="float" office:value="39.1413574219" calcext:value-type="float">
            <text:p>39.1413574219</text:p>
          </table:table-cell>
          <table:table-cell office:value-type="float" office:value="-1.962890625" calcext:value-type="float">
            <text:p>-1.962890625</text:p>
          </table:table-cell>
        </table:table-row>
        <table:table-row table:style-name="ro1">
          <table:table-cell office:value-type="float" office:value="1603462886.92" calcext:value-type="float">
            <text:p>1603462886.92</text:p>
          </table:table-cell>
          <table:table-cell office:value-type="float" office:value="-0.002197265625" calcext:value-type="float">
            <text:p>-0.002197265625</text:p>
          </table:table-cell>
          <table:table-cell office:value-type="float" office:value="455" calcext:value-type="float">
            <text:p>455</text:p>
          </table:table-cell>
          <table:table-cell office:value-type="float" office:value="358.003070608" calcext:value-type="float">
            <text:p>358.003070608</text:p>
          </table:table-cell>
          <table:table-cell office:value-type="float" office:value="39.1413574219" calcext:value-type="float">
            <text:p>39.1413574219</text:p>
          </table:table-cell>
          <table:table-cell office:value-type="float" office:value="-1.36474609375" calcext:value-type="float">
            <text:p>-1.36474609375</text:p>
          </table:table-cell>
        </table:table-row>
        <table:table-row table:style-name="ro1">
          <table:table-cell office:value-type="float" office:value="1603462886.98" calcext:value-type="float">
            <text:p>1603462886.98</text:p>
          </table:table-cell>
          <table:table-cell office:value-type="float" office:value="0.065185546875" calcext:value-type="float">
            <text:p>0.065185546875</text:p>
          </table:table-cell>
          <table:table-cell office:value-type="float" office:value="457" calcext:value-type="float">
            <text:p>457</text:p>
          </table:table-cell>
          <table:table-cell office:value-type="float" office:value="1.66569310876" calcext:value-type="float">
            <text:p>1.66569310876</text:p>
          </table:table-cell>
          <table:table-cell office:value-type="float" office:value="40.4871826172" calcext:value-type="float">
            <text:p>40.4871826172</text:p>
          </table:table-cell>
          <table:table-cell office:value-type="float" office:value="1.17736816406" calcext:value-type="float">
            <text:p>1.17736816406</text:p>
          </table:table-cell>
        </table:table-row>
        <table:table-row table:style-name="ro1">
          <table:table-cell office:value-type="float" office:value="1603462887.03" calcext:value-type="float">
            <text:p>1603462887.03</text:p>
          </table:table-cell>
          <table:table-cell office:value-type="float" office:value="-0.113525390625" calcext:value-type="float">
            <text:p>-0.113525390625</text:p>
          </table:table-cell>
          <table:table-cell office:value-type="float" office:value="458" calcext:value-type="float">
            <text:p>458</text:p>
          </table:table-cell>
          <table:table-cell office:value-type="float" office:value="3.08742110732" calcext:value-type="float">
            <text:p>3.08742110732</text:p>
          </table:table-cell>
          <table:table-cell office:value-type="float" office:value="41.2348632812" calcext:value-type="float">
            <text:p>41.2348632812</text:p>
          </table:table-cell>
          <table:table-cell office:value-type="float" office:value="2.22412109375" calcext:value-type="float">
            <text:p>2.22412109375</text:p>
          </table:table-cell>
        </table:table-row>
        <table:table-row table:style-name="ro1">
          <table:table-cell office:value-type="float" office:value="1603462887.08" calcext:value-type="float">
            <text:p>1603462887.08</text:p>
          </table:table-cell>
          <table:table-cell office:value-type="float" office:value="-0.20458984375" calcext:value-type="float">
            <text:p>-0.20458984375</text:p>
          </table:table-cell>
          <table:table-cell office:value-type="float" office:value="458" calcext:value-type="float">
            <text:p>458</text:p>
          </table:table-cell>
          <table:table-cell office:value-type="float" office:value="5.7102442648" calcext:value-type="float">
            <text:p>5.7102442648</text:p>
          </table:table-cell>
          <table:table-cell office:value-type="float" office:value="41.6834716797" calcext:value-type="float">
            <text:p>41.6834716797</text:p>
          </table:table-cell>
          <table:table-cell office:value-type="float" office:value="4.16809082031" calcext:value-type="float">
            <text:p>4.16809082031</text:p>
          </table:table-cell>
        </table:table-row>
        <table:table-row table:style-name="ro1">
          <table:table-cell office:value-type="float" office:value="1603462887.14" calcext:value-type="float">
            <text:p>1603462887.14</text:p>
          </table:table-cell>
          <table:table-cell office:value-type="float" office:value="-0.1826171875" calcext:value-type="float">
            <text:p>-0.1826171875</text:p>
          </table:table-cell>
          <table:table-cell office:value-type="float" office:value="460" calcext:value-type="float">
            <text:p>460</text:p>
          </table:table-cell>
          <table:table-cell office:value-type="float" office:value="6.60842070016" calcext:value-type="float">
            <text:p>6.60842070016</text:p>
          </table:table-cell>
          <table:table-cell office:value-type="float" office:value="42.4311523438" calcext:value-type="float">
            <text:p>42.4311523438</text:p>
          </table:table-cell>
          <table:table-cell office:value-type="float" office:value="4.91577148438" calcext:value-type="float">
            <text:p>4.91577148438</text:p>
          </table:table-cell>
        </table:table-row>
        <table:table-row table:style-name="ro1">
          <table:table-cell office:value-type="float" office:value="1603462887.19" calcext:value-type="float">
            <text:p>1603462887.19</text:p>
          </table:table-cell>
          <table:table-cell office:value-type="float" office:value="0.191650390625" calcext:value-type="float">
            <text:p>0.191650390625</text:p>
          </table:table-cell>
          <table:table-cell office:value-type="float" office:value="460" calcext:value-type="float">
            <text:p>460</text:p>
          </table:table-cell>
          <table:table-cell office:value-type="float" office:value="8.58100107751" calcext:value-type="float">
            <text:p>8.58100107751</text:p>
          </table:table-cell>
          <table:table-cell office:value-type="float" office:value="43.4779052734" calcext:value-type="float">
            <text:p>43.4779052734</text:p>
          </table:table-cell>
          <table:table-cell office:value-type="float" office:value="6.56066894531" calcext:value-type="float">
            <text:p>6.56066894531</text:p>
          </table:table-cell>
        </table:table-row>
        <table:table-row table:style-name="ro1">
          <table:table-cell office:value-type="float" office:value="1603462887.24" calcext:value-type="float">
            <text:p>1603462887.24</text:p>
          </table:table-cell>
          <table:table-cell office:value-type="float" office:value="-0.162109375" calcext:value-type="float">
            <text:p>-0.162109375</text:p>
          </table:table-cell>
          <table:table-cell office:value-type="float" office:value="462" calcext:value-type="float">
            <text:p>462</text:p>
          </table:table-cell>
          <table:table-cell office:value-type="float" office:value="10.0693701098" calcext:value-type="float">
            <text:p>10.0693701098</text:p>
          </table:table-cell>
          <table:table-cell office:value-type="float" office:value="44.5246582031" calcext:value-type="float">
            <text:p>44.5246582031</text:p>
          </table:table-cell>
          <table:table-cell office:value-type="float" office:value="7.90649414062" calcext:value-type="float">
            <text:p>7.90649414062</text:p>
          </table:table-cell>
        </table:table-row>
        <table:table-row table:style-name="ro1">
          <table:table-cell office:value-type="float" office:value="1603462887.3" calcext:value-type="float">
            <text:p>1603462887.3</text:p>
          </table:table-cell>
          <table:table-cell office:value-type="float" office:value="-0.044677734375" calcext:value-type="float">
            <text:p>-0.044677734375</text:p>
          </table:table-cell>
          <table:table-cell office:value-type="float" office:value="463" calcext:value-type="float">
            <text:p>463</text:p>
          </table:table-cell>
          <table:table-cell office:value-type="float" office:value="13.1953036673" calcext:value-type="float">
            <text:p>13.1953036673</text:p>
          </table:table-cell>
          <table:table-cell office:value-type="float" office:value="43.9265136719" calcext:value-type="float">
            <text:p>43.9265136719</text:p>
          </table:table-cell>
          <table:table-cell office:value-type="float" office:value="10.2990722656" calcext:value-type="float">
            <text:p>10.2990722656</text:p>
          </table:table-cell>
        </table:table-row>
        <table:table-row table:style-name="ro1">
          <table:table-cell office:value-type="float" office:value="1603462887.35" calcext:value-type="float">
            <text:p>1603462887.35</text:p>
          </table:table-cell>
          <table:table-cell office:value-type="float" office:value="-0.203857421875" calcext:value-type="float">
            <text:p>-0.203857421875</text:p>
          </table:table-cell>
          <table:table-cell office:value-type="float" office:value="464" calcext:value-type="float">
            <text:p>464</text:p>
          </table:table-cell>
          <table:table-cell office:value-type="float" office:value="15.4547165194" calcext:value-type="float">
            <text:p>15.4547165194</text:p>
          </table:table-cell>
          <table:table-cell office:value-type="float" office:value="44.8237304688" calcext:value-type="float">
            <text:p>44.8237304688</text:p>
          </table:table-cell>
          <table:table-cell office:value-type="float" office:value="12.392578125" calcext:value-type="float">
            <text:p>12.392578125</text:p>
          </table:table-cell>
        </table:table-row>
        <table:table-row table:style-name="ro1">
          <table:table-cell office:value-type="float" office:value="1603462887.4" calcext:value-type="float">
            <text:p>1603462887.4</text:p>
          </table:table-cell>
          <table:table-cell office:value-type="float" office:value="-0.04345703125" calcext:value-type="float">
            <text:p>-0.04345703125</text:p>
          </table:table-cell>
          <table:table-cell office:value-type="float" office:value="465" calcext:value-type="float">
            <text:p>465</text:p>
          </table:table-cell>
          <table:table-cell office:value-type="float" office:value="16.8163092346" calcext:value-type="float">
            <text:p>16.8163092346</text:p>
          </table:table-cell>
          <table:table-cell office:value-type="float" office:value="43.4779052734" calcext:value-type="float">
            <text:p>43.4779052734</text:p>
          </table:table-cell>
          <table:table-cell office:value-type="float" office:value="13.1402587891" calcext:value-type="float">
            <text:p>13.1402587891</text:p>
          </table:table-cell>
        </table:table-row>
        <table:table-row table:style-name="ro1">
          <table:table-cell office:value-type="float" office:value="1603462887.46" calcext:value-type="float">
            <text:p>1603462887.46</text:p>
          </table:table-cell>
          <table:table-cell office:value-type="float" office:value="-0.09033203125" calcext:value-type="float">
            <text:p>-0.09033203125</text:p>
          </table:table-cell>
          <table:table-cell office:value-type="float" office:value="466" calcext:value-type="float">
            <text:p>466</text:p>
          </table:table-cell>
          <table:table-cell office:value-type="float" office:value="20.5293956466" calcext:value-type="float">
            <text:p>20.5293956466</text:p>
          </table:table-cell>
          <table:table-cell office:value-type="float" office:value="44.6741943359" calcext:value-type="float">
            <text:p>44.6741943359</text:p>
          </table:table-cell>
          <table:table-cell office:value-type="float" office:value="16.7291259766" calcext:value-type="float">
            <text:p>16.7291259766</text:p>
          </table:table-cell>
        </table:table-row>
        <table:table-row table:style-name="ro1">
          <table:table-cell office:value-type="float" office:value="1603462887.51" calcext:value-type="float">
            <text:p>1603462887.51</text:p>
          </table:table-cell>
          <table:table-cell office:value-type="float" office:value="-0.177001953125" calcext:value-type="float">
            <text:p>-0.177001953125</text:p>
          </table:table-cell>
          <table:table-cell office:value-type="float" office:value="467" calcext:value-type="float">
            <text:p>467</text:p>
          </table:table-cell>
          <table:table-cell office:value-type="float" office:value="20.9393373737" calcext:value-type="float">
            <text:p>20.9393373737</text:p>
          </table:table-cell>
          <table:table-cell office:value-type="float" office:value="43.3283691406" calcext:value-type="float">
            <text:p>43.3283691406</text:p>
          </table:table-cell>
          <table:table-cell office:value-type="float" office:value="16.5795898438" calcext:value-type="float">
            <text:p>16.5795898438</text:p>
          </table:table-cell>
        </table:table-row>
        <table:table-row table:style-name="ro1">
          <table:table-cell office:value-type="float" office:value="1603462887.56" calcext:value-type="float">
            <text:p>1603462887.56</text:p>
          </table:table-cell>
          <table:table-cell office:value-type="float" office:value="0.081787109375" calcext:value-type="float">
            <text:p>0.081787109375</text:p>
          </table:table-cell>
          <table:table-cell office:value-type="float" office:value="469" calcext:value-type="float">
            <text:p>469</text:p>
          </table:table-cell>
          <table:table-cell office:value-type="float" office:value="20.5935741427" calcext:value-type="float">
            <text:p>20.5935741427</text:p>
          </table:table-cell>
          <table:table-cell office:value-type="float" office:value="43.3283691406" calcext:value-type="float">
            <text:p>43.3283691406</text:p>
          </table:table-cell>
          <table:table-cell office:value-type="float" office:value="16.2805175781" calcext:value-type="float">
            <text:p>16.2805175781</text:p>
          </table:table-cell>
        </table:table-row>
        <table:table-row table:style-name="ro1">
          <table:table-cell office:value-type="float" office:value="1603462887.62" calcext:value-type="float">
            <text:p>1603462887.62</text:p>
          </table:table-cell>
          <table:table-cell office:value-type="float" office:value="0.1806640625" calcext:value-type="float">
            <text:p>0.1806640625</text:p>
          </table:table-cell>
          <table:table-cell office:value-type="float" office:value="470" calcext:value-type="float">
            <text:p>470</text:p>
          </table:table-cell>
          <table:table-cell office:value-type="float" office:value="24.9813163717" calcext:value-type="float">
            <text:p>24.9813163717</text:p>
          </table:table-cell>
          <table:table-cell office:value-type="float" office:value="41.6834716797" calcext:value-type="float">
            <text:p>41.6834716797</text:p>
          </table:table-cell>
          <table:table-cell office:value-type="float" office:value="19.4207763672" calcext:value-type="float">
            <text:p>19.4207763672</text:p>
          </table:table-cell>
        </table:table-row>
        <table:table-row table:style-name="ro1">
          <table:table-cell office:value-type="float" office:value="1603462887.67" calcext:value-type="float">
            <text:p>1603462887.67</text:p>
          </table:table-cell>
          <table:table-cell office:value-type="float" office:value="-0.119873046875" calcext:value-type="float">
            <text:p>-0.119873046875</text:p>
          </table:table-cell>
          <table:table-cell office:value-type="float" office:value="471" calcext:value-type="float">
            <text:p>471</text:p>
          </table:table-cell>
          <table:table-cell office:value-type="float" office:value="27.7331395871" calcext:value-type="float">
            <text:p>27.7331395871</text:p>
          </table:table-cell>
          <table:table-cell office:value-type="float" office:value="40.63671875" calcext:value-type="float">
            <text:p>40.63671875</text:p>
          </table:table-cell>
          <table:table-cell office:value-type="float" office:value="21.3647460938" calcext:value-type="float">
            <text:p>21.3647460938</text:p>
          </table:table-cell>
        </table:table-row>
        <table:table-row table:style-name="ro1">
          <table:table-cell office:value-type="float" office:value="1603462887.72" calcext:value-type="float">
            <text:p>1603462887.72</text:p>
          </table:table-cell>
          <table:table-cell office:value-type="float" office:value="-0.102294921875" calcext:value-type="float">
            <text:p>-0.102294921875</text:p>
          </table:table-cell>
          <table:table-cell office:value-type="float" office:value="472" calcext:value-type="float">
            <text:p>472</text:p>
          </table:table-cell>
          <table:table-cell office:value-type="float" office:value="29.8357080652" calcext:value-type="float">
            <text:p>29.8357080652</text:p>
          </table:table-cell>
          <table:table-cell office:value-type="float" office:value="41.6834716797" calcext:value-type="float">
            <text:p>41.6834716797</text:p>
          </table:table-cell>
          <table:table-cell office:value-type="float" office:value="23.9068603516" calcext:value-type="float">
            <text:p>23.9068603516</text:p>
          </table:table-cell>
        </table:table-row>
        <table:table-row table:style-name="ro1">
          <table:table-cell office:value-type="float" office:value="1603462887.78" calcext:value-type="float">
            <text:p>1603462887.78</text:p>
          </table:table-cell>
          <table:table-cell office:value-type="float" office:value="-0.18212890625" calcext:value-type="float">
            <text:p>-0.18212890625</text:p>
          </table:table-cell>
          <table:table-cell office:value-type="float" office:value="473" calcext:value-type="float">
            <text:p>473</text:p>
          </table:table-cell>
          <table:table-cell office:value-type="float" office:value="31.7417005788" calcext:value-type="float">
            <text:p>31.7417005788</text:p>
          </table:table-cell>
          <table:table-cell office:value-type="float" office:value="40.3376464844" calcext:value-type="float">
            <text:p>40.3376464844</text:p>
          </table:table-cell>
          <table:table-cell office:value-type="float" office:value="24.9536132812" calcext:value-type="float">
            <text:p>24.9536132812</text:p>
          </table:table-cell>
        </table:table-row>
        <table:table-row table:style-name="ro1">
          <table:table-cell office:value-type="float" office:value="1603462887.83" calcext:value-type="float">
            <text:p>1603462887.83</text:p>
          </table:table-cell>
          <table:table-cell office:value-type="float" office:value="-0.056396484375" calcext:value-type="float">
            <text:p>-0.056396484375</text:p>
          </table:table-cell>
          <table:table-cell office:value-type="float" office:value="475" calcext:value-type="float">
            <text:p>475</text:p>
          </table:table-cell>
          <table:table-cell office:value-type="float" office:value="34.7135834078" calcext:value-type="float">
            <text:p>34.7135834078</text:p>
          </table:table-cell>
          <table:table-cell office:value-type="float" office:value="38.3936767578" calcext:value-type="float">
            <text:p>38.3936767578</text:p>
          </table:table-cell>
          <table:table-cell office:value-type="float" office:value="26.5985107422" calcext:value-type="float">
            <text:p>26.5985107422</text:p>
          </table:table-cell>
        </table:table-row>
        <table:table-row table:style-name="ro1">
          <table:table-cell office:value-type="float" office:value="1603462887.89" calcext:value-type="float">
            <text:p>1603462887.89</text:p>
          </table:table-cell>
          <table:table-cell office:value-type="float" office:value="-0.06396484375" calcext:value-type="float">
            <text:p>-0.06396484375</text:p>
          </table:table-cell>
          <table:table-cell office:value-type="float" office:value="476" calcext:value-type="float">
            <text:p>476</text:p>
          </table:table-cell>
          <table:table-cell office:value-type="float" office:value="37.5779803154" calcext:value-type="float">
            <text:p>37.5779803154</text:p>
          </table:table-cell>
          <table:table-cell office:value-type="float" office:value="36.8983154297" calcext:value-type="float">
            <text:p>36.8983154297</text:p>
          </table:table-cell>
          <table:table-cell office:value-type="float" office:value="28.3929443359" calcext:value-type="float">
            <text:p>28.3929443359</text:p>
          </table:table-cell>
        </table:table-row>
        <table:table-row table:style-name="ro1">
          <table:table-cell office:value-type="float" office:value="1603462887.94" calcext:value-type="float">
            <text:p>1603462887.94</text:p>
          </table:table-cell>
          <table:table-cell office:value-type="float" office:value="0.1533203125" calcext:value-type="float">
            <text:p>0.1533203125</text:p>
          </table:table-cell>
          <table:table-cell office:value-type="float" office:value="477" calcext:value-type="float">
            <text:p>477</text:p>
          </table:table-cell>
          <table:table-cell office:value-type="float" office:value="38.3835415599" calcext:value-type="float">
            <text:p>38.3835415599</text:p>
          </table:table-cell>
          <table:table-cell office:value-type="float" office:value="36.5992431641" calcext:value-type="float">
            <text:p>36.5992431641</text:p>
          </table:table-cell>
          <table:table-cell office:value-type="float" office:value="28.9910888672" calcext:value-type="float">
            <text:p>28.9910888672</text:p>
          </table:table-cell>
        </table:table-row>
        <table:table-row table:style-name="ro1">
          <table:table-cell office:value-type="float" office:value="1603462887.99" calcext:value-type="float">
            <text:p>1603462887.99</text:p>
          </table:table-cell>
          <table:table-cell office:value-type="float" office:value="0.0224609375" calcext:value-type="float">
            <text:p>0.0224609375</text:p>
          </table:table-cell>
          <table:table-cell office:value-type="float" office:value="478" calcext:value-type="float">
            <text:p>478</text:p>
          </table:table-cell>
          <table:table-cell office:value-type="float" office:value="39.9802597208" calcext:value-type="float">
            <text:p>39.9802597208</text:p>
          </table:table-cell>
          <table:table-cell office:value-type="float" office:value="36.0010986328" calcext:value-type="float">
            <text:p>36.0010986328</text:p>
          </table:table-cell>
          <table:table-cell office:value-type="float" office:value="30.1873779297" calcext:value-type="float">
            <text:p>30.1873779297</text:p>
          </table:table-cell>
        </table:table-row>
        <table:table-row table:style-name="ro1">
          <table:table-cell office:value-type="float" office:value="1603462888.05" calcext:value-type="float">
            <text:p>1603462888.05</text:p>
          </table:table-cell>
          <table:table-cell office:value-type="float" office:value="0.02978515625" calcext:value-type="float">
            <text:p>0.02978515625</text:p>
          </table:table-cell>
          <table:table-cell office:value-type="float" office:value="479" calcext:value-type="float">
            <text:p>479</text:p>
          </table:table-cell>
          <table:table-cell office:value-type="float" office:value="42.489793062" calcext:value-type="float">
            <text:p>42.489793062</text:p>
          </table:table-cell>
          <table:table-cell office:value-type="float" office:value="33.6085205078" calcext:value-type="float">
            <text:p>33.6085205078</text:p>
          </table:table-cell>
          <table:table-cell office:value-type="float" office:value="30.7855224609" calcext:value-type="float">
            <text:p>30.7855224609</text:p>
          </table:table-cell>
        </table:table-row>
        <table:table-row table:style-name="ro1">
          <table:table-cell office:value-type="float" office:value="1603462888.1" calcext:value-type="float">
            <text:p>1603462888.1</text:p>
          </table:table-cell>
          <table:table-cell office:value-type="float" office:value="-0.107177734375" calcext:value-type="float">
            <text:p>-0.107177734375</text:p>
          </table:table-cell>
          <table:table-cell office:value-type="float" office:value="480" calcext:value-type="float">
            <text:p>480</text:p>
          </table:table-cell>
          <table:table-cell office:value-type="float" office:value="44.0675744652" calcext:value-type="float">
            <text:p>44.0675744652</text:p>
          </table:table-cell>
          <table:table-cell office:value-type="float" office:value="32.1131591797" calcext:value-type="float">
            <text:p>32.1131591797</text:p>
          </table:table-cell>
          <table:table-cell office:value-type="float" office:value="31.0845947266" calcext:value-type="float">
            <text:p>31.0845947266</text:p>
          </table:table-cell>
        </table:table-row>
        <table:table-row table:style-name="ro1">
          <table:table-cell office:value-type="float" office:value="1603462888.16" calcext:value-type="float">
            <text:p>1603462888.16</text:p>
          </table:table-cell>
          <table:table-cell office:value-type="float" office:value="-0.10400390625" calcext:value-type="float">
            <text:p>-0.10400390625</text:p>
          </table:table-cell>
          <table:table-cell office:value-type="float" office:value="480" calcext:value-type="float">
            <text:p>480</text:p>
          </table:table-cell>
          <table:table-cell office:value-type="float" office:value="44.316007654" calcext:value-type="float">
            <text:p>44.316007654</text:p>
          </table:table-cell>
          <table:table-cell office:value-type="float" office:value="30.9168701172" calcext:value-type="float">
            <text:p>30.9168701172</text:p>
          </table:table-cell>
          <table:table-cell office:value-type="float" office:value="30.1873779297" calcext:value-type="float">
            <text:p>30.18737792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3T17:06:12.847119270</dc:date>
    <meta:editing-duration>PT11M35S</meta:editing-duration>
    <meta:editing-cycles>1</meta:editing-cycles>
    <meta:document-statistic meta:table-count="1" meta:cell-count="292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87cm" svg:height="12.939cm" xlink:href=".." xlink:type="simple" chart:class="chart:scatter" chart:style-name="ch1">
        <chart:legend chart:legend-position="end" svg:x="13.571cm" svg:y="6.17cm" style:legend-expansion="high" chart:style-name="ch2"/>
        <chart:plot-area chart:style-name="ch3" table:cell-range-address="trace.E1:trace.F487" chart:data-source-has-labels="row" svg:x="0.299cm" svg:y="0.258cm" svg:width="12.973cm" svg:height="12.423cm">
          <chartooo:coordinate-region svg:x="1.026cm" svg:y="0.457cm" svg:width="12.059cm" svg:height="12.02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race.F2:trace.F487" chart:label-cell-address="trace.F1:trace.F1" chart:class="chart:scatter">
            <chart:domain table:cell-range-address="trace.E2:trace.E487"/>
            <chart:data-point chart:repeated="4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m_x</text:p>
                <draw:g>
                  <svg:desc>trace.F1:trac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3562011719">
                <text:p>34.3562011719</text:p>
                <draw:g>
                  <svg:desc>trace.E2:trace.E487</svg:desc>
                </draw:g>
              </table:table-cell>
              <table:table-cell office:value-type="float" office:value="32.1313476562">
                <text:p>32.1313476562</text:p>
                <draw:g>
                  <svg:desc>trace.F2:trace.F4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4122314453">
                <text:p>32.4122314453</text:p>
              </table:table-cell>
              <table:table-cell office:value-type="float" office:value="30.7855224609">
                <text:p>30.78552246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3187255859">
                <text:p>30.3187255859</text:p>
              </table:table-cell>
              <table:table-cell office:value-type="float" office:value="29.5892333984">
                <text:p>29.58923339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.1131591797">
                <text:p>32.1131591797</text:p>
              </table:table-cell>
              <table:table-cell office:value-type="float" office:value="29.8883056641">
                <text:p>29.8883056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9168701172">
                <text:p>30.9168701172</text:p>
              </table:table-cell>
              <table:table-cell office:value-type="float" office:value="31.6827392578">
                <text:p>31.6827392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4775390625">
                <text:p>27.4775390625</text:p>
              </table:table-cell>
              <table:table-cell office:value-type="float" office:value="30.9350585938">
                <text:p>30.93505859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28125">
                <text:p>26.28125</text:p>
              </table:table-cell>
              <table:table-cell office:value-type="float" office:value="33.92578125">
                <text:p>33.9257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8326416016">
                <text:p>25.8326416016</text:p>
              </table:table-cell>
              <table:table-cell office:value-type="float" office:value="31.9818115234">
                <text:p>31.98181152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888671875">
                <text:p>23.888671875</text:p>
              </table:table-cell>
              <table:table-cell office:value-type="float" office:value="35.1220703125">
                <text:p>35.122070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914550781">
                <text:p>22.9914550781</text:p>
              </table:table-cell>
              <table:table-cell office:value-type="float" office:value="33.3276367188">
                <text:p>33.3276367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0567626953">
                <text:p>18.0567626953</text:p>
              </table:table-cell>
              <table:table-cell office:value-type="float" office:value="31.3836669922">
                <text:p>31.38366699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7109375">
                <text:p>16.7109375</text:p>
              </table:table-cell>
              <table:table-cell office:value-type="float" office:value="31.8322753906">
                <text:p>31.8322753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2155761719">
                <text:p>15.2155761719</text:p>
              </table:table-cell>
              <table:table-cell office:value-type="float" office:value="31.8322753906">
                <text:p>31.8322753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0660400391">
                <text:p>15.0660400391</text:p>
              </table:table-cell>
              <table:table-cell office:value-type="float" office:value="32.5799560547">
                <text:p>32.57995605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92578125">
                <text:p>11.92578125</text:p>
              </table:table-cell>
              <table:table-cell office:value-type="float" office:value="30.3369140625">
                <text:p>30.336914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6734619141">
                <text:p>12.6734619141</text:p>
              </table:table-cell>
              <table:table-cell office:value-type="float" office:value="28.0938720703">
                <text:p>28.09387207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73876953125">
                <text:p>7.73876953125</text:p>
              </table:table-cell>
              <table:table-cell office:value-type="float" office:value="27.9443359375">
                <text:p>27.944335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18737792969">
                <text:p>8.18737792969</text:p>
              </table:table-cell>
              <table:table-cell office:value-type="float" office:value="26.8975830078">
                <text:p>26.89758300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43969726562">
                <text:p>7.43969726562</text:p>
              </table:table-cell>
              <table:table-cell office:value-type="float" office:value="24.0563964844">
                <text:p>24.05639648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54248046875">
                <text:p>6.54248046875</text:p>
              </table:table-cell>
              <table:table-cell office:value-type="float" office:value="22.2619628906">
                <text:p>22.26196289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79479980469">
                <text:p>5.79479980469</text:p>
              </table:table-cell>
              <table:table-cell office:value-type="float" office:value="20.9161376953">
                <text:p>20.91613769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5268554688">
                <text:p>3.25268554688</text:p>
              </table:table-cell>
              <table:table-cell office:value-type="float" office:value="18.3740234375">
                <text:p>18.3740234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4897460938">
                <text:p>4.44897460938</text:p>
              </table:table-cell>
              <table:table-cell office:value-type="float" office:value="16.2805175781">
                <text:p>16.28051757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083007812">
                <text:p>3.85083007812</text:p>
              </table:table-cell>
              <table:table-cell office:value-type="float" office:value="14.78515625">
                <text:p>14.7851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00036621094">
                <text:p>4.00036621094</text:p>
              </table:table-cell>
              <table:table-cell office:value-type="float" office:value="11.0467529297">
                <text:p>11.04675292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517578125">
                <text:p>3.5517578125</text:p>
              </table:table-cell>
              <table:table-cell office:value-type="float" office:value="8.20556640625">
                <text:p>8.2055664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04711914062">
                <text:p>5.04711914062</text:p>
              </table:table-cell>
              <table:table-cell office:value-type="float" office:value="7.607421875">
                <text:p>7.607421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29943847656">
                <text:p>4.29943847656</text:p>
              </table:table-cell>
              <table:table-cell office:value-type="float" office:value="4.46716308594">
                <text:p>4.467163085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24340820312">
                <text:p>6.24340820312</text:p>
              </table:table-cell>
              <table:table-cell office:value-type="float" office:value="4.61669921875">
                <text:p>4.61669921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08459472656">
                <text:p>9.08459472656</text:p>
              </table:table-cell>
              <table:table-cell office:value-type="float" office:value="2.37365722656">
                <text:p>2.373657226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48645019531">
                <text:p>8.48645019531</text:p>
              </table:table-cell>
              <table:table-cell office:value-type="float" office:value="1.47644042969">
                <text:p>1.476440429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23413085938">
                <text:p>9.23413085938</text:p>
              </table:table-cell>
              <table:table-cell office:value-type="float" office:value="-0.467529296875">
                <text:p>-0.467529296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781005859">
                <text:p>11.1781005859</text:p>
              </table:table-cell>
              <table:table-cell office:value-type="float" office:value="-1.81335449219">
                <text:p>-1.813354492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6267089844">
                <text:p>11.6267089844</text:p>
              </table:table-cell>
              <table:table-cell office:value-type="float" office:value="-2.26196289062">
                <text:p>-2.261962890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6267089844">
                <text:p>11.6267089844</text:p>
              </table:table-cell>
              <table:table-cell office:value-type="float" office:value="-3.75732421875">
                <text:p>-3.75732421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2155761719">
                <text:p>15.2155761719</text:p>
              </table:table-cell>
              <table:table-cell office:value-type="float" office:value="-3.1591796875">
                <text:p>-3.1591796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7669677734">
                <text:p>14.7669677734</text:p>
              </table:table-cell>
              <table:table-cell office:value-type="float" office:value="-4.80407714844">
                <text:p>-4.804077148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8137207031">
                <text:p>15.8137207031</text:p>
              </table:table-cell>
              <table:table-cell office:value-type="float" office:value="-4.35546875">
                <text:p>-4.35546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0100097656">
                <text:p>17.0100097656</text:p>
              </table:table-cell>
              <table:table-cell office:value-type="float" office:value="-3.75732421875">
                <text:p>-3.7573242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.0100097656">
                <text:p>17.0100097656</text:p>
              </table:table-cell>
              <table:table-cell office:value-type="float" office:value="-7.04711914062">
                <text:p>-7.047119140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6081542969">
                <text:p>17.6081542969</text:p>
              </table:table-cell>
              <table:table-cell office:value-type="float" office:value="-6.44897460938">
                <text:p>-6.448974609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5521240234">
                <text:p>19.5521240234</text:p>
              </table:table-cell>
              <table:table-cell office:value-type="float" office:value="-4.80407714844">
                <text:p>-4.804077148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7016601562">
                <text:p>19.7016601562</text:p>
              </table:table-cell>
              <table:table-cell office:value-type="float" office:value="-6.748046875">
                <text:p>-6.748046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.103515625">
                <text:p>19.103515625</text:p>
              </table:table-cell>
              <table:table-cell office:value-type="float" office:value="-7.34619140625">
                <text:p>-7.34619140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.4493408203">
                <text:p>20.4493408203</text:p>
              </table:table-cell>
              <table:table-cell office:value-type="float" office:value="-6.29943847656">
                <text:p>-6.299438476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.2998046875">
                <text:p>20.2998046875</text:p>
              </table:table-cell>
              <table:table-cell office:value-type="float" office:value="-7.04711914062">
                <text:p>-7.047119140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.3465576172">
                <text:p>21.3465576172</text:p>
              </table:table-cell>
              <table:table-cell office:value-type="float" office:value="-6.29943847656">
                <text:p>-6.299438476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.1877441406">
                <text:p>24.1877441406</text:p>
              </table:table-cell>
              <table:table-cell office:value-type="float" office:value="-5.25268554688">
                <text:p>-5.252685546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.9447021484">
                <text:p>21.9447021484</text:p>
              </table:table-cell>
              <table:table-cell office:value-type="float" office:value="-7.79479980469">
                <text:p>-7.794799804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.5895996094">
                <text:p>23.5895996094</text:p>
              </table:table-cell>
              <table:table-cell office:value-type="float" office:value="-8.54248046875">
                <text:p>-8.54248046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3840332031">
                <text:p>25.3840332031</text:p>
              </table:table-cell>
              <table:table-cell office:value-type="float" office:value="-7.04711914062">
                <text:p>-7.047119140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.1317138672">
                <text:p>26.1317138672</text:p>
              </table:table-cell>
              <table:table-cell office:value-type="float" office:value="-6.89758300781">
                <text:p>-6.897583007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.9729003906">
                <text:p>28.9729003906</text:p>
              </table:table-cell>
              <table:table-cell office:value-type="float" office:value="-6.44897460938">
                <text:p>-6.448974609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.1224365234">
                <text:p>29.1224365234</text:p>
              </table:table-cell>
              <table:table-cell office:value-type="float" office:value="-7.49572753906">
                <text:p>-7.495727539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5710449219">
                <text:p>29.5710449219</text:p>
              </table:table-cell>
              <table:table-cell office:value-type="float" office:value="-7.04711914062">
                <text:p>-7.047119140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.1131591797">
                <text:p>32.1131591797</text:p>
              </table:table-cell>
              <table:table-cell office:value-type="float" office:value="-5.70129394531">
                <text:p>-5.701293945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.458984375">
                <text:p>33.458984375</text:p>
              </table:table-cell>
              <table:table-cell office:value-type="float" office:value="-4.95361328125">
                <text:p>-4.95361328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.4497070312">
                <text:p>36.4497070312</text:p>
              </table:table-cell>
              <table:table-cell office:value-type="float" office:value="-3.1591796875">
                <text:p>-3.1591796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.8983154297">
                <text:p>36.8983154297</text:p>
              </table:table-cell>
              <table:table-cell office:value-type="float" office:value="-2.11242675781">
                <text:p>-2.112426757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.3936767578">
                <text:p>38.3936767578</text:p>
              </table:table-cell>
              <table:table-cell office:value-type="float" office:value="-1.21520996094">
                <text:p>-1.215209960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.1413574219">
                <text:p>39.1413574219</text:p>
              </table:table-cell>
              <table:table-cell office:value-type="float" office:value="-0.467529296875">
                <text:p>-0.467529296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.0853271484">
                <text:p>41.0853271484</text:p>
              </table:table-cell>
              <table:table-cell office:value-type="float" office:value="3.86901855469">
                <text:p>3.869018554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.6274414062">
                <text:p>43.6274414062</text:p>
              </table:table-cell>
              <table:table-cell office:value-type="float" office:value="4.61669921875">
                <text:p>4.61669921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.2816162109">
                <text:p>42.2816162109</text:p>
              </table:table-cell>
              <table:table-cell office:value-type="float" office:value="7.15881347656">
                <text:p>7.158813476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.3283691406">
                <text:p>43.3283691406</text:p>
              </table:table-cell>
              <table:table-cell office:value-type="float" office:value="7.90649414062">
                <text:p>7.906494140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.7209472656">
                <text:p>45.7209472656</text:p>
              </table:table-cell>
              <table:table-cell office:value-type="float" office:value="14.1870117188">
                <text:p>14.18701171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.0200195312">
                <text:p>46.0200195312</text:p>
              </table:table-cell>
              <table:table-cell office:value-type="float" office:value="13.5888671875">
                <text:p>13.5888671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.7769775391">
                <text:p>43.7769775391</text:p>
              </table:table-cell>
              <table:table-cell office:value-type="float" office:value="15.5328369141">
                <text:p>15.53283691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.4311523438">
                <text:p>42.4311523438</text:p>
              </table:table-cell>
              <table:table-cell office:value-type="float" office:value="19.8693847656">
                <text:p>19.86938476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.2348632812">
                <text:p>41.2348632812</text:p>
              </table:table-cell>
              <table:table-cell office:value-type="float" office:value="19.8693847656">
                <text:p>19.8693847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.0853271484">
                <text:p>41.0853271484</text:p>
              </table:table-cell>
              <table:table-cell office:value-type="float" office:value="23.6077880859">
                <text:p>23.60778808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.7862548828">
                <text:p>40.7862548828</text:p>
              </table:table-cell>
              <table:table-cell office:value-type="float" office:value="23.3087158203">
                <text:p>23.30871582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.9918212891">
                <text:p>38.9918212891</text:p>
              </table:table-cell>
              <table:table-cell office:value-type="float" office:value="26.8975830078">
                <text:p>26.89758300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.0010986328">
                <text:p>36.0010986328</text:p>
              </table:table-cell>
              <table:table-cell office:value-type="float" office:value="27.7947998047">
                <text:p>27.79479980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.8983154297">
                <text:p>36.8983154297</text:p>
              </table:table-cell>
              <table:table-cell office:value-type="float" office:value="29.8883056641">
                <text:p>29.88830566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.7020263672">
                <text:p>35.7020263672</text:p>
              </table:table-cell>
              <table:table-cell office:value-type="float" office:value="31.0845947266">
                <text:p>31.08459472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.5057373047">
                <text:p>34.5057373047</text:p>
              </table:table-cell>
              <table:table-cell office:value-type="float" office:value="30.4864501953">
                <text:p>30.48645019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.9636230469">
                <text:p>31.9636230469</text:p>
              </table:table-cell>
              <table:table-cell office:value-type="float" office:value="31.2341308594">
                <text:p>31.23413085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.6177978516">
                <text:p>30.6177978516</text:p>
              </table:table-cell>
              <table:table-cell office:value-type="float" office:value="31.0845947266">
                <text:p>31.08459472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.2159423828">
                <text:p>31.2159423828</text:p>
              </table:table-cell>
              <table:table-cell office:value-type="float" office:value="31.3836669922">
                <text:p>31.38366699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.5710449219">
                <text:p>29.5710449219</text:p>
              </table:table-cell>
              <table:table-cell office:value-type="float" office:value="31.8322753906">
                <text:p>31.83227539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9729003906">
                <text:p>28.9729003906</text:p>
              </table:table-cell>
              <table:table-cell office:value-type="float" office:value="32.1313476562">
                <text:p>32.13134765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0756835938">
                <text:p>28.0756835938</text:p>
              </table:table-cell>
              <table:table-cell office:value-type="float" office:value="31.533203125">
                <text:p>31.533203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7766113281">
                <text:p>27.7766113281</text:p>
              </table:table-cell>
              <table:table-cell office:value-type="float" office:value="32.7294921875">
                <text:p>32.7294921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.6270751953">
                <text:p>27.6270751953</text:p>
              </table:table-cell>
              <table:table-cell office:value-type="float" office:value="33.7762451172">
                <text:p>33.77624511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1317138672">
                <text:p>26.1317138672</text:p>
              </table:table-cell>
              <table:table-cell office:value-type="float" office:value="31.9818115234">
                <text:p>31.98181152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.7858886719">
                <text:p>24.7858886719</text:p>
              </table:table-cell>
              <table:table-cell office:value-type="float" office:value="31.2341308594">
                <text:p>31.23413085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.5428466797">
                <text:p>22.5428466797</text:p>
              </table:table-cell>
              <table:table-cell office:value-type="float" office:value="32.8790283203">
                <text:p>32.87902832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.7391357422">
                <text:p>23.7391357422</text:p>
              </table:table-cell>
              <table:table-cell office:value-type="float" office:value="32.5799560547">
                <text:p>32.57995605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.7858886719">
                <text:p>24.7858886719</text:p>
              </table:table-cell>
              <table:table-cell office:value-type="float" office:value="33.92578125">
                <text:p>33.92578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.9914550781">
                <text:p>22.9914550781</text:p>
              </table:table-cell>
              <table:table-cell office:value-type="float" office:value="32.7294921875">
                <text:p>32.7294921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.3933105469">
                <text:p>22.3933105469</text:p>
              </table:table-cell>
              <table:table-cell office:value-type="float" office:value="32.1313476562">
                <text:p>32.13134765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4493408203">
                <text:p>20.4493408203</text:p>
              </table:table-cell>
              <table:table-cell office:value-type="float" office:value="30.7855224609">
                <text:p>30.78552246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2998046875">
                <text:p>20.2998046875</text:p>
              </table:table-cell>
              <table:table-cell office:value-type="float" office:value="32.7294921875">
                <text:p>32.7294921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4025878906">
                <text:p>19.4025878906</text:p>
              </table:table-cell>
              <table:table-cell office:value-type="float" office:value="32.4304199219">
                <text:p>32.43041992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0007324219">
                <text:p>20.0007324219</text:p>
              </table:table-cell>
              <table:table-cell office:value-type="float" office:value="33.92578125">
                <text:p>33.92578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.6081542969">
                <text:p>17.6081542969</text:p>
              </table:table-cell>
              <table:table-cell office:value-type="float" office:value="31.2341308594">
                <text:p>31.23413085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.7109375">
                <text:p>16.7109375</text:p>
              </table:table-cell>
              <table:table-cell office:value-type="float" office:value="30.3369140625">
                <text:p>30.3369140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1688232422">
                <text:p>14.1688232422</text:p>
              </table:table-cell>
              <table:table-cell office:value-type="float" office:value="31.0845947266">
                <text:p>31.08459472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6267089844">
                <text:p>11.6267089844</text:p>
              </table:table-cell>
              <table:table-cell office:value-type="float" office:value="28.5424804688">
                <text:p>28.54248046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23413085938">
                <text:p>9.23413085938</text:p>
              </table:table-cell>
              <table:table-cell office:value-type="float" office:value="26.4489746094">
                <text:p>26.44897460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29016113281">
                <text:p>7.29016113281</text:p>
              </table:table-cell>
              <table:table-cell office:value-type="float" office:value="25.7012939453">
                <text:p>25.70129394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09387207031">
                <text:p>6.09387207031</text:p>
              </table:table-cell>
              <table:table-cell office:value-type="float" office:value="24.5050048828">
                <text:p>24.50500488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24340820312">
                <text:p>6.24340820312</text:p>
              </table:table-cell>
              <table:table-cell office:value-type="float" office:value="20.7666015625">
                <text:p>20.7666015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85083007812">
                <text:p>3.85083007812</text:p>
              </table:table-cell>
              <table:table-cell office:value-type="float" office:value="18.0749511719">
                <text:p>18.07495117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70129394531">
                <text:p>3.70129394531</text:p>
              </table:table-cell>
              <table:table-cell office:value-type="float" office:value="14.0374755859">
                <text:p>14.03747558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70129394531">
                <text:p>3.70129394531</text:p>
              </table:table-cell>
              <table:table-cell office:value-type="float" office:value="11.9439697266">
                <text:p>11.94396972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748046875">
                <text:p>4.748046875</text:p>
              </table:table-cell>
              <table:table-cell office:value-type="float" office:value="10.2990722656">
                <text:p>10.29907226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19665527344">
                <text:p>5.19665527344</text:p>
              </table:table-cell>
              <table:table-cell office:value-type="float" office:value="7.75695800781">
                <text:p>7.756958007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89758300781">
                <text:p>4.89758300781</text:p>
              </table:table-cell>
              <table:table-cell office:value-type="float" office:value="3.86901855469">
                <text:p>3.869018554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79479980469">
                <text:p>5.79479980469</text:p>
              </table:table-cell>
              <table:table-cell office:value-type="float" office:value="2.07458496094">
                <text:p>2.074584960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58923339844">
                <text:p>7.58923339844</text:p>
              </table:table-cell>
              <table:table-cell office:value-type="float" office:value="1.17736816406">
                <text:p>1.177368164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5799560547">
                <text:p>10.5799560547</text:p>
              </table:table-cell>
              <table:table-cell office:value-type="float" office:value="-0.916137695312">
                <text:p>-0.9161376953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7762451172">
                <text:p>11.7762451172</text:p>
              </table:table-cell>
              <table:table-cell office:value-type="float" office:value="-1.21520996094">
                <text:p>-1.215209960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1781005859">
                <text:p>11.1781005859</text:p>
              </table:table-cell>
              <table:table-cell office:value-type="float" office:value="-2.41149902344">
                <text:p>-2.411499023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3743896484">
                <text:p>12.3743896484</text:p>
              </table:table-cell>
              <table:table-cell office:value-type="float" office:value="-4.20593261719">
                <text:p>-4.205932617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5706787109">
                <text:p>13.5706787109</text:p>
              </table:table-cell>
              <table:table-cell office:value-type="float" office:value="-6.29943847656">
                <text:p>-6.299438476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8604736328">
                <text:p>16.8604736328</text:p>
              </table:table-cell>
              <table:table-cell office:value-type="float" office:value="-5.10314941406">
                <text:p>-5.103149414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.2062988281">
                <text:p>18.2062988281</text:p>
              </table:table-cell>
              <table:table-cell office:value-type="float" office:value="-4.95361328125">
                <text:p>-4.95361328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.6081542969">
                <text:p>17.6081542969</text:p>
              </table:table-cell>
              <table:table-cell office:value-type="float" office:value="-6.14990234375">
                <text:p>-6.14990234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.6081542969">
                <text:p>17.6081542969</text:p>
              </table:table-cell>
              <table:table-cell office:value-type="float" office:value="-7.9443359375">
                <text:p>-7.9443359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.5053710938">
                <text:p>18.5053710938</text:p>
              </table:table-cell>
              <table:table-cell office:value-type="float" office:value="-7.64526367188">
                <text:p>-7.645263671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.0474853516">
                <text:p>21.0474853516</text:p>
              </table:table-cell>
              <table:table-cell office:value-type="float" office:value="-6.89758300781">
                <text:p>-6.897583007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.7951660156">
                <text:p>21.7951660156</text:p>
              </table:table-cell>
              <table:table-cell office:value-type="float" office:value="-6.14990234375">
                <text:p>-6.14990234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.0942382812">
                <text:p>22.0942382812</text:p>
              </table:table-cell>
              <table:table-cell office:value-type="float" office:value="-7.9443359375">
                <text:p>-7.94433593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8979492188">
                <text:p>20.8979492188</text:p>
              </table:table-cell>
              <table:table-cell office:value-type="float" office:value="-6.748046875">
                <text:p>-6.7480468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.1877441406">
                <text:p>24.1877441406</text:p>
              </table:table-cell>
              <table:table-cell office:value-type="float" office:value="-6.44897460938">
                <text:p>-6.448974609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.1877441406">
                <text:p>24.1877441406</text:p>
              </table:table-cell>
              <table:table-cell office:value-type="float" office:value="-6.44897460938">
                <text:p>-6.448974609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0849609375">
                <text:p>25.0849609375</text:p>
              </table:table-cell>
              <table:table-cell office:value-type="float" office:value="-6.748046875">
                <text:p>-6.748046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.7858886719">
                <text:p>24.7858886719</text:p>
              </table:table-cell>
              <table:table-cell office:value-type="float" office:value="-8.54248046875">
                <text:p>-8.542480468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.5895996094">
                <text:p>23.5895996094</text:p>
              </table:table-cell>
              <table:table-cell office:value-type="float" office:value="-8.84155273438">
                <text:p>-8.841552734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.2344970703">
                <text:p>25.2344970703</text:p>
              </table:table-cell>
              <table:table-cell office:value-type="float" office:value="-7.49572753906">
                <text:p>-7.495727539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28125">
                <text:p>26.28125</text:p>
              </table:table-cell>
              <table:table-cell office:value-type="float" office:value="-7.04711914062">
                <text:p>-7.047119140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28125">
                <text:p>26.28125</text:p>
              </table:table-cell>
              <table:table-cell office:value-type="float" office:value="-8.24340820312">
                <text:p>-8.243408203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.5335693359">
                <text:p>25.5335693359</text:p>
              </table:table-cell>
              <table:table-cell office:value-type="float" office:value="-7.49572753906">
                <text:p>-7.495727539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.5242919922">
                <text:p>28.5242919922</text:p>
              </table:table-cell>
              <table:table-cell office:value-type="float" office:value="-7.19665527344">
                <text:p>-7.196655273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.8701171875">
                <text:p>29.8701171875</text:p>
              </table:table-cell>
              <table:table-cell office:value-type="float" office:value="-7.9443359375">
                <text:p>-7.9443359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.8140869141">
                <text:p>31.8140869141</text:p>
              </table:table-cell>
              <table:table-cell office:value-type="float" office:value="-5.10314941406">
                <text:p>-5.103149414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.1599121094">
                <text:p>33.1599121094</text:p>
              </table:table-cell>
              <table:table-cell office:value-type="float" office:value="-6.44897460938">
                <text:p>-6.448974609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.9075927734">
                <text:p>33.9075927734</text:p>
              </table:table-cell>
              <table:table-cell office:value-type="float" office:value="-6.00036621094">
                <text:p>-6.000366210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4029541016">
                <text:p>35.4029541016</text:p>
              </table:table-cell>
              <table:table-cell office:value-type="float" office:value="-4.80407714844">
                <text:p>-4.804077148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.7955322266">
                <text:p>37.7955322266</text:p>
              </table:table-cell>
              <table:table-cell office:value-type="float" office:value="-2.11242675781">
                <text:p>-2.112426757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.7395019531">
                <text:p>39.7395019531</text:p>
              </table:table-cell>
              <table:table-cell office:value-type="float" office:value="-0.16845703125">
                <text:p>-0.16845703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.9357910156">
                <text:p>40.9357910156</text:p>
              </table:table-cell>
              <table:table-cell office:value-type="float" office:value="1.02783203125">
                <text:p>1.02783203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.1788330078">
                <text:p>43.1788330078</text:p>
              </table:table-cell>
              <table:table-cell office:value-type="float" office:value="6.26159667969">
                <text:p>6.261596679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.2723388672">
                <text:p>45.2723388672</text:p>
              </table:table-cell>
              <table:table-cell office:value-type="float" office:value="6.26159667969">
                <text:p>6.261596679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.4779052734">
                <text:p>43.4779052734</text:p>
              </table:table-cell>
              <table:table-cell office:value-type="float" office:value="9.85046386719">
                <text:p>9.850463867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.8797607422">
                <text:p>42.8797607422</text:p>
              </table:table-cell>
              <table:table-cell office:value-type="float" office:value="12.5421142578">
                <text:p>12.54211425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3.9265136719">
                <text:p>43.9265136719</text:p>
              </table:table-cell>
              <table:table-cell office:value-type="float" office:value="15.6823730469">
                <text:p>15.68237304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.3751220703">
                <text:p>44.3751220703</text:p>
              </table:table-cell>
              <table:table-cell office:value-type="float" office:value="17.6263427734">
                <text:p>17.62634277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3.029296875">
                <text:p>43.029296875</text:p>
              </table:table-cell>
              <table:table-cell office:value-type="float" office:value="20.4675292969">
                <text:p>20.46752929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.6834716797">
                <text:p>41.6834716797</text:p>
              </table:table-cell>
              <table:table-cell office:value-type="float" office:value="22.1124267578">
                <text:p>22.11242675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.7395019531">
                <text:p>39.7395019531</text:p>
              </table:table-cell>
              <table:table-cell office:value-type="float" office:value="24.9536132812">
                <text:p>24.95361328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.7955322266">
                <text:p>37.7955322266</text:p>
              </table:table-cell>
              <table:table-cell office:value-type="float" office:value="26.0003662109">
                <text:p>26.00036621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.3376464844">
                <text:p>40.3376464844</text:p>
              </table:table-cell>
              <table:table-cell office:value-type="float" office:value="28.2434082031">
                <text:p>28.24340820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.3469238281">
                <text:p>37.3469238281</text:p>
              </table:table-cell>
              <table:table-cell office:value-type="float" office:value="30.6359863281">
                <text:p>30.63598632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.3001708984">
                <text:p>36.3001708984</text:p>
              </table:table-cell>
              <table:table-cell office:value-type="float" office:value="30.4864501953">
                <text:p>30.48645019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.6085205078">
                <text:p>33.6085205078</text:p>
              </table:table-cell>
              <table:table-cell office:value-type="float" office:value="31.0845947266">
                <text:p>31.08459472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.0103759766">
                <text:p>33.0103759766</text:p>
              </table:table-cell>
              <table:table-cell office:value-type="float" office:value="31.0845947266">
                <text:p>31.08459472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.06640625">
                <text:p>31.06640625</text:p>
              </table:table-cell>
              <table:table-cell office:value-type="float" office:value="31.8322753906">
                <text:p>31.83227539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.8701171875">
                <text:p>29.8701171875</text:p>
              </table:table-cell>
              <table:table-cell office:value-type="float" office:value="32.7294921875">
                <text:p>32.72949218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.4775390625">
                <text:p>27.4775390625</text:p>
              </table:table-cell>
              <table:table-cell office:value-type="float" office:value="32.4304199219">
                <text:p>32.43041992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.3747558594">
                <text:p>28.3747558594</text:p>
              </table:table-cell>
              <table:table-cell office:value-type="float" office:value="33.3276367188">
                <text:p>33.32763671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.3280029297">
                <text:p>27.3280029297</text:p>
              </table:table-cell>
              <table:table-cell office:value-type="float" office:value="32.8790283203">
                <text:p>32.87902832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.6363525391">
                <text:p>24.6363525391</text:p>
              </table:table-cell>
              <table:table-cell office:value-type="float" office:value="33.1781005859">
                <text:p>33.17810058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.7391357422">
                <text:p>23.7391357422</text:p>
              </table:table-cell>
              <table:table-cell office:value-type="float" office:value="33.1781005859">
                <text:p>33.17810058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.2437744141">
                <text:p>22.2437744141</text:p>
              </table:table-cell>
              <table:table-cell office:value-type="float" office:value="32.5799560547">
                <text:p>32.57995605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.6363525391">
                <text:p>24.6363525391</text:p>
              </table:table-cell>
              <table:table-cell office:value-type="float" office:value="33.7762451172">
                <text:p>33.77624511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.4400634766">
                <text:p>23.4400634766</text:p>
              </table:table-cell>
              <table:table-cell office:value-type="float" office:value="34.3743896484">
                <text:p>34.37438964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.5428466797">
                <text:p>22.5428466797</text:p>
              </table:table-cell>
              <table:table-cell office:value-type="float" office:value="31.9818115234">
                <text:p>31.98181152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9447021484">
                <text:p>21.9447021484</text:p>
              </table:table-cell>
              <table:table-cell office:value-type="float" office:value="31.3836669922">
                <text:p>31.38366699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7484130859">
                <text:p>20.7484130859</text:p>
              </table:table-cell>
              <table:table-cell office:value-type="float" office:value="32.2808837891">
                <text:p>32.28088378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6456298828">
                <text:p>21.6456298828</text:p>
              </table:table-cell>
              <table:table-cell office:value-type="float" office:value="32.8790283203">
                <text:p>32.87902832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2998046875">
                <text:p>20.2998046875</text:p>
              </table:table-cell>
              <table:table-cell office:value-type="float" office:value="31.8322753906">
                <text:p>31.83227539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.5521240234">
                <text:p>19.5521240234</text:p>
              </table:table-cell>
              <table:table-cell office:value-type="float" office:value="32.2808837891">
                <text:p>32.28088378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.2998046875">
                <text:p>20.2998046875</text:p>
              </table:table-cell>
              <table:table-cell office:value-type="float" office:value="32.7294921875">
                <text:p>32.72949218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.103515625">
                <text:p>19.103515625</text:p>
              </table:table-cell>
              <table:table-cell office:value-type="float" office:value="33.0285644531">
                <text:p>33.02856445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.103515625">
                <text:p>19.103515625</text:p>
              </table:table-cell>
              <table:table-cell office:value-type="float" office:value="32.4304199219">
                <text:p>32.43041992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.8137207031">
                <text:p>15.8137207031</text:p>
              </table:table-cell>
              <table:table-cell office:value-type="float" office:value="29.7387695312">
                <text:p>29.73876953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.6174316406">
                <text:p>14.6174316406</text:p>
              </table:table-cell>
              <table:table-cell office:value-type="float" office:value="31.2341308594">
                <text:p>31.23413085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.318359375">
                <text:p>14.318359375</text:p>
              </table:table-cell>
              <table:table-cell office:value-type="float" office:value="30.9350585938">
                <text:p>30.93505859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.1220703125">
                <text:p>13.1220703125</text:p>
              </table:table-cell>
              <table:table-cell office:value-type="float" office:value="30.9350585938">
                <text:p>30.93505859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.4771728516">
                <text:p>11.4771728516</text:p>
              </table:table-cell>
              <table:table-cell office:value-type="float" office:value="28.3929443359">
                <text:p>28.39294433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63598632812">
                <text:p>8.63598632812</text:p>
              </table:table-cell>
              <table:table-cell office:value-type="float" office:value="28.8415527344">
                <text:p>28.84155273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54248046875">
                <text:p>6.54248046875</text:p>
              </table:table-cell>
              <table:table-cell office:value-type="float" office:value="24.35546875">
                <text:p>24.355468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140625">
                <text:p>7.140625</text:p>
              </table:table-cell>
              <table:table-cell office:value-type="float" office:value="23.1591796875">
                <text:p>23.1591796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64526367188">
                <text:p>5.64526367188</text:p>
              </table:table-cell>
              <table:table-cell office:value-type="float" office:value="18.0749511719">
                <text:p>18.07495117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35546875">
                <text:p>2.35546875</text:p>
              </table:table-cell>
              <table:table-cell office:value-type="float" office:value="16.2805175781">
                <text:p>16.28051757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25268554688">
                <text:p>3.25268554688</text:p>
              </table:table-cell>
              <table:table-cell office:value-type="float" office:value="14.1870117188">
                <text:p>14.18701171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14990234375">
                <text:p>4.14990234375</text:p>
              </table:table-cell>
              <table:table-cell office:value-type="float" office:value="10.8972167969">
                <text:p>10.89721679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19665527344">
                <text:p>5.19665527344</text:p>
              </table:table-cell>
              <table:table-cell office:value-type="float" office:value="9.55139160156">
                <text:p>9.551391601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29943847656">
                <text:p>4.29943847656</text:p>
              </table:table-cell>
              <table:table-cell office:value-type="float" office:value="6.26159667969">
                <text:p>6.261596679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24340820312">
                <text:p>6.24340820312</text:p>
              </table:table-cell>
              <table:table-cell office:value-type="float" office:value="3.42041015625">
                <text:p>3.420410156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24340820312">
                <text:p>6.24340820312</text:p>
              </table:table-cell>
              <table:table-cell office:value-type="float" office:value="0.728759765625">
                <text:p>0.7287597656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88830566406">
                <text:p>7.88830566406</text:p>
              </table:table-cell>
              <table:table-cell office:value-type="float" office:value="0.280151367188">
                <text:p>0.2801513671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.1313476562">
                <text:p>10.1313476562</text:p>
              </table:table-cell>
              <table:table-cell office:value-type="float" office:value="-1.66381835938">
                <text:p>-1.663818359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.0753173828">
                <text:p>12.0753173828</text:p>
              </table:table-cell>
              <table:table-cell office:value-type="float" office:value="-0.617065429688">
                <text:p>-0.6170654296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.0753173828">
                <text:p>12.0753173828</text:p>
              </table:table-cell>
              <table:table-cell office:value-type="float" office:value="-3.90686035156">
                <text:p>-3.906860351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.5706787109">
                <text:p>13.5706787109</text:p>
              </table:table-cell>
              <table:table-cell office:value-type="float" office:value="-3.60778808594">
                <text:p>-3.607788085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.7109375">
                <text:p>16.7109375</text:p>
              </table:table-cell>
              <table:table-cell office:value-type="float" office:value="-6.748046875">
                <text:p>-6.7480468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.0567626953">
                <text:p>18.0567626953</text:p>
              </table:table-cell>
              <table:table-cell office:value-type="float" office:value="-4.50500488281">
                <text:p>-4.505004882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.8044433594">
                <text:p>18.8044433594</text:p>
              </table:table-cell>
              <table:table-cell office:value-type="float" office:value="-7.04711914062">
                <text:p>-7.047119140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2530517578">
                <text:p>19.2530517578</text:p>
              </table:table-cell>
              <table:table-cell office:value-type="float" office:value="-7.49572753906">
                <text:p>-7.495727539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7484130859">
                <text:p>20.7484130859</text:p>
              </table:table-cell>
              <table:table-cell office:value-type="float" office:value="-6.59851074219">
                <text:p>-6.598510742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.2905273438">
                <text:p>23.2905273438</text:p>
              </table:table-cell>
              <table:table-cell office:value-type="float" office:value="-7.64526367188">
                <text:p>-7.645263671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.7391357422">
                <text:p>23.7391357422</text:p>
              </table:table-cell>
              <table:table-cell office:value-type="float" office:value="-6.00036621094">
                <text:p>-6.000366210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.0382080078">
                <text:p>24.0382080078</text:p>
              </table:table-cell>
              <table:table-cell office:value-type="float" office:value="-7.79479980469">
                <text:p>-7.794799804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.9914550781">
                <text:p>22.9914550781</text:p>
              </table:table-cell>
              <table:table-cell office:value-type="float" office:value="-7.04711914062">
                <text:p>-7.047119140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.8326416016">
                <text:p>25.8326416016</text:p>
              </table:table-cell>
              <table:table-cell office:value-type="float" office:value="-6.29943847656">
                <text:p>-6.299438476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.0289306641">
                <text:p>27.0289306641</text:p>
              </table:table-cell>
              <table:table-cell office:value-type="float" office:value="-6.29943847656">
                <text:p>-6.299438476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.0289306641">
                <text:p>27.0289306641</text:p>
              </table:table-cell>
              <table:table-cell office:value-type="float" office:value="-7.49572753906">
                <text:p>-7.495727539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.9354248047">
                <text:p>24.9354248047</text:p>
              </table:table-cell>
              <table:table-cell office:value-type="float" office:value="-7.49572753906">
                <text:p>-7.495727539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1317138672">
                <text:p>26.1317138672</text:p>
              </table:table-cell>
              <table:table-cell office:value-type="float" office:value="-7.19665527344">
                <text:p>-7.196655273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.4775390625">
                <text:p>27.4775390625</text:p>
              </table:table-cell>
              <table:table-cell office:value-type="float" office:value="-7.64526367188">
                <text:p>-7.645263671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.8233642578">
                <text:p>28.8233642578</text:p>
              </table:table-cell>
              <table:table-cell office:value-type="float" office:value="-7.19665527344">
                <text:p>-7.196655273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.673828125">
                <text:p>28.673828125</text:p>
              </table:table-cell>
              <table:table-cell office:value-type="float" office:value="-7.04711914062">
                <text:p>-7.047119140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.6270751953">
                <text:p>27.6270751953</text:p>
              </table:table-cell>
              <table:table-cell office:value-type="float" office:value="-7.19665527344">
                <text:p>-7.196655273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.2252197266">
                <text:p>28.2252197266</text:p>
              </table:table-cell>
              <table:table-cell office:value-type="float" office:value="-7.19665527344">
                <text:p>-7.196655273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.2719726562">
                <text:p>29.2719726562</text:p>
              </table:table-cell>
              <table:table-cell office:value-type="float" office:value="-6.44897460938">
                <text:p>-6.448974609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1.6645507812">
                <text:p>31.6645507812</text:p>
              </table:table-cell>
              <table:table-cell office:value-type="float" office:value="-5.85083007812">
                <text:p>-5.850830078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1.3654785156">
                <text:p>31.3654785156</text:p>
              </table:table-cell>
              <table:table-cell office:value-type="float" office:value="-6.44897460938">
                <text:p>-6.448974609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.3654785156">
                <text:p>31.3654785156</text:p>
              </table:table-cell>
              <table:table-cell office:value-type="float" office:value="-6.748046875">
                <text:p>-6.7480468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.0103759766">
                <text:p>33.0103759766</text:p>
              </table:table-cell>
              <table:table-cell office:value-type="float" office:value="-5.10314941406">
                <text:p>-5.103149414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.5524902344">
                <text:p>35.5524902344</text:p>
              </table:table-cell>
              <table:table-cell office:value-type="float" office:value="-5.25268554688">
                <text:p>-5.252685546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.2534179688">
                <text:p>35.2534179688</text:p>
              </table:table-cell>
              <table:table-cell office:value-type="float" office:value="-3.1591796875">
                <text:p>-3.15917968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8.6927490234">
                <text:p>38.6927490234</text:p>
              </table:table-cell>
              <table:table-cell office:value-type="float" office:value="-0.617065429688">
                <text:p>-0.6170654296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.7395019531">
                <text:p>39.7395019531</text:p>
              </table:table-cell>
              <table:table-cell office:value-type="float" office:value="1.92504882812">
                <text:p>1.925048828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2.8797607422">
                <text:p>42.8797607422</text:p>
              </table:table-cell>
              <table:table-cell office:value-type="float" office:value="6.26159667969">
                <text:p>6.261596679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2.4311523438">
                <text:p>42.4311523438</text:p>
              </table:table-cell>
              <table:table-cell office:value-type="float" office:value="4.91577148438">
                <text:p>4.915771484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3.3283691406">
                <text:p>43.3283691406</text:p>
              </table:table-cell>
              <table:table-cell office:value-type="float" office:value="9.10278320312">
                <text:p>9.102783203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2.1320800781">
                <text:p>42.1320800781</text:p>
              </table:table-cell>
              <table:table-cell office:value-type="float" office:value="11.1962890625">
                <text:p>11.19628906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3.3283691406">
                <text:p>43.3283691406</text:p>
              </table:table-cell>
              <table:table-cell office:value-type="float" office:value="14.1870117188">
                <text:p>14.18701171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4.0760498047">
                <text:p>44.0760498047</text:p>
              </table:table-cell>
              <table:table-cell office:value-type="float" office:value="17.6263427734">
                <text:p>17.62634277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3.3283691406">
                <text:p>43.3283691406</text:p>
              </table:table-cell>
              <table:table-cell office:value-type="float" office:value="19.2712402344">
                <text:p>19.27124023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2.4311523438">
                <text:p>42.4311523438</text:p>
              </table:table-cell>
              <table:table-cell office:value-type="float" office:value="22.2619628906">
                <text:p>22.26196289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.9357910156">
                <text:p>40.9357910156</text:p>
              </table:table-cell>
              <table:table-cell office:value-type="float" office:value="24.6545410156">
                <text:p>24.65454101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.6459960938">
                <text:p>37.6459960938</text:p>
              </table:table-cell>
              <table:table-cell office:value-type="float" office:value="25.5517578125">
                <text:p>25.5517578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7.7955322266">
                <text:p>37.7955322266</text:p>
              </table:table-cell>
              <table:table-cell office:value-type="float" office:value="29.8883056641">
                <text:p>29.88830566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.8048095703">
                <text:p>34.8048095703</text:p>
              </table:table-cell>
              <table:table-cell office:value-type="float" office:value="28.9910888672">
                <text:p>28.99108886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.2066650391">
                <text:p>34.2066650391</text:p>
              </table:table-cell>
              <table:table-cell office:value-type="float" office:value="30.1873779297">
                <text:p>30.18737792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.7113037109">
                <text:p>32.7113037109</text:p>
              </table:table-cell>
              <table:table-cell office:value-type="float" office:value="32.2808837891">
                <text:p>32.28088378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2.1131591797">
                <text:p>32.1131591797</text:p>
              </table:table-cell>
              <table:table-cell office:value-type="float" office:value="31.6827392578">
                <text:p>31.68273925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.7673339844">
                <text:p>30.7673339844</text:p>
              </table:table-cell>
              <table:table-cell office:value-type="float" office:value="33.6267089844">
                <text:p>33.62670898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.5242919922">
                <text:p>28.5242919922</text:p>
              </table:table-cell>
              <table:table-cell office:value-type="float" office:value="32.5799560547">
                <text:p>32.57995605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1317138672">
                <text:p>26.1317138672</text:p>
              </table:table-cell>
              <table:table-cell office:value-type="float" office:value="32.2808837891">
                <text:p>32.28088378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4868164062">
                <text:p>24.4868164062</text:p>
              </table:table-cell>
              <table:table-cell office:value-type="float" office:value="32.4304199219">
                <text:p>32.43041992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3372802734">
                <text:p>24.3372802734</text:p>
              </table:table-cell>
              <table:table-cell office:value-type="float" office:value="32.8790283203">
                <text:p>32.87902832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858886719">
                <text:p>24.7858886719</text:p>
              </table:table-cell>
              <table:table-cell office:value-type="float" office:value="34.2248535156">
                <text:p>34.22485351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.9447021484">
                <text:p>21.9447021484</text:p>
              </table:table-cell>
              <table:table-cell office:value-type="float" office:value="32.5799560547">
                <text:p>32.57995605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.5988769531">
                <text:p>20.5988769531</text:p>
              </table:table-cell>
              <table:table-cell office:value-type="float" office:value="32.4304199219">
                <text:p>32.43041992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.5521240234">
                <text:p>19.5521240234</text:p>
              </table:table-cell>
              <table:table-cell office:value-type="float" office:value="32.5799560547">
                <text:p>32.57995605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.1502685547">
                <text:p>20.1502685547</text:p>
              </table:table-cell>
              <table:table-cell office:value-type="float" office:value="32.8790283203">
                <text:p>32.87902832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.3465576172">
                <text:p>21.3465576172</text:p>
              </table:table-cell>
              <table:table-cell office:value-type="float" office:value="33.7762451172">
                <text:p>33.77624511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.0567626953">
                <text:p>18.0567626953</text:p>
              </table:table-cell>
              <table:table-cell office:value-type="float" office:value="31.9818115234">
                <text:p>31.98181152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.4118652344">
                <text:p>16.4118652344</text:p>
              </table:table-cell>
              <table:table-cell office:value-type="float" office:value="30.3369140625">
                <text:p>30.3369140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5614013672">
                <text:p>16.5614013672</text:p>
              </table:table-cell>
              <table:table-cell office:value-type="float" office:value="29.5892333984">
                <text:p>29.58923339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.0567626953">
                <text:p>18.0567626953</text:p>
              </table:table-cell>
              <table:table-cell office:value-type="float" office:value="32.2808837891">
                <text:p>32.28088378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.8044433594">
                <text:p>18.8044433594</text:p>
              </table:table-cell>
              <table:table-cell office:value-type="float" office:value="31.8322753906">
                <text:p>31.83227539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.4586181641">
                <text:p>17.4586181641</text:p>
              </table:table-cell>
              <table:table-cell office:value-type="float" office:value="32.5799560547">
                <text:p>32.579956054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1127929688">
                <text:p>16.1127929688</text:p>
              </table:table-cell>
              <table:table-cell office:value-type="float" office:value="30.6359863281">
                <text:p>30.63598632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.9165039062">
                <text:p>14.9165039062</text:p>
              </table:table-cell>
              <table:table-cell office:value-type="float" office:value="31.533203125">
                <text:p>31.5332031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8604736328">
                <text:p>16.8604736328</text:p>
              </table:table-cell>
              <table:table-cell office:value-type="float" office:value="30.7855224609">
                <text:p>30.78552246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.4678955078">
                <text:p>14.4678955078</text:p>
              </table:table-cell>
              <table:table-cell office:value-type="float" office:value="29.8883056641">
                <text:p>29.88830566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.2716064453">
                <text:p>13.2716064453</text:p>
              </table:table-cell>
              <table:table-cell office:value-type="float" office:value="29.5892333984">
                <text:p>29.58923339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.533203125">
                <text:p>9.533203125</text:p>
              </table:table-cell>
              <table:table-cell office:value-type="float" office:value="28.5424804688">
                <text:p>28.54248046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.38366699219">
                <text:p>9.38366699219</text:p>
              </table:table-cell>
              <table:table-cell office:value-type="float" office:value="27.1966552734">
                <text:p>27.19665527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.08459472656">
                <text:p>9.08459472656</text:p>
              </table:table-cell>
              <table:table-cell office:value-type="float" office:value="26.0003662109">
                <text:p>26.00036621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69201660156">
                <text:p>6.69201660156</text:p>
              </table:table-cell>
              <table:table-cell office:value-type="float" office:value="20.9161376953">
                <text:p>20.91613769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19665527344">
                <text:p>5.19665527344</text:p>
              </table:table-cell>
              <table:table-cell office:value-type="float" office:value="19.7198486328">
                <text:p>19.71984863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25268554688">
                <text:p>3.25268554688</text:p>
              </table:table-cell>
              <table:table-cell office:value-type="float" office:value="18.0749511719">
                <text:p>18.07495117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748046875">
                <text:p>4.748046875</text:p>
              </table:table-cell>
              <table:table-cell office:value-type="float" office:value="16.5795898438">
                <text:p>16.57958984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44897460938">
                <text:p>4.44897460938</text:p>
              </table:table-cell>
              <table:table-cell office:value-type="float" office:value="12.392578125">
                <text:p>12.3925781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49572753906">
                <text:p>5.49572753906</text:p>
              </table:table-cell>
              <table:table-cell office:value-type="float" office:value="9.25231933594">
                <text:p>9.252319335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44897460938">
                <text:p>4.44897460938</text:p>
              </table:table-cell>
              <table:table-cell office:value-type="float" office:value="6.11206054688">
                <text:p>6.112060546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748046875">
                <text:p>4.748046875</text:p>
              </table:table-cell>
              <table:table-cell office:value-type="float" office:value="5.21484375">
                <text:p>5.214843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09387207031">
                <text:p>6.09387207031</text:p>
              </table:table-cell>
              <table:table-cell office:value-type="float" office:value="2.37365722656">
                <text:p>2.373657226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38366699219">
                <text:p>9.38366699219</text:p>
              </table:table-cell>
              <table:table-cell office:value-type="float" office:value="1.47644042969">
                <text:p>1.476440429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.93505859375">
                <text:p>8.93505859375</text:p>
              </table:table-cell>
              <table:table-cell office:value-type="float" office:value="-2.56103515625">
                <text:p>-2.561035156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7294921875">
                <text:p>10.7294921875</text:p>
              </table:table-cell>
              <table:table-cell office:value-type="float" office:value="-1.962890625">
                <text:p>-1.9628906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.6734619141">
                <text:p>12.6734619141</text:p>
              </table:table-cell>
              <table:table-cell office:value-type="float" office:value="-3.30871582031">
                <text:p>-3.308715820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.9165039062">
                <text:p>14.9165039062</text:p>
              </table:table-cell>
              <table:table-cell office:value-type="float" office:value="-4.35546875">
                <text:p>-4.355468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.4586181641">
                <text:p>17.4586181641</text:p>
              </table:table-cell>
              <table:table-cell office:value-type="float" office:value="-4.80407714844">
                <text:p>-4.804077148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.3090820312">
                <text:p>17.3090820312</text:p>
              </table:table-cell>
              <table:table-cell office:value-type="float" office:value="-6.14990234375">
                <text:p>-6.149902343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.0100097656">
                <text:p>17.0100097656</text:p>
              </table:table-cell>
              <table:table-cell office:value-type="float" office:value="-6.14990234375">
                <text:p>-6.149902343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.0007324219">
                <text:p>20.0007324219</text:p>
              </table:table-cell>
              <table:table-cell office:value-type="float" office:value="-5.25268554688">
                <text:p>-5.252685546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2.8419189453">
                <text:p>22.8419189453</text:p>
              </table:table-cell>
              <table:table-cell office:value-type="float" office:value="-6.89758300781">
                <text:p>-6.8975830078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2.5428466797">
                <text:p>22.5428466797</text:p>
              </table:table-cell>
              <table:table-cell office:value-type="float" office:value="-7.79479980469">
                <text:p>-7.794799804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.1409912109">
                <text:p>23.1409912109</text:p>
              </table:table-cell>
              <table:table-cell office:value-type="float" office:value="-7.49572753906">
                <text:p>-7.495727539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.888671875">
                <text:p>23.888671875</text:p>
              </table:table-cell>
              <table:table-cell office:value-type="float" office:value="-7.9443359375">
                <text:p>-7.94433593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.8326416016">
                <text:p>25.8326416016</text:p>
              </table:table-cell>
              <table:table-cell office:value-type="float" office:value="-7.19665527344">
                <text:p>-7.196655273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5803222656">
                <text:p>26.5803222656</text:p>
              </table:table-cell>
              <table:table-cell office:value-type="float" office:value="-7.04711914062">
                <text:p>-7.047119140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.7766113281">
                <text:p>27.7766113281</text:p>
              </table:table-cell>
              <table:table-cell office:value-type="float" office:value="-6.44897460938">
                <text:p>-6.448974609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7298583984">
                <text:p>26.7298583984</text:p>
              </table:table-cell>
              <table:table-cell office:value-type="float" office:value="-8.99108886719">
                <text:p>-8.991088867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.3747558594">
                <text:p>28.3747558594</text:p>
              </table:table-cell>
              <table:table-cell office:value-type="float" office:value="-6.748046875">
                <text:p>-6.7480468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.9729003906">
                <text:p>28.9729003906</text:p>
              </table:table-cell>
              <table:table-cell office:value-type="float" office:value="-7.64526367188">
                <text:p>-7.645263671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.2159423828">
                <text:p>31.2159423828</text:p>
              </table:table-cell>
              <table:table-cell office:value-type="float" office:value="-5.40222167969">
                <text:p>-5.402221679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.2159423828">
                <text:p>31.2159423828</text:p>
              </table:table-cell>
              <table:table-cell office:value-type="float" office:value="-5.70129394531">
                <text:p>-5.701293945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.1131591797">
                <text:p>32.1131591797</text:p>
              </table:table-cell>
              <table:table-cell office:value-type="float" office:value="-6.29943847656">
                <text:p>-6.299438476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.1131591797">
                <text:p>32.1131591797</text:p>
              </table:table-cell>
              <table:table-cell office:value-type="float" office:value="-6.29943847656">
                <text:p>-6.299438476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.8140869141">
                <text:p>31.8140869141</text:p>
              </table:table-cell>
              <table:table-cell office:value-type="float" office:value="-6.00036621094">
                <text:p>-6.000366210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3.6085205078">
                <text:p>33.6085205078</text:p>
              </table:table-cell>
              <table:table-cell office:value-type="float" office:value="-4.20593261719">
                <text:p>-4.205932617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.8515625">
                <text:p>35.8515625</text:p>
              </table:table-cell>
              <table:table-cell office:value-type="float" office:value="-4.35546875">
                <text:p>-4.355468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.1506347656">
                <text:p>36.1506347656</text:p>
              </table:table-cell>
              <table:table-cell office:value-type="float" office:value="-2.26196289062">
                <text:p>-2.261962890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.3001708984">
                <text:p>36.3001708984</text:p>
              </table:table-cell>
              <table:table-cell office:value-type="float" office:value="-2.11242675781">
                <text:p>-2.112426757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.9918212891">
                <text:p>38.9918212891</text:p>
              </table:table-cell>
              <table:table-cell office:value-type="float" office:value="-0.0189208984375">
                <text:p>-0.01892089843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2.1320800781">
                <text:p>42.1320800781</text:p>
              </table:table-cell>
              <table:table-cell office:value-type="float" office:value="3.12133789062">
                <text:p>3.1213378906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3.029296875">
                <text:p>43.029296875</text:p>
              </table:table-cell>
              <table:table-cell office:value-type="float" office:value="3.71948242188">
                <text:p>3.719482421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1.6834716797">
                <text:p>41.6834716797</text:p>
              </table:table-cell>
              <table:table-cell office:value-type="float" office:value="5.06530761719">
                <text:p>5.065307617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.4311523438">
                <text:p>42.4311523438</text:p>
              </table:table-cell>
              <table:table-cell office:value-type="float" office:value="7.607421875">
                <text:p>7.6074218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3.4779052734">
                <text:p>43.4779052734</text:p>
              </table:table-cell>
              <table:table-cell office:value-type="float" office:value="10.1495361328">
                <text:p>10.149536132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4.6741943359">
                <text:p>44.6741943359</text:p>
              </table:table-cell>
              <table:table-cell office:value-type="float" office:value="14.0374755859">
                <text:p>14.03747558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3.9265136719">
                <text:p>43.9265136719</text:p>
              </table:table-cell>
              <table:table-cell office:value-type="float" office:value="15.6823730469">
                <text:p>15.68237304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1.8330078125">
                <text:p>41.8330078125</text:p>
              </table:table-cell>
              <table:table-cell office:value-type="float" office:value="17.4768066406">
                <text:p>17.47680664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2.1320800781">
                <text:p>42.1320800781</text:p>
              </table:table-cell>
              <table:table-cell office:value-type="float" office:value="21.3647460938">
                <text:p>21.36474609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2.4311523438">
                <text:p>42.4311523438</text:p>
              </table:table-cell>
              <table:table-cell office:value-type="float" office:value="21.6638183594">
                <text:p>21.66381835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.7862548828">
                <text:p>40.7862548828</text:p>
              </table:table-cell>
              <table:table-cell office:value-type="float" office:value="25.7012939453">
                <text:p>25.70129394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9.5899658203">
                <text:p>39.5899658203</text:p>
              </table:table-cell>
              <table:table-cell office:value-type="float" office:value="26.2994384766">
                <text:p>26.29943847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8.0946044922">
                <text:p>38.0946044922</text:p>
              </table:table-cell>
              <table:table-cell office:value-type="float" office:value="28.0938720703">
                <text:p>28.09387207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6.0010986328">
                <text:p>36.0010986328</text:p>
              </table:table-cell>
              <table:table-cell office:value-type="float" office:value="27.4957275391">
                <text:p>27.49572753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6.4497070312">
                <text:p>36.4497070312</text:p>
              </table:table-cell>
              <table:table-cell office:value-type="float" office:value="30.0378417969">
                <text:p>30.03784179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.3562011719">
                <text:p>34.3562011719</text:p>
              </table:table-cell>
              <table:table-cell office:value-type="float" office:value="30.0378417969">
                <text:p>30.03784179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1131591797">
                <text:p>32.1131591797</text:p>
              </table:table-cell>
              <table:table-cell office:value-type="float" office:value="32.2808837891">
                <text:p>32.28088378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.4682617188">
                <text:p>30.4682617188</text:p>
              </table:table-cell>
              <table:table-cell office:value-type="float" office:value="32.4304199219">
                <text:p>32.43041992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.3187255859">
                <text:p>30.3187255859</text:p>
              </table:table-cell>
              <table:table-cell office:value-type="float" office:value="33.1781005859">
                <text:p>33.17810058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.1224365234">
                <text:p>29.1224365234</text:p>
              </table:table-cell>
              <table:table-cell office:value-type="float" office:value="32.5799560547">
                <text:p>32.579956054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7.7766113281">
                <text:p>27.7766113281</text:p>
              </table:table-cell>
              <table:table-cell office:value-type="float" office:value="33.6267089844">
                <text:p>33.62670898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.7858886719">
                <text:p>24.7858886719</text:p>
              </table:table-cell>
              <table:table-cell office:value-type="float" office:value="32.7294921875">
                <text:p>32.72949218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.2344970703">
                <text:p>25.2344970703</text:p>
              </table:table-cell>
              <table:table-cell office:value-type="float" office:value="33.4771728516">
                <text:p>33.47717285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4.1877441406">
                <text:p>24.1877441406</text:p>
              </table:table-cell>
              <table:table-cell office:value-type="float" office:value="34.5239257812">
                <text:p>34.52392578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.2905273438">
                <text:p>23.2905273438</text:p>
              </table:table-cell>
              <table:table-cell office:value-type="float" office:value="33.0285644531">
                <text:p>33.028564453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.0474853516">
                <text:p>21.0474853516</text:p>
              </table:table-cell>
              <table:table-cell office:value-type="float" office:value="31.9818115234">
                <text:p>31.981811523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.0007324219">
                <text:p>20.0007324219</text:p>
              </table:table-cell>
              <table:table-cell office:value-type="float" office:value="31.533203125">
                <text:p>31.5332031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.9539794922">
                <text:p>18.9539794922</text:p>
              </table:table-cell>
              <table:table-cell office:value-type="float" office:value="32.8790283203">
                <text:p>32.87902832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.103515625">
                <text:p>19.103515625</text:p>
              </table:table-cell>
              <table:table-cell office:value-type="float" office:value="33.0285644531">
                <text:p>33.02856445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.8044433594">
                <text:p>18.8044433594</text:p>
              </table:table-cell>
              <table:table-cell office:value-type="float" office:value="32.1313476562">
                <text:p>32.13134765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.5146484375">
                <text:p>15.5146484375</text:p>
              </table:table-cell>
              <table:table-cell office:value-type="float" office:value="31.2341308594">
                <text:p>31.234130859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.5146484375">
                <text:p>15.5146484375</text:p>
              </table:table-cell>
              <table:table-cell office:value-type="float" office:value="31.2341308594">
                <text:p>31.23413085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.6174316406">
                <text:p>14.6174316406</text:p>
              </table:table-cell>
              <table:table-cell office:value-type="float" office:value="31.533203125">
                <text:p>31.5332031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.6174316406">
                <text:p>14.6174316406</text:p>
              </table:table-cell>
              <table:table-cell office:value-type="float" office:value="30.6359863281">
                <text:p>30.63598632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.5239257812">
                <text:p>12.5239257812</text:p>
              </table:table-cell>
              <table:table-cell office:value-type="float" office:value="27.6452636719">
                <text:p>27.64526367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92578125">
                <text:p>11.92578125</text:p>
              </table:table-cell>
              <table:table-cell office:value-type="float" office:value="30.6359863281">
                <text:p>30.635986328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3276367188">
                <text:p>11.3276367188</text:p>
              </table:table-cell>
              <table:table-cell office:value-type="float" office:value="28.5424804688">
                <text:p>28.54248046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.8229980469">
                <text:p>12.8229980469</text:p>
              </table:table-cell>
              <table:table-cell office:value-type="float" office:value="28.5424804688">
                <text:p>28.54248046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.98181152344">
                <text:p>9.98181152344</text:p>
              </table:table-cell>
              <table:table-cell office:value-type="float" office:value="27.7947998047">
                <text:p>27.79479980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84155273438">
                <text:p>6.84155273438</text:p>
              </table:table-cell>
              <table:table-cell office:value-type="float" office:value="24.6545410156">
                <text:p>24.65454101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39294433594">
                <text:p>6.39294433594</text:p>
              </table:table-cell>
              <table:table-cell office:value-type="float" office:value="25.4022216797">
                <text:p>25.40222167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54248046875">
                <text:p>6.54248046875</text:p>
              </table:table-cell>
              <table:table-cell office:value-type="float" office:value="22.5610351562">
                <text:p>22.56103515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64526367188">
                <text:p>5.64526367188</text:p>
              </table:table-cell>
              <table:table-cell office:value-type="float" office:value="20.7666015625">
                <text:p>20.76660156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89758300781">
                <text:p>4.89758300781</text:p>
              </table:table-cell>
              <table:table-cell office:value-type="float" office:value="17.3272705078">
                <text:p>17.32727050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50500488281">
                <text:p>2.50500488281</text:p>
              </table:table-cell>
              <table:table-cell office:value-type="float" office:value="14.6356201172">
                <text:p>14.635620117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29943847656">
                <text:p>4.29943847656</text:p>
              </table:table-cell>
              <table:table-cell office:value-type="float" office:value="13.1402587891">
                <text:p>13.14025878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29943847656">
                <text:p>4.29943847656</text:p>
              </table:table-cell>
              <table:table-cell office:value-type="float" office:value="10.1495361328">
                <text:p>10.14953613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64526367188">
                <text:p>5.64526367188</text:p>
              </table:table-cell>
              <table:table-cell office:value-type="float" office:value="8.8037109375">
                <text:p>8.80371093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9443359375">
                <text:p>5.9443359375</text:p>
              </table:table-cell>
              <table:table-cell office:value-type="float" office:value="6.4111328125">
                <text:p>6.41113281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49572753906">
                <text:p>5.49572753906</text:p>
              </table:table-cell>
              <table:table-cell office:value-type="float" office:value="3.27087402344">
                <text:p>3.2708740234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.9443359375">
                <text:p>5.9443359375</text:p>
              </table:table-cell>
              <table:table-cell office:value-type="float" office:value="1.92504882812">
                <text:p>1.925048828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.83227539062">
                <text:p>9.83227539062</text:p>
              </table:table-cell>
              <table:table-cell office:value-type="float" office:value="0.728759765625">
                <text:p>0.7287597656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.5799560547">
                <text:p>10.5799560547</text:p>
              </table:table-cell>
              <table:table-cell office:value-type="float" office:value="-0.0189208984375">
                <text:p>-0.01892089843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.92578125">
                <text:p>11.92578125</text:p>
              </table:table-cell>
              <table:table-cell office:value-type="float" office:value="-4.35546875">
                <text:p>-4.355468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.9165039062">
                <text:p>14.9165039062</text:p>
              </table:table-cell>
              <table:table-cell office:value-type="float" office:value="-3.45825195312">
                <text:p>-3.458251953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.5706787109">
                <text:p>13.5706787109</text:p>
              </table:table-cell>
              <table:table-cell office:value-type="float" office:value="-5.40222167969">
                <text:p>-5.402221679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.3558349609">
                <text:p>18.3558349609</text:p>
              </table:table-cell>
              <table:table-cell office:value-type="float" office:value="-5.10314941406">
                <text:p>-5.103149414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.9072265625">
                <text:p>17.9072265625</text:p>
              </table:table-cell>
              <table:table-cell office:value-type="float" office:value="-5.25268554688">
                <text:p>-5.252685546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.103515625">
                <text:p>19.103515625</text:p>
              </table:table-cell>
              <table:table-cell office:value-type="float" office:value="-6.44897460938">
                <text:p>-6.448974609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1.49609375">
                <text:p>21.49609375</text:p>
              </table:table-cell>
              <table:table-cell office:value-type="float" office:value="-4.95361328125">
                <text:p>-4.953613281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.3465576172">
                <text:p>21.3465576172</text:p>
              </table:table-cell>
              <table:table-cell office:value-type="float" office:value="-7.49572753906">
                <text:p>-7.495727539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.5895996094">
                <text:p>23.5895996094</text:p>
              </table:table-cell>
              <table:table-cell office:value-type="float" office:value="-6.44897460938">
                <text:p>-6.4489746093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.3372802734">
                <text:p>24.3372802734</text:p>
              </table:table-cell>
              <table:table-cell office:value-type="float" office:value="-7.19665527344">
                <text:p>-7.1966552734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5.5335693359">
                <text:p>25.5335693359</text:p>
              </table:table-cell>
              <table:table-cell office:value-type="float" office:value="-6.59851074219">
                <text:p>-6.598510742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5.9821777344">
                <text:p>25.9821777344</text:p>
              </table:table-cell>
              <table:table-cell office:value-type="float" office:value="-6.44897460938">
                <text:p>-6.4489746093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5.9821777344">
                <text:p>25.9821777344</text:p>
              </table:table-cell>
              <table:table-cell office:value-type="float" office:value="-7.04711914062">
                <text:p>-7.047119140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.1224365234">
                <text:p>29.1224365234</text:p>
              </table:table-cell>
              <table:table-cell office:value-type="float" office:value="-5.70129394531">
                <text:p>-5.701293945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9.8701171875">
                <text:p>29.8701171875</text:p>
              </table:table-cell>
              <table:table-cell office:value-type="float" office:value="-6.14990234375">
                <text:p>-6.149902343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.5710449219">
                <text:p>29.5710449219</text:p>
              </table:table-cell>
              <table:table-cell office:value-type="float" office:value="-7.04711914062">
                <text:p>-7.0471191406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0.7673339844">
                <text:p>30.7673339844</text:p>
              </table:table-cell>
              <table:table-cell office:value-type="float" office:value="-5.85083007812">
                <text:p>-5.850830078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1.6645507812">
                <text:p>31.6645507812</text:p>
              </table:table-cell>
              <table:table-cell office:value-type="float" office:value="-5.5517578125">
                <text:p>-5.55175781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2.2626953125">
                <text:p>32.2626953125</text:p>
              </table:table-cell>
              <table:table-cell office:value-type="float" office:value="-4.95361328125">
                <text:p>-4.953613281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.4029541016">
                <text:p>35.4029541016</text:p>
              </table:table-cell>
              <table:table-cell office:value-type="float" office:value="-5.70129394531">
                <text:p>-5.701293945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.4497070312">
                <text:p>36.4497070312</text:p>
              </table:table-cell>
              <table:table-cell office:value-type="float" office:value="-4.35546875">
                <text:p>-4.355468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4.9543457031">
                <text:p>34.9543457031</text:p>
              </table:table-cell>
              <table:table-cell office:value-type="float" office:value="-5.25268554688">
                <text:p>-5.252685546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4.9543457031">
                <text:p>34.9543457031</text:p>
              </table:table-cell>
              <table:table-cell office:value-type="float" office:value="-3.45825195312">
                <text:p>-3.458251953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7.3469238281">
                <text:p>37.3469238281</text:p>
              </table:table-cell>
              <table:table-cell office:value-type="float" office:value="-1.962890625">
                <text:p>-1.9628906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7.7955322266">
                <text:p>37.7955322266</text:p>
              </table:table-cell>
              <table:table-cell office:value-type="float" office:value="-2.41149902344">
                <text:p>-2.4114990234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7.0478515625">
                <text:p>37.0478515625</text:p>
              </table:table-cell>
              <table:table-cell office:value-type="float" office:value="-2.56103515625">
                <text:p>-2.561035156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9918212891">
                <text:p>38.9918212891</text:p>
              </table:table-cell>
              <table:table-cell office:value-type="float" office:value="-1.81335449219">
                <text:p>-1.813354492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9918212891">
                <text:p>38.9918212891</text:p>
              </table:table-cell>
              <table:table-cell office:value-type="float" office:value="0.280151367188">
                <text:p>0.2801513671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1.8330078125">
                <text:p>41.8330078125</text:p>
              </table:table-cell>
              <table:table-cell office:value-type="float" office:value="2.822265625">
                <text:p>2.8222656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1.8330078125">
                <text:p>41.8330078125</text:p>
              </table:table-cell>
              <table:table-cell office:value-type="float" office:value="1.6259765625">
                <text:p>1.62597656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1.6834716797">
                <text:p>41.6834716797</text:p>
              </table:table-cell>
              <table:table-cell office:value-type="float" office:value="2.97180175781">
                <text:p>2.9718017578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2.4311523438">
                <text:p>42.4311523438</text:p>
              </table:table-cell>
              <table:table-cell office:value-type="float" office:value="6.11206054688">
                <text:p>6.112060546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4.2255859375">
                <text:p>44.2255859375</text:p>
              </table:table-cell>
              <table:table-cell office:value-type="float" office:value="7.90649414062">
                <text:p>7.906494140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.7769775391">
                <text:p>43.7769775391</text:p>
              </table:table-cell>
              <table:table-cell office:value-type="float" office:value="11.0467529297">
                <text:p>11.04675292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.8237304688">
                <text:p>44.8237304688</text:p>
              </table:table-cell>
              <table:table-cell office:value-type="float" office:value="11.7944335938">
                <text:p>11.79443359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3.9265136719">
                <text:p>43.9265136719</text:p>
              </table:table-cell>
              <table:table-cell office:value-type="float" office:value="15.9814453125">
                <text:p>15.98144531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2.8797607422">
                <text:p>42.8797607422</text:p>
              </table:table-cell>
              <table:table-cell office:value-type="float" office:value="19.1217041016">
                <text:p>19.12170410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3.6274414062">
                <text:p>43.6274414062</text:p>
              </table:table-cell>
              <table:table-cell office:value-type="float" office:value="21.962890625">
                <text:p>21.9628906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2.7302246094">
                <text:p>42.7302246094</text:p>
              </table:table-cell>
              <table:table-cell office:value-type="float" office:value="23.7573242188">
                <text:p>23.75732421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5899658203">
                <text:p>39.5899658203</text:p>
              </table:table-cell>
              <table:table-cell office:value-type="float" office:value="24.5050048828">
                <text:p>24.50500488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8.244140625">
                <text:p>38.244140625</text:p>
              </table:table-cell>
              <table:table-cell office:value-type="float" office:value="25.8508300781">
                <text:p>25.85083007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7.3469238281">
                <text:p>37.3469238281</text:p>
              </table:table-cell>
              <table:table-cell office:value-type="float" office:value="27.3461914062">
                <text:p>27.34619140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6.7487792969">
                <text:p>36.7487792969</text:p>
              </table:table-cell>
              <table:table-cell office:value-type="float" office:value="30.0378417969">
                <text:p>30.03784179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6.1506347656">
                <text:p>36.1506347656</text:p>
              </table:table-cell>
              <table:table-cell office:value-type="float" office:value="31.2341308594">
                <text:p>31.23413085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.2534179688">
                <text:p>35.2534179688</text:p>
              </table:table-cell>
              <table:table-cell office:value-type="float" office:value="30.9350585938">
                <text:p>30.93505859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1.6645507812">
                <text:p>31.6645507812</text:p>
              </table:table-cell>
              <table:table-cell office:value-type="float" office:value="32.4304199219">
                <text:p>32.43041992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8.8233642578">
                <text:p>28.8233642578</text:p>
              </table:table-cell>
              <table:table-cell office:value-type="float" office:value="31.9818115234">
                <text:p>31.98181152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6.7298583984">
                <text:p>26.7298583984</text:p>
              </table:table-cell>
              <table:table-cell office:value-type="float" office:value="32.2808837891">
                <text:p>32.28088378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.5242919922">
                <text:p>28.5242919922</text:p>
              </table:table-cell>
              <table:table-cell office:value-type="float" office:value="34.0753173828">
                <text:p>34.07531738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7.4775390625">
                <text:p>27.4775390625</text:p>
              </table:table-cell>
              <table:table-cell office:value-type="float" office:value="33.3276367188">
                <text:p>33.327636718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.1877441406">
                <text:p>24.1877441406</text:p>
              </table:table-cell>
              <table:table-cell office:value-type="float" office:value="32.4304199219">
                <text:p>32.43041992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4.0382080078">
                <text:p>24.0382080078</text:p>
              </table:table-cell>
              <table:table-cell office:value-type="float" office:value="33.1781005859">
                <text:p>33.17810058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.888671875">
                <text:p>23.888671875</text:p>
              </table:table-cell>
              <table:table-cell office:value-type="float" office:value="33.0285644531">
                <text:p>33.02856445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.1409912109">
                <text:p>23.1409912109</text:p>
              </table:table-cell>
              <table:table-cell office:value-type="float" office:value="32.5799560547">
                <text:p>32.57995605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2.2437744141">
                <text:p>22.2437744141</text:p>
              </table:table-cell>
              <table:table-cell office:value-type="float" office:value="32.5799560547">
                <text:p>32.57995605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.2998046875">
                <text:p>20.2998046875</text:p>
              </table:table-cell>
              <table:table-cell office:value-type="float" office:value="33.0285644531">
                <text:p>33.028564453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8.2062988281">
                <text:p>18.2062988281</text:p>
              </table:table-cell>
              <table:table-cell office:value-type="float" office:value="32.4304199219">
                <text:p>32.43041992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.103515625">
                <text:p>19.103515625</text:p>
              </table:table-cell>
              <table:table-cell office:value-type="float" office:value="32.4304199219">
                <text:p>32.43041992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.7109375">
                <text:p>16.7109375</text:p>
              </table:table-cell>
              <table:table-cell office:value-type="float" office:value="29.7387695312">
                <text:p>29.73876953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.6174316406">
                <text:p>14.6174316406</text:p>
              </table:table-cell>
              <table:table-cell office:value-type="float" office:value="31.2341308594">
                <text:p>31.234130859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.2716064453">
                <text:p>13.2716064453</text:p>
              </table:table-cell>
              <table:table-cell office:value-type="float" office:value="30.1873779297">
                <text:p>30.187377929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.1220703125">
                <text:p>13.1220703125</text:p>
              </table:table-cell>
              <table:table-cell office:value-type="float" office:value="31.533203125">
                <text:p>31.5332031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.7294921875">
                <text:p>10.7294921875</text:p>
              </table:table-cell>
              <table:table-cell office:value-type="float" office:value="28.5424804688">
                <text:p>28.542480468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73876953125">
                <text:p>7.73876953125</text:p>
              </table:table-cell>
              <table:table-cell office:value-type="float" office:value="25.5517578125">
                <text:p>25.55175781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3369140625">
                <text:p>8.3369140625</text:p>
              </table:table-cell>
              <table:table-cell office:value-type="float" office:value="24.35546875">
                <text:p>24.355468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.29016113281">
                <text:p>7.29016113281</text:p>
              </table:table-cell>
              <table:table-cell office:value-type="float" office:value="25.7012939453">
                <text:p>25.70129394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29016113281">
                <text:p>7.29016113281</text:p>
              </table:table-cell>
              <table:table-cell office:value-type="float" office:value="23.9068603516">
                <text:p>23.90686035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24340820312">
                <text:p>6.24340820312</text:p>
              </table:table-cell>
              <table:table-cell office:value-type="float" office:value="21.3647460938">
                <text:p>21.364746093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09387207031">
                <text:p>6.09387207031</text:p>
              </table:table-cell>
              <table:table-cell office:value-type="float" office:value="19.7198486328">
                <text:p>19.71984863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00036621094">
                <text:p>4.00036621094</text:p>
              </table:table-cell>
              <table:table-cell office:value-type="float" office:value="16.4300537109">
                <text:p>16.430053710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00036621094">
                <text:p>4.00036621094</text:p>
              </table:table-cell>
              <table:table-cell office:value-type="float" office:value="15.8319091797">
                <text:p>15.83190917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04711914062">
                <text:p>5.04711914062</text:p>
              </table:table-cell>
              <table:table-cell office:value-type="float" office:value="15.3833007812">
                <text:p>15.38330078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40222167969">
                <text:p>3.40222167969</text:p>
              </table:table-cell>
              <table:table-cell office:value-type="float" office:value="9.85046386719">
                <text:p>9.8504638671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25268554688">
                <text:p>3.25268554688</text:p>
              </table:table-cell>
              <table:table-cell office:value-type="float" office:value="9.40185546875">
                <text:p>9.401855468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70129394531">
                <text:p>3.70129394531</text:p>
              </table:table-cell>
              <table:table-cell office:value-type="float" office:value="8.05603027344">
                <text:p>8.056030273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.19665527344">
                <text:p>5.19665527344</text:p>
              </table:table-cell>
              <table:table-cell office:value-type="float" office:value="6.26159667969">
                <text:p>6.2615966796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58923339844">
                <text:p>7.58923339844</text:p>
              </table:table-cell>
              <table:table-cell office:value-type="float" office:value="3.27087402344">
                <text:p>3.270874023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29016113281">
                <text:p>7.29016113281</text:p>
              </table:table-cell>
              <table:table-cell office:value-type="float" office:value="-0.617065429688">
                <text:p>-0.61706542968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78552246094">
                <text:p>8.78552246094</text:p>
              </table:table-cell>
              <table:table-cell office:value-type="float" office:value="0.280151367188">
                <text:p>0.2801513671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.98181152344">
                <text:p>9.98181152344</text:p>
              </table:table-cell>
              <table:table-cell office:value-type="float" office:value="-2.71057128906">
                <text:p>-2.710571289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.2248535156">
                <text:p>12.2248535156</text:p>
              </table:table-cell>
              <table:table-cell office:value-type="float" office:value="-1.36474609375">
                <text:p>-1.364746093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.9725341797">
                <text:p>12.9725341797</text:p>
              </table:table-cell>
              <table:table-cell office:value-type="float" office:value="-3.60778808594">
                <text:p>-3.607788085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.0660400391">
                <text:p>15.0660400391</text:p>
              </table:table-cell>
              <table:table-cell office:value-type="float" office:value="-5.10314941406">
                <text:p>-5.103149414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.0660400391">
                <text:p>15.0660400391</text:p>
              </table:table-cell>
              <table:table-cell office:value-type="float" office:value="-5.40222167969">
                <text:p>-5.402221679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.9539794922">
                <text:p>18.9539794922</text:p>
              </table:table-cell>
              <table:table-cell office:value-type="float" office:value="-5.10314941406">
                <text:p>-5.1031494140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.5988769531">
                <text:p>20.5988769531</text:p>
              </table:table-cell>
              <table:table-cell office:value-type="float" office:value="-5.5517578125">
                <text:p>-5.55175781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.5988769531">
                <text:p>20.5988769531</text:p>
              </table:table-cell>
              <table:table-cell office:value-type="float" office:value="-7.04711914062">
                <text:p>-7.0471191406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.7951660156">
                <text:p>21.7951660156</text:p>
              </table:table-cell>
              <table:table-cell office:value-type="float" office:value="-5.85083007812">
                <text:p>-5.850830078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3.5895996094">
                <text:p>23.5895996094</text:p>
              </table:table-cell>
              <table:table-cell office:value-type="float" office:value="-6.748046875">
                <text:p>-6.7480468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.3840332031">
                <text:p>25.3840332031</text:p>
              </table:table-cell>
              <table:table-cell office:value-type="float" office:value="-7.64526367188">
                <text:p>-7.6452636718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3.5895996094">
                <text:p>23.5895996094</text:p>
              </table:table-cell>
              <table:table-cell office:value-type="float" office:value="-7.64526367188">
                <text:p>-7.645263671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6.1317138672">
                <text:p>26.1317138672</text:p>
              </table:table-cell>
              <table:table-cell office:value-type="float" office:value="-7.19665527344">
                <text:p>-7.1966552734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4.9354248047">
                <text:p>24.9354248047</text:p>
              </table:table-cell>
              <table:table-cell office:value-type="float" office:value="-7.49572753906">
                <text:p>-7.495727539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7.0289306641">
                <text:p>27.0289306641</text:p>
              </table:table-cell>
              <table:table-cell office:value-type="float" office:value="-5.40222167969">
                <text:p>-5.402221679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.8233642578">
                <text:p>28.8233642578</text:p>
              </table:table-cell>
              <table:table-cell office:value-type="float" office:value="-8.39294433594">
                <text:p>-8.3929443359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9.4215087891">
                <text:p>29.4215087891</text:p>
              </table:table-cell>
              <table:table-cell office:value-type="float" office:value="-6.89758300781">
                <text:p>-6.897583007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1.2159423828">
                <text:p>31.2159423828</text:p>
              </table:table-cell>
              <table:table-cell office:value-type="float" office:value="-5.70129394531">
                <text:p>-5.701293945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2.1131591797">
                <text:p>32.1131591797</text:p>
              </table:table-cell>
              <table:table-cell office:value-type="float" office:value="-6.00036621094">
                <text:p>-6.0003662109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3.3094482422">
                <text:p>33.3094482422</text:p>
              </table:table-cell>
              <table:table-cell office:value-type="float" office:value="-4.80407714844">
                <text:p>-4.804077148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4.8048095703">
                <text:p>34.8048095703</text:p>
              </table:table-cell>
              <table:table-cell office:value-type="float" office:value="-6.00036621094">
                <text:p>-6.0003662109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4.9543457031">
                <text:p>34.9543457031</text:p>
              </table:table-cell>
              <table:table-cell office:value-type="float" office:value="-3.75732421875">
                <text:p>-3.757324218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5.5524902344">
                <text:p>35.5524902344</text:p>
              </table:table-cell>
              <table:table-cell office:value-type="float" office:value="-3.1591796875">
                <text:p>-3.15917968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7.7955322266">
                <text:p>37.7955322266</text:p>
              </table:table-cell>
              <table:table-cell office:value-type="float" office:value="-0.916137695312">
                <text:p>-0.9161376953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9.1413574219">
                <text:p>39.1413574219</text:p>
              </table:table-cell>
              <table:table-cell office:value-type="float" office:value="-1.962890625">
                <text:p>-1.9628906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9.1413574219">
                <text:p>39.1413574219</text:p>
              </table:table-cell>
              <table:table-cell office:value-type="float" office:value="-1.36474609375">
                <text:p>-1.364746093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.4871826172">
                <text:p>40.4871826172</text:p>
              </table:table-cell>
              <table:table-cell office:value-type="float" office:value="1.17736816406">
                <text:p>1.177368164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1.2348632812">
                <text:p>41.2348632812</text:p>
              </table:table-cell>
              <table:table-cell office:value-type="float" office:value="2.22412109375">
                <text:p>2.224121093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1.6834716797">
                <text:p>41.6834716797</text:p>
              </table:table-cell>
              <table:table-cell office:value-type="float" office:value="4.16809082031">
                <text:p>4.1680908203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2.4311523438">
                <text:p>42.4311523438</text:p>
              </table:table-cell>
              <table:table-cell office:value-type="float" office:value="4.91577148438">
                <text:p>4.9157714843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3.4779052734">
                <text:p>43.4779052734</text:p>
              </table:table-cell>
              <table:table-cell office:value-type="float" office:value="6.56066894531">
                <text:p>6.560668945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4.5246582031">
                <text:p>44.5246582031</text:p>
              </table:table-cell>
              <table:table-cell office:value-type="float" office:value="7.90649414062">
                <text:p>7.9064941406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3.9265136719">
                <text:p>43.9265136719</text:p>
              </table:table-cell>
              <table:table-cell office:value-type="float" office:value="10.2990722656">
                <text:p>10.299072265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4.8237304688">
                <text:p>44.8237304688</text:p>
              </table:table-cell>
              <table:table-cell office:value-type="float" office:value="12.392578125">
                <text:p>12.3925781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3.4779052734">
                <text:p>43.4779052734</text:p>
              </table:table-cell>
              <table:table-cell office:value-type="float" office:value="13.1402587891">
                <text:p>13.14025878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4.6741943359">
                <text:p>44.6741943359</text:p>
              </table:table-cell>
              <table:table-cell office:value-type="float" office:value="16.7291259766">
                <text:p>16.72912597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3.3283691406">
                <text:p>43.3283691406</text:p>
              </table:table-cell>
              <table:table-cell office:value-type="float" office:value="16.5795898438">
                <text:p>16.57958984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3.3283691406">
                <text:p>43.3283691406</text:p>
              </table:table-cell>
              <table:table-cell office:value-type="float" office:value="16.2805175781">
                <text:p>16.280517578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1.6834716797">
                <text:p>41.6834716797</text:p>
              </table:table-cell>
              <table:table-cell office:value-type="float" office:value="19.4207763672">
                <text:p>19.420776367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.63671875">
                <text:p>40.63671875</text:p>
              </table:table-cell>
              <table:table-cell office:value-type="float" office:value="21.3647460938">
                <text:p>21.36474609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1.6834716797">
                <text:p>41.6834716797</text:p>
              </table:table-cell>
              <table:table-cell office:value-type="float" office:value="23.9068603516">
                <text:p>23.90686035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0.3376464844">
                <text:p>40.3376464844</text:p>
              </table:table-cell>
              <table:table-cell office:value-type="float" office:value="24.9536132812">
                <text:p>24.95361328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8.3936767578">
                <text:p>38.3936767578</text:p>
              </table:table-cell>
              <table:table-cell office:value-type="float" office:value="26.5985107422">
                <text:p>26.598510742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6.8983154297">
                <text:p>36.8983154297</text:p>
              </table:table-cell>
              <table:table-cell office:value-type="float" office:value="28.3929443359">
                <text:p>28.392944335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6.5992431641">
                <text:p>36.5992431641</text:p>
              </table:table-cell>
              <table:table-cell office:value-type="float" office:value="28.9910888672">
                <text:p>28.99108886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6.0010986328">
                <text:p>36.0010986328</text:p>
              </table:table-cell>
              <table:table-cell office:value-type="float" office:value="30.1873779297">
                <text:p>30.18737792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3.6085205078">
                <text:p>33.6085205078</text:p>
              </table:table-cell>
              <table:table-cell office:value-type="float" office:value="30.7855224609">
                <text:p>30.785522460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2.1131591797">
                <text:p>32.1131591797</text:p>
              </table:table-cell>
              <table:table-cell office:value-type="float" office:value="31.0845947266">
                <text:p>31.084594726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0.9168701172">
                <text:p>30.9168701172</text:p>
              </table:table-cell>
              <table:table-cell office:value-type="float" office:value="30.1873779297">
                <text:p>30.1873779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